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1D8000001D89B37FD23A9E4B227.jpg" manifest:media-type="image/jpeg"/>
  <manifest:file-entry manifest:full-path="Pictures/10000000000001D8000001D858D5A8D11CCA7E7F.jpg" manifest:media-type="image/jpeg"/>
  <manifest:file-entry manifest:full-path="Pictures/10000000000001D8000001D83D1EBC7D669B98E6.jpg" manifest:media-type="image/jpeg"/>
  <manifest:file-entry manifest:full-path="Pictures/10000000000000470000004705ADC11679F69B97.jpg" manifest:media-type="image/jpeg"/>
  <manifest:file-entry manifest:full-path="Pictures/1000000000000044000000448B076F4F6AD6DB6C.jpg" manifest:media-type="image/jpeg"/>
  <manifest:file-entry manifest:full-path="Pictures/1000000000000044000000446DC523B02371933C.jpg" manifest:media-type="image/jpeg"/>
  <manifest:file-entry manifest:full-path="Pictures/1000000000000047000000464485561B7978DAD4.jpg" manifest:media-type="image/jpeg"/>
  <manifest:file-entry manifest:full-path="Pictures/10000000000001D8000001D887815B5CE56599F6.jpg" manifest:media-type="image/jpeg"/>
  <manifest:file-entry manifest:full-path="Pictures/10000000000000440000004461256BA3D6971813.jpg" manifest:media-type="image/jpeg"/>
  <manifest:file-entry manifest:full-path="Pictures/1000020100000044000000448BF171E72F7AEE3E.png" manifest:media-type="image/png"/>
  <manifest:file-entry manifest:full-path="Pictures/10000201000000520000004472AE8F0A800688D2.png" manifest:media-type="image/png"/>
  <manifest:file-entry manifest:full-path="Pictures/10000000000001D8000001D8E91ACECDACC1F896.jpg" manifest:media-type="image/jpeg"/>
  <manifest:file-entry manifest:full-path="Pictures/100000000000004400000044EE348CC7752D746D.jpg" manifest:media-type="image/jpeg"/>
  <manifest:file-entry manifest:full-path="Pictures/1000000000000044000000444194A605D770EACF.jpg" manifest:media-type="image/jpeg"/>
  <manifest:file-entry manifest:full-path="Pictures/100000000000004400000044B4F0579C204F5D46.jpg" manifest:media-type="image/jpeg"/>
  <manifest:file-entry manifest:full-path="Pictures/100000000000004400000044E74141B4AA2DB2C0.jpg" manifest:media-type="image/jpeg"/>
  <manifest:file-entry manifest:full-path="Pictures/100000000000004400000044096F48B8A02BABF2.jpg" manifest:media-type="image/jpeg"/>
  <manifest:file-entry manifest:full-path="Pictures/1000000000000044000000443AFEEE0827656139.jpg" manifest:media-type="image/jpeg"/>
  <manifest:file-entry manifest:full-path="Pictures/1000000000000044000000445B05C485445C027F.jpg" manifest:media-type="image/jpeg"/>
  <manifest:file-entry manifest:full-path="Pictures/10000000000000440000004497FFEA5B18EFCE86.jpg" manifest:media-type="image/jpeg"/>
  <manifest:file-entry manifest:full-path="Pictures/100000000000004400000044ADBEB607C2E69F9E.jpg" manifest:media-type="image/jpeg"/>
  <manifest:file-entry manifest:full-path="Pictures/100000000000004400000044BE8E0EF2442DE721.jpg" manifest:media-type="image/jpeg"/>
  <manifest:file-entry manifest:full-path="Pictures/10000000000001D8000001D84E5BD4AC46AD93E0.jpg" manifest:media-type="image/jpeg"/>
  <manifest:file-entry manifest:full-path="Pictures/10000000000001D8000001D8B5E7FCE7D40D7FFE.jpg" manifest:media-type="image/jpeg"/>
  <manifest:file-entry manifest:full-path="Pictures/1000000000000044000000448742B7796624B345.jpg" manifest:media-type="image/jpeg"/>
  <manifest:file-entry manifest:full-path="Pictures/1000000000000044000000440F9EB46BB50F7DE0.jpg" manifest:media-type="image/jpeg"/>
  <manifest:file-entry manifest:full-path="Pictures/1000000000000044000000441F5BE72B8775358F.jpg" manifest:media-type="image/jpeg"/>
  <manifest:file-entry manifest:full-path="Pictures/10000000000000440000004496FA374E638787EE.jpg" manifest:media-type="image/jpeg"/>
  <manifest:file-entry manifest:full-path="Pictures/100000000000004400000044BABF2B7035FCD1D7.jpg" manifest:media-type="image/jpeg"/>
  <manifest:file-entry manifest:full-path="Pictures/1000020100000044000000446B5610193EBF6F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73.55mm"/>
    </style:style>
    <style:style style:name="co2" style:family="table-column">
      <style:table-column-properties fo:break-before="auto" style:column-width="7.55mm"/>
    </style:style>
    <style:style style:name="co3" style:family="table-column">
      <style:table-column-properties fo:break-before="auto" style:column-width="2.79mm"/>
    </style:style>
    <style:style style:name="co4" style:family="table-column">
      <style:table-column-properties fo:break-before="auto" style:column-width="13.99mm"/>
    </style:style>
    <style:style style:name="co5" style:family="table-column">
      <style:table-column-properties fo:break-before="auto" style:column-width="47.64mm"/>
    </style:style>
    <style:style style:name="co6" style:family="table-column">
      <style:table-column-properties fo:break-before="auto" style:column-width="5.54mm"/>
    </style:style>
    <style:style style:name="co7" style:family="table-column">
      <style:table-column-properties fo:break-before="auto" style:column-width="3.05mm"/>
    </style:style>
    <style:style style:name="co8" style:family="table-column">
      <style:table-column-properties fo:break-before="auto" style:column-width="4.59mm"/>
    </style:style>
    <style:style style:name="co9" style:family="table-column">
      <style:table-column-properties fo:break-before="auto" style:column-width="4.74mm"/>
    </style:style>
    <style:style style:name="co10" style:family="table-column">
      <style:table-column-properties fo:break-before="auto" style:column-width="3.12mm"/>
    </style:style>
    <style:style style:name="co11" style:family="table-column">
      <style:table-column-properties fo:break-before="auto" style:column-width="6.7mm"/>
    </style:style>
    <style:style style:name="co12" style:family="table-column">
      <style:table-column-properties fo:break-before="auto" style:column-width="6.16mm"/>
    </style:style>
    <style:style style:name="co13" style:family="table-column">
      <style:table-column-properties fo:break-before="auto" style:column-width="4.48mm"/>
    </style:style>
    <style:style style:name="co14" style:family="table-column">
      <style:table-column-properties fo:break-before="auto" style:column-width="1.11mm"/>
    </style:style>
    <style:style style:name="co15" style:family="table-column">
      <style:table-column-properties fo:break-before="auto" style:column-width="22.1mm"/>
    </style:style>
    <style:style style:name="co16" style:family="table-column">
      <style:table-column-properties fo:break-before="auto" style:column-width="35.84mm"/>
    </style:style>
    <style:style style:name="co17" style:family="table-column">
      <style:table-column-properties fo:break-before="auto" style:column-width="3.92mm"/>
    </style:style>
    <style:style style:name="co18" style:family="table-column">
      <style:table-column-properties fo:break-before="auto" style:column-width="4.2mm"/>
    </style:style>
    <style:style style:name="co19" style:family="table-column">
      <style:table-column-properties fo:break-before="auto" style:column-width="5.59mm"/>
    </style:style>
    <style:style style:name="co20" style:family="table-column">
      <style:table-column-properties fo:break-before="auto" style:column-width="6.44mm"/>
    </style:style>
    <style:style style:name="co21" style:family="table-column">
      <style:table-column-properties fo:break-before="auto" style:column-width="28.58mm"/>
    </style:style>
    <style:style style:name="co22" style:family="table-column">
      <style:table-column-properties fo:break-before="auto" style:column-width="13.14mm"/>
    </style:style>
    <style:style style:name="co23" style:family="table-column">
      <style:table-column-properties fo:break-before="auto" style:column-width="31.12mm"/>
    </style:style>
    <style:style style:name="co24" style:family="table-column">
      <style:table-column-properties fo:break-before="auto" style:column-width="3.63mm"/>
    </style:style>
    <style:style style:name="co25" style:family="table-column">
      <style:table-column-properties fo:break-before="auto" style:column-width="36.92mm"/>
    </style:style>
    <style:style style:name="co26" style:family="table-column">
      <style:table-column-properties fo:break-before="auto" style:column-width="28.24mm"/>
    </style:style>
    <style:style style:name="co27" style:family="table-column">
      <style:table-column-properties fo:break-before="auto" style:column-width="3.6mm"/>
    </style:style>
    <style:style style:name="co28" style:family="table-column">
      <style:table-column-properties fo:break-before="auto" style:column-width="3.07mm"/>
    </style:style>
    <style:style style:name="co29" style:family="table-column">
      <style:table-column-properties fo:break-before="auto" style:column-width="5.03mm"/>
    </style:style>
    <style:style style:name="co30" style:family="table-column">
      <style:table-column-properties fo:break-before="auto" style:column-width="3.32mm"/>
    </style:style>
    <style:style style:name="co31" style:family="table-column">
      <style:table-column-properties fo:break-before="auto" style:column-width="12.58mm"/>
    </style:style>
    <style:style style:name="co32" style:family="table-column">
      <style:table-column-properties fo:break-before="auto" style:column-width="40.5mm"/>
    </style:style>
    <style:style style:name="co33" style:family="table-column">
      <style:table-column-properties fo:break-before="auto" style:column-width="5.31mm"/>
    </style:style>
    <style:style style:name="co34" style:family="table-column">
      <style:table-column-properties fo:break-before="auto" style:column-width="2.77mm"/>
    </style:style>
    <style:style style:name="co35" style:family="table-column">
      <style:table-column-properties fo:break-before="auto" style:column-width="16.63mm"/>
    </style:style>
    <style:style style:name="co36" style:family="table-column">
      <style:table-column-properties fo:break-before="auto" style:column-width="21.25mm"/>
    </style:style>
    <style:style style:name="co37" style:family="table-column">
      <style:table-column-properties fo:break-before="auto" style:column-width="31.08mm"/>
    </style:style>
    <style:style style:name="co38" style:family="table-column">
      <style:table-column-properties fo:break-before="auto" style:column-width="5.82mm"/>
    </style:style>
    <style:style style:name="co39" style:family="table-column">
      <style:table-column-properties fo:break-before="auto" style:column-width="8.4mm"/>
    </style:style>
    <style:style style:name="co40" style:family="table-column">
      <style:table-column-properties fo:break-before="auto" style:column-width="27.69mm"/>
    </style:style>
    <style:style style:name="co41" style:family="table-column">
      <style:table-column-properties fo:break-before="auto" style:column-width="16.49mm"/>
    </style:style>
    <style:style style:name="co42" style:family="table-column">
      <style:table-column-properties fo:break-before="auto" style:column-width="33.85mm"/>
    </style:style>
    <style:style style:name="co43" style:family="table-column">
      <style:table-column-properties fo:break-before="page" style:column-width="3.63mm"/>
    </style:style>
    <style:style style:name="co44" style:family="table-column">
      <style:table-column-properties fo:break-before="auto" style:column-width="23.3mm"/>
    </style:style>
    <style:style style:name="co45" style:family="table-column">
      <style:table-column-properties fo:break-before="auto" style:column-width="21.41mm"/>
    </style:style>
    <style:style style:name="co46" style:family="table-column">
      <style:table-column-properties fo:break-before="auto" style:column-width="26.63mm"/>
    </style:style>
    <style:style style:name="co47" style:family="table-column">
      <style:table-column-properties fo:break-before="auto" style:column-width="35.79mm"/>
    </style:style>
    <style:style style:name="co48" style:family="table-column">
      <style:table-column-properties fo:break-before="auto" style:column-width="15.95mm"/>
    </style:style>
    <style:style style:name="co49" style:family="table-column">
      <style:table-column-properties fo:break-before="auto" style:column-width="34.96mm"/>
    </style:style>
    <style:style style:name="co50" style:family="table-column">
      <style:table-column-properties fo:break-before="auto" style:column-width="18.73mm"/>
    </style:style>
    <style:style style:name="co51" style:family="table-column">
      <style:table-column-properties fo:break-before="auto" style:column-width="6.79mm"/>
    </style:style>
    <style:style style:name="co52" style:family="table-column">
      <style:table-column-properties fo:break-before="auto" style:column-width="5.73mm"/>
    </style:style>
    <style:style style:name="co53" style:family="table-column">
      <style:table-column-properties fo:break-before="auto" style:column-width="23.02mm"/>
    </style:style>
    <style:style style:name="co54" style:family="table-column">
      <style:table-column-properties fo:break-before="auto" style:column-width="6.99mm"/>
    </style:style>
    <style:style style:name="co55" style:family="table-column">
      <style:table-column-properties fo:break-before="auto" style:column-width="7.27mm"/>
    </style:style>
    <style:style style:name="co56" style:family="table-column">
      <style:table-column-properties fo:break-before="auto" style:column-width="10.35mm"/>
    </style:style>
    <style:style style:name="co57" style:family="table-column">
      <style:table-column-properties fo:break-before="auto" style:column-width="24.32mm"/>
    </style:style>
    <style:style style:name="co58" style:family="table-column">
      <style:table-column-properties fo:break-before="auto" style:column-width="34.85mm"/>
    </style:style>
    <style:style style:name="co59" style:family="table-column">
      <style:table-column-properties fo:break-before="auto" style:column-width="7.34mm"/>
    </style:style>
    <style:style style:name="co60" style:family="table-column">
      <style:table-column-properties fo:break-before="auto" style:column-width="2.5mm"/>
    </style:style>
    <style:style style:name="co61" style:family="table-column">
      <style:table-column-properties fo:break-before="auto" style:column-width="5.57mm"/>
    </style:style>
    <style:style style:name="co62" style:family="table-column">
      <style:table-column-properties fo:break-before="auto" style:column-width="5.29mm"/>
    </style:style>
    <style:style style:name="co63" style:family="table-column">
      <style:table-column-properties fo:break-before="auto" style:column-width="12.56mm"/>
    </style:style>
    <style:style style:name="co64" style:family="table-column">
      <style:table-column-properties fo:break-before="auto" style:column-width="19mm"/>
    </style:style>
    <style:style style:name="co65" style:family="table-column">
      <style:table-column-properties fo:break-before="auto" style:column-width="19.56mm"/>
    </style:style>
    <style:style style:name="co66" style:family="table-column">
      <style:table-column-properties fo:break-before="auto" style:column-width="37.48mm"/>
    </style:style>
    <style:style style:name="co67" style:family="table-column">
      <style:table-column-properties fo:break-before="auto" style:column-width="20.97mm"/>
    </style:style>
    <style:style style:name="co68" style:family="table-column">
      <style:table-column-properties fo:break-before="auto" style:column-width="16.23mm"/>
    </style:style>
    <style:style style:name="co69" style:family="table-column">
      <style:table-column-properties fo:break-before="auto" style:column-width="10.07mm"/>
    </style:style>
    <style:style style:name="co70" style:family="table-column">
      <style:table-column-properties fo:break-before="auto" style:column-width="49.39mm"/>
    </style:style>
    <style:style style:name="co71" style:family="table-column">
      <style:table-column-properties fo:break-before="auto" style:column-width="1.96mm"/>
    </style:style>
    <style:style style:name="co72" style:family="table-column">
      <style:table-column-properties fo:break-before="auto" style:column-width="8.11mm"/>
    </style:style>
    <style:style style:name="co73" style:family="table-column">
      <style:table-column-properties fo:break-before="auto" style:column-width="26.02mm"/>
    </style:style>
    <style:style style:name="co74" style:family="table-column">
      <style:table-column-properties fo:break-before="auto" style:column-width="34.03mm"/>
    </style:style>
    <style:style style:name="co75" style:family="table-column">
      <style:table-column-properties fo:break-before="auto" style:column-width="9.24mm"/>
    </style:style>
    <style:style style:name="co76" style:family="table-column">
      <style:table-column-properties fo:break-before="auto" style:column-width="3.62mm"/>
    </style:style>
    <style:style style:name="co77" style:family="table-column">
      <style:table-column-properties fo:break-before="auto" style:column-width="8.34mm"/>
    </style:style>
    <style:style style:name="co78" style:family="table-column">
      <style:table-column-properties fo:break-before="auto" style:column-width="34.48mm"/>
    </style:style>
    <style:style style:name="co79" style:family="table-column">
      <style:table-column-properties fo:break-before="auto" style:column-width="43.83mm"/>
    </style:style>
    <style:style style:name="co80" style:family="table-column">
      <style:table-column-properties fo:break-before="auto" style:column-width="5.26mm"/>
    </style:style>
    <style:style style:name="co81" style:family="table-column">
      <style:table-column-properties fo:break-before="auto" style:column-width="5.87mm"/>
    </style:style>
    <style:style style:name="co82" style:family="table-column">
      <style:table-column-properties fo:break-before="auto" style:column-width="61.52mm"/>
    </style:style>
    <style:style style:name="co83" style:family="table-column">
      <style:table-column-properties fo:break-before="auto" style:column-width="33.28mm"/>
    </style:style>
    <style:style style:name="co84" style:family="table-column">
      <style:table-column-properties fo:break-before="auto" style:column-width="18.45mm"/>
    </style:style>
    <style:style style:name="co85" style:family="table-column">
      <style:table-column-properties fo:break-before="auto" style:column-width="24.06mm"/>
    </style:style>
    <style:style style:name="co86" style:family="table-column">
      <style:table-column-properties fo:break-before="auto" style:column-width="40.23mm"/>
    </style:style>
    <style:style style:name="co87" style:family="table-column">
      <style:table-column-properties fo:break-before="auto" style:column-width="2.52mm"/>
    </style:style>
    <style:style style:name="co88" style:family="table-column">
      <style:table-column-properties fo:break-before="auto" style:column-width="19.01mm"/>
    </style:style>
    <style:style style:name="co89" style:family="table-column">
      <style:table-column-properties fo:break-before="auto" style:column-width="19.58mm"/>
    </style:style>
    <style:style style:name="co90" style:family="table-column">
      <style:table-column-properties fo:break-before="auto" style:column-width="6mm"/>
    </style:style>
    <style:style style:name="ro1" style:family="table-row">
      <style:table-row-properties style:row-height="9.21mm" fo:break-before="auto" style:use-optimal-row-height="false"/>
    </style:style>
    <style:style style:name="ro2" style:family="table-row">
      <style:table-row-properties style:row-height="4.97mm" fo:break-before="auto" style:use-optimal-row-height="false"/>
    </style:style>
    <style:style style:name="ro3" style:family="table-row">
      <style:table-row-properties style:row-height="4.57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4.76mm" fo:break-before="page" style:use-optimal-row-height="false"/>
    </style:style>
    <style:style style:name="ro7" style:family="table-row">
      <style:table-row-properties style:row-height="4.53mm" fo:break-before="auto" style:use-optimal-row-height="false"/>
    </style:style>
    <style:style style:name="ro8" style:family="table-row">
      <style:table-row-properties style:row-height="7.92mm" fo:break-before="auto" style:use-optimal-row-height="false"/>
    </style:style>
    <style:style style:name="ro9" style:family="table-row">
      <style:table-row-properties style:row-height="7.9mm" fo:break-before="auto" style:use-optimal-row-height="false"/>
    </style:style>
    <style:style style:name="ro10" style:family="table-row">
      <style:table-row-properties style:row-height="4.52mm" fo:break-before="auto" style:use-optimal-row-height="false"/>
    </style:style>
    <style:style style:name="ro11" style:family="table-row">
      <style:table-row-properties style:row-height="9.79mm" fo:break-before="auto" style:use-optimal-row-height="false"/>
    </style:style>
    <style:style style:name="ro12" style:family="table-row">
      <style:table-row-properties style:row-height="5.77mm" fo:break-before="auto" style:use-optimal-row-height="false"/>
    </style:style>
    <style:style style:name="ro13" style:family="table-row">
      <style:table-row-properties style:row-height="5.5mm" fo:break-before="auto" style:use-optimal-row-height="false"/>
    </style:style>
    <style:style style:name="ro14" style:family="table-row">
      <style:table-row-properties style:row-height="2.86mm" fo:break-before="auto" style:use-optimal-row-height="false"/>
    </style:style>
    <style:style style:name="ro15" style:family="table-row">
      <style:table-row-properties style:row-height="3.18mm" fo:break-before="auto" style:use-optimal-row-height="false"/>
    </style:style>
    <style:style style:name="ro16" style:family="table-row">
      <style:table-row-properties style:row-height="5.38mm" fo:break-before="auto" style:use-optimal-row-height="false"/>
    </style:style>
    <style:style style:name="ro17" style:family="table-row">
      <style:table-row-properties style:row-height="2.59mm" fo:break-before="auto" style:use-optimal-row-height="false"/>
    </style:style>
    <style:style style:name="ro18" style:family="table-row">
      <style:table-row-properties style:row-height="4.73mm" fo:break-before="auto" style:use-optimal-row-height="false"/>
    </style:style>
    <style:style style:name="ro19" style:family="table-row">
      <style:table-row-properties style:row-height="5.03mm" fo:break-before="auto" style:use-optimal-row-height="false"/>
    </style:style>
    <style:style style:name="ro20" style:family="table-row">
      <style:table-row-properties style:row-height="4.23mm" fo:break-before="auto" style:use-optimal-row-height="false"/>
    </style:style>
    <style:style style:name="ro21" style:family="table-row">
      <style:table-row-properties style:row-height="8.47mm" fo:break-before="auto" style:use-optimal-row-height="false"/>
    </style:style>
    <style:style style:name="ro22" style:family="table-row">
      <style:table-row-properties style:row-height="2.63mm" fo:break-before="auto" style:use-optimal-row-height="false"/>
    </style:style>
    <style:style style:name="ro23" style:family="table-row">
      <style:table-row-properties style:row-height="10.2mm" fo:break-before="auto" style:use-optimal-row-height="false"/>
    </style:style>
    <style:style style:name="ro24" style:family="table-row">
      <style:table-row-properties style:row-height="10.58mm" fo:break-before="auto" style:use-optimal-row-height="false"/>
    </style:style>
    <style:style style:name="ro25" style:family="table-row">
      <style:table-row-properties style:row-height="3.67mm" fo:break-before="auto" style:use-optimal-row-height="false"/>
    </style:style>
    <style:style style:name="ro26" style:family="table-row">
      <style:table-row-properties style:row-height="5.17mm" fo:break-before="auto" style:use-optimal-row-height="true"/>
    </style:style>
    <style:style style:name="ro27" style:family="table-row">
      <style:table-row-properties style:row-height="4.52mm" fo:break-before="auto" style:use-optimal-row-height="true"/>
    </style:style>
    <style:style style:name="ro28" style:family="table-row">
      <style:table-row-properties style:row-height="4.3mm" fo:break-before="auto" style:use-optimal-row-height="false"/>
    </style:style>
    <style:style style:name="ro29" style:family="table-row">
      <style:table-row-properties style:row-height="7.09mm" fo:break-before="auto" style:use-optimal-row-height="false"/>
    </style:style>
    <style:style style:name="ro30" style:family="table-row">
      <style:table-row-properties style:row-height="7.67mm" fo:break-before="auto" style:use-optimal-row-height="false"/>
    </style:style>
    <style:style style:name="ro31" style:family="table-row">
      <style:table-row-properties style:row-height="6.35mm" fo:break-before="auto" style:use-optimal-row-height="false"/>
    </style:style>
    <style:style style:name="ro32" style:family="table-row">
      <style:table-row-properties style:row-height="3.85mm" fo:break-before="auto" style:use-optimal-row-height="false"/>
    </style:style>
    <style:style style:name="ro33" style:family="table-row">
      <style:table-row-properties style:row-height="4.11mm" fo:break-before="auto" style:use-optimal-row-height="false"/>
    </style:style>
    <style:style style:name="ro34" style:family="table-row">
      <style:table-row-properties style:row-height="8.73mm" fo:break-before="auto" style:use-optimal-row-height="false"/>
    </style:style>
    <style:style style:name="ro35" style:family="table-row">
      <style:table-row-properties style:row-height="5.79mm" fo:break-before="auto" style:use-optimal-row-height="false"/>
    </style:style>
    <style:style style:name="ro36" style:family="table-row">
      <style:table-row-properties style:row-height="5.29mm" fo:break-before="auto" style:use-optimal-row-height="false"/>
    </style:style>
    <style:style style:name="ro37" style:family="table-row">
      <style:table-row-properties style:row-height="96.57mm" fo:break-before="auto" style:use-optimal-row-height="false"/>
    </style:style>
    <style:style style:name="ro38" style:family="table-row">
      <style:table-row-properties style:row-height="4.2mm" fo:break-before="auto" style:use-optimal-row-height="false"/>
    </style:style>
    <style:style style:name="ro39" style:family="table-row">
      <style:table-row-properties style:row-height="84mm" fo:break-before="auto" style:use-optimal-row-height="false"/>
    </style:style>
    <style:style style:name="ro40" style:family="table-row">
      <style:table-row-properties style:row-height="76.06mm" fo:break-before="auto" style:use-optimal-row-height="false"/>
    </style:style>
    <style:style style:name="ro41" style:family="table-row">
      <style:table-row-properties style:row-height="99.22mm" fo:break-before="auto" style:use-optimal-row-height="false"/>
    </style:style>
    <style:style style:name="ro42" style:family="table-row">
      <style:table-row-properties style:row-height="93.7mm" fo:break-before="auto" style:use-optimal-row-height="false"/>
    </style:style>
    <style:style style:name="ta1" style:family="table" style:master-page-name="Landscape_20_4_20_pages">
      <style:table-properties table:display="true" style:writing-mode="lr-tb"/>
    </style:style>
    <style:style style:name="ta2" style:family="table" style:master-page-name="Portrait_20_3_20_pages">
      <style:table-properties table:display="true" style:writing-mode="lr-tb"/>
    </style:style>
    <style:style style:name="ta3" style:family="table" style:master-page-name="Landscape_20_1_20_page">
      <style:table-properties table:display="true" style:writing-mode="lr-tb"/>
    </style:style>
    <style:style style:name="ta4" style:family="table" style:master-page-name="Portrait_20_1_20_page">
      <style:table-properties table:display="true" style:writing-mode="lr-tb"/>
    </style:style>
    <style:style style:name="ta5" style:family="table" style:master-page-name="Landscape_20_2_20_pages">
      <style:table-properties table:display="true" style:writing-mode="lr-tb"/>
    </style:style>
    <style:style style:name="ta6" style:family="table" style:master-page-name="Portrait_20_2_20_pages">
      <style:table-properties table:display="true" style:writing-mode="lr-tb"/>
    </styl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80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0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3" style:family="table-cell" style:parent-style-name="Default">
      <style:table-cell-properties fo:padding="0.71m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4" style:family="table-cell" style:parent-style-name="Default">
      <style:table-cell-properties fo:padding="0.71mm"/>
    </style:style>
    <style:style style:name="ce81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8"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8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8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8"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3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4"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6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2"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83"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5" style:family="table-cell" style:parent-style-name="Default">
      <style:table-cell-properties fo:padding="0.71mm"/>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8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8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89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Geneva" style:font-size-complex="8pt" style:font-style-complex="italic" style:font-weight-complex="normal"/>
    </style:style>
    <style:style style:name="ce8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fo:hyphenate="true"/>
    </style:style>
    <style:style style:name="ce89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1363b" style:text-outline="false" style:text-line-through-style="none" style:text-line-through-type="none" style:font-name="Arial" fo:font-size="9pt" fo:language="none" fo:country="none" fo:font-style="italic" fo:text-shadow="none" style:text-underline-style="none" fo:font-weight="normal" style:font-name-asian="Noto Sans" style:font-size-asian="9pt" style:language-asian="none" style:country-asian="none" style:font-style-asian="italic" style:font-weight-asian="normal" style:font-name-complex="Noto Sans" style:font-size-complex="9pt" style:language-complex="none" style:country-complex="none" style:font-style-complex="italic" style:font-weight-complex="normal"/>
    </style:style>
    <style:style style:name="ce89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5" style:family="table-cell" style:parent-style-name="Default">
      <style:text-properties fo:font-size="9pt" fo:font-style="italic" style:font-size-asian="9pt" style:font-style-asian="italic" style:font-size-complex="9pt" style:font-style-complex="italic"/>
    </style:style>
    <style:style style:name="ce8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7" style:family="table-cell" style:parent-style-name="Default">
      <style:table-cell-properties fo:padding="0.71mm"/>
      <style:text-properties style:font-name="Arial" fo:font-size="9pt" fo:font-style="italic" style:font-size-asian="9pt" style:font-style-asian="italic" style:font-size-complex="9pt" style:font-style-complex="italic"/>
    </style:style>
    <style:style style:name="ce898" style:family="table-cell" style:parent-style-name="Default">
      <style:table-cell-properties fo:padding="0.71mm"/>
      <style:text-properties style:font-name="Arial"/>
    </style:style>
    <style:style style:name="ce899"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0" style:family="table-cell" style:parent-style-name="Default">
      <style:table-cell-properties fo:padding="0.71mm"/>
      <style:text-properties style:font-name="Arial" fo:font-weight="bold" style:font-weight-asian="bold" style:font-weight-complex="bold"/>
    </style:style>
    <style:style style:name="ce9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9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1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232627" style:text-outline="false" style:text-line-through-style="none" style:text-line-through-type="none" style:font-name="Arial" fo:font-size="9pt" fo:language="en" fo:country="GB" fo:font-style="italic" fo:text-shadow="none" style:text-underline-style="none" fo:font-weight="normal" style:text-underline-mode="continuous" style:text-overline-mode="continuous" style:text-line-through-mode="continuous" style:font-name-asian="Noto Sans" style:font-size-asian="5.59999990463257pt" style:language-asian="zh" style:country-asian="CN" style:font-style-asian="italic" style:font-weight-asian="normal" style:font-name-complex="Noto Sans" style:font-size-complex="5.59999990463257pt" style:language-complex="hi" style:country-complex="IN" style:font-style-complex="italic" style:font-weight-complex="normal" style:text-emphasize="none" style:font-relief="none" style:text-overline-style="none" style:text-overline-color="font-color"/>
    </style:style>
    <style:style style:name="ce9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Geneva" style:font-size-complex="9pt" style:font-style-complex="normal" style:font-weight-complex="bold"/>
    </style:style>
    <style:style style:name="ce904" style:family="table-cell" style:parent-style-name="Default">
      <style:table-cell-properties fo:padding="0.71mm"/>
      <style:text-properties style:font-name="Arial" fo:font-size="9pt" fo:font-style="italic" fo:font-weight="normal" style:font-size-asian="9pt" style:font-style-asian="italic" style:font-weight-asian="normal" style:font-size-complex="9pt" style:font-style-complex="italic" style:font-weight-complex="normal"/>
    </style:style>
    <style:style style:name="ce9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font-name="Arial"/>
    </style:style>
    <style:style style:name="ce9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0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0"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1" style:family="table-cell" style:parent-style-name="Default">
      <style:table-cell-properties style:text-align-source="fix" style:repeat-content="false" fo:padding="0.71mm"/>
      <style:paragraph-properties fo:text-align="end" fo:margin-left="0mm"/>
      <style:text-properties style:font-name="Arial"/>
    </style:style>
    <style:style style:name="ce91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13" style:family="table-cell" style:parent-style-name="Default">
      <style:text-properties style:font-name="Arial"/>
    </style:style>
    <style:style style:name="ce14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91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Arial" style:font-size-complex="8.60000038146973pt" style:font-style-complex="normal" style:font-weight-complex="normal"/>
    </style:style>
    <style:style style:name="ce92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6"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style:text-properties style:font-name="Arial"/>
    </style:style>
    <style:style style:name="ce927"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style:text-properties style:font-name="Arial"/>
    </style:style>
    <style:style style:name="ce928"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9"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2"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fo:margin-left="0mm"/>
      <style:text-properties style:font-name="Arial"/>
    </style:style>
    <style:style style:name="ce933" style:family="table-cell" style:parent-style-name="Default">
      <style:table-cell-properties fo:border-bottom="none"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4"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5" style:family="table-cell" style:parent-style-name="Default">
      <style:table-cell-properties style:text-align-source="fix" style:repeat-content="false" fo:padding="0.71mm" style:vertical-align="middle"/>
      <style:paragraph-properties fo:text-align="center" fo:margin-left="0mm"/>
      <style:text-properties style:font-name="Arial"/>
    </style:style>
    <style:style style:name="ce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168"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69" style:family="table-cell" style:parent-style-name="Default">
      <style:table-cell-properties style:text-align-source="fix" style:repeat-content="false" fo:wrap-option="wrap" fo:padding="0.71mm" style:vertical-align="top"/>
      <style:paragraph-properties fo:text-align="start" fo:margin-left="0mm"/>
      <style:text-properties style:font-name="Arial" fo:font-size="9pt" style:font-size-asian="9pt" style:font-size-complex="9pt"/>
    </style:style>
    <style:style style:name="ce937"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7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Geneva" style:font-size-complex="8.60000038146973pt" style:font-style-complex="normal" style:font-weight-complex="normal"/>
    </style:style>
    <style:style style:name="ce94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6"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style:text-properties style:font-name="Arial"/>
    </style:style>
    <style:style style:name="ce947"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style:text-properties style:font-name="Arial"/>
    </style:style>
    <style:style style:name="ce948"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2"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fo:margin-left="0mm"/>
      <style:text-properties style:font-name="Arial"/>
    </style:style>
    <style:style style:name="ce953"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4"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0"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style:text-properties style:font-name="Arial"/>
    </style:style>
    <style:style style:name="ce961"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style:text-properties style:font-name="Arial"/>
    </style:style>
    <style:style style:name="ce962"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3"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6"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fo:margin-left="0mm"/>
      <style:text-properties style:font-name="Arial"/>
    </style:style>
    <style:style style:name="ce967" style:family="table-cell" style:parent-style-name="Default">
      <style:table-cell-properties fo:border-bottom="none"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8"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2"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5" style:family="table-cell" style:parent-style-name="Default">
      <style:table-cell-properties style:text-align-source="fix" style:repeat-content="false" fo:wrap-option="no-wrap" fo:padding="0.71mm" style:vertical-align="top"/>
      <style:paragraph-properties fo:text-align="end" fo:margin-left="0mm"/>
      <style:text-properties style:font-name="Arial" fo:font-size="9pt" style:font-size-asian="9pt" style:font-size-complex="9pt"/>
    </style:style>
    <style:style style:name="ce986" style:family="table-cell" style:parent-style-name="Default">
      <style:table-cell-properties style:text-align-source="fix" style:repeat-content="false" fo:padding="0.71mm" style:vertical-align="middle"/>
      <style:paragraph-properties fo:text-align="end" fo:margin-left="0mm"/>
      <style:text-properties style:font-name="Arial" fo:font-size="9pt" style:font-size-asian="9pt" style:font-size-complex="9pt"/>
    </style:style>
    <style:style style:name="ce987" style:family="table-cell" style:parent-style-name="Default">
      <style:table-cell-properties style:text-align-source="fix" style:repeat-content="false" fo:padding="0.71mm"/>
      <style:paragraph-properties fo:text-align="end" fo:margin-left="0mm"/>
      <style:text-properties style:font-name="Arial" fo:font-size="9pt" style:font-size-asian="9pt" style:font-size-complex="9pt"/>
    </style:style>
    <style:style style:name="ce98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2.49pt double-thin #000000" style:border-line-width-right="0.18mm 0.53mm 0.18mm"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8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1" style:family="table-cell" style:parent-style-name="Default">
      <style:table-cell-properties fo:padding="0.71mm"/>
      <style:text-properties style:font-name="Arial" fo:font-size="9pt" style:font-size-asian="9pt" style:font-size-complex="9pt"/>
    </style:style>
    <style:style style:name="ce992" style:family="table-cell" style:parent-style-name="Default">
      <style:table-cell-properties style:text-align-source="fix" style:repeat-content="false" fo:padding="0.71mm" style:vertical-align="middle"/>
      <style:paragraph-properties fo:text-align="center"/>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3" style:family="table-cell" style:parent-style-name="Default">
      <style:table-cell-properties style:text-align-source="fix" style:repeat-content="false" fo:padding="0.71mm" style:vertical-align="middl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Geneva" style:font-size-complex="8pt" style:font-style-complex="normal" style:font-weight-complex="normal"/>
    </style:style>
    <style:style style:name="ce99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7" style:family="table-cell" style:parent-style-name="Standard_5f_cochabamb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0" style:family="table-cell" style:parent-style-name="Default">
      <style:table-cell-properties fo:padding="0.71mm"/>
      <style:text-properties style:font-name="Arial" fo:font-size="8pt" style:font-size-asian="8pt" style:font-size-complex="8pt"/>
    </style:style>
    <style:style style:name="ce10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2"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02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4"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2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26"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27"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8"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9"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0"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1"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3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33"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34"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8" style:family="table-cell" style:parent-style-name="Standard_5f_jamesbrown.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1"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2"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3"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4"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5"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7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48"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9"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1"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2"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3"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4"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5"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7"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8"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9"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1" style:family="table-cell" style:parent-style-name="Standard_5f_jamesbrown.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Sans Serif" style:font-size-complex="9pt" style:font-style-complex="italic" style:font-weight-complex="normal"/>
    </style:style>
    <style:style style:name="ce1064"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5"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66"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67"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69"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0"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1"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72"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3"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4"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5"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76"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77"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3" style:family="table-cell" style:parent-style-name="Standard_5f_bhangra.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6"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8"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89"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9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5"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9"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1"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0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5"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6"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0"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1"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13" style:family="table-cell" style:parent-style-name="Standard_5f_bhangr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14"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5"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6"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7"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22"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3" style:family="table-cell" style:parent-style-name="Standard_5f_bhangra.xls">
      <style:table-cell-properties fo:border-bottom="none" style:diagonal-bl-tr="none" style:diagonal-tl-br="none" fo:border-left="1.7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24" style:family="table-cell" style:parent-style-name="Standard_5f_bhangra.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6"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7"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8"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0"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2"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3"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4" style:family="table-cell" style:parent-style-name="Standard_5f_bhangr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5" style:family="table-cell" style:parent-style-name="Standard_5f_bhangra.xls">
      <style:table-cell-properties style:glyph-orientation-vertical="0" fo:border-bottom="none" style:diagonal-bl-tr="none" style:diagonal-tl-br="none" style:text-align-source="fix" style:repeat-content="false"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6" style:family="table-cell" style:parent-style-name="Standard_5f_bhangr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7" style:family="table-cell" style:parent-style-name="Standard_5f_bhangr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0"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1"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3"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4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3"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4"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6"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7"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5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0"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1"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2"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3"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4"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5"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6"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70" style:family="table-cell" style:parent-style-name="Standard_5f_pardon.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4"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5"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0"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2" style:family="table-cell" style:parent-style-name="Standard_5f_pardon.xls">
      <style:table-cell-properties style:glyph-orientation-vertical="0" fo:border-bottom="0.74pt solid #000000"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6"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0"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1"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2"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6"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22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3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3" style:family="table-cell" style:parent-style-name="Standard_5f_cochabamb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234" style:family="table-cell" style:parent-style-name="Standard_5f_cochabamb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0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37"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8"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1239"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1"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2"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3"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6" style:family="table-cell" style:parent-style-name="Standard_5f_cochabamba.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5"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3"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5"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6" style:family="table-cell" style:parent-style-name="Standard_5f_cochabamba.xls">
      <style:table-cell-properties fo:border-bottom="none" style:diagonal-bl-tr="none" style:diagonal-tl-br="none" style:text-align-source="fix" style:repeat-content="false" fo:border-left="0.74pt solid #000000"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7" style:family="table-cell" style:parent-style-name="Standard_5f_cochabamba.xls">
      <style:table-cell-properties fo:border-bottom="0.74pt solid #000000" style:diagonal-bl-tr="none" style:diagonal-tl-br="none" style:text-align-source="fix" style:repeat-content="false" fo:border-left="0.74pt solid #000000"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8"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9"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0"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1" style:family="table-cell" style:parent-style-name="Standard_5f_cochabamba.xls">
      <style:table-cell-properties fo:border-bottom="none" style:diagonal-bl-tr="none" style:diagonal-tl-br="none" style:text-align-source="fix" style:repeat-content="false" fo:border-left="0.06pt solid #969696"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2" style:family="table-cell" style:parent-style-name="Standard_5f_cochabamba.xls">
      <style:table-cell-properties fo:border-bottom="0.74pt solid #000000" style:diagonal-bl-tr="none" style:diagonal-tl-br="none" style:text-align-source="fix" style:repeat-content="false" fo:border-left="0.06pt solid #969696"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5"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6"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7" style:family="table-cell" style:parent-style-name="Standard_5f_cochabamba.xls">
      <style:table-cell-properties fo:border-bottom="none" style:diagonal-bl-tr="none" style:diagonal-tl-br="none" style:text-align-source="fix" style:repeat-content="false" fo:border-left="0.06pt solid #969696" fo:padding="0.71mm" fo:border-right="0.74pt solid #000000"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8" style:family="table-cell" style:parent-style-name="Standard_5f_cochabamba.xls">
      <style:table-cell-properties fo:border-bottom="0.74pt solid #000000" style:diagonal-bl-tr="none" style:diagonal-tl-br="none" style:text-align-source="fix" style:repeat-content="false" fo:border-left="0.06pt solid #969696" fo:padding="0.71mm" fo:border-right="0.74pt solid #000000"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0"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6"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7"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0"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1" style:family="table-cell" style:parent-style-name="Standard_5f_cochabamb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8" style:family="table-cell" style:parent-style-name="Default">
      <style:text-properties fo:font-size="9pt" style:font-size-asian="9pt" style:font-size-complex="9pt"/>
    </style:style>
    <style:style style:name="ce1302"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4" style:family="table-cell" style:parent-style-name="Standard_5f_cochabamb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9" style:family="table-cell" style:parent-style-name="Standard_5f_custard.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00"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2"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3"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4"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7"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0"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1" style:family="table-cell" style:parent-style-name="Standard_5f_custard.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2" style:family="table-cell" style:parent-style-name="Standard_5f_custard.xls">
      <style:table-cell-properties style:diagonal-bl-tr="none" style:diagonal-tl-br="none" fo:border="none" fo:padding="0.71mm" style:rotation-align="non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3"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4"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1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9" style:family="table-cell" style:parent-style-name="Standard_5f_custard.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4"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6"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8"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9"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32"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5"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8"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5"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3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5"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6"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8" style:family="table-cell" style:parent-style-name="Standard_5f_custard.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1"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3" style:family="table-cell" style:parent-style-name="Standard_5f_custard.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4" style:family="table-cell" style:parent-style-name="Standard_5f_custard.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5" style:family="table-cell" style:parent-style-name="Standard_5f_custard.xls">
      <style:table-cell-properties style:diagonal-bl-tr="none" style:diagonal-tl-br="none" fo:border="none"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6"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7"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8" style:family="table-cell" style:parent-style-name="Standard_5f_custard.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9"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3" style:family="table-cell" style:parent-style-name="Default" style:data-style-name="N100">
      <style:table-cell-properties fo:padding="0.71mm"/>
    </style:style>
    <style:style style:name="ce13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7" style:family="table-cell" style:parent-style-name="Default" style:data-style-name="N10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3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39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969696"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588" style:family="table-cell" style:parent-style-name="Default">
      <style:table-cell-properties style:text-align-source="fix" style:repeat-content="false"/>
      <style:paragraph-properties fo:text-align="end" fo:margin-left="0mm"/>
      <style:text-properties fo:font-size="9pt" fo:font-style="italic" style:font-size-asian="9pt" style:font-style-asian="italic" style:font-size-complex="9pt" style:font-style-complex="italic"/>
    </style:style>
    <style:style style:name="ce140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4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1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30"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4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7" style:family="table-cell" style:parent-style-name="Default">
      <style:table-cell-properties fo:border-bottom="none" fo:border-left="0.06pt solid #969696" fo:border-right="0.06pt solid #969696" fo:border-top="0.74pt solid #000000"/>
      <style:text-properties fo:font-size="9pt" style:font-size-asian="9pt" style:font-size-complex="9pt"/>
    </style:style>
    <style:style style:name="ce14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5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7pt" fo:font-style="italic" fo:text-shadow="none" style:text-underline-style="none" fo:font-weight="normal" style:font-size-asian="7pt" style:font-style-asian="italic" style:font-weight-asian="normal" style:font-name-complex="Arial" style:font-size-complex="7pt" style:font-style-complex="italic" style:font-weight-complex="normal"/>
    </style:style>
    <style:style style:name="ce1461" style:family="table-cell" style:parent-style-name="Default" style:data-style-name="N10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3"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68" style:family="table-cell" style:parent-style-name="Standard_5f_cochabamba.xls">
      <style:table-cell-properties style:diagonal-bl-tr="none" style:diagonal-tl-br="none"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2" style:family="table-cell" style:parent-style-name="Standard_5f_cochabamba.xls">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3"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3" style:family="table-cell" style:parent-style-name="Standard_5f_cochabamb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8" style:family="table-cell" style:parent-style-name="Standard_5f_cochabamba.xls">
      <style:table-cell-properties style:diagonal-bl-tr="none" style:diagonal-tl-br="none" fo:border="none" fo:padding="0.71m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0"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11"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2" style:family="table-cell" style:parent-style-name="Standard_5f_cochabamb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51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1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5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51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7"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23"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525" style:family="table-cell" style:parent-style-name="Default">
      <style:table-cell-properties fo:border="none" fo:padding="0.71mm"/>
      <style:text-properties fo:font-size="9pt" style:font-size-asian="9pt" style:font-size-complex="9pt"/>
    </style:style>
    <style:style style:name="ce200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4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4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9" style:family="table-cell" style:parent-style-name="Default">
      <style:table-cell-properties fo:padding="0.71mm"/>
      <style:text-properties fo:font-size="9pt" style:font-size-asian="9pt" style:font-size-complex="9pt"/>
    </style:style>
    <style:style style:name="ce1194" style:family="table-cell" style:parent-style-name="Standard_5f_ragg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19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6"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97"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8"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9"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0"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2"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20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4"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6"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07"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0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0"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11" style:family="table-cell" style:parent-style-name="Standard_5f_ragga.xls">
      <style:table-cell-properties style:glyph-orientation-vertical="0" fo:border-bottom="1.76pt solid #000000"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2"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3"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4"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5"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8"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2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2"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3"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5"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8"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30"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0"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5"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7"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8"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9"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0" style:family="table-cell" style:parent-style-name="Standard_5f_ragg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51"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3"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4"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56"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257"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9"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0"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1"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2" style:family="table-cell" style:parent-style-name="Standard_5f_ragga.xls">
      <style:table-cell-properties fo:border-bottom="none" style:diagonal-bl-tr="none" style:diagonal-tl-br="none" fo:background-color="transparent"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4" style:family="table-cell" style:parent-style-name="Standard_5f_ragg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5" style:family="table-cell" style:parent-style-name="Standard_5f_ragga.xls">
      <style:text-properties style:font-name="Arial"/>
    </style:style>
    <style:style style:name="ce1286"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7"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8"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9"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0"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9"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1"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2"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7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7"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1" style:family="table-cell" style:parent-style-name="Standard_5f_sambareggae.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3"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5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55"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6"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5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0"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50"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6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6" style:family="table-cell" style:parent-style-name="Standard_5f_sambareggae.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6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7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71" style:family="table-cell" style:parent-style-name="Standard_5f_sambareggae.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2"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7"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8"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1"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8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4"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5"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8"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0"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1"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2"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3"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5"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6"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7"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98"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9"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0"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1"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0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7"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8"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2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1"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2"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19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6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69" style:family="table-cell" style:parent-style-name="Default">
      <style:table-cell-properties fo:border-bottom="none" style:text-align-source="fix" style:repeat-content="false" fo:border-left="0.74pt solid #000000" fo:padding="0.71mm" fo:border-right="0.06pt solid #969696" fo:border-top="0.06pt solid #969696"/>
      <style:paragraph-properties fo:text-align="center" fo:margin-left="0mm"/>
      <style:text-properties fo:font-size="9pt" style:font-size-asian="9pt" style:font-size-complex="9pt"/>
    </style:style>
    <style:style style:name="ce1985" style:family="table-cell" style:parent-style-name="Default">
      <style:table-cell-properties fo:border-bottom="none"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2" style:family="table-cell" style:parent-style-name="Default">
      <style:table-cell-properties fo:border-bottom="0.74pt solid #000000"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3" style:family="table-cell" style:parent-style-name="Default">
      <style:table-cell-properties fo:border-bottom="none" style:text-align-source="fix" style:repeat-content="false" fo:border-left="0.06pt solid #969696" fo:padding="0.71mm" fo:border-right="0.06pt solid #969696" fo:border-top="0.06pt solid #969696"/>
      <style:paragraph-properties fo:text-align="center" fo:margin-left="0mm"/>
      <style:text-properties fo:font-size="9pt" style:font-size-asian="9pt" style:font-size-complex="9pt"/>
    </style:style>
    <style:style style:name="ce2014" style:family="table-cell" style:parent-style-name="Default">
      <style:table-cell-properties fo:border-bottom="none"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5" style:family="table-cell" style:parent-style-name="Default">
      <style:table-cell-properties fo:border-bottom="0.74pt solid #000000"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7"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18" style:family="table-cell" style:parent-style-name="Default">
      <style:table-cell-properties fo:border-bottom="none" style:text-align-source="fix" style:repeat-content="false" fo:border-left="0.06pt solid #969696" fo:padding="0.71mm" fo:border-right="0.74pt solid #000000" fo:border-top="0.06pt solid #969696"/>
      <style:paragraph-properties fo:text-align="center" fo:margin-left="0mm"/>
      <style:text-properties fo:font-size="9pt" style:font-size-asian="9pt" style:font-size-complex="9pt"/>
    </style:style>
    <style:style style:name="ce2019" style:family="table-cell" style:parent-style-name="Default">
      <style:table-cell-properties fo:border-bottom="none"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0" style:family="table-cell" style:parent-style-name="Default">
      <style:table-cell-properties fo:border-bottom="0.74pt solid #000000"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1"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2"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23" style:family="table-cell" style:parent-style-name="Default">
      <style:table-cell-properties fo:border-bottom="none" style:text-align-source="fix" style:repeat-content="false" fo:border-left="0.74pt solid #000000"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4" style:family="table-cell" style:parent-style-name="Default">
      <style:table-cell-properties fo:border-bottom="none" style:text-align-source="fix" style:repeat-content="false" fo:border-left="0.06pt solid #969696"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5"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26" style:family="table-cell" style:parent-style-name="Default">
      <style:table-cell-properties style:glyph-orientation-vertical="0" fo:border-bottom="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7"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5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29"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9" style:family="table-cell" style:parent-style-name="Default">
      <style:table-cell-properties style:text-align-source="fix" style:repeat-content="false" fo:border="none" fo:padding="0.71mm"/>
      <style:paragraph-properties fo:text-align="center" fo:margin-left="0mm"/>
      <style:text-properties fo:font-size="9pt" style:font-size-asian="9pt" style:font-size-complex="9pt"/>
    </style:style>
    <style:style style:name="ce2031" style:family="table-cell" style:parent-style-name="Default">
      <style:table-cell-properties fo:border-bottom="none" style:text-align-source="fix" style:repeat-content="false" fo:border-left="1.11pt double-thin #000000" style:border-line-width-left="0.18mm 0.04mm 0.18mm" fo:padding="0.71mm" fo:border-right="none" fo:border-top="none" style:vertical-align="middle"/>
      <style:paragraph-properties fo:text-align="center" fo:margin-left="0mm"/>
      <style:text-properties fo:font-size="9pt" style:font-size-asian="9pt" style:font-size-complex="9pt"/>
    </style:style>
    <style:style style:name="ce203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3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4"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870" style:family="table-cell" style:parent-style-name="Default">
      <style:table-cell-properties style:text-align-source="fix" style:repeat-content="false" style:vertical-align="middle"/>
      <style:paragraph-properties fo:text-align="center"/>
      <style:text-properties fo:font-size="9pt" style:font-size-asian="9pt" style:font-size-complex="9pt"/>
    </style:style>
    <style:style style:name="ce87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36"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87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87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7"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8"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9" style:family="table-cell" style:parent-style-name="Default">
      <style:table-cell-properties style:text-align-source="fix" style:repeat-content="false"/>
      <style:paragraph-properties fo:text-align="end" fo:margin-left="0mm"/>
      <style:text-properties fo:font-style="italic" style:font-style-asian="italic" style:font-style-complex="italic"/>
    </style:style>
    <style:style style:name="ce88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40" style:family="table-cell" style:parent-style-name="Default">
      <style:table-cell-properties fo:padding="0.71mm" style:vertical-align="middle"/>
      <style:text-properties fo:font-size="9pt" style:font-size-asian="9pt" style:font-size-complex="9pt"/>
    </style:style>
    <style:style style:name="ce2041"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4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4"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7"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8"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1"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4"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8"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0"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2" style:family="table-cell" style:parent-style-name="Standard_5f_bhangra.xls">
      <style:table-cell-properties fo:border-bottom="none"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3"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4"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5" style:family="table-cell" style:parent-style-name="Standard_5f_bhangra.xls">
      <style:table-cell-properties fo:border-bottom="none"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6"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7"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8"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69" style:family="table-cell" style:parent-style-name="Standard_5f_bhangra.xls">
      <style:table-cell-properties fo:border-bottom="none"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0"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1"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2"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07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95"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00"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04"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5"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6"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28" style:family="table-cell" style:parent-style-name="Standard_5f_pardon.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0"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1" style:family="table-cell" style:parent-style-name="Standard_5f_pardon.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8"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2"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2"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83" style:family="table-cell" style:parent-style-name="Standard_5f_pardon.xls">
      <style:table-cell-properties style:glyph-orientation-vertical="0" fo:border-bottom="0.06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8"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9"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1"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2"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4"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43"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2" style:family="table-cell" style:parent-style-name="Standard_5f_pardon.xls" style:data-style-name="N40">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6" style:family="table-cell" style:parent-style-name="Standard_5f_pardon.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7" style:family="table-cell" style:parent-style-name="Standard_5f_pardon.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8"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9"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0" style:family="table-cell" style:parent-style-name="Standard_5f_pardon.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1"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92"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293"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4"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9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29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22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23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228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312" style:family="table-cell" style:parent-style-name="Default">
      <style:table-cell-properties fo:border="none"/>
      <style:text-properties fo:font-size="9pt" style:font-size-asian="9pt" style:font-size-complex="9pt"/>
    </style:style>
    <style:style style:name="ce135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35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1"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1359" style:family="table-cell" style:parent-style-name="Default">
      <style:table-cell-properties style:text-align-source="fix" style:repeat-content="false" fo:wrap-option="wrap" style:vertical-align="top"/>
      <style:paragraph-properties fo:text-align="justify" fo:margin-left="0mm"/>
      <style:text-properties style:font-name="Arial" fo:font-size="10pt" fo:font-weight="bold" style:font-size-asian="10pt" style:font-weight-asian="bold" style:font-size-complex="10pt" style:font-weight-complex="bold" fo:hyphenate="true"/>
    </style:style>
    <style:style style:name="ce1360" style:family="table-cell" style:parent-style-name="Default">
      <style:table-cell-properties style:text-align-source="fix" style:repeat-content="false"/>
      <style:paragraph-properties fo:text-align="start" fo:margin-left="0mm"/>
      <style:text-properties fo:font-size="10pt" style:font-size-asian="10pt" style:font-size-complex="10pt"/>
    </style:style>
    <style:style style:name="ce141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4" style:family="table-cell" style:parent-style-name="Default">
      <style:table-cell-properties style:text-align-source="fix" style:repeat-content="false" style:vertical-align="top"/>
      <style:paragraph-properties fo:text-align="justify" fo:margin-left="0mm"/>
      <style:text-properties style:font-name="Arial" fo:font-size="10pt" fo:font-weight="bold" style:font-size-asian="10pt" style:font-weight-asian="bold" style:font-size-complex="10pt" style:font-weight-complex="bold"/>
    </style:style>
    <style:style style:name="ce136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31363b" style:text-outline="false" style:text-line-through-style="none" style:text-line-through-type="none" style:font-name="Arial" fo:font-size="10pt" fo:font-style="normal" fo:text-shadow="none" style:text-underline-style="none" fo:font-weight="normal" style:font-name-asian="Noto Sans" style:font-size-asian="10pt" style:font-style-asian="normal" style:font-weight-asian="normal" style:font-name-complex="Noto Sans" style:font-size-complex="10pt" style:font-style-complex="normal" style:font-weight-complex="normal"/>
    </style:style>
    <style:style style:name="ce1366" style:family="table-cell" style:parent-style-name="Default">
      <style:table-cell-properties style:text-align-source="fix" style:repeat-content="false" fo:wrap-option="wrap" style:vertical-align="top"/>
      <style:paragraph-properties fo:text-align="justify" css3t:text-justify="auto" fo:margin-left="0mm"/>
      <style:text-properties style:font-name="Arial" fo:font-size="10pt" fo:font-weight="bold" style:font-size-asian="10pt" style:font-weight-asian="bold" style:font-size-complex="10pt" style:font-weight-complex="bold" fo:hyphenate="true"/>
    </style:style>
    <style:style style:name="ce1367" style:family="table-cell" style:parent-style-name="Default">
      <style:table-cell-properties style:text-align-source="fix" style:repeat-content="false" style:vertical-align="top"/>
      <style:paragraph-properties fo:text-align="justify" fo:margin-left="0mm"/>
      <style:text-properties style:font-name="Arial" fo:font-size="10pt" fo:font-weight="normal" style:font-size-asian="10pt" style:font-weight-asian="normal" style:font-size-complex="10pt" style:font-weight-complex="normal"/>
    </style:style>
    <style:style style:name="ce137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gr1" style:family="graphic">
      <style:graphic-properties draw:stroke="none" draw:fill="none" draw:fill-color="#ffffff" draw:textarea-horizontal-align="justify" draw:textarea-vertical-align="middle" draw:auto-grow-height="false" fo:min-height="8.11mm" fo:min-width="8.43mm" fo:padding-top="1.3mm" fo:padding-bottom="1.3mm" fo:padding-left="2.5mm" fo:padding-right="2.5mm" fo:wrap-option="no-wrap" draw:shadow-color="#808080"/>
    </style:style>
    <style:style style:name="gr2" style:family="graphic">
      <style:graphic-properties draw:stroke="none" draw:fill="none" draw:fill-color="#ffffff" draw:textarea-horizontal-align="justify" draw:textarea-vertical-align="middle" draw:auto-grow-height="false" fo:padding-top="1.3mm" fo:padding-bottom="1.3mm" fo:padding-left="2.5mm" fo:padding-right="2.5mm" fo:wrap-option="no-wrap" draw:shadow-color="#808080" draw:color-mode="standard" draw:luminance="0%" draw:contrast="0%" draw:gamma="100%" draw:red="0%" draw:green="0%" draw:blue="0%" fo:clip="rect(0mm, 0mm, 0mm, 0mm)" draw:image-opacity="100%" style:mirror="none"/>
    </style:style>
    <style:style style:name="gr3" style:family="graphic">
      <style:graphic-properties draw:stroke="none" draw:fill="none" draw:fill-color="#ffffff" draw:textarea-horizontal-align="justify" draw:textarea-vertical-align="middle" draw:auto-grow-height="false" fo:min-height="8.78mm" fo:min-width="8.14mm" fo:padding-top="1.3mm" fo:padding-bottom="1.3mm" fo:padding-left="2.5mm" fo:padding-right="2.5mm" fo:wrap-option="no-wrap" draw:shadow-color="#808080"/>
    </style:style>
    <style:style style:name="gr4" style:family="graphic">
      <style:graphic-properties draw:stroke="none" draw:fill="none" draw:fill-color="#ffffff" draw:textarea-horizontal-align="justify" draw:textarea-vertical-align="middle" draw:auto-grow-height="false" fo:min-height="9.13mm" fo:min-width="8.42mm" fo:padding-top="1.3mm" fo:padding-bottom="1.3mm" fo:padding-left="2.5mm" fo:padding-right="2.5mm" fo:wrap-option="no-wrap" draw:shadow-color="#808080"/>
    </style:style>
    <style:style style:name="gr5" style:family="graphic">
      <style:graphic-properties draw:stroke="none" draw:fill="none" draw:fill-color="#ffffff" draw:textarea-horizontal-align="justify" draw:textarea-vertical-align="middle" draw:auto-grow-height="false" fo:min-height="8.79mm" fo:min-width="8.7mm" fo:padding-top="1.3mm" fo:padding-bottom="1.3mm" fo:padding-left="2.5mm" fo:padding-right="2.5mm" fo:wrap-option="no-wrap" draw:shadow-color="#808080"/>
    </style:style>
    <style:style style:name="gr6" style:family="graphic">
      <style:graphic-properties draw:stroke="none" draw:fill="none" draw:fill-color="#ffffff" draw:textarea-horizontal-align="justify" draw:textarea-vertical-align="middle" draw:auto-grow-height="false" fo:min-height="9.34mm" fo:min-width="8.66mm" fo:padding-top="1.3mm" fo:padding-bottom="1.3mm" fo:padding-left="2.5mm" fo:padding-right="2.5mm" fo:wrap-option="no-wrap" draw:shadow-color="#808080"/>
    </style:style>
    <style:style style:name="gr7" style:family="graphic">
      <style:graphic-properties draw:stroke="none" draw:fill="none" draw:fill-color="#ffffff" draw:textarea-horizontal-align="justify" draw:textarea-vertical-align="middle" draw:auto-grow-height="false" fo:min-height="9.29mm" fo:min-width="8.7mm" fo:padding-top="1.3mm" fo:padding-bottom="1.3mm" fo:padding-left="2.5mm" fo:padding-right="2.5mm" fo:wrap-option="no-wrap" draw:shadow-color="#808080"/>
    </style:style>
    <style:style style:name="gr8" style:family="graphic">
      <style:graphic-properties draw:stroke="none" draw:fill="none" draw:fill-color="#ffffff" draw:textarea-horizontal-align="justify" draw:textarea-vertical-align="middle" draw:auto-grow-height="false" fo:min-height="9.29mm" fo:min-width="8.46mm" fo:padding-top="1.3mm" fo:padding-bottom="1.3mm" fo:padding-left="2.5mm" fo:padding-right="2.5mm" fo:wrap-option="no-wrap" draw:shadow-color="#808080"/>
    </style:style>
    <style:style style:name="gr9" style:family="graphic">
      <style:graphic-properties draw:stroke="none" draw:fill="none" draw:fill-color="#ffffff" draw:textarea-horizontal-align="justify" draw:textarea-vertical-align="middle" draw:auto-grow-height="false" fo:min-height="9.27mm" fo:min-width="8.72mm" fo:padding-top="1.3mm" fo:padding-bottom="1.3mm" fo:padding-left="2.5mm" fo:padding-right="2.5mm" fo:wrap-option="no-wrap" draw:shadow-color="#808080"/>
    </style:style>
    <style:style style:name="gr10" style:family="graphic">
      <style:graphic-properties draw:stroke="none" draw:fill="none" draw:fill-color="#ffffff" draw:textarea-horizontal-align="justify" draw:textarea-vertical-align="middle" draw:auto-grow-height="false" fo:min-height="9.27mm" fo:min-width="8.44mm" fo:padding-top="1.3mm" fo:padding-bottom="1.3mm" fo:padding-left="2.5mm" fo:padding-right="2.5mm" fo:wrap-option="no-wrap" draw:shadow-color="#808080"/>
    </style:style>
    <style:style style:name="gr11" style:family="graphic">
      <style:graphic-properties draw:stroke="none" draw:fill="none" draw:fill-color="#ffffff" draw:textarea-horizontal-align="justify" draw:textarea-vertical-align="middle" draw:auto-grow-height="false" fo:min-height="9.15mm" fo:min-width="8.44mm" fo:padding-top="1.3mm" fo:padding-bottom="1.3mm" fo:padding-left="2.5mm" fo:padding-right="2.5mm" fo:wrap-option="no-wrap" draw:shadow-color="#808080"/>
    </style:style>
    <style:style style:name="gr12" style:family="graphic">
      <style:graphic-properties draw:stroke="none" draw:fill="none" draw:fill-color="#ffffff" draw:textarea-horizontal-align="justify" draw:textarea-vertical-align="middle" draw:auto-grow-height="false" fo:min-height="9.73mm" fo:min-width="8.47mm" fo:padding-top="1.3mm" fo:padding-bottom="1.3mm" fo:padding-left="2.5mm" fo:padding-right="2.5mm" fo:wrap-option="no-wrap" draw:shadow-color="#808080"/>
    </style:style>
    <style:style style:name="gr13" style:family="graphic">
      <style:graphic-properties draw:stroke="none" draw:fill="none" draw:fill-color="#ffffff" draw:textarea-horizontal-align="justify" draw:textarea-vertical-align="middle" draw:auto-grow-height="false" fo:min-height="9.1mm" fo:min-width="8.16mm" fo:padding-top="1.3mm" fo:padding-bottom="1.3mm" fo:padding-left="2.5mm" fo:padding-right="2.5mm" fo:wrap-option="no-wrap" draw:shadow-color="#808080"/>
    </style:style>
    <style:style style:name="gr14" style:family="graphic">
      <style:graphic-properties draw:stroke="none" draw:fill="none" draw:fill-color="#ffffff" draw:textarea-horizontal-align="justify" draw:textarea-vertical-align="middle" draw:auto-grow-height="false" fo:min-height="8.74mm" fo:min-width="8.38mm" fo:padding-top="1.3mm" fo:padding-bottom="1.3mm" fo:padding-left="2.5mm" fo:padding-right="2.5mm" fo:wrap-option="no-wrap" draw:shadow-color="#808080"/>
    </style:style>
    <style:style style:name="gr15" style:family="graphic">
      <style:graphic-properties draw:stroke="none" draw:fill="none" draw:fill-color="#ffffff" draw:textarea-horizontal-align="justify" draw:textarea-vertical-align="middle" draw:auto-grow-height="false" fo:min-height="8.96mm" fo:min-width="8.38mm" fo:padding-top="1.3mm" fo:padding-bottom="1.3mm" fo:padding-left="2.5mm" fo:padding-right="2.5mm" fo:wrap-option="no-wrap" draw:shadow-color="#808080"/>
    </style:style>
    <style:style style:name="gr16" style:family="graphic">
      <style:graphic-properties draw:stroke="none" draw:fill="none" draw:fill-color="#ffffff" draw:textarea-horizontal-align="justify" draw:textarea-vertical-align="middle" draw:auto-grow-height="false" fo:min-height="9.56mm" fo:min-width="10.87mm" fo:padding-top="1.3mm" fo:padding-bottom="1.3mm" fo:padding-left="2.5mm" fo:padding-right="2.5mm" fo:wrap-option="no-wrap" draw:shadow-color="#808080"/>
    </style:style>
    <style:style style:name="gr17" style:family="graphic">
      <style:graphic-properties draw:stroke="none" draw:fill="none" draw:fill-color="#ffffff" draw:textarea-horizontal-align="justify" draw:textarea-vertical-align="middle" draw:auto-grow-height="false" fo:min-height="9.28mm" fo:min-width="8.72mm" fo:padding-top="1.3mm" fo:padding-bottom="1.3mm" fo:padding-left="2.5mm" fo:padding-right="2.5mm" fo:wrap-option="no-wrap" draw:shadow-color="#808080"/>
    </style:style>
    <style:style style:name="gr18" style:family="graphic">
      <style:graphic-properties draw:stroke="none" draw:fill="none" draw:fill-color="#ffffff" draw:textarea-horizontal-align="justify" draw:textarea-vertical-align="middle" draw:auto-grow-height="false" fo:min-height="8.97mm" fo:min-width="9.15mm" fo:padding-top="1.3mm" fo:padding-bottom="1.3mm" fo:padding-left="2.5mm" fo:padding-right="2.5mm" fo:wrap-option="no-wrap" draw:shadow-color="#808080"/>
    </style:style>
    <style:style style:name="gr19" style:family="graphic">
      <style:graphic-properties draw:stroke="none" draw:fill="none" draw:fill-color="#ffffff" draw:textarea-horizontal-align="justify" draw:textarea-vertical-align="middle" draw:auto-grow-height="false" fo:min-height="9.26mm" fo:min-width="9.79mm" fo:padding-top="1.3mm" fo:padding-bottom="1.3mm" fo:padding-left="2.5mm" fo:padding-right="2.5mm" fo:wrap-option="no-wrap" draw:shadow-color="#808080"/>
    </style:style>
    <style:style style:name="gr20" style:family="graphic">
      <style:graphic-properties draw:stroke="none" draw:fill="none" draw:fill-color="#ffffff" draw:textarea-horizontal-align="justify" draw:textarea-vertical-align="middle" draw:auto-grow-height="false" fo:min-height="8.68mm" fo:min-width="9.51mm" fo:padding-top="1.3mm" fo:padding-bottom="1.3mm" fo:padding-left="2.5mm" fo:padding-right="2.5mm" fo:wrap-option="no-wrap" draw:shadow-color="#808080"/>
    </style:style>
    <style:style style:name="gr21" style:family="graphic">
      <style:graphic-properties draw:stroke="none" draw:fill="none" draw:fill-color="#ffffff" draw:textarea-horizontal-align="justify" draw:textarea-vertical-align="middle" draw:auto-grow-height="false" fo:min-height="8.92mm" fo:min-width="8.15mm" fo:padding-top="1.3mm" fo:padding-bottom="1.3mm" fo:padding-left="2.5mm" fo:padding-right="2.5mm" fo:wrap-option="no-wrap" draw:shadow-color="#808080"/>
    </style:style>
    <style:style style:name="gr22" style:family="graphic">
      <style:graphic-properties draw:stroke="none" draw:fill="none" draw:fill-color="#ffffff" draw:textarea-horizontal-align="justify" draw:textarea-vertical-align="middle" draw:auto-grow-height="false" fo:min-height="8.99mm" fo:min-width="10.87mm" fo:padding-top="1.3mm" fo:padding-bottom="1.3mm" fo:padding-left="2.5mm" fo:padding-right="2.5mm" fo:wrap-option="no-wrap" draw:shadow-color="#808080"/>
    </style:style>
    <style:style style:name="gr23" style:family="graphic">
      <style:graphic-properties draw:stroke="none" draw:fill="none" draw:fill-color="#ffffff" draw:textarea-horizontal-align="justify" draw:textarea-vertical-align="middle" draw:auto-grow-height="false" fo:min-height="9.21mm" fo:min-width="8.2mm" fo:padding-top="1.3mm" fo:padding-bottom="1.3mm" fo:padding-left="2.5mm" fo:padding-right="2.5mm" fo:wrap-option="no-wrap" draw:shadow-color="#808080"/>
    </style:style>
    <style:style style:name="gr24" style:family="graphic">
      <style:graphic-properties draw:stroke="none" draw:fill="none" draw:fill-color="#ffffff" draw:textarea-horizontal-align="justify" draw:textarea-vertical-align="middle" draw:auto-grow-height="false" fo:min-height="8.64mm" fo:min-width="8.72mm" fo:padding-top="1.3mm" fo:padding-bottom="1.3mm" fo:padding-left="2.5mm" fo:padding-right="2.5mm" fo:wrap-option="no-wrap" draw:shadow-color="#808080"/>
    </style:style>
    <style:style style:name="gr25" style:family="graphic">
      <style:graphic-properties draw:stroke="none" draw:fill="none" draw:fill-color="#ffffff" draw:textarea-horizontal-align="justify" draw:textarea-vertical-align="top" draw:auto-grow-height="false" fo:min-height="18.59mm" fo:min-width="74.45mm" fo:padding-top="0mm" fo:padding-bottom="0mm" fo:padding-left="0mm" fo:padding-right="0mm" fo:wrap-option="wrap" draw:shadow-color="#808080"/>
    </style:style>
    <style:style style:name="gr26" style:family="graphic">
      <style:graphic-properties draw:stroke="none" draw:fill="none" draw:fill-color="#ffffff" draw:textarea-horizontal-align="justify" draw:textarea-vertical-align="middle" draw:auto-grow-height="false" fo:min-height="9.1mm" fo:min-width="8.55mm" fo:padding-top="1.3mm" fo:padding-bottom="1.3mm" fo:padding-left="2.5mm" fo:padding-right="2.5mm" fo:wrap-option="no-wrap" draw:shadow-color="#808080"/>
    </style:style>
    <style:style style:name="P1" style:family="paragraph">
      <loext:graphic-properties draw:fill="none" draw:fill-color="#ffffff"/>
      <style:paragraph-properties style:writing-mode="lr-tb"/>
    </style:style>
    <style:style style:name="P2" style:family="paragraph">
      <loext:graphic-properties draw:fill="none" draw:fill-color="#ffffff"/>
      <style:paragraph-properties fo:text-align="center" style:writing-mode="lr-tb"/>
    </style:style>
    <style:style style:name="P3" style:family="paragraph">
      <style:paragraph-properties fo:text-align="start"/>
    </style:style>
    <style:style style:name="P4" style:family="paragraph">
      <loext:graphic-properties draw:fill="none" draw:fill-color="#ffffff"/>
      <style:paragraph-properties fo:text-align="start" style:writing-mode="lr-tb"/>
    </style:style>
    <style:style style:name="T1" style:family="text">
      <style:text-properties style:use-window-font-color="true" style:text-outline="false" style:text-line-through-style="none" style:text-line-through-type="none" style:text-position="0% 100%"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T2" style:family="text">
      <style:text-properties fo:font-size="9pt" style:font-style-complex="normal" style:font-style-asian="normal" style:font-weight-complex="bold" style:font-weight-asian="bold" style:font-size-complex="9pt" style:font-size-asian="9pt" style:font-name-complex="Arial" style:text-position="0% 100%" fo:text-shadow="none" style:text-outline="false" fo:font-style="normal" style:text-line-through-type="none" style:text-underline-style="none" style:text-underline-color="font-color" fo:font-weight="bold" style:font-name="Arial"/>
    </style:style>
    <style:style style:name="T3" style:family="text">
      <style:text-properties fo:font-size="9pt" style:font-style-complex="normal" style:font-style-asian="normal" style:font-size-complex="9pt" style:font-size-asian="9pt" style:font-name-complex="Arial" style:text-position="0% 100%" fo:text-shadow="none" style:text-outline="false" fo:font-style="normal" style:text-line-through-type="none" style:text-underline-style="none" style:text-underline-color="font-color" style:font-name="Arial" fo:font-weight="normal" style:font-weight-asian="normal" style:font-weight-complex="normal"/>
    </style:style>
    <style:style style:name="T4" style:family="text">
      <style:text-properties style:language-asian="zh" style:country-asian="CN" style:font-style-asian="italic" style:text-overline-style="none" style:text-overline-color="font-color" style:font-relief="none" style:text-emphasize="none" style:font-weight-complex="normal" style:font-weight-asian="normal" style:font-size-complex="5.59999990463257pt" style:font-size-asian="5.59999990463257pt" style:font-name-complex="Noto Sans" style:font-name-asian="Noto Sans" style:language-complex="hi" style:country-complex="IN" fo:color="#232627" fo:language="en" fo:country="GB" style:text-line-through-mode="continuous" fo:letter-spacing="normal" style:letter-kerning="true" style:text-position="0% 100%" fo:text-shadow="none" style:text-outline="false" style:text-line-through-type="none" style:text-underline-style="none" style:text-underline-color="font-color" fo:font-weight="normal" style:text-scale="100%" fo:font-style="italic" style:font-style-complex="italic"/>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style:font-name="Arial" fo:font-size="10pt" style:font-size-asian="10pt" style:font-size-complex="10pt"/>
    </style:style>
    <style:style style:name="T8" style:family="text">
      <style:text-properties fo:color="#31363b" style:font-name="Arial" fo:font-size="10pt" fo:font-weight="normal" style:letter-kerning="true" style:font-name-asian="Noto Sans" style:font-name-complex="Noto Sans" style:font-size-asian="10pt" style:font-size-complex="10pt" style:font-weight-asian="normal" style:font-weight-complex="normal"/>
    </style:style>
    <style:style style:name="T9" style:family="text">
      <style:text-properties fo:color="#31363b" style:font-name="Arial" fo:font-size="10pt" fo:font-weight="bold" style:letter-kerning="true" style:font-name-asian="Noto Sans" style:font-name-complex="Noto Sans" style:font-size-asian="10pt" style:font-size-complex="10pt"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font-weight-asian="normal" style:font-weight-complex="normal"/>
    </style:style>
  </office:automatic-styles>
  <office:body>
    <office:spreadsheet>
      <table:calculation-settings table:case-sensitive="false" table:use-regular-expressions="false"/>
      <table:table table:name="Breaks" table:style-name="ta1">
        <office:forms form:automatic-focus="false" form:apply-design-mode="false"/>
        <table:table-column table:style-name="co1" table:default-cell-style-name="ce815"/>
        <table:table-column table:style-name="co2" table:default-cell-style-name="ce815"/>
        <table:table-column table:style-name="co3" table:default-cell-style-name="ce815"/>
        <table:table-column table:style-name="co2" table:number-columns-repeated="7" table:default-cell-style-name="ce831"/>
        <table:table-column table:style-name="co2" table:default-cell-style-name="ce828"/>
        <table:table-column table:style-name="co2" table:number-columns-repeated="8" table:default-cell-style-name="ce831"/>
        <table:table-column table:style-name="co2" table:default-cell-style-name="ce815"/>
        <table:table-column table:style-name="co4" table:number-columns-repeated="237" table:default-cell-style-name="ce815"/>
        <table:table-column table:style-name="co4" table:number-columns-repeated="767" table:default-cell-style-name="Default"/>
        <table:table-row table:style-name="ro1">
          <table:table-cell table:style-name="ce806" office:value-type="string" calcext:value-type="string">
            <text:p>Breaks &amp; Signs</text:p>
          </table:table-cell>
          <table:table-cell table:style-name="ce22"/>
          <table:table-cell table:style-name="ce833"/>
          <table:table-cell table:style-name="ce835" office:value-type="string" calcext:value-type="string">
            <text:p>you can use these breaks and signals in any rhythm</text:p>
          </table:table-cell>
          <table:table-cell table:style-name="ce849"/>
          <table:table-cell table:style-name="ce31"/>
          <table:table-cell table:style-name="ce849"/>
          <table:table-cell table:style-name="ce835"/>
          <table:table-cell table:style-name="ce31"/>
          <table:table-cell table:style-name="ce835"/>
          <table:table-cell table:number-columns-repeated="15"/>
          <table:table-cell table:style-name="ce814"/>
          <table:table-cell table:number-columns-repeated="998"/>
        </table:table-row>
        <table:table-row table:style-name="ro2" table:number-rows-repeated="2">
          <table:table-cell table:style-name="ce2" table:number-columns-repeated="2"/>
          <table:table-cell table:style-name="ce29"/>
          <table:table-cell table:style-name="ce31"/>
          <table:table-cell table:style-name="ce849"/>
          <table:table-cell table:style-name="ce31"/>
          <table:table-cell table:style-name="ce849"/>
          <table:table-cell/>
          <table:table-cell table:style-name="ce31"/>
          <table:table-cell table:style-name="ce52"/>
          <table:table-cell table:number-columns-repeated="15"/>
          <table:table-cell table:style-name="ce814"/>
          <table:table-cell table:number-columns-repeated="998"/>
        </table:table-row>
        <table:table-row table:style-name="ro3">
          <table:table-cell table:style-name="ce808">
            <draw:custom-shape table:end-cell-address="Breaks.B7" table:end-x="2.52mm" table:end-y="0.77mm" draw:z-index="4" draw:name="Graphics 71" draw:style-name="gr1" draw:text-style-name="P1" svg:width="13.43mm" svg:height="10.71mm" svg:x="62.64mm" svg:y="3.77mm">
              <text:p/>
              <draw:enhanced-geometry svg:viewBox="0 0 21600 21600" draw:type="rectangle" draw:enhanced-path="M 0 0 L 21600 0 21600 21600 0 21600 0 0 Z N"/>
            </draw:custom-shape>
            <draw:frame table:end-cell-address="Breaks.B7" table:end-x="0.56mm" table:end-y="1.68mm" draw:z-index="32" draw:name="Graphics 100" draw:style-name="gr2" draw:text-style-name="P2" svg:width="13.7mm" svg:height="11.1mm" svg:x="60.41mm" svg:y="4.29mm">
              <draw:image xlink:href="Pictures/1000000000000044000000444194A605D770EACF.jpg" xlink:type="simple" xlink:show="embed" xlink:actuate="onLoad">
                <text:p/>
              </draw:image>
            </draw:frame>
          </table:table-cell>
          <table:table-cell table:number-columns-repeated="21"/>
          <table:table-cell>
            <draw:custom-shape table:end-cell-address="Breaks.X6" table:end-x="3.65mm" table:end-y="4.13mm" draw:z-index="2" draw:name="Graphics 69" draw:style-name="gr3" draw:text-style-name="P1" svg:width="13.14mm" svg:height="11.38mm" svg:x="4.5mm" svg:y="1.89mm">
              <text:p/>
              <draw:enhanced-geometry svg:viewBox="0 0 21600 21600" draw:type="rectangle" draw:enhanced-path="M 0 0 L 21600 0 21600 21600 0 21600 0 0 Z N"/>
            </draw:custom-shape>
          </table:table-cell>
          <table:table-cell table:number-columns-repeated="2"/>
          <table:table-cell table:style-name="ce814"/>
          <table:table-cell table:number-columns-repeated="998"/>
        </table:table-row>
        <table:table-row table:style-name="ro3">
          <table:table-cell table:style-name="ce809" office:value-type="string" calcext:value-type="string">
            <text:p>Changing the tune</text:p>
          </table:table-cell>
          <table:table-cell table:number-columns-repeated="2"/>
          <table:table-cell table:style-name="ce829" office:value-type="string" calcext:value-type="string">
            <text:p>After this sign, show the sign of the new tune you want to change to. </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office:value-type="string" calcext:value-type="string">
            <text:p>sign X with the sticks or arms</text:p>
          </table:table-cell>
          <table:table-cell table:number-columns-repeated="2"/>
          <table:table-cell table:style-name="ce829" office:value-type="string" calcext:value-type="string">
            <text:p>If you don't use it, only the break following the new tune's sign is played, without changing the tune.</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table:table-cell table:number-columns-repeated="2"/>
          <table:table-cell table:style-name="ce829"/>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1"/>
          <table:table-cell table:style-name="ce828" table:number-columns-repeated="2"/>
          <table:table-cell table:style-name="ce829"/>
          <table:table-cell table:style-name="ce819" table:number-columns-repeated="6"/>
          <table:table-cell table:style-name="ce829"/>
          <table:table-cell table:style-name="ce819" table:number-columns-repeated="7"/>
          <table:table-cell table:style-name="ce839"/>
          <table:table-cell table:style-name="ce819">
            <draw:custom-shape table:end-cell-address="Breaks.U11" table:end-x="11.5mm" table:end-y="2.29mm" draw:z-index="18" draw:name="Graphics 87" draw:style-name="gr4" draw:text-style-name="P1" svg:width="13.42mm" svg:height="11.73mm" svg:x="5.63mm" svg:y="4.29mm">
              <text:p/>
              <draw:enhanced-geometry svg:viewBox="0 0 21600 21600" draw:type="rectangle" draw:enhanced-path="M 0 0 L 21600 0 21600 21600 0 21600 0 0 Z N"/>
            </draw:custom-shape>
            <draw:frame table:end-cell-address="Breaks.U11" table:end-x="8.14mm" table:end-y="2.24mm" draw:z-index="26" draw:name="Graphics 92" draw:style-name="gr2" draw:text-style-name="P2" svg:width="13.45mm" svg:height="11.43mm" svg:x="2.24mm" svg:y="4.54mm">
              <draw:image xlink:href="Pictures/100000000000004400000044B4F0579C204F5D46.jpg" xlink:type="simple" xlink:show="embed" xlink:actuate="onLoad">
                <text:p/>
              </draw:image>
            </draw:frame>
          </table:table-cell>
          <table:table-cell table:style-name="ce819"/>
          <table:table-cell table:style-name="ce814" table:number-columns-repeated="5"/>
          <table:table-cell table:number-columns-repeated="998"/>
        </table:table-row>
        <table:table-row table:style-name="ro3">
          <table:table-cell table:style-name="ce7" office:value-type="string" calcext:value-type="string">
            <text:p>Into the tune</text:p>
          </table:table-cell>
          <table:table-cell table:number-columns-repeated="2"/>
          <table:table-cell table:style-name="ce837" office:value-type="string" calcext:value-type="string">
            <text:p>Signal everyone or a group of instruments to go back into the tune.</text:p>
          </table:table-cell>
          <table:table-cell table:style-name="ce818" table:number-columns-repeated="17"/>
          <table:table-cell table:style-name="ce814" table:number-columns-repeated="5"/>
          <table:table-cell table:number-columns-repeated="998"/>
        </table:table-row>
        <table:table-row table:style-name="ro3">
          <table:table-cell table:style-name="ce811" office:value-type="string" calcext:value-type="string">
            <text:p>move both hands from the shoulders down </text:p>
          </table:table-cell>
          <table:table-cell table:number-columns-repeated="2"/>
          <table:table-cell table:style-name="ce837"/>
          <table:table-cell table:style-name="ce818" table:number-columns-repeated="17"/>
          <table:table-cell table:style-name="ce814" table:number-columns-repeated="5"/>
          <table:table-cell table:number-columns-repeated="998"/>
        </table:table-row>
        <table:table-row table:style-name="ro3">
          <table:table-cell table:style-name="ce813" office:value-type="string" calcext:value-type="string">
            <text:p>in a half circle each, like waves, backs of the </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office:value-type="string" calcext:value-type="string">
            <text:p>hands touching each other at the bottom.</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4" table:number-columns-repeated="3"/>
          <table:table-cell table:style-name="ce818" table:number-columns-repeated="11"/>
          <table:table-cell table:style-name="ce818">
            <draw:custom-shape table:end-cell-address="Breaks.Q17" table:end-x="2.8mm" table:end-y="2.17mm" draw:z-index="5" draw:name="Graphics 74" draw:style-name="gr5" draw:text-style-name="P1" svg:width="13.7mm" svg:height="11.39mm" svg:x="4.2mm" svg:y="4.5mm">
              <text:p/>
              <draw:enhanced-geometry svg:viewBox="0 0 21600 21600" draw:type="rectangle" draw:enhanced-path="M 0 0 L 21600 0 21600 21600 0 21600 0 0 Z N"/>
            </draw:custom-shape>
          </table:table-cell>
          <table:table-cell table:style-name="ce818" table:number-columns-repeated="6"/>
          <table:table-cell table:style-name="ce814" table:number-columns-repeated="5"/>
          <table:table-cell table:number-columns-repeated="998"/>
        </table:table-row>
        <table:table-row table:style-name="ro3">
          <table:table-cell table:number-columns-repeated="3"/>
          <table:table-cell table:style-name="ce819" table:number-columns-repeated="7"/>
          <table:table-cell table:style-name="ce829"/>
          <table:table-cell table:style-name="ce819" table:number-columns-repeated="3"/>
          <table:table-cell table:style-name="ce819">
            <draw:frame table:end-cell-address="Breaks.Q17" table:end-x="5.27mm" table:end-y="3.41mm" draw:z-index="33" draw:name="Graphics 101" draw:style-name="gr2" draw:text-style-name="P2" svg:width="13.66mm" svg:height="10.94mm" svg:x="6.71mm" svg:y="1.63mm">
              <draw:image xlink:href="Pictures/100000000000004400000044096F48B8A02BABF2.jpg" xlink:type="simple" xlink:show="embed" xlink:actuate="onLoad">
                <text:p/>
              </draw:image>
            </draw:frame>
          </table:table-cell>
          <table:table-cell table:style-name="ce819" table:number-columns-repeated="6"/>
          <table:table-cell table:number-columns-repeated="4"/>
          <table:table-cell table:style-name="ce814"/>
          <table:table-cell table:number-columns-repeated="998"/>
        </table:table-row>
        <table:table-row table:style-name="ro3">
          <table:table-cell table:style-name="ce11" office:value-type="string" calcext:value-type="string">
            <text:p>Continue playing</text:p>
          </table:table-cell>
          <table:table-cell table:number-columns-repeated="2"/>
          <table:table-cell table:style-name="ce818" office:value-type="string" calcext:value-type="string">
            <text:p>Show together with instrument section sign(s).</text:p>
          </table:table-cell>
          <table:table-cell table:style-name="ce819" table:number-columns-repeated="6"/>
          <table:table-cell table:style-name="ce829"/>
          <table:table-cell table:style-name="ce819" table:number-columns-repeated="10"/>
          <table:table-cell table:number-columns-repeated="4"/>
          <table:table-cell table:style-name="ce814"/>
          <table:table-cell table:number-columns-repeated="998"/>
        </table:table-row>
        <table:table-row table:style-name="ro4">
          <table:table-cell table:style-name="ce813" office:value-type="string" calcext:value-type="string">
            <text:p>Turn your hands around each other horizontally</text:p>
          </table:table-cell>
          <table:table-cell table:style-name="ce813" table:number-columns-repeated="2"/>
          <table:table-cell table:style-name="ce838" table:number-columns-repeated="7"/>
          <table:table-cell table:style-name="ce53"/>
          <table:table-cell table:style-name="ce838" table:number-columns-repeated="3"/>
          <table:table-cell table:style-name="ce839" table:number-columns-repeated="5"/>
          <table:table-cell table:style-name="ce819" table:number-columns-repeated="2"/>
          <table:table-cell table:number-columns-repeated="4"/>
          <table:table-cell table:style-name="ce814"/>
          <table:table-cell table:number-columns-repeated="998"/>
        </table:table-row>
        <table:table-row table:style-name="ro5">
          <table:table-cell table:style-name="ce810"/>
          <table:table-cell table:number-columns-repeated="2"/>
          <table:table-cell table:style-name="ce819" table:number-columns-repeated="6"/>
          <table:table-cell table:style-name="ce839"/>
          <table:table-cell table:style-name="ce829"/>
          <table:table-cell table:style-name="ce839" table:number-columns-repeated="8"/>
          <table:table-cell table:style-name="ce819" table:number-columns-repeated="3"/>
          <table:table-cell table:number-columns-repeated="3"/>
          <table:table-cell table:style-name="ce814"/>
          <table:table-cell table:number-columns-repeated="998"/>
        </table:table-row>
        <table:table-row table:style-name="ro5">
          <table:table-cell table:style-name="ce814" table:number-columns-repeated="3"/>
          <table:table-cell table:style-name="ce818" table:number-columns-repeated="12"/>
          <table:table-cell table:style-name="ce818">
            <draw:custom-shape table:end-cell-address="Breaks.R22" table:end-x="3.61mm" table:end-y="1.86mm" draw:z-index="17" draw:name="Graphics 89" draw:style-name="gr6" draw:text-style-name="P1" svg:width="13.66mm" svg:height="11.94mm" svg:x="5.05mm" svg:y="4.21mm">
              <text:p/>
              <draw:enhanced-geometry svg:viewBox="0 0 21600 21600" draw:type="rectangle" draw:enhanced-path="M 0 0 L 21600 0 21600 21600 0 21600 0 0 Z N"/>
            </draw:custom-shape>
            <draw:frame table:end-cell-address="Breaks.R22" table:end-x="5.57mm" table:end-y="1.49mm" draw:z-index="24" draw:name="Graphics 53" draw:style-name="gr2" draw:text-style-name="P2" svg:width="13.43mm" svg:height="11.57mm" svg:x="7.24mm" svg:y="4.21mm">
              <draw:image xlink:href="Pictures/100000000000004400000044BABF2B7035FCD1D7.jpg" xlink:type="simple" xlink:show="embed" xlink:actuate="onLoad">
                <text:p/>
              </draw:image>
            </draw:frame>
          </table:table-cell>
          <table:table-cell table:style-name="ce818" table:number-columns-repeated="5"/>
          <table:table-cell table:style-name="ce814" table:number-columns-repeated="5"/>
          <table:table-cell table:number-columns-repeated="998"/>
        </table:table-row>
        <table:table-row table:style-name="ro5">
          <table:table-cell table:style-name="ce7" office:value-type="string" calcext:value-type="string">
            <text:p>Everybody else</text:p>
          </table:table-cell>
          <table:table-cell table:number-columns-repeated="2"/>
          <table:table-cell table:style-name="ce837" office:value-type="string" calcext:value-type="string">
            <text:p>After showing something to one section, always</text:p>
          </table:table-cell>
          <table:table-cell table:style-name="ce818" table:number-columns-repeated="17"/>
          <table:table-cell table:style-name="ce814" table:number-columns-repeated="5"/>
          <table:table-cell table:number-columns-repeated="998"/>
        </table:table-row>
        <table:table-row table:style-name="ro5">
          <table:table-cell table:style-name="ce12" office:value-type="string" calcext:value-type="string">
            <text:p>Circle with your index finger above your head</text:p>
          </table:table-cell>
          <table:table-cell table:style-name="ce819" table:number-columns-repeated="2"/>
          <table:table-cell table:style-name="ce837" office:value-type="string" calcext:value-type="string">
            <text:p>signal to <text:s/>the rest of the band what they should do.</text:p>
          </table:table-cell>
          <table:table-cell table:style-name="ce818" table:number-columns-repeated="21"/>
          <table:table-cell table:style-name="ce814"/>
          <table:table-cell table:number-columns-repeated="998"/>
        </table:table-row>
        <table:table-row table:style-name="ro5" table:number-rows-repeated="2">
          <table:table-cell table:style-name="ce818" table:number-columns-repeated="25"/>
          <table:table-cell table:style-name="ce814"/>
          <table:table-cell table:number-columns-repeated="998"/>
        </table:table-row>
        <table:table-row table:style-name="ro5">
          <table:table-cell table:style-name="ce819" table:number-columns-repeated="9"/>
          <table:table-cell table:style-name="ce839"/>
          <table:table-cell table:style-name="ce829"/>
          <table:table-cell table:style-name="ce839" table:number-columns-repeated="4"/>
          <table:table-cell table:style-name="ce839">
            <draw:custom-shape table:end-cell-address="Breaks.Q26" table:end-x="6.15mm" table:end-y="4.25mm" draw:z-index="6" draw:name="Graphics 75" draw:style-name="gr7" draw:text-style-name="P1" svg:width="13.7mm" svg:height="11.89mm" svg:x="0mm" svg:y="1.89mm">
              <text:p/>
              <draw:enhanced-geometry svg:viewBox="0 0 21600 21600" draw:type="rectangle" draw:enhanced-path="M 0 0 L 21600 0 21600 21600 0 21600 0 0 Z N"/>
            </draw:custom-shape>
            <draw:frame table:end-cell-address="Breaks.R26" table:end-x="5.8mm" table:end-y="2.22mm" draw:z-index="34" draw:name="Graphics 102" draw:style-name="gr2" draw:text-style-name="P2" svg:width="13.66mm" svg:height="11.18mm" svg:x="7.24mm" svg:y="0.57mm">
              <draw:image xlink:href="Pictures/100000000000004400000044EE348CC7752D746D.jpg" xlink:type="simple" xlink:show="embed" xlink:actuate="onLoad">
                <text:p/>
              </draw:image>
            </draw:frame>
          </table:table-cell>
          <table:table-cell table:style-name="ce839" table:number-columns-repeated="3"/>
          <table:table-cell table:style-name="ce819" table:number-columns-repeated="2"/>
          <table:table-cell table:style-name="ce819">
            <draw:custom-shape table:end-cell-address="Breaks.W27" table:end-x="3.95mm" table:end-y="0.51mm" draw:z-index="3" draw:name="Graphics 29" draw:style-name="gr8" draw:text-style-name="P1" svg:width="13.46mm" svg:height="11.89mm" svg:x="4.5mm" svg:y="2.93mm">
              <text:p/>
              <draw:enhanced-geometry svg:viewBox="0 0 21600 21600" draw:type="rectangle" draw:enhanced-path="M 0 0 L 21600 0 21600 21600 0 21600 0 0 Z N"/>
            </draw:custom-shape>
          </table:table-cell>
          <table:table-cell table:style-name="ce819" table:number-columns-repeated="3"/>
          <table:table-cell table:style-name="ce814"/>
          <table:table-cell table:number-columns-repeated="998"/>
        </table:table-row>
        <table:table-row table:style-name="ro5">
          <table:table-cell table:style-name="ce809" office:value-type="string" calcext:value-type="string">
            <text:p>Stop</text:p>
          </table:table-cell>
          <table:table-cell table:style-name="ce819" table:number-columns-repeated="2"/>
          <table:table-cell table:style-name="ce829" office:value-type="string" calcext:value-type="string">
            <text:p>In the moment of stopping, move your fist down.</text:p>
          </table:table-cell>
          <table:table-cell table:style-name="ce839" table:number-columns-repeated="2"/>
          <table:table-cell table:style-name="ce819" table:number-columns-repeated="3"/>
          <table:table-cell table:style-name="ce839"/>
          <table:table-cell table:style-name="ce829"/>
          <table:table-cell table:style-name="ce839" table:number-columns-repeated="8"/>
          <table:table-cell table:style-name="ce819" table:number-columns-repeated="6"/>
          <table:table-cell table:style-name="ce814"/>
          <table:table-cell table:number-columns-repeated="998"/>
        </table:table-row>
        <table:table-row table:style-name="ro5">
          <table:table-cell table:style-name="ce820" office:value-type="string" calcext:value-type="string">
            <text:p>Raise one fist</text:p>
          </table:table-cell>
          <table:table-cell table:style-name="ce819" table:number-columns-repeated="2"/>
          <table:table-cell table:style-name="ce829" office:value-type="string" calcext:value-type="string">
            <text:p>In order to “Stop” the band you have to count in.</text:p>
          </table:table-cell>
          <table:table-cell table:style-name="ce839" table:number-columns-repeated="5"/>
          <table:table-cell table:style-name="ce819"/>
          <table:table-cell table:style-name="ce829"/>
          <table:table-cell table:style-name="ce819" table:number-columns-repeated="14"/>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9" table:number-columns-repeated="2"/>
          <table:table-cell table:style-name="ce814"/>
          <table:table-cell table:style-name="ce819" table:number-columns-repeated="2"/>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821"/>
          <table:table-cell table:style-name="ce819" table:number-columns-repeated="5"/>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11" office:value-type="string" calcext:value-type="string">
            <text:p>Stop immediately</text:p>
          </table:table-cell>
          <table:table-cell table:style-name="ce814" table:number-columns-repeated="2"/>
          <table:table-cell table:style-name="ce829" office:value-type="string" calcext:value-type="string">
            <text:p>In the moment of stopping, move your fists down.</text:p>
          </table:table-cell>
          <table:table-cell table:style-name="ce814" table:number-columns-repeated="13"/>
          <table:table-cell table:style-name="ce818"/>
          <table:table-cell table:style-name="ce818">
            <draw:frame table:end-cell-address="Breaks.U31" table:end-x="6.43mm" table:end-y="1.83mm" draw:z-index="43" draw:name="Graphics 111" draw:style-name="gr2" draw:text-style-name="P2" svg:width="14.55mm" svg:height="11.35mm" svg:x="6.98mm" svg:y="0.02mm">
              <draw:image xlink:href="Pictures/10000201000000520000004472AE8F0A800688D2.png" xlink:type="simple" xlink:show="embed" xlink:actuate="onLoad">
                <text:p/>
              </draw:image>
            </draw:frame>
          </table:table-cell>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4" office:value-type="string" calcext:value-type="string">
            <text:p>Raise two fists</text:p>
          </table:table-cell>
          <table:table-cell table:style-name="ce814" table:number-columns-repeated="2"/>
          <table:table-cell table:style-name="ce819" office:value-type="string" calcext:value-type="string">
            <text:p>When “Stop immediately” is shown, everybody should stop immediately, </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4" table:number-columns-repeated="2"/>
          <table:table-cell table:style-name="ce814" office:value-type="string" calcext:value-type="string">
            <text:p>even in the middle of the music.</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number-rows-repeated="3">
          <table:table-cell table:style-name="ce819" table:number-columns-repeated="3"/>
          <table:table-cell table:style-name="ce829"/>
          <table:table-cell table:style-name="ce839" table:number-columns-repeated="6"/>
          <table:table-cell table:style-name="ce829"/>
          <table:table-cell table:style-name="ce839" table:number-columns-repeated="8"/>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8" table:number-columns-repeated="23"/>
          <table:table-cell table:style-name="ce819"/>
          <table:table-cell table:style-name="ce814" table:number-columns-repeated="2"/>
          <table:table-cell table:number-columns-repeated="998"/>
        </table:table-row>
        <table:table-row table:style-name="ro5">
          <table:table-cell table:style-name="ce17" office:value-type="string" calcext:value-type="string">
            <text:p>Speeding Up / Down</text:p>
          </table:table-cell>
          <table:table-cell table:style-name="ce829" table:number-columns-repeated="2"/>
          <table:table-cell table:style-name="ce829" office:value-type="string" calcext:value-type="string">
            <text:p>Some breaks can be used for speeding up or slowing down. Others need more practise and some experience.</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signed with circling a watch on</text:p>
          </table:table-cell>
          <table:table-cell table:style-name="ce829" table:number-columns-repeated="2"/>
          <table:table-cell table:style-name="ce829" office:value-type="string" calcext:value-type="string">
            <text:p>Speeding up can also be done following one instrument section, either by signing to everyone to listen to</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the hand clock wise, while pointing </text:p>
          </table:table-cell>
          <table:table-cell table:style-name="ce829" table:number-columns-repeated="2"/>
          <table:table-cell table:style-name="ce829" office:value-type="string" calcext:value-type="string">
            <text:p>and follow while playing, or by stopping all other instruments and then,</text:p>
          </table:table-cell>
          <table:table-cell table:style-name="ce819" table:number-columns-repeated="6"/>
          <table:table-cell table:style-name="ce829"/>
          <table:table-cell table:style-name="ce819" table:number-columns-repeated="9"/>
          <table:table-cell table:style-name="ce819">
            <draw:custom-shape table:end-cell-address="Breaks.V41" table:end-x="13.16mm" table:end-y="0.47mm" draw:z-index="8" draw:name="Graphics 77" draw:style-name="gr9" draw:text-style-name="P1" svg:width="13.72mm" svg:height="11.87mm" svg:x="13.44mm" svg:y="2.89mm">
              <text:p/>
              <draw:enhanced-geometry svg:viewBox="0 0 21600 21600" draw:type="rectangle" draw:enhanced-path="M 0 0 L 21600 0 21600 21600 0 21600 0 0 Z N"/>
            </draw:custom-shape>
          </table:table-cell>
          <table:table-cell table:style-name="ce819"/>
          <table:table-cell table:style-name="ce818">
            <draw:custom-shape table:end-cell-address="Breaks.X41" table:end-x="5.63mm" table:end-y="0.47mm" draw:z-index="7" draw:name="Graphics 76" draw:style-name="gr10" draw:text-style-name="P1" svg:width="13.44mm" svg:height="11.87mm" svg:x="6.18mm" svg:y="2.89mm">
              <text:p/>
              <draw:enhanced-geometry svg:viewBox="0 0 21600 21600" draw:type="rectangle" draw:enhanced-path="M 0 0 L 21600 0 21600 21600 0 21600 0 0 Z N"/>
            </draw:custom-shape>
          </table:table-cell>
          <table:table-cell table:style-name="ce819"/>
          <table:table-cell table:style-name="ce814" table:number-columns-repeated="2"/>
          <table:table-cell table:number-columns-repeated="998"/>
        </table:table-row>
        <table:table-row table:style-name="ro5">
          <table:table-cell table:style-name="ce12" office:value-type="string" calcext:value-type="string">
            <text:p>upwards with the drumsticks.</text:p>
          </table:table-cell>
          <table:table-cell table:style-name="ce829" table:number-columns-repeated="2"/>
          <table:table-cell table:style-name="ce829" office:value-type="string" calcext:value-type="string">
            <text:p>after speeding up, get all back in with a break or just count them in. </text:p>
          </table:table-cell>
          <table:table-cell table:style-name="ce819" table:number-columns-repeated="6"/>
          <table:table-cell table:style-name="ce829"/>
          <table:table-cell table:style-name="ce819" table:number-columns-repeated="8"/>
          <table:table-cell table:style-name="ce819">
            <draw:frame table:end-cell-address="Breaks.U41" table:end-x="12.87mm" table:end-y="1.82mm" draw:z-index="29" draw:name="Graphics 97" draw:style-name="gr2" draw:text-style-name="P2" svg:width="13.44mm" svg:height="11.04mm" svg:x="6.98mm" svg:y="0.31mm">
              <draw:image xlink:href="Pictures/1000000000000044000000445B05C485445C027F.jpg" xlink:type="simple" xlink:show="embed" xlink:actuate="onLoad">
                <text:p/>
              </draw:image>
            </draw:frame>
          </table:table-cell>
          <table:table-cell table:style-name="ce819"/>
          <table:table-cell table:style-name="ce819">
            <draw:frame table:end-cell-address="Breaks.W41" table:end-x="1.96mm" table:end-y="2.22mm" draw:z-index="35" draw:name="Graphics 103" draw:style-name="gr2" draw:text-style-name="P2" svg:width="13.42mm" svg:height="11.18mm" svg:x="2.55mm" svg:y="0.57mm">
              <draw:image xlink:href="Pictures/100000000000004400000044ADBEB607C2E69F9E.jpg" xlink:type="simple" xlink:show="embed" xlink:actuate="onLoad">
                <text:p/>
              </draw:image>
            </draw:frame>
          </table:table-cell>
          <table:table-cell table:style-name="ce818"/>
          <table:table-cell table:style-name="ce829"/>
          <table:table-cell table:style-name="ce814" table:number-columns-repeated="2"/>
          <table:table-cell table:style-name="ce828" table:number-columns-repeated="998"/>
        </table:table-row>
        <table:table-row table:style-name="ro5">
          <table:table-cell table:style-name="ce12" office:value-type="string" calcext:value-type="string">
            <text:p>Or downwards, to slow down.</text:p>
          </table:table-cell>
          <table:table-cell table:style-name="ce829" table:number-columns-repeated="2"/>
          <table:table-cell table:style-name="ce829" office:value-type="string" calcext:value-type="string">
            <text:p>For speeding up you would take the most stable section,</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2"/>
          <table:table-cell table:style-name="ce829" office:value-type="string" calcext:value-type="string">
            <text:p>but maybe not the surdos.</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3"/>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819" table:number-columns-repeated="3"/>
          <table:table-cell table:style-name="ce839" table:number-columns-repeated="7"/>
          <table:table-cell table:style-name="ce829"/>
          <table:table-cell table:style-name="ce839" table:number-columns-repeated="6"/>
          <table:table-cell table:style-name="ce839">
            <draw:frame table:end-cell-address="Breaks.T46" table:end-x="4.31mm" table:end-y="1.53mm" draw:z-index="28" draw:name="Graphics 96" draw:style-name="gr2" draw:text-style-name="P2" svg:width="12.93mm" svg:height="11.55mm" svg:x="6.48mm" svg:y="4.27mm">
              <draw:image xlink:href="Pictures/1000000000000044000000440F9EB46BB50F7DE0.jpg" xlink:type="simple" xlink:show="embed" xlink:actuate="onLoad">
                <text:p/>
              </draw:image>
            </draw:frame>
          </table:table-cell>
          <table:table-cell table:style-name="ce839">
            <draw:custom-shape table:end-cell-address="Breaks.T46" table:end-x="6.17mm" table:end-y="1.47mm" draw:z-index="19" draw:name="Graphics 90" draw:style-name="gr11" draw:text-style-name="P1" svg:width="13.44mm" svg:height="11.75mm" svg:x="0.28mm" svg:y="4.01mm">
              <text:p/>
              <draw:enhanced-geometry svg:viewBox="0 0 21600 21600" draw:type="rectangle" draw:enhanced-path="M 0 0 L 21600 0 21600 21600 0 21600 0 0 Z N"/>
            </draw:custom-shape>
          </table:table-cell>
          <table:table-cell table:style-name="ce819"/>
          <table:table-cell table:style-name="ce819">
            <draw:custom-shape table:end-cell-address="Breaks.V46" table:end-x="5.34mm" table:end-y="1.53mm" draw:z-index="20" draw:name="Graphics 91" draw:style-name="gr12" draw:text-style-name="P1" svg:width="13.47mm" svg:height="12.33mm" svg:x="5.87mm" svg:y="3.49mm">
              <text:p/>
              <draw:enhanced-geometry svg:viewBox="0 0 21600 21600" draw:type="rectangle" draw:enhanced-path="M 0 0 L 21600 0 21600 21600 0 21600 0 0 Z N"/>
            </draw:custom-shape>
            <draw:frame table:end-cell-address="Breaks.U46" table:end-x="13.96mm" table:end-y="1.53mm" draw:z-index="27" draw:name="Graphics 95" draw:style-name="gr2" draw:text-style-name="P2" svg:width="13.7mm" svg:height="11.55mm" svg:x="0.26mm" svg:y="4.27mm">
              <draw:image xlink:href="Pictures/100000000000004400000044BE8E0EF2442DE721.jpg" xlink:type="simple" xlink:show="embed" xlink:actuate="onLoad">
                <text:p/>
              </draw:image>
            </draw:frame>
          </table:table-cell>
          <table:table-cell table:style-name="ce819"/>
          <table:table-cell table:style-name="ce818"/>
          <table:table-cell table:style-name="ce819"/>
          <table:table-cell table:style-name="ce814" table:number-columns-repeated="2"/>
          <table:table-cell table:number-columns-repeated="998"/>
        </table:table-row>
        <table:table-row table:style-name="ro5">
          <table:table-cell table:style-name="ce7" office:value-type="string" calcext:value-type="string">
            <text:p>Volume Up / Down</text:p>
          </table:table-cell>
          <table:table-cell table:style-name="ce819" table:number-columns-repeated="2"/>
          <table:table-cell table:style-name="ce837" office:value-type="string" calcext:value-type="string">
            <text:p>Take care that the band only changes loudness, not speed.</text:p>
          </table:table-cell>
          <table:table-cell table:style-name="ce818" table:number-columns-repeated="20"/>
          <table:table-cell table:style-name="ce814" table:number-columns-repeated="2"/>
          <table:table-cell table:number-columns-repeated="998"/>
        </table:table-row>
        <table:table-row table:style-name="ro5">
          <table:table-cell table:style-name="ce12" office:value-type="string" calcext:value-type="string">
            <text:p>move flat hands up / tho the bottom</text:p>
          </table:table-cell>
          <table:table-cell table:style-name="ce819" table:number-columns-repeated="2"/>
          <table:table-cell table:style-name="ce837"/>
          <table:table-cell table:style-name="ce818" table:number-columns-repeated="20"/>
          <table:table-cell table:style-name="ce814" table:number-columns-repeated="2"/>
          <table:table-cell table:number-columns-repeated="998"/>
        </table:table-row>
        <table:table-row table:style-name="ro5">
          <table:table-cell table:style-name="ce818" table:number-columns-repeated="24"/>
          <table:table-cell table:style-name="ce814" table:number-columns-repeated="2"/>
          <table:table-cell table:number-columns-repeated="998"/>
        </table:table-row>
        <table:table-row table:style-name="ro5">
          <table:table-cell table:style-name="ce18"/>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style-name="ce819">
            <draw:frame table:end-cell-address="Breaks.V50" table:end-x="13.75mm" table:end-y="3.24mm" draw:z-index="52" draw:name="Picture 53" draw:style-name="gr2" draw:text-style-name="P2" svg:width="14.01mm" svg:height="12.75mm" svg:x="13.74mm" svg:y="4.78mm">
              <draw:image xlink:href="Pictures/10000000000001D8000001D84E5BD4AC46AD93E0.jpg" xlink:type="simple" xlink:show="embed" xlink:actuate="onLoad">
                <text:p/>
              </draw:image>
            </draw:frame>
          </table:table-cell>
          <table:table-cell table:style-name="ce819" table:number-columns-repeated="3"/>
          <table:table-cell table:style-name="ce814" table:number-columns-repeated="2"/>
          <table:table-cell table:number-columns-repeated="998"/>
        </table:table-row>
        <table:table-row table:style-name="ro5">
          <table:table-cell table:style-name="ce17" office:value-type="string" calcext:value-type="string">
            <text:p>Loop</text:p>
          </table:table-cell>
          <table:table-cell table:style-name="ce819" table:number-columns-repeated="2"/>
          <table:table-cell table:style-name="ce829" office:value-type="string" calcext:value-type="string">
            <text:p>For repeating a sign (or a sequence) endlessly, show with your second hand the loop sign.</text:p>
          </table:table-cell>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20" office:value-type="string" calcext:value-type="string">
            <text:p>draw with you second hand a half circle </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office:value-type="string" calcext:value-type="string">
            <text:p>over the sign you want to repeat</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18" table:number-columns-repeated="21"/>
          <table:table-cell table:style-name="ce818">
            <draw:custom-shape table:end-cell-address="Breaks.W55" table:end-x="3.39mm" table:end-y="2.16mm" draw:z-index="23" draw:name="Graphics 88" draw:style-name="gr13" draw:text-style-name="P1" svg:width="13.16mm" svg:height="11.7mm" svg:x="4.24mm" svg:y="4.77mm">
              <text:p/>
              <draw:enhanced-geometry svg:viewBox="0 0 21600 21600" draw:type="rectangle" draw:enhanced-path="M 0 0 L 21600 0 21600 21600 0 21600 0 0 Z N"/>
            </draw:custom-shape>
            <draw:frame table:end-cell-address="Breaks.W55" table:end-x="3.65mm" table:end-y="0.81mm" draw:z-index="25" draw:name="Graphics 70" draw:style-name="gr2" draw:text-style-name="P2" svg:width="13.16mm" svg:height="11.11mm" svg:x="4.5mm" svg:y="4.01mm">
              <draw:image xlink:href="Pictures/1000000000000044000000441F5BE72B8775358F.jpg" xlink:type="simple" xlink:show="embed" xlink:actuate="onLoad">
                <text:p/>
              </draw:image>
            </draw:frame>
          </table:table-cell>
          <table:table-cell table:style-name="ce818" table:number-columns-repeated="2"/>
          <table:table-cell table:style-name="ce814" table:number-columns-repeated="2"/>
          <table:table-cell table:number-columns-repeated="998"/>
        </table:table-row>
        <table:table-row table:style-name="ro5">
          <table:table-cell table:style-name="ce7" office:value-type="string" calcext:value-type="string">
            <text:p>4 x repeat, from soft to loud</text:p>
          </table:table-cell>
          <table:table-cell table:style-name="ce819" table:number-columns-repeated="2"/>
          <table:table-cell table:style-name="ce837" office:value-type="string" calcext:value-type="string">
            <text:p>The break you show is repeated four times. </text:p>
          </table:table-cell>
          <table:table-cell table:style-name="ce818" table:number-columns-repeated="13"/>
          <table:table-cell table:style-name="ce838" office:value-type="string" calcext:value-type="string">
            <text:p>eg with Clave Break:</text:p>
          </table:table-cell>
          <table:table-cell table:style-name="ce818" table:number-columns-repeated="6"/>
          <table:table-cell table:style-name="ce814" table:number-columns-repeated="2"/>
          <table:table-cell table:number-columns-repeated="998"/>
        </table:table-row>
        <table:table-row table:style-name="ro5">
          <table:table-cell table:style-name="ce12" office:value-type="string" calcext:value-type="string">
            <text:p>with the left hand, show the sign.</text:p>
          </table:table-cell>
          <table:table-cell table:style-name="ce819" table:number-columns-repeated="2"/>
          <table:table-cell table:style-name="ce837" office:value-type="string" calcext:value-type="string">
            <text:p>This is played from soft to loud.</text:p>
          </table:table-cell>
          <table:table-cell table:style-name="ce839" table:number-columns-repeated="6"/>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move your right flat hand along the left arm,</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from elbow to hand upwards without stopping, </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on the side facing your body.</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19" table:number-columns-repeated="10"/>
          <table:table-cell table:style-name="ce829"/>
          <table:table-cell table:style-name="ce819"/>
          <table:table-cell table:style-name="ce819">
            <draw:custom-shape table:end-cell-address="Breaks.N61" table:end-x="6.4mm" table:end-y="0.76mm" draw:z-index="21" draw:name="Graphics 68" draw:style-name="gr14" draw:text-style-name="P1" svg:width="13.38mm" svg:height="11.34mm" svg:x="0.59mm" svg:y="3.71mm">
              <text:p/>
              <draw:enhanced-geometry svg:viewBox="0 0 21600 21600" draw:type="rectangle" draw:enhanced-path="M 0 0 L 21600 0 21600 21600 0 21600 0 0 Z N"/>
            </draw:custom-shape>
            <draw:custom-shape table:end-cell-address="Breaks.N61" table:end-x="6.4mm" table:end-y="1.53mm" draw:z-index="22" draw:name="Graphics 85" draw:style-name="gr15" draw:text-style-name="P1" svg:width="13.38mm" svg:height="11.56mm" svg:x="0.59mm" svg:y="4.26mm">
              <text:p/>
              <draw:enhanced-geometry svg:viewBox="0 0 21600 21600" draw:type="rectangle" draw:enhanced-path="M 0 0 L 21600 0 21600 21600 0 21600 0 0 Z N"/>
            </draw:custom-shape>
            <draw:frame table:end-cell-address="Breaks.N61" table:end-x="6.4mm" table:end-y="0.76mm" draw:z-index="36" draw:name="Graphics 104" draw:style-name="gr2" draw:text-style-name="P2" svg:width="13.38mm" svg:height="11.34mm" svg:x="0.59mm" svg:y="3.71mm">
              <draw:image xlink:href="Pictures/1000000000000044000000448742B7796624B345.jpg" xlink:type="simple" xlink:show="embed" xlink:actuate="onLoad">
                <text:p/>
              </draw:image>
            </draw:frame>
          </table:table-cell>
          <table:table-cell table:style-name="ce819"/>
          <table:table-cell table:style-name="ce818" table:number-columns-repeated="10"/>
          <table:table-cell table:style-name="ce814" table:number-columns-repeated="2"/>
          <table:table-cell table:number-columns-repeated="998"/>
        </table:table-row>
        <table:table-row table:style-name="ro5">
          <table:table-cell table:style-name="ce809" office:value-type="string" calcext:value-type="string">
            <text:p>Speaking Break</text:p>
          </table:table-cell>
          <table:table-cell table:style-name="ce819" table:number-columns-repeated="2"/>
          <table:table-cell table:style-name="ce819" office:value-type="string" calcext:value-type="string">
            <text:p>Shout whatever you agreed on.</text:p>
          </table:table-cell>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20" office:value-type="string" calcext:value-type="string">
            <text:p>make blabla with one hand</text:p>
          </table:table-cell>
          <table:table-cell table:style-name="ce819" table:number-columns-repeated="9"/>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2: blabla with two hands and some distance between each other </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3: blabla with two hands, like eating each other.</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19" office:value-type="string" calcext:value-type="string">
            <text:p>Let instruments play another instrument's rhythm</text:p>
          </table:table-cell>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office:value-type="string" calcext:value-type="string">
            <text:p>First who, then what</text:p>
          </table:table-cell>
          <table:table-cell table:style-name="ce828" table:number-columns-repeated="2"/>
          <table:table-cell table:style-name="ce828" office:value-type="string" calcext:value-type="string">
            <text:p>First show the instrument section(s), of <text:span text:style-name="T2">who</text:span><text:span text:style-name="T3"> you mean.</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Then show the instrument section, of <text:span text:style-name="T2">what</text:span><text:span text:style-name="T3"> they should play.</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Remember some instruments have two sticks and some have two sounds (agogôs). Not everything is possible.</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0"/>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table-cell table:style-name="ce819" table:number-columns-repeated="2"/>
          <table:table-cell table:number-columns-repeated="2"/>
          <table:table-cell table:style-name="ce814" table:number-columns-repeated="2"/>
          <table:table-cell table:number-columns-repeated="998"/>
        </table:table-row>
        <table:table-row table:style-name="ro5">
          <table:table-cell table:style-name="ce810">
            <draw:custom-shape table:end-cell-address="Breaks.A73" table:end-x="55.02mm" table:end-y="2.12mm" draw:z-index="9" draw:name="Graphics 78" draw:style-name="gr16" draw:text-style-name="P1" svg:width="15.87mm" svg:height="12.16mm" svg:x="39.15mm" svg:y="4.25mm">
              <text:p/>
              <draw:enhanced-geometry svg:viewBox="0 0 21600 21600" draw:type="rectangle" draw:enhanced-path="M 0 0 L 21600 0 21600 21600 0 21600 0 0 Z N"/>
            </draw:custom-shape>
            <draw:frame table:end-cell-address="Breaks.B73" table:end-x="0.29mm" table:end-y="2.12mm" draw:z-index="30" draw:name="Graphics 98" draw:style-name="gr2" draw:text-style-name="P2" svg:width="13.72mm" svg:height="11.9mm" svg:x="60.12mm" svg:y="4.51mm">
              <draw:image xlink:href="Pictures/10000000000000440000004496FA374E638787EE.jpg" xlink:type="simple" xlink:show="embed" xlink:actuate="onLoad">
                <text:p/>
              </draw:image>
            </draw:frame>
          </table:table-cell>
          <table:table-cell table:number-columns-repeated="18"/>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Silence Break</text:p>
          </table:table-cell>
          <table:table-cell table:style-name="ce819" table:number-columns-repeated="2"/>
          <table:table-cell table:style-name="ce829" office:value-type="string" calcext:value-type="string">
            <text:p>4 beats of silence</text:p>
          </table:table-cell>
          <table:table-cell table:style-name="ce815" table:number-columns-repeated="6"/>
          <table:table-cell table:style-name="ce829"/>
          <table:table-cell table:style-name="ce839" table:number-columns-repeated="8"/>
          <table:table-cell table:style-name="ce819" table:number-columns-repeated="3"/>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25" office:value-type="string" calcext:value-type="string">
            <text:p>4 fingers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1"/>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number-columns-repeated="2"/>
          <table:table-cell table:style-name="ce825" office:value-type="string" calcext:value-type="string">
            <text:p>One instrument section can continue</text:p>
          </table:table-cell>
          <table:table-cell table:number-columns-repeated="16"/>
          <table:table-cell table:style-name="ce814" office:value-type="string" calcext:value-type="string">
            <text:p>pick up on the last beat</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820">
            <draw:custom-shape table:end-cell-address="Breaks.A77" table:end-x="73.56mm" table:end-y="2.1mm" draw:z-index="10" draw:name="Graphics 79" draw:style-name="gr17" draw:text-style-name="P1" svg:width="13.72mm" svg:height="11.88mm" svg:x="59.83mm" svg:y="4.51mm">
              <text:p/>
              <draw:enhanced-geometry svg:viewBox="0 0 21600 21600" draw:type="rectangle" draw:enhanced-path="M 0 0 L 21600 0 21600 21600 0 21600 0 0 Z N"/>
            </draw:custom-shape>
            <draw:frame table:end-cell-address="Breaks.A77" table:end-x="73.56mm" table:end-y="2.1mm" draw:z-index="31" draw:name="Graphics 99" draw:style-name="gr2" draw:text-style-name="P2" svg:width="13.72mm" svg:height="11.88mm" svg:x="59.83mm" svg:y="4.51mm">
              <draw:image xlink:href="Pictures/1000000000000044000000443AFEEE0827656139.jpg" xlink:type="simple" xlink:show="embed" xlink:actuate="onLoad">
                <text:p/>
              </draw:image>
            </draw:frame>
          </table:table-cell>
          <table:table-cell table:number-columns-repeated="2"/>
          <table:table-cell table:style-name="ce842"/>
          <table:table-cell table:number-columns-repeated="16"/>
          <table:table-cell table:style-name="ce819" office:value-type="string" calcext:value-type="string">
            <text:p>if it fits to the rhythm.</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Double Silence Break</text:p>
          </table:table-cell>
          <table:table-cell table:style-name="ce819" table:number-columns-repeated="2"/>
          <table:table-cell table:style-name="ce829" office:value-type="string" calcext:value-type="string">
            <text:p>8 beats of silence</text:p>
          </table:table-cell>
          <table:table-cell table:style-name="ce839" table:number-columns-repeated="6"/>
          <table:table-cell table:style-name="ce829"/>
          <table:table-cell table:style-name="ce839" table:number-columns-repeated="4"/>
          <table:table-cell table:style-name="ce829"/>
          <table:table-cell table:style-name="ce839" table:number-columns-repeated="3"/>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825" office:value-type="string" calcext:value-type="string">
            <text:p>4 fingers from each hand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4"/>
          <table:table-cell table:style-name="ce828" table:number-columns-repeated="2"/>
          <table:table-cell/>
          <table:table-cell table:style-name="ce814" table:number-columns-repeated="2"/>
          <table:table-cell table:number-columns-repeated="998"/>
        </table:table-row>
        <table:table-row table:style-name="ro5">
          <table:table-cell table:style-name="ce825"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table:number-columns-repeated="19"/>
          <table:table-cell table:style-name="ce819" office:value-type="string" calcext:value-type="string">
            <text:p>pick up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draw:frame table:end-cell-address="Breaks.A82" table:end-x="73.56mm" table:end-y="2.89mm" draw:z-index="44" draw:name="Graphics 72" draw:style-name="gr2" draw:text-style-name="P2" svg:width="14mm" svg:height="13.97mm" svg:x="59.55mm" svg:y="3.21mm">
              <draw:image xlink:href="Pictures/1000020100000044000000446B5610193EBF6F99.png" xlink:type="simple" xlink:show="embed" xlink:actuate="onLoad">
                <text:p/>
              </draw:image>
            </draw:frame>
          </table:table-cell>
          <table:table-cell table:style-name="ce814" table:number-columns-repeated="2"/>
          <table:table-cell table:style-name="ce814" office:value-type="string" calcext:value-type="string">
            <text:p>12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Triple Silence Break</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up,</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down,</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into each other</text:p>
          </table:table-cell>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Quad Silence Break</text:p>
            <draw:frame table:end-cell-address="Breaks.A88" table:end-x="73.56mm" table:end-y="1.53mm" draw:z-index="45" draw:name="Graphics 73" draw:style-name="gr2" draw:text-style-name="P2" svg:width="14.51mm" svg:height="14.25mm" svg:x="59.04mm" svg:y="1.58mm">
              <draw:image xlink:href="Pictures/1000020100000044000000448BF171E72F7AEE3E.png" xlink:type="simple" xlink:show="embed" xlink:actuate="onLoad">
                <text:p/>
              </draw:image>
            </draw:frame>
          </table:table-cell>
          <table:table-cell table:style-name="ce814" table:number-columns-repeated="2"/>
          <table:table-cell table:style-name="ce814" office:value-type="string" calcext:value-type="string">
            <text:p>16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text:s/>fingers from each hand down,</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office:value-type="float" office:value="4" calcext:value-type="float">
            <text:p>4</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20">
            <draw:frame table:end-cell-address="Breaks.B94" table:end-x="0.54mm" table:end-y="2.37mm" draw:z-index="37" draw:name="Graphics 105" draw:style-name="gr2" draw:text-style-name="P2" svg:width="14.26mm" svg:height="14.14mm" svg:x="59.83mm" svg:y="2.52mm">
              <draw:image xlink:href="Pictures/10000000000000440000004461256BA3D6971813.jpg" xlink:type="simple" xlink:show="embed" xlink:actuate="onLoad">
                <text:p/>
              </draw:image>
            </draw:frame>
          </table:table-cell>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One Line</text:p>
            <draw:custom-shape table:end-cell-address="Breaks.A94" table:end-x="72.62mm" table:end-y="2.55mm" draw:z-index="11" draw:name="Graphics 80" draw:style-name="gr18" draw:text-style-name="P1" svg:width="14.15mm" svg:height="11.57mm" svg:x="58.47mm" svg:y="0.51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one index finger</text:p>
          </table:table-cell>
          <table:table-cell table:number-columns-repeated="14"/>
          <table:table-cell table:style-name="ce828"/>
          <table:table-cell table:number-columns-repeated="4"/>
          <table:table-cell table:style-name="ce819" office:value-type="string" calcext:value-type="string">
            <text:p>played for 4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2">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Two Lines</text:p>
            <draw:custom-shape table:end-cell-address="Breaks.A99" table:end-x="73.56mm" table:end-y="2.56mm" draw:z-index="12" draw:name="Graphics 81" draw:style-name="gr19" draw:text-style-name="P1" svg:width="14.79mm" svg:height="11.86mm" svg:x="58.76mm" svg:y="0.24mm">
              <text:p/>
              <draw:enhanced-geometry svg:viewBox="0 0 21600 21600" draw:type="rectangle" draw:enhanced-path="M 0 0 L 21600 0 21600 21600 0 21600 0 0 Z N"/>
            </draw:custom-shape>
            <draw:frame table:end-cell-address="Breaks.A99" table:end-x="73.56mm" table:end-y="2.54mm" draw:z-index="38" draw:name="Graphics 106" draw:style-name="gr2" draw:text-style-name="P2" svg:width="13.72mm" svg:height="12.08mm" svg:x="59.83mm" svg:y="0mm">
              <draw:image xlink:href="Pictures/10000000000000440000004497FFEA5B18EFCE86.jpg" xlink:type="simple" xlink:show="embed" xlink:actuate="onLoad">
                <text:p/>
              </draw:image>
            </draw:fram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two index fingers</text:p>
          </table:table-cell>
          <table:table-cell office:value-type="float" office:value="2" calcext:value-type="float">
            <text:p>2</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played for 8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4">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9"/>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19"/>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number-columns-repeated="3"/>
          <table:table-cell table:style-name="ce27"/>
          <table:table-cell table:style-name="ce814" table:number-columns-repeated="3"/>
          <table:table-cell table:number-columns-repeated="998"/>
        </table:table-row>
        <table:table-row table:style-name="ro5">
          <table:table-cell table:style-name="ce819">
            <draw:frame table:end-cell-address="Breaks.B109" table:end-x="0.29mm" table:end-y="2.22mm" draw:z-index="39" draw:name="Graphics 107" draw:style-name="gr2" draw:text-style-name="P2" svg:width="13.72mm" svg:height="13.06mm" svg:x="60.12mm" svg:y="3.45mm">
              <draw:image xlink:href="Pictures/1000000000000047000000464485561B7978DAD4.jpg" xlink:type="simple" xlink:show="embed" xlink:actuate="onLoad">
                <text:p/>
              </draw:image>
            </draw:frame>
          </table:table-cell>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21" office:value-type="string" calcext:value-type="string">
            <text:p>Break Eight Up</text:p>
            <draw:custom-shape table:end-cell-address="Breaks.A109" table:end-x="73.56mm" table:end-y="2.22mm" draw:z-index="15" draw:name="Graphics 83" draw:style-name="gr20" draw:text-style-name="P1" svg:width="14.51mm" svg:height="11.28mm" svg:x="59.04mm" svg:y="0.47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0"/>
          <table:table-cell table:style-name="ce819" office:value-type="string" calcext:value-type="string">
            <text:p>T+l = Tamb + low agogô – </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sign eight fingers</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19" office:value-type="string" calcext:value-type="string">
            <text:p>or twice as fast!</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waving towards the sky</text:p>
          </table:table-cell>
          <table:table-cell office:value-type="float" office:value="2" calcext:value-type="float">
            <text:p>2</text:p>
          </table:table-cell>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0"/>
          <table:table-cell table:style-name="ce819"/>
          <table:table-cell/>
          <table:table-cell table:style-name="ce819"/>
          <table:table-cell table:style-name="ce27"/>
          <table:table-cell table:style-name="ce814" table:number-columns-repeated="2"/>
          <table:table-cell table:number-columns-repeated="998"/>
        </table:table-row>
        <table:table-row table:style-name="ro5">
          <table:table-cell table:style-name="ce821" office:value-type="string" calcext:value-type="string">
            <text:p><text:s text:c="2"/></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20" office:value-type="string" calcext:value-type="string">
            <text:p>&lt; from soft to loud!</text:p>
          </table:table-cell>
          <table:table-cell/>
          <table:table-cell table:style-name="ce819"/>
          <table:table-cell table:style-name="ce27"/>
          <table:table-cell table:style-name="ce814" table:number-columns-repeated="2"/>
          <table:table-cell table:number-columns-repeated="998"/>
        </table:table-row>
        <table:table-row table:style-name="ro5">
          <table:table-cell table:style-name="ce818"/>
          <table:table-cell table:style-name="ce814" table:number-columns-repeated="22"/>
          <table:table-cell table:style-name="ce27"/>
          <table:table-cell table:style-name="ce814" table:number-columns-repeated="2"/>
          <table:table-cell table:number-columns-repeated="998"/>
        </table:table-row>
        <table:table-row table:style-name="ro5">
          <table:table-cell table:style-name="ce819"/>
          <table:table-cell table:number-columns-repeated="14"/>
          <table:table-cell table:style-name="ce828"/>
          <table:table-cell table:number-columns-repeated="5"/>
          <table:table-cell>
            <draw:custom-shape table:end-cell-address="Breaks.W115" table:end-x="2.25mm" table:end-y="1.2mm" draw:z-index="1" draw:name="Graphics 17" draw:style-name="gr21" draw:text-style-name="P1" svg:width="13.15mm" svg:height="11.52mm" svg:x="3.11mm" svg:y="3.99mm">
              <text:p/>
              <draw:enhanced-geometry svg:viewBox="0 0 21600 21600" draw:type="rectangle" draw:enhanced-path="M 0 0 L 21600 0 21600 21600 0 21600 0 0 Z N"/>
            </draw:custom-shape>
          </table:table-cell>
          <table:table-cell table:style-name="ce27"/>
          <table:table-cell table:style-name="ce814" table:number-columns-repeated="3"/>
          <table:table-cell table:number-columns-repeated="998"/>
        </table:table-row>
        <table:table-row table:style-name="ro5">
          <table:table-cell table:style-name="ce809" office:value-type="string" calcext:value-type="string">
            <text:p>Democracy Break</text:p>
          </table:table-cell>
          <table:table-cell table:style-name="ce830" office:value-type="float" office:value="1" calcext:value-type="float">
            <text:p>1</text:p>
          </table:table-cell>
          <table:table-cell table:style-name="ce830"/>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1"/>
          <table:table-cell table:number-columns-repeated="2"/>
          <table:table-cell table:style-name="ce814" table:number-columns-repeated="4"/>
          <table:table-cell table:number-columns-repeated="998"/>
        </table:table-row>
        <table:table-row table:style-name="ro5">
          <table:table-cell table:style-name="ce820" office:value-type="string" calcext:value-type="string">
            <text:p>hold both your hands open around </text:p>
          </table:table-cell>
          <table:table-cell table:style-name="ce830" office:value-type="float" office:value="2" calcext:value-type="float">
            <text:p>2</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20" office:value-type="string" calcext:value-type="string">
            <text:p>your mouth, like calling </text:p>
            <draw:custom-shape table:end-cell-address="Breaks.A118" table:end-x="72.62mm" table:end-y="0.49mm" draw:z-index="13" draw:name="Graphics 84" draw:style-name="gr22" draw:text-style-name="P1" svg:width="15.87mm" svg:height="11.59mm" svg:x="56.75mm" svg:y="3.19mm">
              <text:p/>
              <draw:enhanced-geometry svg:viewBox="0 0 21600 21600" draw:type="rectangle" draw:enhanced-path="M 0 0 L 21600 0 21600 21600 0 21600 0 0 Z N"/>
            </draw:custom-shape>
            <draw:frame table:end-cell-address="Breaks.A118" table:end-x="73.55mm" table:end-y="2.89mm" draw:z-index="40" draw:name="Graphics 108" draw:style-name="gr2" draw:text-style-name="P2" svg:width="14.29mm" svg:height="13.17mm" svg:x="59.26mm" svg:y="4.01mm">
              <draw:image xlink:href="Pictures/1000000000000044000000446DC523B02371933C.jpg" xlink:type="simple" xlink:show="embed" xlink:actuate="onLoad">
                <text:p/>
              </draw:image>
            </draw:frame>
          </table:table-cell>
          <table:table-cell table:style-name="ce830" office:value-type="float" office:value="3" calcext:value-type="float">
            <text:p>3</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4" calcext:value-type="float">
            <text:p>4</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5" calcext:value-type="float">
            <text:p>5</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63" office:value-type="string" calcext:value-type="string">
            <text:p>S</text:p>
          </table:table-cell>
          <table:table-cell table:style-name="ce41"/>
          <table:table-cell table:number-columns-repeated="2" table:style-name="ce830" office:value-type="string" calcext:value-type="string">
            <text:p>S</text:p>
          </table:table-cell>
          <table:table-cell table:style-name="ce830" office:value-type="string" calcext:value-type="string">
            <text:p><text:s/></text:p>
          </table:table-cell>
          <table:table-cell table:style-name="ce63" office:value-type="string" calcext:value-type="string">
            <text:p>S</text:p>
          </table:table-cell>
          <table:table-cell table:style-name="ce830" office:value-type="string" calcext:value-type="string">
            <text:p><text:s/></text:p>
          </table:table-cell>
          <table:table-cell table:style-name="ce830" office:value-type="string" calcext:value-type="string">
            <text:p>S</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6" calcext:value-type="float">
            <text:p>6</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7" calcext:value-type="float">
            <text:p>7</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text:s/></text:p>
          </table:table-cell>
          <table:table-cell table:number-columns-repeated="2" table:style-name="ce830" office:value-type="string" calcext:value-type="string">
            <text:p>E</text:p>
          </table:table-cell>
          <table:table-cell table:style-name="ce830"/>
          <table:table-cell table:style-name="ce63"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8" calcext:value-type="float">
            <text:p>8</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2"/>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9" calcext:value-type="float">
            <text:p>9</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3" office:value-type="string" calcext:value-type="string">
            <text:p>&lt; from soft to loud!</text:p>
          </table:table-cell>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0" calcext:value-type="float">
            <text:p>10</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1570"/>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1" calcext:value-type="float">
            <text:p>11</text:p>
          </table:table-cell>
          <table:table-cell/>
          <table:table-cell table:style-name="ce845" office:value-type="string" calcext:value-type="string">
            <text:p>E</text:p>
          </table:table-cell>
          <table:table-cell table:style-name="ce852"/>
          <table:table-cell table:style-name="ce852" office:value-type="string" calcext:value-type="string">
            <text:p><text:s/></text:p>
          </table:table-cell>
          <table:table-cell table:style-name="ce852" office:value-type="string" calcext:value-type="string">
            <text:p>E</text:p>
          </table:table-cell>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57"/>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852"/>
          <table:table-cell table:style-name="ce62" office:value-type="string" calcext:value-type="string">
            <text:p>E</text:p>
          </table:table-cell>
          <table:table-cell table:style-name="ce852"/>
          <table:table-cell table:style-name="ce852" office:value-type="string" calcext:value-type="string">
            <text:p><text:s/></text:p>
          </table:table-cell>
          <table:table-cell table:style-name="ce1564"/>
          <table:table-cell/>
          <table:table-cell table:style-name="ce819"/>
          <table:table-cell/>
          <table:table-cell table:style-name="ce814"/>
          <table:table-cell/>
          <table:table-cell table:style-name="ce814" table:number-columns-repeated="2"/>
          <table:table-cell table:number-columns-repeated="998"/>
        </table:table-row>
        <table:table-row table:style-name="ro5" table:number-rows-repeated="2">
          <table:table-cell table:style-name="ce819"/>
          <table:table-cell table:number-columns-repeated="2"/>
          <table:table-cell table:style-name="ce815" table:number-columns-repeated="7"/>
          <table:table-cell/>
          <table:table-cell table:style-name="ce815" table:number-columns-repeated="4"/>
          <table:table-cell table:style-name="ce828"/>
          <table:table-cell table:style-name="ce815" table:number-columns-repeated="3"/>
          <table:table-cell/>
          <table:table-cell table:style-name="ce819"/>
          <table:table-cell table:number-columns-repeated="3"/>
          <table:table-cell table:style-name="ce814" table:number-columns-repeated="2"/>
          <table:table-cell table:number-columns-repeated="231"/>
          <table:table-cell table:style-name="ce815" table:number-columns-repeated="767"/>
        </table:table-row>
        <table:table-row table:style-name="ro6">
          <table:table-cell table:style-name="ce809" office:value-type="string" calcext:value-type="string">
            <text:p>"Tamborim Stroke"</text:p>
            <draw:custom-shape table:end-cell-address="Breaks.B128" table:end-x="6.74mm" table:end-y="3.13mm" draw:z-index="16" draw:name="Graphics 82" draw:style-name="gr23" draw:text-style-name="P1" svg:width="13.2mm" svg:height="11.81mm" svg:x="67.09mm" svg:y="0.86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Short break where everyon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sign the 'OK!' sign (making a ring with </text:p>
            <draw:frame table:end-cell-address="Breaks.C129" table:end-x="0.4mm" table:end-y="3.18mm" draw:z-index="41" draw:name="Graphics 109" draw:style-name="gr2" draw:text-style-name="P2" svg:width="13.26mm" svg:height="11.08mm" svg:x="68.24mm" svg:y="1.63mm">
              <draw:image xlink:href="Pictures/100000000000004400000044E74141B4AA2DB2C0.jpg" xlink:type="simple" xlink:show="embed" xlink:actuate="onLoad">
                <text:p/>
              </draw:image>
            </draw:frame>
          </table:table-cell>
          <table:table-cell table:number-columns-repeated="14"/>
          <table:table-cell table:style-name="ce828"/>
          <table:table-cell table:number-columns-repeated="4"/>
          <table:table-cell table:style-name="ce814" office:value-type="string" calcext:value-type="string">
            <text:p>plays the same as th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thumb and index, spread your fingers)</text:p>
          </table:table-cell>
          <table:table-cell table:number-columns-repeated="12"/>
          <table:table-cell table:style-name="ce819" office:value-type="string" calcext:value-type="string">
            <text:p>Tamborims, for one line.</text:p>
          </table:table-cell>
          <table:table-cell/>
          <table:table-cell table:style-name="ce814"/>
          <table:table-cell table:number-columns-repeated="3"/>
          <table:table-cell office:value-type="string" calcext:value-type="string">
            <text:p>Does not work with all the rhythms.</text:p>
          </table:table-cell>
          <table:table-cell table:style-name="ce814"/>
          <table:table-cell table:number-columns-repeated="3"/>
          <table:table-cell table:style-name="ce814" table:number-columns-repeated="2"/>
          <table:table-cell table:number-columns-repeated="998"/>
        </table:table-row>
        <table:table-row table:style-name="ro5">
          <table:table-cell table:style-name="ce818"/>
          <table:table-cell table:style-name="ce814" table:number-columns-repeated="22"/>
          <table:table-cell/>
          <table:table-cell table:style-name="ce814" table:number-columns-repeated="2"/>
          <table:table-cell table:number-columns-repeated="998"/>
        </table:table-row>
        <table:table-row table:style-name="ro5">
          <table:table-cell table:style-name="ce818"/>
          <table:table-cell table:style-name="ce814" table:number-columns-repeated="13"/>
          <table:table-cell table:style-name="ce815" table:number-columns-repeated="4"/>
          <table:table-cell table:number-columns-repeated="6"/>
          <table:table-cell table:style-name="ce814" table:number-columns-repeated="2"/>
          <table:table-cell table:style-name="ce828" table:number-columns-repeated="998"/>
        </table:table-row>
        <table:table-row table:style-name="ro4">
          <table:table-cell table:style-name="ce17" office:value-type="string" calcext:value-type="string">
            <text:p>Rise Up / Storming Break</text:p>
            <draw:custom-shape table:end-cell-address="Breaks.A133" table:end-x="73.55mm" table:end-y="2.81mm" draw:z-index="14" draw:name="Graphics 86" draw:style-name="gr24" draw:text-style-name="P1" svg:width="13.72mm" svg:height="11.24mm" svg:x="59.83mm" svg:y="0.57mm">
              <text:p/>
              <draw:enhanced-geometry svg:viewBox="0 0 21600 21600" draw:type="rectangle" draw:enhanced-path="M 0 0 L 21600 0 21600 21600 0 21600 0 0 Z N"/>
            </draw:custom-shape>
            <draw:frame table:end-cell-address="Breaks.B133" table:end-x="7.55mm" table:end-y="2.89mm" draw:z-index="42" draw:name="Graphics 110" draw:style-name="gr2" draw:text-style-name="P2" svg:width="13.43mm" svg:height="11.06mm" svg:x="67.66mm" svg:y="0.83mm">
              <draw:image xlink:href="Pictures/1000000000000044000000448B076F4F6AD6DB6C.jpg" xlink:type="simple" xlink:show="embed" xlink:actuate="onLoad">
                <text:p/>
              </draw:image>
            </draw:frame>
          </table:table-cell>
          <table:table-cell table:number-columns-repeated="2"/>
          <table:table-cell table:style-name="ce829" office:value-type="string" calcext:value-type="string">
            <text:p>Show together with instrument section sign(s): usually the Surdos, but everything else is possible.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4">
          <table:table-cell table:style-name="ce825" office:value-type="string" calcext:value-type="string">
            <text:p>show the arm as measure, </text:p>
          </table:table-cell>
          <table:table-cell table:number-columns-repeated="2"/>
          <table:table-cell table:style-name="ce829" office:value-type="string" calcext:value-type="string">
            <text:p>Show everyone else to continue or to stop. Using the arm as a measure, the maestra signals to the chosen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5">
          <table:table-cell table:style-name="ce825" office:value-type="string" calcext:value-type="string">
            <text:p>with one stick / or hand on your elbow</text:p>
          </table:table-cell>
          <table:table-cell table:number-columns-repeated="2"/>
          <table:table-cell table:style-name="ce829" office:value-type="string" calcext:value-type="string">
            <text:p>section(s) to start "storming" quietly, that is, to hit carefully sixteenths with two sticks, like in „Eight Up“.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don't make a fist!</text:p>
          </table:table-cell>
          <table:table-cell table:style-name="ce828"/>
          <table:table-cell/>
          <table:table-cell table:style-name="ce829" office:value-type="string" calcext:value-type="string">
            <text:p>Raise the volume by moving the "measure" up the stretched-up arm. Before reaching top level, signal a break</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o everyone, e.g. a Silence Break. You can also signal to one section to continue. When the section playing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he Rise Up Break can't stand it anymore and everyone is screaming, count in the Break and enjoy, e.g. th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18"/>
          <table:table-cell table:style-name="ce828"/>
          <table:table-cell/>
          <table:table-cell table:style-name="ce829" office:value-type="string" calcext:value-type="string">
            <text:p>flashing solo or a screaming silence, before everyone comes back into the groov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number-rows-repeated="3">
          <table:table-cell table:style-name="ce18"/>
          <table:table-cell table:style-name="ce828"/>
          <table:table-cell/>
          <table:table-cell table:style-name="ce829" table:number-columns-repeated="17"/>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7" office:value-type="string" calcext:value-type="string">
            <text:p>Alerting / Magic Wand Break</text:p>
            <draw:frame table:end-cell-address="Breaks.B143" table:end-x="0.29mm" table:end-y="3.44mm" draw:z-index="0" draw:name="Graphics 35" draw:style-name="gr2" draw:text-style-name="P2" svg:width="13.72mm" svg:height="12.17mm" svg:x="60.12mm" svg:y="0.27mm">
              <draw:image xlink:href="Pictures/10000000000000470000004705ADC11679F69B97.jpg" xlink:type="simple" xlink:show="embed" xlink:actuate="onLoad">
                <text:p/>
              </draw:image>
            </draw:frame>
          </table:table-cell>
          <table:table-cell table:number-columns-repeated="2"/>
          <table:table-cell table:style-name="ce837" office:value-type="string" calcext:value-type="string">
            <text:p>Stop the Surdos. Give a sign for when the Surdos should hit once, by hitting the stick on the hand in the air.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number-columns-repeated="998"/>
        </table:table-row>
        <table:table-row table:style-name="ro4">
          <table:table-cell table:style-name="ce12" office:value-type="string" calcext:value-type="string">
            <text:p>show your flat hand</text:p>
          </table:table-cell>
          <table:table-cell table:number-columns-repeated="2"/>
          <table:table-cell table:style-name="ce837" office:value-type="string" calcext:value-type="string">
            <text:p>It's easier to follow if you paint a small loop in the air with your stick, just before hitting. Start with just on the </text:p>
          </table:table-cell>
          <table:table-cell table:style-name="ce837" table:number-columns-repeated="16"/>
          <table:table-cell table:style-name="ce27" table:number-columns-repeated="2"/>
          <table:table-cell table:style-name="ce811"/>
          <table:table-cell table:style-name="ce27"/>
          <table:table-cell table:style-name="ce814" table:number-columns-repeated="2"/>
          <table:table-cell table:number-columns-repeated="998"/>
        </table:table-row>
        <table:table-row table:style-name="ro4">
          <table:table-cell table:style-name="ce12" office:value-type="string" calcext:value-type="string">
            <text:p>and hit it with stick</text:p>
          </table:table-cell>
          <table:table-cell table:style-name="ce27" table:number-columns-repeated="2"/>
          <table:table-cell table:style-name="ce829" office:value-type="string" calcext:value-type="string">
            <text:p>count [the first], then every two beats ...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778"/>
        </table:table-row>
        <table:table-row table:style-name="ro4">
          <table:table-cell table:number-columns-repeated="3"/>
          <table:table-cell table:style-name="ce829" office:value-type="string" calcext:value-type="string">
            <text:p>Break with any of the Breaks after which everyone plays as normal .. n' in!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48" table:end-x="73.56mm" table:end-y="0.91mm" draw:z-index="46" draw:name="Picture 47" draw:style-name="gr2" draw:text-style-name="P2" svg:width="14mm" svg:height="12.54mm" svg:x="59.55mm" svg:y="1.87mm">
              <draw:image xlink:href="Pictures/10000000000001D8000001D887815B5CE56599F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haos Break</text:p>
          </table:table-cell>
          <table:table-cell table:number-columns-repeated="2"/>
          <table:table-cell table:style-name="ce829" office:value-type="string" calcext:value-type="string">
            <text:p>When everything goes bad, the chaos break saves you! Show the “chaos break” and everybody will instantly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Point with index finger to your temple </text:p>
          </table:table-cell>
          <table:table-cell table:number-columns-repeated="2"/>
          <table:table-cell table:style-name="ce829" office:value-type="string" calcext:value-type="string">
            <text:p>play the “chaos” getting loader and loader until you count in something else.</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works instantly, no counting in)</text:p>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52" table:end-x="73.56mm" table:end-y="0.35mm" draw:z-index="47" draw:name="Picture 48" draw:style-name="gr2" draw:text-style-name="P2" svg:width="14.79mm" svg:height="13.01mm" svg:x="58.76mm" svg:y="0.84mm">
              <draw:image xlink:href="Pictures/10000000000001D8000001D83D1EBC7D669B98E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Again Sign</text:p>
          </table:table-cell>
          <table:table-cell table:number-columns-repeated="2"/>
          <table:table-cell table:style-name="ce829" office:value-type="string" calcext:value-type="string">
            <text:p>A break sequence was great and you want to do it again. Use the “again sign”.</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Hit with your flat hand </text:p>
          </table:table-cell>
          <table:table-cell table:number-columns-repeated="2"/>
          <table:table-cell table:style-name="ce829" office:value-type="string" calcext:value-type="string">
            <text:p>If something didn't work out well, it's better to show everything again, since maybe someone didn't get it.</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on your forehead</text:p>
            <draw:frame table:end-cell-address="Breaks.A155" table:end-x="73.56mm" table:end-y="3.26mm" draw:z-index="48" draw:name="Picture 49" draw:style-name="gr2" draw:text-style-name="P2" svg:width="15.37mm" svg:height="14.12mm" svg:x="58.18mm" svg:y="2.65mm">
              <draw:image xlink:href="Pictures/10000000000001D8000001D858D5A8D11CCA7E7F.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Laughing Break</text:p>
          </table:table-cell>
          <table:table-cell table:number-columns-repeated="14"/>
          <table:table-cell table:style-name="ce828"/>
          <table:table-cell table:number-columns-repeated="3"/>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Draw with your two index fingers </text:p>
          </table:table-cell>
          <table:table-cell table:style-name="ce830" office:value-type="float" office:value="1" calcext:value-type="float">
            <text:p>1</text:p>
          </table:table-cell>
          <table:table-cell table:style-name="ce830"/>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9"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65" office:value-type="string" calcext:value-type="string">
            <text:p>ha</text:p>
          </table:table-cell>
          <table:table-cell table:style-name="ce49" table:number-columns-repeated="2"/>
          <table:table-cell table:style-name="ce51"/>
          <table:table-cell table:style-name="ce819" office:value-type="string" calcext:value-type="string">
            <text:p>laughter from high to low sound</text:p>
          </table:table-cell>
          <table:table-cell table:number-columns-repeated="4"/>
          <table:table-cell table:style-name="ce814" table:number-columns-repeated="2"/>
          <table:table-cell table:number-columns-repeated="998"/>
        </table:table-row>
        <table:table-row table:style-name="ro4">
          <table:table-cell office:value-type="string" calcext:value-type="string">
            <text:p>a smiling mouth on your face</text:p>
            <draw:frame table:end-cell-address="Breaks.A159" table:end-x="73.56mm" table:end-y="0.53mm" draw:z-index="49" draw:name="Picture 50" draw:style-name="gr2" draw:text-style-name="P2" svg:width="15.37mm" svg:height="14.04mm" svg:x="58.18mm" svg:y="0mm">
              <draw:image xlink:href="Pictures/10000000000001D8000001D8E91ACECDACC1F896.jpg" xlink:type="simple" xlink:show="embed" xlink:actuate="onLoad">
                <text:p/>
              </draw:image>
            </draw:frame>
          </table:table-cell>
          <table:table-cell table:style-name="ce814" table:number-columns-repeated="25"/>
          <table:table-cell table:number-columns-repeated="998"/>
        </table:table-row>
        <table:table-row table:style-name="ro4">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at Break</text:p>
          </table:table-cell>
          <table:table-cell table:number-columns-repeated="2"/>
          <table:table-cell table:style-name="ce814" table:number-columns-repeated="17"/>
          <table:table-cell table:number-columns-repeated="4"/>
          <table:table-cell table:style-name="ce814" table:number-columns-repeated="2"/>
          <table:table-cell table:number-columns-repeated="998"/>
        </table:table-row>
        <table:table-row table:style-name="ro4">
          <table:table-cell office:value-type="string" calcext:value-type="string">
            <text:p>Show the claws with one hand to the band</text:p>
          </table:table-cell>
          <table:table-cell table:style-name="ce830" office:value-type="float" office:value="1" calcext:value-type="float">
            <text:p>1</text:p>
          </table:table-cell>
          <table:table-cell table:style-name="ce830"/>
          <table:table-cell table:style-name="ce43" office:value-type="string" calcext:value-type="string">
            <text:p>m</text:p>
          </table:table-cell>
          <table:table-cell table:style-name="ce49" table:number-columns-repeated="2"/>
          <table:table-cell table:style-name="ce50"/>
          <table:table-cell table:style-name="ce43" office:value-type="string" calcext:value-type="string">
            <text:p>I</text:p>
          </table:table-cell>
          <table:table-cell table:style-name="ce49" table:number-columns-repeated="2"/>
          <table:table-cell table:style-name="ce50"/>
          <table:table-cell table:style-name="ce43" office:value-type="string" calcext:value-type="string">
            <text:p>a</text:p>
          </table:table-cell>
          <table:table-cell table:style-name="ce49" table:number-columns-repeated="2"/>
          <table:table-cell table:style-name="ce50"/>
          <table:table-cell table:style-name="ce43" office:value-type="string" calcext:value-type="string">
            <text:p>u</text:p>
          </table:table-cell>
          <table:table-cell table:style-name="ce49" table:number-columns-repeated="2"/>
          <table:table-cell table:style-name="ce51"/>
          <table:table-cell table:style-name="ce814" office:value-type="string" calcext:value-type="string">
            <text:p>miau from high to low sound</text:p>
          </table:table-cell>
          <table:table-cell table:number-columns-repeated="4"/>
          <table:table-cell table:style-name="ce814" table:number-columns-repeated="2"/>
          <table:table-cell table:number-columns-repeated="998"/>
        </table:table-row>
        <table:table-row table:style-name="ro4">
          <table:table-cell>
            <draw:frame table:end-cell-address="Breaks.A163" table:end-x="73.55mm" table:end-y="1.57mm" draw:z-index="50" draw:name="Picture 51" draw:style-name="gr2" draw:text-style-name="P2" svg:width="15.37mm" svg:height="14mm" svg:x="58.18mm" svg:y="1.08mm">
              <draw:image xlink:href="Pictures/10000000000001D8000001D8B5E7FCE7D40D7FFE.jpg" xlink:type="simple" xlink:show="embed" xlink:actuate="onLoad">
                <text:p/>
              </draw:image>
            </draw:frame>
          </table:table-cell>
          <table:table-cell table:style-name="ce814" table:number-columns-repeated="25"/>
          <table:table-cell table:number-columns-repeated="998"/>
        </table:table-row>
        <table:table-row table:style-name="ro4">
          <table:table-cell table:style-name="ce809" office:value-type="string" calcext:value-type="string">
            <text:p>Clave inverted</text:p>
          </table:table-cell>
          <table:table-cell table:style-name="ce814" table:number-columns-repeated="19"/>
          <table:table-cell table:number-columns-repeated="4"/>
          <table:table-cell table:style-name="ce814" table:number-columns-repeated="2"/>
          <table:table-cell table:number-columns-repeated="998"/>
        </table:table-row>
        <table:table-row table:style-name="ro4">
          <table:table-cell office:value-type="string" calcext:value-type="string">
            <text:p>Clave sign top down</text:p>
          </table:table-cell>
          <table:table-cell table:style-name="ce830" office:value-type="float" office:value="1" calcext:value-type="float">
            <text:p>1</text:p>
          </table:table-cell>
          <table:table-cell table:style-name="ce830"/>
          <table:table-cell table:style-name="ce43"/>
          <table:table-cell table:style-name="ce49"/>
          <table:table-cell table:style-name="ce49" office:value-type="string" calcext:value-type="string">
            <text:p>x</text:p>
          </table:table-cell>
          <table:table-cell table:style-name="ce51"/>
          <table:table-cell table:style-name="ce43" office:value-type="string" calcext:value-type="string">
            <text:p>x</text:p>
          </table:table-cell>
          <table:table-cell table:style-name="ce49" table:number-columns-repeated="2"/>
          <table:table-cell table:style-name="ce60"/>
          <table:table-cell table:style-name="ce43" office:value-type="string" calcext:value-type="string">
            <text:p>x</text:p>
          </table:table-cell>
          <table:table-cell table:style-name="ce49" table:number-columns-repeated="2"/>
          <table:table-cell table:style-name="ce51" office:value-type="string" calcext:value-type="string">
            <text:p>x</text:p>
          </table:table-cell>
          <table:table-cell table:style-name="ce65"/>
          <table:table-cell table:style-name="ce49"/>
          <table:table-cell table:style-name="ce49" office:value-type="string" calcext:value-type="string">
            <text:p>x</text:p>
          </table:table-cell>
          <table:table-cell table:style-name="ce51"/>
          <table:table-cell table:style-name="ce814"/>
          <table:table-cell table:number-columns-repeated="4"/>
          <table:table-cell table:style-name="ce814" table:number-columns-repeated="2"/>
          <table:table-cell table:number-columns-repeated="998"/>
        </table:table-row>
        <table:table-row table:style-name="ro4">
          <table:table-cell/>
          <table:table-cell table:style-name="ce814" table:number-columns-repeated="20"/>
          <table:table-cell table:number-columns-repeated="3"/>
          <table:table-cell table:style-name="ce814" table:number-columns-repeated="2"/>
          <table:table-cell table:number-columns-repeated="998"/>
        </table:table-row>
        <table:table-row table:style-name="ro4">
          <table:table-cell>
            <draw:frame table:end-cell-address="Breaks.A167" table:end-x="73.55mm" table:end-y="3.48mm" draw:z-index="51" draw:name="Picture 52" draw:style-name="gr2" draw:text-style-name="P2" svg:width="15.65mm" svg:height="13.81mm" svg:x="57.9mm" svg:y="3.17mm">
              <draw:image xlink:href="Pictures/10000000000001D8000001D89B37FD23A9E4B227.jpg" xlink:type="simple" xlink:show="embed" xlink:actuate="onLoad">
                <text:p/>
              </draw:image>
            </draw:frame>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What - Sign</text:p>
          </table:table-cell>
          <table:table-cell table:style-name="ce830"/>
          <table:table-cell table:style-name="ce814"/>
          <table:table-cell table:style-name="ce814" office:value-type="string" calcext:value-type="string">
            <text:p>You ran out of ideas? You want to change the tune, but don't know which one?</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Flat hands opened upwards – </text:p>
          </table:table-cell>
          <table:table-cell table:style-name="ce830"/>
          <table:table-cell table:style-name="ce814"/>
          <table:table-cell table:style-name="ce814" office:value-type="string" calcext:value-type="string">
            <text:p>Use the What-Sign and ask the band. You choose one out of the suggested ideas.</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looking wondering</text:p>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number-columns-repeated="3"/>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28"/>
          <table:table-cell table:number-columns-repeated="1020"/>
        </table:table-row>
        <table:table-row table:style-name="ro4">
          <table:table-cell table:number-columns-repeated="3"/>
          <table:table-cell table:style-name="ce815" table:number-columns-repeated="7"/>
          <table:table-cell/>
          <table:table-cell table:style-name="ce815" table:number-columns-repeated="4"/>
          <table:table-cell table:style-name="ce828"/>
          <table:table-cell table:style-name="ce815" table:number-columns-repeated="3"/>
          <table:table-cell table:number-columns-repeated="14"/>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1"/>
          <table:table-cell table:style-name="ce815" table:number-columns-repeated="767"/>
        </table:table-row>
        <table:table-row table:style-name="ro4" table:number-rows-repeated="11">
          <table:table-cell table:style-name="ce814" table:number-columns-repeated="256"/>
          <table:table-cell table:number-columns-repeated="768"/>
        </table:table-row>
        <table:table-row table:style-name="ro4">
          <table:table-cell table:style-name="ce814" table:number-columns-repeated="26"/>
          <table:table-cell table:number-columns-repeated="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778"/>
        </table:table-row>
        <table:table-row table:style-name="ro4" table:number-rows-repeated="12">
          <table:table-cell table:style-name="ce814" table:number-columns-repeated="26"/>
          <table:table-cell table:number-columns-repeated="998"/>
        </table:table-row>
        <table:table-row table:style-name="ro4" table:number-rows-repeated="15">
          <table:table-cell table:style-name="ce814" table:number-columns-repeated="24"/>
          <table:table-cell table:number-columns-repeated="1000"/>
        </table:table-row>
        <table:table-row table:style-name="ro4" table:number-rows-repeated="292">
          <table:table-cell table:number-columns-repeated="1024"/>
        </table:table-row>
        <table:table-row table:style-name="ro7" table:number-rows-repeated="1048074">
          <table:table-cell table:number-columns-repeated="1024"/>
        </table:table-row>
        <table:table-row table:style-name="ro7">
          <table:table-cell table:number-columns-repeated="1024"/>
        </table:table-row>
      </table:table>
      <table:table table:name="Breaks_klein" table:style-name="ta2">
        <office:forms form:automatic-focus="false" form:apply-design-mode="false"/>
        <table:table-column table:style-name="co5" table:default-cell-style-name="ce887"/>
        <table:table-column table:style-name="co6" table:default-cell-style-name="ce907"/>
        <table:table-column table:style-name="co7" table:default-cell-style-name="ce887"/>
        <table:table-column table:style-name="co8" table:default-cell-style-name="ce887"/>
        <table:table-column table:style-name="co8" table:default-cell-style-name="ce922"/>
        <table:table-column table:style-name="co9" table:number-columns-repeated="2" table:default-cell-style-name="ce922"/>
        <table:table-column table:style-name="co8" table:default-cell-style-name="ce922"/>
        <table:table-column table:style-name="co9" table:number-columns-repeated="6" table:default-cell-style-name="ce922"/>
        <table:table-column table:style-name="co8" table:number-columns-repeated="2" table:default-cell-style-name="ce922"/>
        <table:table-column table:style-name="co9" table:default-cell-style-name="ce922"/>
        <table:table-column table:style-name="co8" table:number-columns-repeated="2" table:default-cell-style-name="ce922"/>
        <table:table-column table:style-name="co10" table:default-cell-style-name="ce922"/>
        <table:table-column table:style-name="co9" table:number-columns-repeated="3"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15" table:number-columns-repeated="220" table:default-cell-style-name="ce887"/>
        <table:table-column table:style-name="co15" table:number-columns-repeated="767" table:default-cell-style-name="ce913"/>
        <table:table-row table:style-name="ro8">
          <table:table-cell table:style-name="ce882" office:value-type="string" calcext:value-type="string">
            <text:p>General Breaks</text:p>
          </table:table-cell>
          <table:table-cell table:style-name="ce905"/>
          <table:table-cell table:style-name="ce815" table:number-columns-repeated="2"/>
          <table:table-cell table:style-name="ce835"/>
          <table:table-cell table:style-name="ce831" table:number-columns-repeated="29"/>
          <table:table-cell table:number-columns-repeated="990"/>
        </table:table-row>
        <table:table-row table:style-name="ro4">
          <table:table-cell table:style-name="ce883"/>
          <table:table-cell table:style-name="ce906"/>
          <table:table-cell table:style-name="ce898" table:number-columns-repeated="254"/>
          <table:table-cell table:number-columns-repeated="768"/>
        </table:table-row>
        <table:table-row table:style-name="ro4">
          <table:table-cell table:style-name="ce884" office:value-type="string" calcext:value-type="string">
            <text:p>Silence</text:p>
          </table:table-cell>
          <table:table-cell office:value-type="float" office:value="1" calcext:value-type="float">
            <text:p>1</text:p>
          </table:table-cell>
          <table:table-cell table:style-name="ce907"/>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table-cell table:style-name="ce974"/>
          <table:table-cell table:style-name="ce976"/>
          <table:table-cell/>
          <table:table-cell table:style-name="ce990" office:value-type="string" calcext:value-type="string">
            <text:p>4 Beats of Silence</text:p>
          </table:table-cell>
          <table:table-cell table:style-name="ce887" table:number-columns-repeated="4"/>
          <table:table-cell table:style-name="ce898" table:number-columns-repeated="231"/>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4" office:value-type="string" calcext:value-type="string">
            <text:p>Double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8 Beats of Silence</text:p>
          </table:table-cell>
          <table:table-cell table:style-name="ce898" table:number-columns-repeated="235"/>
          <table:table-cell table:number-columns-repeated="768"/>
        </table:table-row>
        <table:table-row table:style-name="ro4">
          <table:table-cell table:style-name="ce810" office:value-type="string" calcext:value-type="string">
            <text:p>two hands show</text:p>
          </table:table-cell>
          <table:table-cell office:value-type="float" office:value="2" calcext:value-type="float">
            <text:p>2</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table-cell table:style-name="ce898" table:number-columns-repeated="236"/>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6" office:value-type="string" calcext:value-type="string">
            <text:p>Triple Silence</text:p>
          </table:table-cell>
          <table:table-cell office:value-type="float" office:value="1" calcext:value-type="float">
            <text:p>1</text:p>
          </table:table-cell>
          <table:table-cell/>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12 Beats of Silence</text:p>
          </table:table-cell>
          <table:table-cell table:style-name="ce898" table:number-columns-repeated="7"/>
          <table:table-cell table:number-columns-repeated="4"/>
          <table:table-cell table:style-name="ce831"/>
          <table:table-cell table:style-name="ce898"/>
          <table:table-cell table:number-columns-repeated="990"/>
        </table:table-row>
        <table:table-row table:style-name="ro4">
          <table:table-cell table:style-name="ce813" office:value-type="string" calcext:value-type="string">
            <text:p>like “Double Silence”</text:p>
          </table:table-cell>
          <table:table-cell table:style-name="ce908" office:value-type="float" office:value="2" calcext:value-type="float">
            <text:p>2</text:p>
          </table:table-cell>
          <table:table-cell table:style-name="ce89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75"/>
          <table:table-cell table:style-name="ce925"/>
          <table:table-cell/>
          <table:table-cell table:style-name="ce898"/>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3" office:value-type="string" calcext:value-type="string">
            <text:p>one hand upside down</text:p>
          </table:table-cell>
          <table:table-cell table:style-name="ce908" office:value-type="float" office:value="3" calcext:value-type="float">
            <text:p>3</text:p>
          </table:table-cell>
          <table:table-cell table:style-name="ce898"/>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5"/>
          <table:table-cell table:number-columns-repeated="2"/>
          <table:table-cell table:style-name="ce898" table:number-columns-repeated="17"/>
          <table:table-cell table:number-columns-repeated="2"/>
          <table:table-cell table:style-name="ce994" table:number-columns-repeated="2"/>
          <table:table-cell table:style-name="ce995" table:number-columns-repeated="3"/>
          <table:table-cell table:style-name="ce831" table:number-columns-repeated="6"/>
          <table:table-cell table:style-name="ce898"/>
          <table:table-cell table:number-columns-repeated="990"/>
        </table:table-row>
        <table:table-row table:style-name="ro4">
          <table:table-cell table:style-name="ce884" office:value-type="string" calcext:value-type="string">
            <text:p>Quad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9"/>
          <table:table-cell table:style-name="ce898"/>
          <table:table-cell table:style-name="ce990" office:value-type="string" calcext:value-type="string">
            <text:p>16 Beats of Silence</text:p>
          </table:table-cell>
          <table:table-cell table:style-name="ce828"/>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3" office:value-type="string" calcext:value-type="string">
            <text:p>like “Double Silence”</text:p>
          </table:table-cell>
          <table:table-cell office:value-type="float" office:value="2" calcext:value-type="float">
            <text:p>2</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office:value-type="string" calcext:value-type="string">
            <text:p>both hands upside down</text:p>
          </table:table-cell>
          <table:table-cell office:value-type="float" office:value="3" calcext:value-type="float">
            <text:p>3</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table:table-cell office:value-type="float" office:value="4" calcext:value-type="float">
            <text:p>4</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number-columns-repeated="3"/>
          <table:table-cell table:style-name="ce922"/>
          <table:table-cell table:number-columns-repeated="23"/>
          <table:table-cell table:style-name="ce831" table:number-columns-repeated="6"/>
          <table:table-cell table:style-name="ce898"/>
          <table:table-cell table:number-columns-repeated="990"/>
        </table:table-row>
        <table:table-row table:style-name="ro4">
          <table:table-cell table:style-name="ce886" office:value-type="string" calcext:value-type="string">
            <text:p>Continue One Line</text:p>
          </table:table-cell>
          <table:table-cell table:style-name="ce908" office:value-type="float" office:value="1" calcext:value-type="float">
            <text:p>1</text:p>
          </table:table-cell>
          <table:table-cell table:style-name="ce898"/>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81" office:value-type="string" calcext:value-type="string">
            <text:p>.</text:p>
          </table:table-cell>
          <table:table-cell table:style-name="ce898"/>
          <table:table-cell table:style-name="ce883" office:value-type="string" calcext:value-type="string">
            <text:p>Continue 4 Beats</text:p>
          </table:table-cell>
          <table:table-cell table:style-name="ce883" table:number-columns-repeated="4"/>
          <table:table-cell table:style-name="ce887" table:number-columns-repeated="6"/>
          <table:table-cell/>
          <table:table-cell table:style-name="ce831"/>
          <table:table-cell table:style-name="ce898"/>
          <table:table-cell table:number-columns-repeated="223"/>
          <table:table-cell table:style-name="ce887" table:number-columns-repeated="767"/>
        </table:table-row>
        <table:table-row table:style-name="ro4">
          <table:table-cell table:style-name="ce810" office:value-type="string" calcext:value-type="string">
            <text:p>draw a horizontal line in the air with one finger</text:p>
          </table:table-cell>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4">
          <table:table-cell table:style-name="ce888"/>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7">
          <table:table-cell table:style-name="ce889" office:value-type="string" calcext:value-type="string">
            <text:p>Continue Two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8 Beats</text:p>
          </table:table-cell>
          <table:table-cell table:number-columns-repeated="12"/>
          <table:table-cell table:style-name="ce898"/>
          <table:table-cell table:number-columns-repeated="990"/>
        </table:table-row>
        <table:table-row table:style-name="ro7">
          <table:table-cell table:style-name="ce890" office:value-type="string" calcext:value-type="string">
            <text:p>like “continue one line”</text:p>
          </table:table-cell>
          <table:table-cell office:value-type="float" office:value="2" calcext:value-type="float">
            <text:p>2</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number-columns-repeated="13"/>
          <table:table-cell table:style-name="ce898"/>
          <table:table-cell table:number-columns-repeated="990"/>
        </table:table-row>
        <table:table-row table:style-name="ro7">
          <table:table-cell table:style-name="ce890" office:value-type="string" calcext:value-type="string">
            <text:p>with both hands</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Three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2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continue one line”</text:p>
          </table:table-cell>
          <table:table-cell office:value-type="float" office:value="3" calcext:value-type="float">
            <text:p>3</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in the opposite direction</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Four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6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again in the</text:p>
          </table:table-cell>
          <table:table-cell office:value-type="float" office:value="3" calcext:value-type="float">
            <text:p>3</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opposite direction</text:p>
          </table:table-cell>
          <table:table-cell office:value-type="float" office:value="4" calcext:value-type="float">
            <text:p>4</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Eight Up</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soft to loud</text:p>
          </table:table-cell>
          <table:table-cell table:number-columns-repeated="1003"/>
        </table:table-row>
        <table:table-row table:style-name="ro7">
          <table:table-cell table:style-name="ce890" office:value-type="string" calcext:value-type="string">
            <text:p>both hands move up</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style-name="ce906"/>
          <table:table-cell table:style-name="ce898" table:number-columns-repeated="18"/>
          <table:table-cell table:style-name="ce883"/>
          <table:table-cell table:number-columns-repeated="1003"/>
        </table:table-row>
        <table:table-row table:style-name="ro7">
          <table:table-cell table:style-name="ce891"/>
          <table:table-cell table:style-name="ce906"/>
          <table:table-cell table:style-name="ce898" table:number-columns-repeated="18"/>
          <table:table-cell table:style-name="ce883"/>
          <table:table-cell table:number-columns-repeated="1003"/>
        </table:table-row>
        <table:table-row table:style-name="ro7">
          <table:table-cell table:style-name="ce889" office:value-type="string" calcext:value-type="string">
            <text:p>Eight Down</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loud to soft</text:p>
          </table:table-cell>
          <table:table-cell table:number-columns-repeated="1003"/>
        </table:table-row>
        <table:table-row table:style-name="ro7">
          <table:table-cell table:style-name="ce890" office:value-type="string" calcext:value-type="string">
            <text:p>both hands move down</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number-columns-repeated="1023"/>
        </table:table-row>
        <table:table-row table:style-name="ro7">
          <table:table-cell table:style-name="ce891"/>
          <table:table-cell table:number-columns-repeated="1023"/>
        </table:table-row>
        <table:table-row table:style-name="ro7">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table-cell table:style-name="ce815" office:value-type="string" calcext:value-type="string">
            <text:p>from soft to loud</text:p>
          </table:table-cell>
          <table:table-cell table:number-columns-repeated="1003"/>
        </table:table-row>
        <table:table-row table:style-name="ro7">
          <table:table-cell table:style-name="ce894" office:value-type="string" calcext:value-type="string">
            <text:p>rabbit ears OR</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ce895" office:value-type="string" calcext:value-type="string">
            <text:p>finger pistol shooting up</text:p>
          </table:table-cell>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1005"/>
        </table:table-row>
        <table:table-row table:style-name="ro7">
          <table:table-cell table:style-name="ce891"/>
          <table:table-cell table:number-columns-repeated="1023"/>
        </table:table-row>
        <table:table-row table:style-name="ro7">
          <table:table-cell table:style-name="ce884" office:value-type="string" calcext:value-type="string">
            <text:p>Call Break</text:p>
          </table:table-cell>
          <table:table-cell table:style-name="ce831"/>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number-columns-repeated="1005"/>
        </table:table-row>
        <table:table-row table:style-name="ro7">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number-columns-repeated="1005"/>
        </table:table-row>
        <table:table-row table:style-name="ro7">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96"/>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89" office:value-type="string" calcext:value-type="string">
            <text:p>Cat Break</text:p>
          </table:table-cell>
          <table:table-cell table:number-columns-repeated="2"/>
          <table:table-cell table:style-name="ce917" office:value-type="string" calcext:value-type="string">
            <text:p>m</text:p>
          </table:table-cell>
          <table:table-cell table:style-name="ce939" table:number-columns-repeated="2"/>
          <table:table-cell table:style-name="ce955"/>
          <table:table-cell table:style-name="ce917" office:value-type="string" calcext:value-type="string">
            <text:p>i</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table:table-cell table:style-name="ce917" office:value-type="string" calcext:value-type="string">
            <text:p>u</text:p>
          </table:table-cell>
          <table:table-cell table:style-name="ce939" table:number-columns-repeated="2"/>
          <table:table-cell table:style-name="ce981"/>
          <table:table-cell table:style-name="Default" table:number-columns-repeated="28"/>
          <table:table-cell table:style-name="ce922" table:number-columns-repeated="5"/>
          <table:table-cell table:number-columns-repeated="972"/>
        </table:table-row>
        <table:table-row table:style-name="ro7">
          <table:table-cell table:style-name="ce891" office:value-type="string" calcext:value-type="string">
            <text:p>claws to left and right</text:p>
          </table:table-cell>
          <table:table-cell table:number-columns-repeated="2"/>
          <table:table-cell table:style-name="ce890" office:value-type="string" calcext:value-type="string">
            <text:p><text:s/>from high to low sound</text:p>
          </table:table-cell>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91"/>
          <table:table-cell table:number-columns-repeated="2"/>
          <table:table-cell table:style-name="ce890"/>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Wolf Break</text:p>
          </table:table-cell>
          <table:table-cell table:style-name="ce815" office:value-type="float" office:value="1" calcext:value-type="float">
            <text:p>1</text:p>
          </table:table-cell>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number-columns-repeated="2"/>
          <table:table-cell table:style-name="ce979" office:value-type="string" calcext:value-type="string">
            <text:p>S</text:p>
          </table:table-cell>
          <table:table-cell table:style-name="Default" table:number-columns-repeated="28"/>
          <table:table-cell table:style-name="ce922" table:number-columns-repeated="5"/>
          <table:table-cell table:number-columns-repeated="972"/>
        </table:table-row>
        <table:table-row table:style-name="ro7">
          <table:table-cell table:style-name="ce890" office:value-type="string" calcext:value-type="string">
            <text:p>wolf's ears and teeth</text:p>
          </table:table-cell>
          <table:table-cell table:style-name="ce815" office:value-type="float" office:value="2" calcext:value-type="float">
            <text:p>2</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number-columns-repeated="28"/>
          <table:table-cell table:style-name="ce922" table:number-columns-repeated="5"/>
          <table:table-cell table:number-columns-repeated="972"/>
        </table:table-row>
        <table:table-row table:style-name="ro7">
          <table:table-cell/>
          <table:table-cell table:style-name="ce815" office:value-type="float" office:value="3" calcext:value-type="float">
            <text:p>3</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number-columns-repeated="28"/>
          <table:table-cell table:style-name="ce922" table:number-columns-repeated="5"/>
          <table:table-cell table:number-columns-repeated="972"/>
        </table:table-row>
        <table:table-row table:style-name="ro7">
          <table:table-cell/>
          <table:table-cell table:style-name="ce815" office:value-type="float" office:value="4" calcext:value-type="float">
            <text:p>4</text:p>
          </table:table-cell>
          <table:table-cell table:style-name="ce815"/>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57" office:value-type="string" calcext:value-type="string">
            <text:p>a </text:p>
          </table:table-cell>
          <table:table-cell table:style-name="ce919" office:value-type="string" calcext:value-type="string">
            <text:p>u</text:p>
          </table:table-cell>
          <table:table-cell table:number-columns-repeated="2" table:style-name="ce941" office:value-type="string" calcext:value-type="string">
            <text:p>- </text:p>
          </table:table-cell>
          <table:table-cell table:style-name="ce978" office:value-type="string" calcext:value-type="string">
            <text:p>- </text:p>
          </table:table-cell>
          <table:table-cell table:style-name="Default" table:number-columns-repeated="28"/>
          <table:table-cell table:style-name="ce922" table:number-columns-repeated="5"/>
          <table:table-cell table:number-columns-repeated="972"/>
        </table:table-row>
        <table:table-row table:style-name="ro7">
          <table:table-cell/>
          <table:table-cell table:style-name="ce815" table:number-columns-repeated="2"/>
          <table:table-cell table:style-name="ce831" table:number-columns-repeated="15"/>
          <table:table-cell table:style-name="ce907" office:value-type="string" calcext:value-type="string">
            <text:p>&lt; a-u = like a howling wolf</text:p>
          </table:table-cell>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Democracy Break</text:p>
          </table:table-cell>
          <table:table-cell office:value-type="float" office:value="1" calcext:value-type="float">
            <text:p>1</text:p>
          </table:table-cell>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shout with your</text:p>
          </table:table-cell>
          <table:table-cell office:value-type="float" office:value="2" calcext:value-type="float">
            <text:p>2</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style-name="ce890" office:value-type="string" calcext:value-type="string">
            <text:p>hands forming</text:p>
          </table:table-cell>
          <table:table-cell office:value-type="float" office:value="3" calcext:value-type="float">
            <text:p>3</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a funnel</text:p>
          </table:table-cell>
          <table:table-cell office:value-type="float" office:value="4" calcext:value-type="float">
            <text:p>4</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5" calcext:value-type="float">
            <text:p>5</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6" calcext:value-type="float">
            <text:p>6</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7" calcext:value-type="float">
            <text:p>7</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8" calcext:value-type="float">
            <text:p>8</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9" calcext:value-type="float">
            <text:p>9</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table-cell office:value-type="float" office:value="10" calcext:value-type="float">
            <text:p>10</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11" calcext:value-type="float">
            <text:p>11</text:p>
          </table:table-cell>
          <table:table-cell/>
          <table:table-cell table:style-name="ce919" office:value-type="string" calcext:value-type="string">
            <text:p>E</text:p>
          </table:table-cell>
          <table:table-cell table:style-name="ce941" table:number-columns-repeated="2"/>
          <table:table-cell table:style-name="ce957" office:value-type="string" calcext:value-type="string">
            <text:p>E</text:p>
          </table:table-cell>
          <table:table-cell table:style-name="ce919"/>
          <table:table-cell table:style-name="ce941"/>
          <table:table-cell table:style-name="ce941" office:value-type="string" calcext:value-type="string">
            <text:p>E</text:p>
          </table:table-cell>
          <table:table-cell table:style-name="ce957"/>
          <table:table-cell table:style-name="ce919"/>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78"/>
          <table:table-cell table:number-columns-repeated="1005"/>
        </table:table-row>
        <table:table-row table:style-name="ro7">
          <table:table-cell table:number-columns-repeated="1024"/>
        </table:table-row>
        <table:table-row table:style-name="ro7">
          <table:table-cell table:style-name="ce889" office:value-type="string" calcext:value-type="string">
            <text:p>Laughing Break</text:p>
          </table:table-cell>
          <table:table-cell table:style-name="ce908"/>
          <table:table-cell table:style-name="ce898"/>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style-name="ce939" table:number-columns-repeated="2"/>
          <table:table-cell table:style-name="ce981"/>
          <table:table-cell/>
          <table:table-cell table:style-name="ce990" office:value-type="string" calcext:value-type="string">
            <text:p>laughter</text:p>
          </table:table-cell>
          <table:table-cell table:style-name="Default" table:number-columns-repeated="26"/>
          <table:table-cell table:style-name="ce922" table:number-columns-repeated="5"/>
          <table:table-cell table:number-columns-repeated="972"/>
        </table:table-row>
        <table:table-row table:style-name="ro7">
          <table:table-cell table:style-name="ce890" office:value-type="string" calcext:value-type="string">
            <text:p>fingers move up</text:p>
          </table:table-cell>
          <table:table-cell table:number-columns-repeated="2"/>
          <table:table-cell table:style-name="ce890" office:value-type="string" calcext:value-type="string">
            <text:p><text:s/>from high to low sound</text:p>
          </table:table-cell>
          <table:table-cell table:number-columns-repeated="17"/>
          <table:table-cell table:style-name="Default" table:number-columns-repeated="26"/>
          <table:table-cell table:style-name="ce922" table:number-columns-repeated="5"/>
          <table:table-cell table:number-columns-repeated="972"/>
        </table:table-row>
        <table:table-row table:style-name="ro7">
          <table:table-cell table:style-name="ce813" office:value-type="string" calcext:value-type="string">
            <text:p>coners of your mouth</text:p>
          </table:table-cell>
          <table:table-cell table:style-name="ce898" table:number-columns-repeated="20"/>
          <table:table-cell table:style-name="Default" table:number-columns-repeated="26"/>
          <table:table-cell table:style-name="ce922" table:number-columns-repeated="5"/>
          <table:table-cell table:number-columns-repeated="972"/>
        </table:table-row>
        <table:table-row table:style-name="ro7">
          <table:table-cell table:style-name="ce885"/>
          <table:table-cell table:style-name="ce898" table:number-columns-repeated="25"/>
          <table:table-cell table:style-name="Default" table:number-columns-repeated="21"/>
          <table:table-cell table:style-name="ce922" table:number-columns-repeated="5"/>
          <table:table-cell table:number-columns-repeated="972"/>
        </table:table-row>
        <table:table-row table:style-name="ro7">
          <table:table-cell table:style-name="ce886" office:value-type="string" calcext:value-type="string">
            <text:p>Star Wars Break</text:p>
          </table:table-cell>
          <table:table-cell table:style-name="ce898" office:value-type="float" office:value="1" calcext:value-type="float">
            <text:p>1</text:p>
          </table:table-cell>
          <table:table-cell table:style-name="ce898"/>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ls</text:p>
          </table:table-cell>
          <table:table-cell table:style-name="ce946" table:number-columns-repeated="2"/>
          <table:table-cell table:style-name="ce960" office:value-type="string" calcext:value-type="string">
            <text:p>hs</text:p>
          </table:table-cell>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Move flat hand from top to bottom</text:p>
          </table:table-cell>
          <table:table-cell table:style-name="ce898" office:value-type="float" office:value="2" calcext:value-type="float">
            <text:p>2</text:p>
          </table:table-cell>
          <table:table-cell table:style-name="ce898"/>
          <table:table-cell table:style-name="ce927" office:value-type="string" calcext:value-type="string">
            <text:p>ms</text:p>
          </table:table-cell>
          <table:table-cell table:style-name="ce947" table:number-columns-repeated="2"/>
          <table:table-cell table:style-name="ce961"/>
          <table:table-cell table:style-name="ce927" office:value-type="string" calcext:value-type="string">
            <text:p>ls</text:p>
          </table:table-cell>
          <table:table-cell table:style-name="ce947" table:number-columns-repeated="2"/>
          <table:table-cell table:style-name="ce961" office:value-type="string" calcext:value-type="string">
            <text:p>hs</text:p>
          </table:table-cell>
          <table:table-cell table:style-name="ce927" office:value-type="string" calcext:value-type="string">
            <text:p>ms</text:p>
          </table:table-cell>
          <table:table-cell table:style-name="ce947" table:number-columns-repeated="2"/>
          <table:table-cell table:style-name="ce961"/>
          <table:table-cell table:style-name="ce927"/>
          <table:table-cell table:style-name="ce947" table:number-columns-repeated="2"/>
          <table:table-cell table:style-name="ce961"/>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of face</text:p>
          </table:table-cell>
          <table:table-cell table:style-name="ce898" table:number-columns-repeated="18"/>
          <table:table-cell table:style-name="Default"/>
          <table:table-cell/>
          <table:table-cell table:style-name="ce898" table:number-columns-repeated="9"/>
          <table:table-cell table:number-columns-repeated="994"/>
        </table:table-row>
        <table:table-row table:style-name="ro7">
          <table:table-cell/>
          <table:table-cell table:style-name="ce815" table:number-columns-repeated="2"/>
          <table:table-cell table:style-name="ce831" table:number-columns-repeated="15"/>
          <table:table-cell table:style-name="ce907"/>
          <table:table-cell table:style-name="Default"/>
          <table:table-cell/>
          <table:table-cell table:style-name="ce898" table:number-columns-repeated="9"/>
          <table:table-cell table:number-columns-repeated="994"/>
        </table:table-row>
        <table:table-row table:style-name="ro7">
          <table:table-cell table:style-name="ce886" office:value-type="string" calcext:value-type="string">
            <text:p>Progressive Break</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5 fingers and other</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hand grabbing thumb</text:p>
          </table:table-cell>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can be inverted by showing the sign upside down)</text:p>
          </table:table-cell>
          <table:table-cell table:style-name="ce818" table:number-columns-repeated="2"/>
          <table:table-cell table:style-name="Default" table:number-columns-repeated="17"/>
          <table:table-cell/>
          <table:table-cell table:style-name="ce898" table:number-columns-repeated="9"/>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6" office:value-type="string" calcext:value-type="string">
            <text:p>Progressive Karla</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898" table:number-columns-repeated="11"/>
          <table:table-cell table:number-columns-repeated="994"/>
        </table:table-row>
        <table:table-row table:style-name="ro7">
          <table:table-cell table:style-name="ce813" office:value-type="string" calcext:value-type="string">
            <text:p>rabbit ears OR finger pistol,</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898" table:number-columns-repeated="11"/>
          <table:table-cell table:number-columns-repeated="994"/>
        </table:table-row>
        <table:table-row table:style-name="ro7">
          <table:table-cell table:style-name="ce813" office:value-type="string" calcext:value-type="string">
            <text:p>the other hand is grabbing</text:p>
          </table:table-cell>
          <table:table-cell table:style-name="ce818" office:value-type="float" office:value="3" calcext:value-type="float">
            <text:p>3</text:p>
          </table:table-cell>
          <table:table-cell table:style-name="ce818"/>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898" table:number-columns-repeated="11"/>
          <table:table-cell table:number-columns-repeated="994"/>
        </table:table-row>
        <table:table-row table:style-name="ro7">
          <table:table-cell table:style-name="ce813" office:value-type="string" calcext:value-type="string">
            <text:p>the thumb</text:p>
          </table:table-cell>
          <table:table-cell table:style-name="ce818" office:value-type="float" office:value="4" calcext:value-type="float">
            <text:p>4</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898" table:number-columns-repeated="11"/>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9" office:value-type="string" calcext:value-type="string">
            <text:p>Clave</text:p>
          </table:table-cell>
          <table:table-cell table:number-columns-repeated="2"/>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81"/>
          <table:table-cell table:number-columns-repeated="1005"/>
        </table:table-row>
        <table:table-row table:style-name="ro7">
          <table:table-cell table:style-name="ce890" office:value-type="string" calcext:value-type="string">
            <text:p>Point your thumb and index finger up as if indicating a distance of about 10 cm between them</text:p>
          </table:table-cell>
          <table:table-cell table:number-columns-repeated="2"/>
          <table:table-cell table:style-name="ce913" table:number-columns-repeated="16"/>
          <table:table-cell table:number-columns-repeated="1005"/>
        </table:table-row>
        <table:table-row table:style-name="ro7">
          <table:table-cell table:number-columns-repeated="1024"/>
        </table:table-row>
        <table:table-row table:style-name="ro7">
          <table:table-cell table:style-name="ce889" office:value-type="string" calcext:value-type="string">
            <text:p>Clave inverted</text:p>
          </table:table-cell>
          <table:table-cell table:number-columns-repeated="2"/>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number-columns-repeated="3"/>
          <table:table-cell table:style-name="ce898"/>
          <table:table-cell table:number-columns-repeated="1001"/>
        </table:table-row>
        <table:table-row table:style-name="ro7">
          <table:table-cell table:style-name="ce897" office:value-type="string" calcext:value-type="string">
            <text:p>Like “Clave”, but with the two fingers pointing down</text:p>
          </table:table-cell>
          <table:table-cell table:style-name="ce898" table:number-columns-repeated="22"/>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898" table:number-columns-repeated="4"/>
          <table:table-cell table:number-columns-repeated="1001"/>
        </table:table-row>
        <table:table-row table:style-name="ro7">
          <table:table-cell table:style-name="ce810" office:value-type="string" calcext:value-type="string">
            <text:p>all fingertips of one hand gather and shake wrist</text:p>
          </table:table-cell>
          <table:table-cell table:style-name="ce839" table:number-columns-repeated="18"/>
          <table:table-cell table:style-name="ce898" table:number-columns-repeated="4"/>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99" office:value-type="string" calcext:value-type="string">
            <text:p>Dance Break</text:p>
          </table:table-cell>
          <table:table-cell table:style-name="ce910" table:number-columns-repeated="2"/>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style-name="ce910"/>
          <table:table-cell table:style-name="Default"/>
          <table:table-cell table:style-name="ce898" table:number-columns-repeated="2"/>
          <table:table-cell/>
          <table:table-cell table:style-name="ce997" office:value-type="string" calcext:value-type="string">
            <text:p>Everybody sings</text:p>
          </table:table-cell>
          <table:table-cell table:number-columns-repeated="999"/>
        </table:table-row>
        <table:table-row table:style-name="ro7">
          <table:table-cell table:style-name="ce897" office:value-type="string" calcext:value-type="string">
            <text:p>Show a &gt; with your index+middle finger and</text:p>
          </table:table-cell>
          <table:table-cell table:style-name="ce898" table:number-columns-repeated="8"/>
          <table:table-cell table:style-name="Default"/>
          <table:table-cell table:style-name="ce898" table:number-columns-repeated="10"/>
          <table:table-cell table:style-name="ce991"/>
          <table:table-cell table:style-name="ce898" table:number-columns-repeated="2"/>
          <table:table-cell/>
          <table:table-cell table:style-name="ce987" office:value-type="string" calcext:value-type="string">
            <text:p>After the break, everyone continues to play</text:p>
          </table:table-cell>
          <table:table-cell table:number-columns-repeated="999"/>
        </table:table-row>
        <table:table-row table:style-name="ro7">
          <table:table-cell table:style-name="ce895" office:value-type="string" calcext:value-type="string">
            <text:p>move it horizontally in front of your eyes.</text:p>
          </table:table-cell>
          <table:table-cell table:style-name="ce898" table:number-columns-repeated="8"/>
          <table:table-cell table:style-name="Default"/>
          <table:table-cell table:style-name="ce898" table:number-columns-repeated="13"/>
          <table:table-cell/>
          <table:table-cell table:style-name="ce987" office:value-type="string" calcext:value-type="string">
            <text:p>walking around dancing randomly for a while.</text:p>
          </table:table-cell>
          <table:table-cell table:number-columns-repeated="999"/>
        </table:table-row>
        <table:table-row table:style-name="ro7">
          <table:table-cell table:style-name="ce898" table:number-columns-repeated="23"/>
          <table:table-cell table:number-columns-repeated="1001"/>
        </table:table-row>
        <table:table-row table:style-name="ro7">
          <table:table-cell table:style-name="ce900" office:value-type="string" calcext:value-type="string">
            <text:p>Hard Core Break</text:p>
          </table:table-cell>
          <table:table-cell table:style-name="ce911" office:value-type="float" office:value="1" calcext:value-type="float">
            <text:p>1</text:p>
          </table:table-cell>
          <table:table-cell table:style-name="ce898"/>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E</text:p>
          </table:table-cell>
          <table:table-cell table:style-name="ce966" office:value-type="string" calcext:value-type="string">
            <text:p>E</text:p>
          </table:table-cell>
          <table:table-cell table:style-name="ce898" table:number-columns-repeated="4"/>
          <table:table-cell table:number-columns-repeated="1001"/>
        </table:table-row>
        <table:table-row table:style-name="ro7">
          <table:table-cell table:style-name="ce897" office:value-type="string" calcext:value-type="string">
            <text:p>Point up the middle finger</text:p>
          </table:table-cell>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office:value-type="string" calcext:value-type="string">
            <text:p>2–4</text:p>
          </table:table-cell>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table-cell table:style-name="ce992" office:value-type="string" calcext:value-type="string" table:number-columns-spanned="6" table:number-rows-spanned="4">
            <text:p>3 × from soft to loud</text:p>
          </table:table-cell>
          <table:covered-table-cell table:style-name="ce993"/>
          <table:covered-table-cell table:number-columns-repeated="4" table:style-name="ce990"/>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style-name="Default"/>
          <table:covered-table-cell table:number-columns-repeated="4"/>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Default"/>
          <table:table-cell table:style-name="ce935" table:number-columns-repeated="14"/>
          <table:table-cell table:style-name="ce985" office:value-type="string" calcext:value-type="string">
            <text:p>l = Agogô plays low <text:s text:c="2"/>e = everyone play softly</text:p>
          </table:table-cell>
          <table:table-cell table:style-name="Default" table:number-columns-repeated="2"/>
          <table:table-cell table:number-columns-repeated="1003"/>
        </table:table-row>
        <table:table-row table:style-name="ro7">
          <table:table-cell table:style-name="ce898"/>
          <table:table-cell table:style-name="ce911"/>
          <table:table-cell table:style-name="ce898"/>
          <table:table-cell table:style-name="ce935" table:number-columns-repeated="15"/>
          <table:table-cell table:style-name="ce986" office:value-type="string" calcext:value-type="string">
            <text:p>2<text:span text:style-name="T5">nd</text:span> time: everyone except Surdos</text:p>
          </table:table-cell>
          <table:table-cell table:style-name="Default" table:number-columns-repeated="2"/>
          <table:table-cell table:number-columns-repeated="1003"/>
        </table:table-row>
        <table:table-row table:style-name="ro7">
          <table:table-cell table:style-name="ce898" table:number-columns-repeated="18"/>
          <table:table-cell table:style-name="ce987" office:value-type="string" calcext:value-type="string">
            <text:p>4th time: Agogô plays high</text:p>
          </table:table-cell>
          <table:table-cell table:style-name="ce898" table:number-columns-repeated="4"/>
          <table:table-cell table:number-columns-repeated="1001"/>
        </table:table-row>
        <table:table-row table:style-name="ro7">
          <table:table-cell table:style-name="ce898" table:number-columns-repeated="18"/>
          <table:table-cell table:style-name="ce987"/>
          <table:table-cell table:style-name="ce898" table:number-columns-repeated="4"/>
          <table:table-cell table:number-columns-repeated="1001"/>
        </table:table-row>
        <table:table-row table:style-name="ro7">
          <table:table-cell table:style-name="ce901" office:value-type="string" calcext:value-type="string">
            <text:p>4 times from soft to loud</text:p>
          </table:table-cell>
          <table:table-cell/>
          <table:table-cell table:style-name="ce913"/>
          <table:table-cell table:style-name="ce167" office:value-type="string" calcext:value-type="string" table:number-columns-spanned="16" table:number-rows-spanned="4">
            <text:p>When any break or sequence of breaks is shown followed by this sign, it should be played 4 times, starting very quietly and getting louder each time.</text:p>
          </table: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Hold one arm vertically in front of</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your body and move the other</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up along the arm</text:p>
          </table:table-cell>
          <table:table-cell/>
          <table:table-cell table:style-name="ce913"/>
          <table:covered-table-cell/>
          <table:covered-table-cell table:style-name="ce898"/>
          <table:covered-table-cell table:number-columns-repeated="14"/>
          <table:table-cell/>
          <table:table-cell table:style-name="ce898" table:number-columns-repeated="2"/>
          <table:table-cell table:number-columns-repeated="1002"/>
        </table:table-row>
        <table:table-row table:style-name="ro7">
          <table:table-cell table:style-name="ce898" table:number-columns-repeated="18"/>
          <table:table-cell table:style-name="ce987"/>
          <table:table-cell table:style-name="ce898" table:number-columns-repeated="4"/>
          <table:table-cell table:number-columns-repeated="1001"/>
        </table:table-row>
        <table:table-row table:style-name="ro7">
          <table:table-cell table:style-name="ce889" office:value-type="string" calcext:value-type="string">
            <text:p>Tamborim Stroke</text:p>
          </table:table-cell>
          <table:table-cell/>
          <table:table-cell table:style-name="ce913"/>
          <table:table-cell table:style-name="ce167" office:value-type="string" calcext:value-type="string" table:number-columns-spanned="16" table:number-rows-spanned="3">
            <text:p>Everyone plays the line of the tamborim once</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Make a circle with your index</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inger and thumb, like “OK”</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89" office:value-type="string" calcext:value-type="string">
            <text:p>Play another instrument</text:p>
          </table:table-cell>
          <table:table-cell table:number-columns-repeated="2"/>
          <table:table-cell table:style-name="ce168" office:value-type="string" calcext:value-type="string" table:number-columns-spanned="16" table:number-rows-spanned="4">
            <text:p>Show this sign followed by the sign of an instrument to make everyone play the line of that instrument.</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Hold both hands in front of your</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ace, and wave your arms to</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cross each other</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89" office:value-type="string" calcext:value-type="string">
            <text:p>Switch Call/Response</text:p>
          </table:table-cell>
          <table:table-cell table:number-columns-repeated="2"/>
          <table:table-cell table:style-name="ce169" office:value-type="string" calcext:value-type="string" table:number-columns-spanned="16" table:number-rows-spanned="3">
            <text:p>Calling and responding instruments switch roles. Only works in Call+Response breaks, for example Wolf Break or Funk Break 1.</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Point with both index fingers</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orward and wave your arms</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135" office:value-type="string" calcext:value-type="string">
            <text:p><text:span text:style-name="T4">to cross each other.</text:span></text:p>
          </table:table-cell>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900" office:value-type="string" calcext:value-type="string">
            <text:p>In a loop</text:p>
          </table:table-cell>
          <table:table-cell table:style-name="ce898" table:number-columns-repeated="2"/>
          <table:table-cell table:style-name="ce937" office:value-type="string" calcext:value-type="string" table:number-columns-spanned="16" table:number-rows-spanned="4">
            <text:p>When any break or sequence of breaks is shown followed by this sign, it should be repeated continuously until the maestra instructs to play something else.</text:p>
          </table:table-cell>
          <table:covered-table-cell table:number-columns-repeated="15" table:style-name="ce898"/>
          <table:table-cell table:style-name="ce898" table:number-columns-repeated="2"/>
          <table:table-cell table:number-columns-repeated="1003"/>
        </table:table-row>
        <table:table-row table:style-name="ro7">
          <table:table-cell table:style-name="ce904" office:value-type="string" calcext:value-type="string">
            <text:p>Hold one arm vertically in front of</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your body and make a wave over</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it with the other hand</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889" office:value-type="string" calcext:value-type="string">
            <text:p>Storming Break</text:p>
          </table:table-cell>
          <table:table-cell/>
          <table:table-cell table:style-name="ce913"/>
          <table:table-cell office:value-type="string" calcext:value-type="string">
            <text:p>chosen instrument section plays sixteenths with</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show the arm as a measure</text:p>
          </table:table-cell>
          <table:table-cell/>
          <table:table-cell table:style-name="ce913"/>
          <table:table-cell office:value-type="string" calcext:value-type="string">
            <text:p>volume indicated by maestra</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with the other hand on ellbow</text:p>
          </table:table-cell>
          <table:table-cell/>
          <table:table-cell table:style-name="ce913"/>
          <table:table-cell office:value-type="string" calcext:value-type="string">
            <text:p>if you can't stand it anymore: scream</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don't make a fist</text:p>
          </table:table-cell>
          <table:table-cell table:number-columns-repeated="18"/>
          <table:table-cell table:style-name="ce898" table:number-columns-repeated="2"/>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4" office:value-type="string" calcext:value-type="string">
            <text:p>Alerting / Magic Wand Break</text:p>
          </table:table-cell>
          <table:table-cell table:style-name="ce898"/>
          <table:table-cell table:style-name="ce913"/>
          <table:table-cell table:style-name="ce171" office:value-type="string" calcext:value-type="string" table:number-columns-spanned="16" table:number-rows-spanned="5">
            <text:p>Stop the Surdos. Give a sign for when the Surdos should hit once, by hitting the stick on the hand in the air. It's easier to follow if you paint a small loop in the air with your stick, just before hitting. Start with just one hit every four beats, then add more.</text:p>
          </table:table-cell>
          <table:covered-table-cell table:number-columns-repeated="15" table:style-name="ce147"/>
          <table:table-cell table:style-name="ce147" table:number-columns-repeated="2"/>
          <table:table-cell table:number-columns-repeated="1003"/>
        </table:table-row>
        <table:table-row table:style-name="ro7">
          <table:table-cell table:style-name="ce885" office:value-type="string" calcext:value-type="string">
            <text:p>show your flat hand</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85" office:value-type="string" calcext:value-type="string">
            <text:p>and hit it with stick</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Chaos Break</text:p>
          </table:table-cell>
          <table:table-cell table:style-name="ce898"/>
          <table:table-cell table:style-name="ce913"/>
          <table:table-cell table:style-name="ce171" office:value-type="string" calcext:value-type="string" table:number-columns-spanned="16" table:number-rows-spanned="2">
            <text:p>Everyone plays something chaotic, getting louder and louder. No Counting in!</text:p>
          </table:table-cell>
          <table:covered-table-cell table:number-columns-repeated="15" table:style-name="ce147"/>
          <table:table-cell table:style-name="ce147" table:number-columns-repeated="2"/>
          <table:table-cell table:number-columns-repeated="1003"/>
        </table:table-row>
        <table:table-row table:style-name="ro7">
          <table:table-cell table:style-name="ce885" office:value-type="string" calcext:value-type="string">
            <text:p>Point with index finger at temple</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Again</text:p>
          </table:table-cell>
          <table:table-cell table:style-name="ce898"/>
          <table:table-cell table:style-name="ce913"/>
          <table:table-cell table:style-name="ce883" office:value-type="string" calcext:value-type="string">
            <text:p>Repeat the last break (combination)</text:p>
          </table:table-cell>
          <table:table-cell table:style-name="ce883" table:number-columns-repeated="4"/>
          <table:table-cell table:style-name="ce971"/>
          <table:table-cell table:style-name="ce883" table:number-columns-repeated="12"/>
          <table:table-cell table:number-columns-repeated="1003"/>
        </table:table-row>
        <table:table-row table:style-name="ro7">
          <table:table-cell table:style-name="ce885" office:value-type="string" calcext:value-type="string">
            <text:p>Hit with flat hand on forehead</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Improvisation</text:p>
          </table:table-cell>
          <table:table-cell table:style-name="ce898"/>
          <table:table-cell table:style-name="ce913"/>
          <table:table-cell table:style-name="ce883" office:value-type="string" calcext:value-type="string">
            <text:p>Show all others what they should do in the meantime,</text:p>
          </table:table-cell>
          <table:table-cell table:style-name="ce898" table:number-columns-repeated="17"/>
          <table:table-cell table:number-columns-repeated="1003"/>
        </table:table-row>
        <table:table-row table:style-name="ro7">
          <table:table-cell table:style-name="ce885" office:value-type="string" calcext:value-type="string">
            <text:p>Point at your nose and at the</text:p>
          </table:table-cell>
          <table:table-cell table:style-name="ce898"/>
          <table:table-cell table:style-name="ce913"/>
          <table:table-cell table:style-name="ce883" office:value-type="string" calcext:value-type="string">
            <text:p>so the length of the impro part is defined</text:p>
          </table:table-cell>
          <table:table-cell table:style-name="ce898" table:number-columns-repeated="17"/>
          <table:table-cell table:number-columns-repeated="1003"/>
        </table:table-row>
        <table:table-row table:style-name="ro7">
          <table:table-cell table:style-name="ce885" office:value-type="string" calcext:value-type="string">
            <text:p>sambista who can play freely</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98" table:number-columns-repeated="19"/>
          <table:table-cell table:number-columns-repeated="1005"/>
        </table:table-row>
        <table:table-row table:style-name="ro9">
          <table:table-cell table:style-name="ce882" office:value-type="string" calcext:value-type="string">
            <text:p>Notation</text:p>
          </table:table-cell>
          <table:table-cell table:style-name="ce898" table:number-columns-repeated="18"/>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Call-Response</text:p>
          </table:table-cell>
          <table:table-cell table:style-name="ce898"/>
          <table:table-cell table:style-name="ce818" office:value-type="string" calcext:value-type="string">
            <text:p>E</text:p>
          </table:table-cell>
          <table:table-cell table:style-name="ce898"/>
          <table:table-cell table:style-name="ce898" office:value-type="string" calcext:value-type="string">
            <text:p>Everybody</text:p>
          </table:table-cell>
          <table:table-cell table:style-name="ce818" table:number-columns-repeated="3"/>
          <table:table-cell table:style-name="ce898" table:number-columns-repeated="3"/>
          <table:table-cell table:style-name="ce818" table:number-columns-repeated="2"/>
          <table:table-cell table:style-name="ce898" table:number-columns-repeated="2"/>
          <table:table-cell table:style-name="ce818" table:number-columns-repeated="4"/>
          <table:table-cell table:number-columns-repeated="1005"/>
        </table:table-row>
        <table:table-row table:style-name="ro7">
          <table:table-cell table:style-name="ce886"/>
          <table:table-cell table:style-name="ce898"/>
          <table:table-cell table:style-name="ce818" office:value-type="string" calcext:value-type="string">
            <text:p>S</text:p>
          </table:table-cell>
          <table:table-cell table:style-name="ce898"/>
          <table:table-cell table:style-name="ce818" office:value-type="string" calcext:value-type="string">
            <text:p>Surdo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table-cell table:style-name="ce818" office:value-type="string" calcext:value-type="string">
            <text:p>A</text:p>
          </table:table-cell>
          <table:table-cell table:style-name="ce898"/>
          <table:table-cell table:style-name="ce818" office:value-type="string" calcext:value-type="string">
            <text:p>All other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Surdos</text:p>
          </table:table-cell>
          <table:table-cell table:style-name="ce898"/>
          <table:table-cell table:style-name="ce915" office:value-type="string" calcext:value-type="string">
            <text:p>0</text:p>
          </table:table-cell>
          <table:table-cell table:style-name="ce898"/>
          <table:table-cell table:style-name="ce898" office:value-type="string" calcext:value-type="string">
            <text:p>damped with hand</text:p>
          </table:table-cell>
          <table:table-cell table:style-name="ce898" table:number-columns-repeated="14"/>
          <table:table-cell table:number-columns-repeated="1005"/>
        </table:table-row>
        <table:table-row table:style-name="ro7">
          <table:table-cell table:style-name="ce898" table:number-columns-repeated="2"/>
          <table:table-cell table:style-name="ce915"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Repinique</text:p>
          </table:table-cell>
          <table:table-cell table:style-name="ce898"/>
          <table:table-cell table:style-name="ce898" office:value-type="string" calcext:value-type="string">
            <text:p>fl</text:p>
          </table:table-cell>
          <table:table-cell table:style-name="ce898"/>
          <table:table-cell table:style-name="ce898" office:value-type="string" calcext:value-type="string">
            <text:p>flare: multiple hit with rebounding stick</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hd</text:p>
          </table:table-cell>
          <table:table-cell table:style-name="ce898"/>
          <table:table-cell table:style-name="ce898" office:value-type="string" calcext:value-type="string">
            <text:p>hand hits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ri</text:p>
          </table:table-cell>
          <table:table-cell table:style-name="ce898"/>
          <table:table-cell table:style-name="ce898" office:value-type="string" calcext:value-type="string">
            <text:p>hit rim and skin at the same time or hit only</text:p>
          </table:table-cell>
          <table:table-cell table:style-name="ce898" table:number-columns-repeated="16"/>
          <table:table-cell table:number-columns-repeated="1003"/>
        </table:table-row>
        <table:table-row table:style-name="ro7">
          <table:table-cell table:style-name="ce898" table:number-columns-repeated="4"/>
          <table:table-cell table:style-name="ce898" office:value-type="string" calcext:value-type="string">
            <text:p>the skin near the rim</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Agogô</text:p>
          </table:table-cell>
          <table:table-cell table:style-name="ce898"/>
          <table:table-cell table:style-name="ce898" office:value-type="string" calcext:value-type="string">
            <text:p>h</text:p>
          </table:table-cell>
          <table:table-cell table:style-name="ce898"/>
          <table:table-cell table:style-name="ce898" office:value-type="string" calcext:value-type="string">
            <text:p>high bell</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l</text:p>
          </table:table-cell>
          <table:table-cell table:style-name="ce898"/>
          <table:table-cell table:style-name="ce898" office:value-type="string" calcext:value-type="string">
            <text:p>low bell</text:p>
          </table:table-cell>
          <table:table-cell table:style-name="ce898" table:number-columns-repeated="16"/>
          <table:table-cell table:number-columns-repeated="1003"/>
        </table:table-row>
        <table:table-row table:style-name="ro7" table:number-rows-repeated="30">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351">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Afoxê" table:style-name="ta3">
        <office:forms form:automatic-focus="false" form:apply-design-mode="false"/>
        <table:table-column table:style-name="co16" table:default-cell-style-name="ce887"/>
        <table:table-column table:style-name="co3" table:default-cell-style-name="ce887"/>
        <table:table-column table:style-name="co17" table:default-cell-style-name="ce887"/>
        <table:table-column table:style-name="co18" table:default-cell-style-name="ce887"/>
        <table:table-column table:style-name="co9" table:number-columns-repeated="3" table:default-cell-style-name="ce922"/>
        <table:table-column table:style-name="co12" table:default-cell-style-name="ce922"/>
        <table:table-column table:style-name="co9" table:number-columns-repeated="6" table:default-cell-style-name="ce922"/>
        <table:table-column table:style-name="co19" table:default-cell-style-name="ce922"/>
        <table:table-column table:style-name="co20" table:default-cell-style-name="ce922"/>
        <table:table-column table:style-name="co9" table:number-columns-repeated="7"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7" table:default-cell-style-name="ce887"/>
        <table:table-column table:style-name="co15" table:number-columns-repeated="219" table:default-cell-style-name="ce887"/>
        <table:table-column table:style-name="co15" table:number-columns-repeated="767" table:default-cell-style-name="ce913"/>
        <table:table-row table:style-name="ro11">
          <table:table-cell table:style-name="ce882" office:value-type="string" calcext:value-type="string">
            <text:p>Afoxê</text:p>
          </table:table-cell>
          <table:table-cell table:style-name="ce815" table:number-columns-repeated="3"/>
          <table:table-cell table:style-name="ce835" office:value-type="string" calcext:value-type="string">
            <text:p>tune sign : 'shaving the armpit'</text:p>
          </table:table-cell>
          <table:table-cell table:style-name="ce831" table:number-columns-repeated="29"/>
          <table:table-cell table:number-columns-repeated="990"/>
        </table:table-row>
        <table:table-row table:style-name="ro12">
          <table:table-cell table:style-name="ce815" table:number-columns-repeated="4"/>
          <table:table-cell table:style-name="ce831" table:number-columns-repeated="30"/>
          <table:table-cell table:style-name="ce839" table:number-columns-repeated="2"/>
          <table:table-cell table:style-name="ce819"/>
          <table:table-cell table:number-columns-repeated="987"/>
        </table:table-row>
        <table:table-row table:style-name="ro2">
          <table:table-cell table:style-name="ce998" office:value-type="string" calcext:value-type="string">
            <text:p>Groove</text:p>
          </table:table-cell>
          <table:table-cell table:style-name="ce815"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9"/>
          <table:table-cell table:number-columns-repeated="987"/>
        </table:table-row>
        <table:table-row table:style-name="ro4">
          <table:table-cell table:style-name="ce815"/>
          <table:table-cell table:style-name="ce808" table:number-columns-repeated="3"/>
          <table:table-cell table:style-name="ce828" table:number-columns-repeated="30"/>
          <table:table-cell table:style-name="ce829" table:number-columns-repeated="2"/>
          <table:table-cell table:style-name="ce819"/>
          <table:table-cell table:number-columns-repeated="987"/>
        </table:table-row>
        <table:table-row table:style-name="ro4">
          <table:table-cell table:style-name="ce819" office:value-type="string" calcext:value-type="string">
            <text:p>Low Surdo</text:p>
          </table:table-cell>
          <table:table-cell/>
          <table:table-cell table:style-name="ce898"/>
          <table:table-cell table:style-name="ce815"/>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9"/>
          <table:table-cell table:style-name="ce1013"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17"/>
          <table:table-cell table:style-name="ce819"/>
          <table:table-cell table:number-columns-repeated="987"/>
        </table:table-row>
        <table:table-row table:style-name="ro4">
          <table:table-cell table:style-name="ce819" office:value-type="string" calcext:value-type="string">
            <text:p>Mid+High Surdo</text:p>
          </table:table-cell>
          <table:table-cell table:style-name="ce815" table:number-columns-repeated="3"/>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9"/>
          <table:table-cell table:style-name="ce1013"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7"/>
          <table:table-cell table:style-name="ce819"/>
          <table:table-cell table:number-columns-repeated="987"/>
        </table:table-row>
        <table:table-row table:style-name="ro4">
          <table:table-cell table:style-name="ce819"/>
          <table:table-cell/>
          <table:table-cell table:style-name="ce815" table:number-columns-repeated="2"/>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Repinique</text:p>
          </table:table-cell>
          <table:table-cell table:style-name="ce815" table:number-columns-repeated="3"/>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9"/>
          <table:table-cell table:style-name="ce1013"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Snare</text:p>
          </table:table-cell>
          <table:table-cell table:style-name="ce815" table:number-columns-repeated="3"/>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09"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18" office:value-type="string" calcext:value-type="string">
            <text:p>.</text:p>
          </table:table-cell>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Tamborim</text:p>
          </table:table-cell>
          <table:table-cell table:style-name="ce815" table:number-columns-repeated="3"/>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9"/>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Agogô</text:p>
          </table:table-cell>
          <table:table-cell table:style-name="ce815" table:number-columns-repeated="3"/>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09"/>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18"/>
          <table:table-cell table:style-name="ce819"/>
          <table:table-cell table:number-columns-repeated="987"/>
        </table:table-row>
        <table:table-row table:style-name="ro4">
          <table:table-cell table:number-columns-repeated="4"/>
          <table:table-cell table:style-name="ce852" table:number-columns-repeated="16"/>
          <table:table-cell table:number-columns-repeated="5"/>
          <table:table-cell table:style-name="ce994" table:number-columns-repeated="3"/>
          <table:table-cell table:number-columns-repeated="5"/>
          <table:table-cell table:style-name="ce831"/>
          <table:table-cell table:number-columns-repeated="990"/>
        </table:table-row>
        <table:table-row table:style-name="ro4">
          <table:table-cell table:style-name="ce884" office:value-type="string" calcext:value-type="string">
            <text:p>Break 1</text:p>
          </table:table-cell>
          <table:table-cell/>
          <table:table-cell table:style-name="ce815" table:number-columns-repeated="2"/>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1010"/>
          <table:table-cell table:style-name="ce101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E</text:p>
          </table:table-cell>
          <table:table-cell table:style-name="ce944"/>
          <table:table-cell table:style-name="ce944" office:value-type="string" calcext:value-type="string">
            <text:p>E</text:p>
          </table:table-cell>
          <table:table-cell table:style-name="ce959" office:value-type="string" calcext:value-type="string">
            <text:p>E</text:p>
          </table:table-cell>
          <table:table-cell table:style-name="ce924" office:value-type="string" calcext:value-type="string">
            <text:p>E</text:p>
          </table:table-cell>
          <table:table-cell table:number-columns-repeated="2" table:style-name="ce944" office:value-type="string" calcext:value-type="string">
            <text:p>E</text:p>
          </table:table-cell>
          <table:table-cell table:style-name="ce1019"/>
          <table:table-cell table:number-columns-repeated="988"/>
        </table:table-row>
        <table:table-row table:style-name="ro4">
          <table:table-cell table:number-columns-repeated="4"/>
          <table:table-cell table:style-name="ce852" table:number-columns-repeated="16"/>
          <table:table-cell table:style-name="ce898" table:number-columns-repeated="17"/>
          <table:table-cell table:number-columns-repeated="987"/>
        </table:table-row>
        <table:table-row table:style-name="ro4">
          <table:table-cell table:style-name="ce884" office:value-type="string" calcext:value-type="string">
            <text:p>Break 2</text:p>
          </table:table-cell>
          <table:table-cell/>
          <table:table-cell table:style-name="ce815" table:number-columns-repeated="2"/>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1010"/>
          <table:table-cell table:style-name="ce101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98"/>
          <table:table-cell table:number-columns-repeated="3"/>
          <table:table-cell table:style-name="ce852" table:number-columns-repeated="16"/>
          <table:table-cell table:style-name="ce898" table:number-columns-repeated="9"/>
          <table:table-cell table:number-columns-repeated="4"/>
          <table:table-cell table:style-name="ce831"/>
          <table:table-cell table:number-columns-repeated="990"/>
        </table:table-row>
        <table:table-row table:style-name="ro4">
          <table:table-cell table:style-name="ce884" office:value-type="string" calcext:value-type="string">
            <text:p>Break 3</text:p>
          </table:table-cell>
          <table:table-cell/>
          <table:table-cell table:style-name="ce815" table:number-columns-repeated="2"/>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0"/>
          <table:table-cell table:style-name="ce101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office:value-type="string" calcext:value-type="string">
            <text:p>S</text:p>
          </table:table-cell>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15"/>
          <table:table-cell table:number-columns-repeated="22"/>
          <table:table-cell table:style-name="ce994" table:number-columns-repeated="2"/>
          <table:table-cell table:style-name="ce995" table:number-columns-repeated="3"/>
          <table:table-cell table:style-name="ce831" table:number-columns-repeated="6"/>
          <table:table-cell table:number-columns-repeated="990"/>
        </table:table-row>
        <table:table-row table:style-name="ro4">
          <table:table-cell table:style-name="ce884" office:value-type="string" calcext:value-type="string">
            <text:p>Bra Break</text:p>
          </table:table-cell>
          <table:table-cell/>
          <table:table-cell table:style-name="ce815" office:value-type="float" office:value="1" calcext:value-type="float">
            <text:p>1</text:p>
          </table:table-cell>
          <table:table-cell table:style-name="ce815"/>
          <table:table-cell table:style-name="ce1001"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11"/>
          <table:table-cell table:style-name="ce1015"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20"/>
          <table:table-cell table:number-columns-repeated="988"/>
        </table:table-row>
        <table:table-row table:style-name="ro4">
          <table:table-cell table:style-name="ce888" office:value-type="string" calcext:value-type="string">
            <text:p>pulling a bra</text:p>
          </table:table-cell>
          <table:table-cell/>
          <table:table-cell table:style-name="ce815" office:value-type="float" office:value="2" calcext:value-type="float">
            <text:p>2</text:p>
          </table:table-cell>
          <table:table-cell table:style-name="ce815"/>
          <table:table-cell table:style-name="ce1002" office:value-type="string" calcext:value-type="string">
            <text:p>Ri</text:p>
          </table:table-cell>
          <table:table-cell table:style-name="ce1005"/>
          <table:table-cell table:style-name="ce1005" office:value-type="string" calcext:value-type="string">
            <text:p>Ri</text:p>
          </table:table-cell>
          <table:table-cell table:style-name="ce1008"/>
          <table:table-cell table:style-name="ce1002" office:value-type="string" calcext:value-type="string">
            <text:p>Ri</text:p>
          </table:table-cell>
          <table:table-cell table:style-name="ce1005" table:number-columns-repeated="2"/>
          <table:table-cell table:style-name="ce1008"/>
          <table:table-cell table:style-name="ce1002" office:value-type="string" calcext:value-type="string">
            <text:p>A</text:p>
          </table:table-cell>
          <table:table-cell table:style-name="ce1005" office:value-type="string" calcext:value-type="string">
            <text:p>A</text:p>
          </table:table-cell>
          <table:table-cell table:style-name="ce1005"/>
          <table:table-cell table:style-name="ce1008" office:value-type="string" calcext:value-type="string">
            <text:p>A</text:p>
          </table:table-cell>
          <table:table-cell table:style-name="ce1002" office:value-type="string" calcext:value-type="string">
            <text:p>A</text:p>
          </table:table-cell>
          <table:table-cell table:style-name="ce1005" table:number-columns-repeated="2"/>
          <table:table-cell table:style-name="ce1012"/>
          <table:table-cell table:style-name="ce1016"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office:value-type="string" calcext:value-type="string">
            <text:p>E</text:p>
          </table:table-cell>
          <table:table-cell table:style-name="ce1005"/>
          <table:table-cell table:style-name="ce1008" office:value-type="string" calcext:value-type="string">
            <text:p>E</text:p>
          </table:table-cell>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21"/>
          <table:table-cell table:number-columns-repeated="988"/>
        </table:table-row>
        <table:table-row table:style-name="ro4">
          <table:table-cell table:style-name="ce810"/>
          <table:table-cell/>
          <table:table-cell table:style-name="ce815" table:number-columns-repeated="2"/>
          <table:table-cell table:style-name="ce913" table:number-columns-repeated="9"/>
          <table:table-cell table:style-name="Default"/>
          <table:table-cell table:style-name="ce913" table:number-columns-repeated="5"/>
          <table:table-cell table:style-name="Default"/>
          <table:table-cell table:style-name="ce913"/>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table-cell table:style-name="ce905" office:value-type="string" calcext:value-type="string">
            <text:p>Ri = call by repinique</text:p>
          </table:table-cell>
          <table:table-cell table:number-columns-repeated="988"/>
        </table:table-row>
        <table:table-row table:style-name="ro7" table:number-rows-repeated="10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419">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Angela Davis" table:style-name="ta4">
        <office:forms form:automatic-focus="false" form:apply-design-mode="false"/>
        <table:table-column table:style-name="co21" table:default-cell-style-name="ce1027"/>
        <table:table-column table:style-name="co9" table:default-cell-style-name="ce1027"/>
        <table:table-column table:style-name="co3" table:default-cell-style-name="ce1027"/>
        <table:table-column table:style-name="co12" table:number-columns-repeated="16" table:default-cell-style-name="ce1039"/>
        <table:table-column table:style-name="co12" table:default-cell-style-name="ce1027"/>
        <table:table-column table:style-name="co22" table:number-columns-repeated="237" table:default-cell-style-name="ce1027"/>
        <table:table-column table:style-name="co22" table:number-columns-repeated="767" table:default-cell-style-name="ce913"/>
        <table:table-row table:style-name="ro1">
          <table:table-cell table:style-name="ce1022" office:value-type="string" calcext:value-type="string">
            <text:p>Angela Davis</text:p>
          </table:table-cell>
          <table:table-cell table:style-name="ce1033"/>
          <table:table-cell table:style-name="ce1034"/>
          <table:table-cell table:style-name="ce898"/>
          <table:table-cell table:style-name="ce279" office:value-type="string" calcext:value-type="string" table:number-columns-spanned="15" table:number-rows-spanned="2">
            <text:p>tune sign: pull two prison bars apart in front of your face</text:p>
          </table:table-cell>
          <table:covered-table-cell table:number-columns-repeated="14" table:style-name="ce279"/>
          <table:table-cell table:style-name="ce279" table:number-columns-repeated="5"/>
          <table:table-cell table:number-columns-repeated="1000"/>
        </table:table-row>
        <table:table-row table:style-name="ro2">
          <table:table-cell table:style-name="ce1023"/>
          <table:table-cell table:style-name="ce1024"/>
          <table:table-cell table:style-name="ce1035"/>
          <table:table-cell table:style-name="ce1036"/>
          <table:covered-table-cell table:number-columns-repeated="15" table:style-name="ce279"/>
          <table:table-cell table:style-name="ce279" table:number-columns-repeated="5"/>
          <table:table-cell table:number-columns-repeated="1000"/>
        </table:table-row>
        <table:table-row table:style-name="ro2">
          <table:table-cell table:style-name="ce1024" table:number-columns-repeated="2"/>
          <table:table-cell table:style-name="ce1035"/>
          <table:table-cell table:style-name="ce1037"/>
          <table:table-cell table:style-name="ce1047"/>
          <table:table-cell table:style-name="ce1037"/>
          <table:table-cell table:style-name="ce1047"/>
          <table:table-cell/>
          <table:table-cell table:style-name="ce1056" table:number-columns-repeated="2"/>
          <table:table-cell table:number-columns-repeated="8"/>
          <table:table-cell table:style-name="ce1058"/>
          <table:table-cell/>
          <table:table-cell table:style-name="ce1062" table:number-columns-repeated="2"/>
          <table:table-cell table:number-columns-repeated="1002"/>
        </table:table-row>
        <table:table-row table:style-name="ro2">
          <table:table-cell table:style-name="ce1025" office:value-type="string" calcext:value-type="string">
            <text:p>Groove</text:p>
          </table:table-cell>
          <table:table-cell table:style-name="ce1026" table:number-columns-repeated="2"/>
          <table:table-cell table:style-name="ce1038" office:value-type="float" office:value="1" calcext:value-type="float">
            <text:p>1</text:p>
          </table:table-cell>
          <table:table-cell table:style-name="ce1038" table:number-columns-repeated="3"/>
          <table:table-cell table:style-name="ce1038" office:value-type="float" office:value="2" calcext:value-type="float">
            <text:p>2</text:p>
          </table:table-cell>
          <table:table-cell table:style-name="ce1038" table:number-columns-repeated="3"/>
          <table:table-cell table:style-name="ce1038" office:value-type="float" office:value="3" calcext:value-type="float">
            <text:p>3</text:p>
          </table:table-cell>
          <table:table-cell table:style-name="ce1038" table:number-columns-repeated="3"/>
          <table:table-cell table:style-name="ce1038" office:value-type="float" office:value="4" calcext:value-type="float">
            <text:p>4</text:p>
          </table:table-cell>
          <table:table-cell table:style-name="ce1038" table:number-columns-repeated="3"/>
          <table:table-cell/>
          <table:table-cell table:style-name="ce1062" table:number-columns-repeated="2"/>
          <table:table-cell table:number-columns-repeated="1002"/>
        </table:table-row>
        <table:table-row table:style-name="ro2">
          <table:table-cell table:style-name="ce1026" table:number-columns-repeated="3"/>
          <table:table-cell table:number-columns-repeated="17"/>
          <table:table-cell table:style-name="ce1062" table:number-columns-repeated="2"/>
          <table:table-cell table:number-columns-repeated="1002"/>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040" office:value-type="string" calcext:value-type="string">
            <text:p>rh</text:p>
          </table:table-cell>
          <table:table-cell table:style-name="ce1048"/>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number-columns-repeated="2"/>
          <table:table-cell table:style-name="ce1052" office:value-type="string" calcext:value-type="string">
            <text:p>lh</text:p>
          </table:table-cell>
          <table:table-cell table:style-name="ce1040" office:value-type="string" calcext:value-type="string">
            <text:p>rh</text:p>
          </table:table-cell>
          <table:table-cell table:style-name="ce1048" office:value-type="string" calcext:value-type="string">
            <text:p>lh</text:p>
          </table:table-cell>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table-cell table:number-columns-repeated="1003"/>
        </table:table-row>
        <table:table-row table:style-name="ro2">
          <table:table-cell office:value-type="string" calcext:value-type="string">
            <text:p>Mid Surdo</text:p>
          </table:table-cell>
          <table:table-cell table:number-columns-repeated="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style-name="ce1048" table:number-columns-repeated="2"/>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61"/>
          <table:table-cell table:style-name="ce1063"/>
          <table:table-cell table:number-columns-repeated="1003"/>
        </table:table-row>
        <table:table-row table:style-name="ro2">
          <table:table-cell office:value-type="string" calcext:value-type="string">
            <text:p>High Surdo</text:p>
          </table:table-cell>
          <table:table-cell table:style-name="Default"/>
          <table:table-cell/>
          <table:table-cell table:style-name="ce1040" office:value-type="string" calcext:value-type="string">
            <text:p><text:s/></text:p>
          </table:table-cell>
          <table:table-cell table:style-name="ce1048" table:number-columns-repeated="2"/>
          <table:table-cell table:style-name="ce1052"/>
          <table:table-cell table:style-name="ce1040"/>
          <table:table-cell table:style-name="ce1048"/>
          <table:table-cell table:style-name="ce1048" office:value-type="string" calcext:value-type="string">
            <text:p><text:s/></text:p>
          </table:table-cell>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61"/>
          <table:table-cell table:number-columns-repeated="1004"/>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table-cell table:number-columns-repeated="1003"/>
        </table:table-row>
        <table:table-row table:style-name="ro2">
          <table:table-cell office:value-type="string" calcext:value-type="string">
            <text:p>Repinique</text:p>
          </table:table-cell>
          <table:table-cell table:number-columns-repeated="2"/>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 text:c="2"/></text:p>
          </table:table-cell>
          <table:table-cell table:style-name="ce1052" office:value-type="string" calcext:value-type="string">
            <text:p><text:s/></text:p>
          </table:table-cell>
          <table:table-cell table:style-name="ce1061"/>
          <table:table-cell table:style-name="ce898"/>
          <table:table-cell table:number-columns-repeated="3"/>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number-columns-repeated="4"/>
          <table:table-cell table:style-name="ce1064"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040" office:value-type="string" calcext:value-type="string">
            <text:p>. </text:p>
          </table:table-cell>
          <table:table-cell table:number-columns-repeated="2" table:style-name="ce1048" office:value-type="string" calcext:value-type="string">
            <text:p>.</text:p>
          </table:table-cell>
          <table:table-cell table:style-name="ce1052" office:value-type="string" calcext:value-type="string">
            <text:p>. </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Tamborim</text:p>
          </table:table-cell>
          <table:table-cell table:number-columns-repeated="2"/>
          <table:table-cell table:style-name="ce1040" office:value-type="string" calcext:value-type="string">
            <text:p>x</text:p>
          </table:table-cell>
          <table:table-cell table:style-name="ce1048" table:number-columns-repeated="2"/>
          <table:table-cell table:style-name="ce1052" office:value-type="string" calcext:value-type="string">
            <text:p><text:s/></text:p>
          </table:table-cell>
          <table:table-cell table:style-name="ce1040" office:value-type="string" calcext:value-type="string">
            <text:p>x</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text:p>
          </table:table-cell>
          <table:table-cell table:style-name="ce1052"/>
          <table:table-cell table:style-name="ce1040" office:value-type="string" calcext:value-type="string">
            <text:p>x</text:p>
          </table:table-cell>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040" office:value-type="string" calcext:value-type="string">
            <text:p><text:s/></text:p>
          </table:table-cell>
          <table:table-cell table:style-name="ce1048"/>
          <table:table-cell table:style-name="ce1048" office:value-type="string" calcext:value-type="string">
            <text:p>l</text:p>
          </table:table-cell>
          <table:table-cell table:style-name="ce1052"/>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l</text:p>
          </table:table-cell>
          <table:table-cell table:style-name="ce1048" office:value-type="string" calcext:value-type="string">
            <text:p>h</text:p>
          </table:table-cell>
          <table:table-cell table:style-name="ce1048"/>
          <table:table-cell table:style-name="ce1052" office:value-type="string" calcext:value-type="string">
            <text:p><text:s/></text:p>
          </table:table-cell>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style-name="ce898" table:number-columns-repeated="256"/>
          <table:table-cell table:number-columns-repeated="768"/>
        </table:table-row>
        <table:table-row table:style-name="ro2">
          <table:table-cell table:style-name="ce1028"/>
          <table:table-cell table:number-columns-repeated="2"/>
          <table:table-cell table:style-name="ce1027" office:value-type="string" calcext:value-type="string">
            <text:p>Low surdo: turn your right stick 180° and hit the side of the drum</text:p>
          </table:table-cell>
          <table:table-cell table:number-columns-repeated="20"/>
          <table:table-cell table:style-name="ce1064" table:number-columns-repeated="10"/>
          <table:table-cell table:number-columns-repeated="990"/>
        </table:table-row>
        <table:table-row table:style-name="ro2">
          <table:table-cell table:style-name="ce1028"/>
          <table:table-cell table:number-columns-repeated="2"/>
          <table:table-cell table:style-name="ce1027" office:value-type="string" calcext:value-type="string">
            <text:p>rh = right hand, lh = left hand</text:p>
          </table:table-cell>
          <table:table-cell table:number-columns-repeated="7"/>
          <table:table-cell table:style-name="ce898"/>
          <table:table-cell table:number-columns-repeated="12"/>
          <table:table-cell table:style-name="ce1064" table:number-columns-repeated="10"/>
          <table:table-cell table:number-columns-repeated="990"/>
        </table:table-row>
        <table:table-row table:style-name="ro2">
          <table:table-cell table:style-name="ce1028"/>
          <table:table-cell table:number-columns-repeated="2"/>
          <table:table-cell table:style-name="ce898" table:number-columns-repeated="13"/>
          <table:table-cell table:number-columns-repeated="8"/>
          <table:table-cell table:style-name="ce1064" table:number-columns-repeated="10"/>
          <table:table-cell table:number-columns-repeated="990"/>
        </table:table-row>
        <table:table-row table:style-name="ro2">
          <table:table-cell table:style-name="ce1028"/>
          <table:table-cell table:number-columns-repeated="2"/>
          <table:table-cell table:style-name="ce1041" table:number-columns-repeated="14"/>
          <table:table-cell table:style-name="ce1057"/>
          <table:table-cell table:style-name="ce1059" office:value-type="string" calcext:value-type="string">
            <text:p>E</text:p>
          </table:table-cell>
          <table:table-cell table:style-name="ce1061"/>
          <table:table-cell table:style-name="ce898"/>
          <table:table-cell table:style-name="ce1064" table:number-columns-repeated="13"/>
          <table:table-cell table:number-columns-repeated="990"/>
        </table:table-row>
        <table:table-row table:style-name="ro4">
          <table:table-cell table:style-name="ce1028" office:value-type="string" calcext:value-type="string">
            <text:p>Break 1 </text:p>
          </table:table-cell>
          <table:table-cell office:value-type="float" office:value="1" calcext:value-type="float">
            <text:p>1</text:p>
          </table:table-cell>
          <table:table-cell/>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office:value-type="string" calcext:value-type="string">
            <text:p><text:s/></text:p>
          </table:table-cell>
          <table:table-cell table:style-name="ce1042" office:value-type="string" calcext:value-type="string">
            <text:p>E</text:p>
          </table:table-cell>
          <table:table-cell table:style-name="ce1049" office:value-type="string" calcext:value-type="string">
            <text:p><text:s/></text:p>
          </table:table-cell>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5"/>
          <table:table-cell table:style-name="ce1061"/>
          <table:table-cell table:style-name="ce898"/>
          <table:table-cell table:style-name="ce1064" table:number-columns-repeated="3"/>
          <table:table-cell table:number-columns-repeated="1000"/>
        </table:table-row>
        <table:table-row table:style-name="ro5">
          <table:table-cell table:style-name="ce1029"/>
          <table:table-cell table:number-columns-repeated="2"/>
          <table:table-cell table:style-name="ce1027" table:number-columns-repeated="16"/>
          <table:table-cell table:number-columns-repeated="5"/>
          <table:table-cell table:style-name="ce1064" table:number-columns-repeated="2"/>
          <table:table-cell table:number-columns-repeated="231"/>
          <table:table-cell table:style-name="ce1027" table:number-columns-repeated="767"/>
        </table:table-row>
        <table:table-row table:style-name="ro5">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5">
          <table:table-cell table:style-name="ce1030" office:value-type="string" calcext:value-type="string">
            <text:p>Break 2</text:p>
          </table:table-cell>
          <table:table-cell office:value-type="float" office:value="1" calcext:value-type="float">
            <text:p>1</text:p>
          </table:table-cell>
          <table:table-cell/>
          <table:table-cell table:style-name="ce1043" office:value-type="string" calcext:value-type="string">
            <text:p>S</text:p>
          </table:table-cell>
          <table:table-cell table:style-name="ce1050"/>
          <table:table-cell table:style-name="ce1050" office:value-type="string" calcext:value-type="string">
            <text:p>A</text:p>
          </table:table-cell>
          <table:table-cell table:style-name="ce1054" office:value-type="string" calcext:value-type="string">
            <text:p>A</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A</text:p>
          </table:table-cell>
          <table:table-cell table:style-name="ce1054" office:value-type="string" calcext:value-type="string">
            <text:p>A</text:p>
          </table:table-cell>
          <table:table-cell table:style-name="ce1043"/>
          <table:table-cell table:number-columns-repeated="2" table:style-name="ce1050" office:value-type="string" calcext:value-type="string">
            <text:p>A</text:p>
          </table:table-cell>
          <table:table-cell table:style-name="ce1054" office:value-type="string" calcext:value-type="string">
            <text:p><text:s/></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S</text:p>
          </table:table-cell>
          <table:table-cell table:style-name="ce1054"/>
          <table:table-cell table:style-name="ce1061"/>
          <table:table-cell table:style-name="ce898"/>
          <table:table-cell table:number-columns-repeated="1003"/>
        </table:table-row>
        <table:table-row table:style-name="ro5">
          <table:table-cell table:style-name="ce1031"/>
          <table:table-cell office:value-type="float" office:value="2" calcext:value-type="float">
            <text:p>2</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S</text:p>
          </table:table-cell>
          <table:table-cell table:style-name="ce1052"/>
          <table:table-cell table:style-name="ce1061"/>
          <table:table-cell table:style-name="ce898"/>
          <table:table-cell table:number-columns-repeated="1003"/>
        </table:table-row>
        <table:table-row table:style-name="ro5">
          <table:table-cell table:style-name="ce1029"/>
          <table:table-cell office:value-type="float" office:value="3" calcext:value-type="float">
            <text:p>3</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5">
          <table:table-cell table:style-name="ce1029"/>
          <table:table-cell office:value-type="float" office:value="4" calcext:value-type="float">
            <text:p>4</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number-columns-repeated="1004"/>
        </table:table-row>
        <table:table-row table:style-name="ro4">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4">
          <table:table-cell table:style-name="ce1029"/>
          <table:table-cell table:number-columns-repeated="2"/>
          <table:table-cell table:style-name="ce1045" office:value-type="string" calcext:value-type="string">
            <text:p>snare continues playing through the break!</text:p>
          </table:table-cell>
          <table:table-cell table:style-name="ce1027" table:number-columns-repeated="15"/>
          <table:table-cell table:number-columns-repeated="238"/>
          <table:table-cell table:style-name="ce1027" table:number-columns-repeated="767"/>
        </table:table-row>
        <table:table-row table:style-name="ro4">
          <table:table-cell table:style-name="ce1030" office:value-type="string" calcext:value-type="string">
            <text:p>Break 3</text:p>
          </table:table-cell>
          <table:table-cell office:value-type="float" office:value="1" calcext:value-type="float">
            <text:p>1</text:p>
          </table:table-cell>
          <table:table-cell/>
          <table:table-cell table:style-name="ce1043" office:value-type="string" calcext:value-type="string">
            <text:p>E</text:p>
          </table:table-cell>
          <table:table-cell table:style-name="ce1050"/>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style-name="ce1050" office:value-type="string" calcext:value-type="string">
            <text:p><text:s/></text:p>
          </table:table-cell>
          <table:table-cell table:style-name="ce1050" office:value-type="string" calcext:value-type="string">
            <text:p>E</text:p>
          </table:table-cell>
          <table:table-cell table:style-name="ce1054" office:value-type="string" calcext:value-type="string">
            <text:p>E</text:p>
          </table:table-cell>
          <table:table-cell table:style-name="ce1043" office:value-type="string" calcext:value-type="string">
            <text:p>E</text:p>
          </table:table-cell>
          <table:table-cell table:style-name="ce1050" office:value-type="string" calcext:value-type="string">
            <text:p>E</text:p>
          </table:table-cell>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number-columns-repeated="2" table:style-name="ce1050" office:value-type="string" calcext:value-type="string">
            <text:p><text:s/></text:p>
          </table:table-cell>
          <table:table-cell table:style-name="ce1054"/>
          <table:table-cell table:style-name="ce1061"/>
          <table:table-cell table:style-name="ce898"/>
          <table:table-cell table:number-columns-repeated="1003"/>
        </table:table-row>
        <table:table-row table:style-name="ro4">
          <table:table-cell table:style-name="ce1032"/>
          <table:table-cell office:value-type="float" office:value="2" calcext:value-type="float">
            <text:p>2</text:p>
          </table:table-cell>
          <table:table-cell/>
          <table:table-cell table:style-name="ce1040" office:value-type="string" calcext:value-type="string">
            <text:p>E</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E</text:p>
          </table:table-cell>
          <table:table-cell table:style-name="ce1040"/>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table:table-cell table:style-name="ce1052"/>
          <table:table-cell table:style-name="ce1061"/>
          <table:table-cell table:style-name="ce1045"/>
          <table:table-cell table:number-columns-repeated="1003"/>
        </table:table-row>
        <table:table-row table:style-name="ro4">
          <table:table-cell table:style-name="ce1032" office:value-type="string" calcext:value-type="string">
            <text:p><text:s/></text:p>
          </table:table-cell>
          <table:table-cell office:value-type="float" office:value="3" calcext:value-type="float">
            <text:p>3</text:p>
          </table:table-cell>
          <table:table-cell/>
          <table:table-cell table:style-name="ce1040" office:value-type="string" calcext:value-type="string">
            <text:p>E</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office:value-type="string" calcext:value-type="string">
            <text:p>E</text:p>
          </table:table-cell>
          <table:table-cell table:style-name="ce1052" office:value-type="string" calcext:value-type="string">
            <text:p>E</text:p>
          </table:table-cell>
          <table:table-cell table:style-name="ce1040" office:value-type="string" calcext:value-type="string">
            <text:p>E</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table:table-cell table:style-name="ce1061"/>
          <table:table-cell table:number-columns-repeated="1004"/>
        </table:table-row>
        <table:table-row table:style-name="ro4">
          <table:table-cell table:style-name="ce1029"/>
          <table:table-cell office:value-type="float" office:value="4" calcext:value-type="float">
            <text:p>4</text:p>
          </table:table-cell>
          <table:table-cell/>
          <table:table-cell table:style-name="ce1040" office:value-type="string" calcext:value-type="string">
            <text:p><text:s/></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4">
          <table:table-cell/>
          <table:table-cell office:value-type="float" office:value="5" calcext:value-type="float">
            <text:p>5</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style-name="ce898"/>
          <table:table-cell table:number-columns-repeated="1003"/>
        </table:table-row>
        <table:table-row table:style-name="ro4">
          <table:table-cell table:number-columns-repeated="3"/>
          <table:table-cell table:style-name="ce1031" office:value-type="string" calcext:value-type="string">
            <text:p>repeat until cut </text:p>
          </table:table-cell>
          <table:table-cell table:style-name="ce1027" table:number-columns-repeated="11"/>
          <table:table-cell table:style-name="ce898"/>
          <table:table-cell table:style-name="ce1027" table:number-columns-repeated="3"/>
          <table:table-cell table:number-columns-repeated="238"/>
          <table:table-cell table:style-name="ce1027" table:number-columns-repeated="767"/>
        </table:table-row>
        <table:table-row table:style-name="ro4">
          <table:table-cell table:number-columns-repeated="3"/>
          <table:table-cell table:style-name="ce1027" table:number-columns-repeated="16"/>
          <table:table-cell/>
          <table:table-cell table:style-name="ce1062" table:number-columns-repeated="2"/>
          <table:table-cell table:number-columns-repeated="235"/>
          <table:table-cell table:style-name="ce1027" table:number-columns-repeated="767"/>
        </table:table-row>
        <table:table-row table:style-name="ro4" table:number-rows-repeated="106">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214">
          <table:table-cell table:number-columns-repeated="1024"/>
        </table:table-row>
        <table:table-row table:style-name="ro7" table:number-rows-repeated="1048208">
          <table:table-cell table:number-columns-repeated="1024"/>
        </table:table-row>
        <table:table-row table:style-name="ro10">
          <table:table-cell table:number-columns-repeated="1024"/>
        </table:table-row>
      </table:table>
      <table:table table:name="Bhangra" table:style-name="ta5">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Bhangra</text:p>
          </table:table-cell>
          <table:table-cell table:style-name="ce1065"/>
          <table:table-cell table:style-name="ce1077"/>
          <table:table-cell table:style-name="ce1081"/>
          <table:table-cell table:style-name="ce1091"/>
          <table:table-cell table:style-name="ce1092"/>
          <table:table-cell table:style-name="ce1103" office:value-type="string" calcext:value-type="string">
            <text:p>tune sign : folded hands, like praying</text:p>
          </table:table-cell>
          <table:table-cell table:style-name="ce1103"/>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2"/>
          <table:table-cell table:style-name="ce1083" office:value-type="float" office:value="2" calcext:value-type="float">
            <text:p>2</text:p>
          </table:table-cell>
          <table:table-cell table:style-name="ce1083" table:number-columns-repeated="2"/>
          <table:table-cell table:style-name="ce1083" office:value-type="float" office:value="3" calcext:value-type="float">
            <text:p>3</text:p>
          </table:table-cell>
          <table:table-cell table:style-name="ce1083" table:number-columns-repeated="2"/>
          <table:table-cell table:style-name="ce1083" office:value-type="float" office:value="4" calcext:value-type="float">
            <text:p>4</text:p>
          </table:table-cell>
          <table:table-cell table:style-name="ce1083" table:number-columns-repeated="2"/>
          <table:table-cell table:style-name="ce1083" office:value-type="float" office:value="5" calcext:value-type="float">
            <text:p>5</text:p>
          </table:table-cell>
          <table:table-cell table:style-name="ce1083" table:number-columns-repeated="2"/>
          <table:table-cell table:style-name="ce1083" office:value-type="float" office:value="6" calcext:value-type="float">
            <text:p>6</text:p>
          </table:table-cell>
          <table:table-cell table:style-name="ce1083" table:number-columns-repeated="2"/>
          <table:table-cell table:style-name="ce1083" office:value-type="float" office:value="7" calcext:value-type="float">
            <text:p>7</text:p>
          </table:table-cell>
          <table:table-cell table:style-name="ce1083" table:number-columns-repeated="2"/>
          <table:table-cell table:style-name="ce1083" office:value-type="float" office:value="8" calcext:value-type="float">
            <text:p>8</text:p>
          </table:table-cell>
          <table:table-cell table:style-name="ce1083" table:number-columns-repeated="2"/>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All Surdos </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1"/>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table:table-cell table:style-name="ce1093"/>
          <table:table-cell table:style-name="ce1097"/>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Repinique</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139"/>
          <table:table-cell table:style-name="Default"/>
          <table:table-cell table:number-columns-repeated="995"/>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office:value-type="float" office:value="1" calcext:value-type="float">
            <text:p>1</text:p>
          </table:table-cell>
          <table:table-cell table:style-name="ce1070"/>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108" office:value-type="string" calcext:value-type="string">
            <text:p>.</text:p>
          </table:table-cell>
          <table:table-cell table:style-name="ce1118"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108" office:value-type="string" calcext:value-type="string">
            <text:p>x</text:p>
          </table:table-cell>
          <table:table-cell table:style-name="ce1118"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h</text:p>
          </table:table-cell>
          <table:table-cell table:style-name="ce1093" office:value-type="string" calcext:value-type="string">
            <text:p>h</text:p>
          </table:table-cell>
          <table:table-cell table:style-name="ce1097" office:value-type="string" calcext:value-type="string">
            <text:p>h</text:p>
          </table:table-cell>
          <table:table-cell table:style-name="ce1085" office:value-type="string" calcext:value-type="string">
            <text:p>h</text:p>
          </table:table-cell>
          <table:table-cell table:style-name="ce1093"/>
          <table:table-cell table:style-name="ce1097" office:value-type="string" calcext:value-type="string">
            <text:p><text:s/></text:p>
          </table:table-cell>
          <table:table-cell table:style-name="ce1085" office:value-type="string" calcext:value-type="string">
            <text:p>l</text:p>
          </table:table-cell>
          <table:table-cell table:style-name="ce1093" office:value-type="string" calcext:value-type="string">
            <text:p>l</text:p>
          </table:table-cell>
          <table:table-cell table:style-name="ce1106" office:value-type="string" calcext:value-type="string">
            <text:p>l</text:p>
          </table:table-cell>
          <table:table-cell table:style-name="ce1085" office:value-type="string" calcext:value-type="string">
            <text:p>l</text:p>
          </table:table-cell>
          <table:table-cell table:style-name="ce1093" office:value-type="string" calcext:value-type="string">
            <text:p><text:s/></text:p>
          </table:table-cell>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108"/>
          <table:table-cell table:style-name="ce1118"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108" office:value-type="string" calcext:value-type="string">
            <text:p><text:s/></text:p>
          </table:table-cell>
          <table:table-cell table:style-name="ce1118"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5"/>
          <table:table-cell table:style-name="ce1137" office:value-type="string" calcext:value-type="string">
            <text:p>s = soft flare</text:p>
          </table:table-cell>
          <table:table-cell table:style-name="ce1070"/>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1</text:p>
          </table:table-cell>
          <table:table-cell table:style-name="ce1070" office:value-type="float" office:value="1" calcext:value-type="float">
            <text:p>1</text:p>
          </table:table-cell>
          <table:table-cell table:style-name="ce1070"/>
          <table:table-cell table:style-name="ce1086" office:value-type="string" calcext:value-type="string">
            <text:p>S</text:p>
          </table:table-cell>
          <table:table-cell table:style-name="ce1094"/>
          <table:table-cell table:style-name="ce1098" office:value-type="string" calcext:value-type="string">
            <text:p><text:s/>S</text:p>
          </table:table-cell>
          <table:table-cell table:style-name="ce1086" office:value-type="string" calcext:value-type="string">
            <text:p>S</text:p>
          </table:table-cell>
          <table:table-cell table:style-name="ce1094"/>
          <table:table-cell table:style-name="ce1098" office:value-type="string" calcext:value-type="string">
            <text:p>S</text:p>
          </table:table-cell>
          <table:table-cell table:style-name="ce1086"/>
          <table:table-cell table:style-name="ce1094"/>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09"/>
          <table:table-cell table:style-name="ce1119" office:value-type="string" calcext:value-type="string">
            <text:p>S</text:p>
          </table:table-cell>
          <table:table-cell table:style-name="ce1094"/>
          <table:table-cell table:style-name="ce1098"/>
          <table:table-cell table:style-name="ce1086" office:value-type="string" calcext:value-type="string">
            <text:p>A</text:p>
          </table:table-cell>
          <table:table-cell table:style-name="ce1094"/>
          <table:table-cell table:style-name="ce1098"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3" calcext:value-type="float">
            <text:p>3</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4" calcext:value-type="float">
            <text:p>4</text:p>
          </table:table-cell>
          <table:table-cell table:style-name="ce1070"/>
          <table:table-cell table:style-name="ce1085" office:value-type="string" calcext:value-type="string">
            <text:p>S</text:p>
          </table:table-cell>
          <table:table-cell table:style-name="ce1093"/>
          <table:table-cell table:style-name="ce1097"/>
          <table:table-cell table:style-name="ce1085"/>
          <table:table-cell table:style-name="ce1093"/>
          <table:table-cell table:style-name="ce1097" office:value-type="string" calcext:value-type="string">
            <text:p>S</text:p>
          </table:table-cell>
          <table:table-cell table:style-name="ce1085"/>
          <table:table-cell table:style-name="ce1093"/>
          <table:table-cell table:style-name="ce1097"/>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number-columns-repeated="3"/>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0"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office:value-type="string" calcext:value-type="string">
            <text:p><text:s/></text:p>
          </table:table-cell>
          <table:table-cell table:style-name="ce1099" office:value-type="string" calcext:value-type="string">
            <text:p><text:s/></text:p>
          </table:table-cell>
          <table:table-cell table:style-name="ce1087"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table:table-cell table:style-name="ce1099"/>
          <table:table-cell table:style-name="ce1139"/>
          <table:table-cell table:style-name="ce1143"/>
          <table:table-cell table:number-columns-repeated="995"/>
        </table:table-row>
        <table:table-row table:style-name="ro17">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8"/>
          <table:table-cell table:style-name="ce1101" office:value-type="string" calcext:value-type="string">
            <text:p>I</text:p>
          </table:table-cell>
          <table:table-cell table:style-name="ce1089" office:value-type="string" calcext:value-type="string">
            <text:p>say</text:p>
          </table:table-cell>
          <table:table-cell table:style-name="ce1076"/>
          <table:table-cell table:style-name="ce1080" office:value-type="string" calcext:value-type="string">
            <text:p><text:s/></text:p>
          </table:table-cell>
          <table:table-cell table:style-name="ce1140"/>
          <table:table-cell table:number-columns-repeated="996"/>
        </table:table-row>
        <table:table-row table:style-name="ro7">
          <table:table-cell table:style-name="ce1070" table:number-columns-repeated="2"/>
          <table:table-cell table:style-name="ce1079"/>
          <table:table-cell table:style-name="ce1088" office:value-type="string" calcext:value-type="string">
            <text:p><text:s/>do</text:p>
          </table:table-cell>
          <table:table-cell table:style-name="ce1088"/>
          <table:table-cell table:style-name="ce1100" office:value-type="string" calcext:value-type="string">
            <text:p>as</text:p>
          </table:table-cell>
          <table:table-cell table:style-name="ce1104" office:value-type="string" calcext:value-type="string">
            <text:p>I</text:p>
          </table:table-cell>
          <table:table-cell table:style-name="ce1088"/>
          <table:table-cell table:style-name="ce1100" office:value-type="string" calcext:value-type="string">
            <text:p>say,</text:p>
          </table:table-cell>
          <table:table-cell table:style-name="ce1104"/>
          <table:table-cell table:style-name="ce1088"/>
          <table:table-cell table:style-name="ce1100" office:value-type="string" calcext:value-type="string">
            <text:p>you</text:p>
          </table:table-cell>
          <table:table-cell table:style-name="ce1107" office:value-type="string" calcext:value-type="string">
            <text:p>old</text:p>
          </table:table-cell>
          <table:table-cell table:style-name="ce1088"/>
          <table:table-cell table:style-name="ce1112"/>
          <table:table-cell table:style-name="ce1121" office:value-type="string" calcext:value-type="string">
            <text:p>fool,</text:p>
          </table:table-cell>
          <table:table-cell table:style-name="ce1088"/>
          <table:table-cell table:style-name="ce1100"/>
          <table:table-cell table:style-name="ce1104" office:value-type="string" calcext:value-type="string">
            <text:p>dam</text:p>
          </table:table-cell>
          <table:table-cell table:style-name="ce1088"/>
          <table:table-cell table:style-name="ce1100"/>
          <table:table-cell table:style-name="ce1104" office:value-type="string" calcext:value-type="string">
            <text:p>dam,</text:p>
          </table:table-cell>
          <table:table-cell table:style-name="ce1088"/>
          <table:table-cell table:style-name="ce1134" office:value-type="string" calcext:value-type="string">
            <text:p>I</text:p>
          </table:table-cell>
          <table:table-cell table:style-name="ce1135" office:value-type="string" calcext:value-type="string">
            <text:p>say</text:p>
          </table:table-cell>
          <table:table-cell table:style-name="ce1136"/>
          <table:table-cell table:style-name="ce1080" office:value-type="string" calcext:value-type="string">
            <text:p><text:s/></text:p>
          </table:table-cell>
          <table:table-cell table:style-name="ce1141"/>
          <table:table-cell table:number-columns-repeated="996"/>
        </table:table-row>
        <table:table-row table:style-name="ro7" table:number-rows-repeated="2">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2</text:p>
          </table:table-cell>
          <table:table-cell table:style-name="ce1070" office:value-type="float" office:value="1" calcext:value-type="float">
            <text:p>1</text:p>
          </table:table-cell>
          <table:table-cell table:style-name="ce1070"/>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table:table-cell table:style-name="ce1098" office:value-type="string" calcext:value-type="string">
            <text:p><text:s/></text:p>
          </table:table-cell>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09"/>
          <table:table-cell table:style-name="ce1119" office:value-type="string" calcext:value-type="string">
            <text:p>E</text:p>
          </table:table-cell>
          <table:table-cell table:style-name="ce1094"/>
          <table:table-cell table:style-name="ce1098"/>
          <table:table-cell table:style-name="ce1086" office:value-type="string" calcext:value-type="string">
            <text:p><text:s/></text:p>
          </table:table-cell>
          <table:table-cell table:style-name="ce1094"/>
          <table:table-cell table:style-name="ce1098"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2" calcext:value-type="float">
            <text:p>2</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3" calcext:value-type="float">
            <text:p>3</text:p>
          </table:table-cell>
          <table:table-cell table:style-name="ce1070"/>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4" calcext:value-type="float">
            <text:p>4</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table:number-columns-repeated="2"/>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2"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office:value-type="string" calcext:value-type="string">
            <text:p><text:s/></text:p>
          </table:table-cell>
          <table:table-cell table:style-name="ce1127" office:value-type="string" calcext:value-type="string">
            <text:p><text:s/></text:p>
          </table:table-cell>
          <table:table-cell table:style-name="ce1128"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table:table-cell table:style-name="ce1127"/>
          <table:table-cell table:style-name="ce1139"/>
          <table:table-cell table:number-columns-repeated="996"/>
        </table:table-row>
        <table:table-row table:style-name="ro17">
          <table:table-cell table:number-columns-repeated="1024"/>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13"/>
          <table:table-cell table:style-name="ce1123" office:value-type="string" calcext:value-type="string">
            <text:p>now ---</text:p>
          </table:table-cell>
          <table:table-cell table:style-name="ce1076"/>
          <table:table-cell table:style-name="ce1080"/>
          <table:table-cell table:style-name="ce1129" office:value-type="string" calcext:value-type="string">
            <text:p><text:s/></text:p>
          </table:table-cell>
          <table:table-cell table:style-name="ce1076"/>
          <table:table-cell table:style-name="ce1080"/>
          <table:table-cell table:style-name="ce1129" office:value-type="string" calcext:value-type="string">
            <text:p><text:s/></text:p>
          </table:table-cell>
          <table:table-cell table:style-name="ce1076"/>
          <table:table-cell table:style-name="ce1101" office:value-type="string" calcext:value-type="string">
            <text:p><text:s/>I</text:p>
          </table:table-cell>
          <table:table-cell table:style-name="ce1089" office:value-type="string" calcext:value-type="string">
            <text:p>want </text:p>
          </table:table-cell>
          <table:table-cell table:style-name="ce1076"/>
          <table:table-cell table:style-name="ce1084"/>
          <table:table-cell table:style-name="ce1142" office:value-type="string" calcext:value-type="string">
            <text:p><text:s/></text:p>
          </table:table-cell>
          <table:table-cell table:number-columns-repeated="996"/>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table:table-cell table:style-name="ce1076"/>
          <table:table-cell table:style-name="ce1101" office:value-type="string" calcext:value-type="string">
            <text:p>paa-</text:p>
          </table:table-cell>
          <table:table-cell table:style-name="ce1089"/>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right </text:p>
          </table:table-cell>
          <table:table-cell table:style-name="ce1076"/>
          <table:table-cell table:style-name="ce1113"/>
          <table:table-cell table:style-name="ce1123" office:value-type="string" calcext:value-type="string">
            <text:p>now.</text:p>
          </table:table-cell>
          <table:table-cell table:style-name="ce1076"/>
          <table:table-cell table:style-name="ce1080"/>
          <table:table-cell table:style-name="ce1129" office:value-type="string" calcext:value-type="string">
            <text:p><text:s/></text:p>
          </table:table-cell>
          <table:table-cell table:style-name="ce1076"/>
          <table:table-cell table:style-name="ce1084"/>
          <table:table-cell table:style-name="ce1084" office:value-type="string" calcext:value-type="string">
            <text:p><text:s/></text:p>
          </table:table-cell>
          <table:table-cell table:style-name="ce1076" table:number-columns-repeated="4"/>
          <table:table-cell table:style-name="ce1084"/>
          <table:table-cell table:style-name="ce1084" office:value-type="string" calcext:value-type="string">
            <text:p><text:s/></text:p>
          </table:table-cell>
          <table:table-cell table:number-columns-repeated="996"/>
        </table:table-row>
        <table:table-row table:style-name="ro7" table:number-rows-repeated="2">
          <table:table-cell table:number-columns-repeated="1024"/>
        </table:table-row>
        <table:table-row table:style-name="ro7">
          <table:table-cell table:style-name="ce1073" office:value-type="string" calcext:value-type="string">
            <text:p>Break 3</text:p>
          </table:table-cell>
          <table:table-cell office:value-type="float" office:value="1" calcext:value-type="float">
            <text:p>1</text:p>
          </table:table-cell>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table:table-cell table:style-name="ce1102" office:value-type="string" calcext:value-type="string">
            <text:p><text:s/></text:p>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office:value-type="string" calcext:value-type="string">
            <text:p><text:s/></text:p>
          </table:table-cell>
          <table:table-cell table:style-name="ce1114"/>
          <table:table-cell table:style-name="ce1070"/>
          <table:table-cell table:number-columns-repeated="1008"/>
        </table:table-row>
        <table:table-row table:style-name="ro7">
          <table:table-cell table:number-columns-repeated="1024"/>
        </table:table-row>
        <table:table-row table:style-name="ro18">
          <table:table-cell table:style-name="ce1074" office:value-type="string" calcext:value-type="string">
            <text:p>Bra Break</text:p>
          </table:table-cell>
          <table:table-cell office:value-type="float" office:value="1" calcext:value-type="float">
            <text:p>1</text:p>
          </table:table-cell>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table:table-cell table:style-name="ce1115"/>
          <table:table-cell table:style-name="ce1124"/>
          <table:table-cell office:value-type="string" calcext:value-type="string">
            <text:p>R = Repinique</text:p>
          </table:table-cell>
          <table:table-cell table:number-columns-repeated="1007"/>
        </table:table-row>
        <table:table-row table:style-name="ro7">
          <table:table-cell/>
          <table:table-cell office:value-type="float" office:value="2" calcext:value-type="float">
            <text:p>2</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3" calcext:value-type="float">
            <text:p>3</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4" calcext:value-type="float">
            <text:p>4</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5" calcext:value-type="float">
            <text:p>5</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097"/>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6" calcext:value-type="float">
            <text:p>6</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18">
          <table:table-cell/>
          <table:table-cell office:value-type="float" office:value="7" calcext:value-type="float">
            <text:p>7</text:p>
          </table:table-cell>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116"/>
          <table:table-cell table:style-name="ce1124"/>
          <table:table-cell table:style-name="ce1076" office:value-type="string" calcext:value-type="string">
            <text:p>from soft to loud</text:p>
          </table:table-cell>
          <table:table-cell table:number-columns-repeated="1007"/>
        </table:table-row>
        <table:table-row table:style-name="ro18">
          <table:table-cell/>
          <table:table-cell office:value-type="float" office:value="8" calcext:value-type="float">
            <text:p>8</text:p>
          </table:table-cell>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table:table-cell table:style-name="ce1099"/>
          <table:table-cell table:style-name="ce1087" office:value-type="string" calcext:value-type="string">
            <text:p>eh</text:p>
          </table:table-cell>
          <table:table-cell table:style-name="ce1095"/>
          <table:table-cell table:style-name="ce1117"/>
          <table:table-cell table:style-name="ce1124"/>
          <table:table-cell office:value-type="string" calcext:value-type="string">
            <text:p>eh: shout</text:p>
          </table:table-cell>
          <table:table-cell table:number-columns-repeated="1007"/>
        </table:table-row>
        <table:table-row table:style-name="ro7" table:number-rows-repeated="95">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16">
          <table:table-cell table:number-columns-repeated="1024"/>
        </table:table-row>
        <table:table-row table:style-name="ro7">
          <table:table-cell table:number-columns-repeated="1024"/>
        </table:table-row>
      </table:table>
      <table:table table:name="Crazy Monkey" table:style-name="ta5" table:print-ranges="'Crazy Monkey'.A1:'Crazy Monkey'.AJ50">
        <office:forms form:automatic-focus="false" form:apply-design-mode="false"/>
        <table:table-column table:style-name="co21"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Crazy Monkey</text:p>
          </table:table-cell>
          <table:table-cell table:number-columns-repeated="2"/>
          <table:table-cell table:style-name="ce814" table:number-columns-repeated="2"/>
          <table:table-cell table:style-name="ce849" table:number-columns-repeated="3"/>
          <table:table-cell table:style-name="ce1167" office:value-type="string" calcext:value-type="string">
            <text:p><text:s/>Sign: scratch your head and your armpit at the same time like a monkey</text:p>
          </table:table-cell>
          <table:table-cell table:style-name="ce814" table:number-columns-repeated="2"/>
          <table:table-cell table:number-columns-repeated="25"/>
          <table:table-cell table:style-name="Default" table:number-columns-repeated="18"/>
          <table:table-cell table:number-columns-repeated="970"/>
        </table:table-row>
        <table:table-row table:style-name="ro5">
          <table:table-cell table:number-columns-repeated="19"/>
          <table:table-cell table:style-name="ce837"/>
          <table:table-cell/>
          <table:table-cell table:style-name="ce837" table:number-columns-repeated="13"/>
          <table:table-cell table:number-columns-repeated="2"/>
          <table:table-cell table:style-name="Default" table:number-columns-repeated="18"/>
          <table:table-cell table:number-columns-repeated="97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table-cell table:style-name="Default" table:number-columns-repeated="18"/>
          <table:table-cell table:number-columns-repeated="970"/>
        </table:table-row>
        <table:table-row table:style-name="ro5">
          <table:table-cell table:style-name="ce1148"/>
          <table:table-cell table:style-name="ce831" table:number-columns-repeated="2"/>
          <table:table-cell table:style-name="ce1152" table:number-columns-repeated="13"/>
          <table:table-cell table:style-name="ce1171"/>
          <table:table-cell table:style-name="ce1152" table:number-columns-repeated="2"/>
          <table:table-cell table:style-name="ce831" table:number-columns-repeated="16"/>
          <table:table-cell table:style-name="ce815"/>
          <table:table-cell table:style-name="Default" table:number-columns-repeated="18"/>
          <table:table-cell table:number-columns-repeated="970"/>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office:value-type="string" calcext:value-type="string">
            <text:p>x</text:p>
          </table:table-cell>
          <table:table-cell table:style-name="ce1191" office:value-type="string" calcext:value-type="string">
            <text:p>x</text:p>
          </table:table-cell>
          <table:table-cell table:style-name="ce1192"/>
          <table:table-cell table:style-name="ce1190"/>
          <table:table-cell table:style-name="ce1159"/>
          <table:table-cell table:style-name="ce1216"/>
          <table:table-cell table:style-name="ce875"/>
          <table:table-cell table:style-name="Default" table:number-columns-repeated="18"/>
          <table:table-cell table:number-columns-repeated="970"/>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1172" office:value-type="string" calcext:value-type="string">
            <text:p>x</text:p>
          </table:table-cell>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office:value-type="string" calcext:value-type="string">
            <text:p>Repinique</text:p>
          </table:table-cell>
          <table:table-cell table:style-name="ce831" table:number-columns-repeated="2"/>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20">
          <table:table-cell table:style-name="ce815" office:value-type="string" calcext:value-type="string">
            <text:p>Tamborim</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table:table-cell table:style-name="ce942" office:value-type="string" calcext:value-type="string">
            <text:p>h</text:p>
          </table:table-cell>
          <table:table-cell table:style-name="ce94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office:value-type="string" calcext:value-type="string">
            <text:p>l</text:p>
          </table:table-cell>
          <table:table-cell table:style-name="ce1178"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able:number-columns-spanned="4" table:number-rows-spanned="1">
            <text:p>[ - h h ]</text:p>
          </table:table-cell>
          <table:covered-table-cell table:number-columns-repeated="3" table:style-name="ce921"/>
          <table:table-cell table:style-name="ce921" office:value-type="string" calcext:value-type="string" table:number-columns-spanned="4" table:number-rows-spanned="1">
            <text:p>[ h h h ]</text:p>
          </table:table-cell>
          <table:covered-table-cell table:number-columns-repeated="3" table:style-name="ce921"/>
          <table:table-cell table:style-name="ce875"/>
          <table:table-cell table:style-name="Default" table:number-columns-repeated="18"/>
          <table:table-cell table:style-name="ce829" table:number-columns-repeated="970"/>
        </table:table-row>
        <table:table-row table:style-name="ro20">
          <table:table-cell table:style-name="ce888" office:value-type="string" calcext:value-type="string">
            <text:p>altnerative</text:p>
          </table:table-cell>
          <table:table-cell table:style-name="ce831" table:number-columns-repeated="2"/>
          <table:table-cell table:style-name="ce921"/>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number-columns-repeated="2"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88"/>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 text:c="3"/></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Shaker</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2"/>
          <table:table-cell table:style-name="ce829" office:value-type="string" calcext:value-type="string">
            <text:p>(x) = variations</text:p>
          </table:table-cell>
          <table:table-cell table:style-name="ce839" table:number-columns-repeated="4"/>
          <table:table-cell table:style-name="ce829"/>
          <table:table-cell table:style-name="ce829" office:value-type="string" calcext:value-type="string">
            <text:p>[ <text:s text:c="3"/>] = triplet</text:p>
          </table:table-cell>
          <table:table-cell table:style-name="ce839" table:number-columns-repeated="9"/>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86" office:value-type="string" calcext:value-type="string">
            <text:p>Break 1</text:p>
          </table:table-cell>
          <table:table-cell table:style-name="ce814" office:value-type="float" office:value="1" calcext:value-type="float">
            <text:p>1</text:p>
          </table:table-cell>
          <table:table-cell table:style-name="ce814"/>
          <table:table-cell table:style-name="ce918" office:value-type="string" calcext:value-type="string">
            <text:p>l</text:p>
          </table:table-cell>
          <table:table-cell table:style-name="ce940"/>
          <table:table-cell table:style-name="ce940" office:value-type="string" calcext:value-type="string">
            <text:p>h</text:p>
          </table:table-cell>
          <table:table-cell table:style-name="ce956" office:value-type="string" calcext:value-type="string">
            <text:p>h</text:p>
          </table:table-cell>
          <table:table-cell table:style-name="ce918" office:value-type="string" calcext:value-type="string">
            <text:p>h</text:p>
          </table:table-cell>
          <table:table-cell table:style-name="ce940"/>
          <table:table-cell table:style-name="ce940" office:value-type="string" calcext:value-type="string">
            <text:p>l</text:p>
          </table:table-cell>
          <table:table-cell table:style-name="ce982" office:value-type="string" calcext:value-type="string">
            <text:p>l</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table:table-cell table:style-name="ce940"/>
          <table:table-cell table:style-name="ce940" office:value-type="string" calcext:value-type="string">
            <text:p>l</text:p>
          </table:table-cell>
          <table:table-cell table:style-name="ce956"/>
          <table:table-cell table:style-name="ce875"/>
          <table:table-cell table:style-name="ce814" office:value-type="string" calcext:value-type="string">
            <text:p>A = all others except agogô</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83" office:value-type="string" calcext:value-type="string">
            <text:p>l</text:p>
          </table:table-cell>
          <table:table-cell table:style-name="ce921" office:value-type="string" calcext:value-type="string">
            <text:p>A</text:p>
          </table:table-cell>
          <table:table-cell table:style-name="ce942"/>
          <table:table-cell table:style-name="ce942" office:value-type="string" calcext:value-type="string">
            <text:p>A</text:p>
          </table:table-cell>
          <table:table-cell table:style-name="ce958" office:value-type="string" calcext:value-type="string">
            <text:p>A</text:p>
          </table:table-cell>
          <table:table-cell table:style-name="ce921"/>
          <table:table-cell table:style-name="ce942"/>
          <table:table-cell table:style-name="ce942" office:value-type="string" calcext:value-type="string">
            <text:p>l</text:p>
          </table:table-cell>
          <table:table-cell table:style-name="ce958"/>
          <table:table-cell table:style-name="ce875"/>
          <table:table-cell table:style-name="ce814" office:value-type="string" calcext:value-type="string">
            <text:p>E = everyon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83"/>
          <table:table-cell table:style-name="ce921" office:value-type="string" calcext:value-type="string">
            <text:p>E</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4" calcext:value-type="float">
            <text:p>4</text:p>
          </table:table-cell>
          <table:table-cell table:style-name="ce814"/>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57"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78"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A</text:p>
          </table:table-cell>
          <table:table-cell table:style-name="ce957" office:value-type="string" calcext:value-type="string">
            <text:p>A</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839"/>
          <table:table-cell table:style-name="Default" table:number-columns-repeated="18"/>
          <table:table-cell table:style-name="ce819" table:number-columns-repeated="970"/>
        </table:table-row>
        <table:table-row table:style-name="ro20" table:number-rows-repeated="4">
          <table:table-cell table:style-name="ce814" table:number-columns-repeated="35"/>
          <table:table-cell table:style-name="ce839"/>
          <table:table-cell table:style-name="Default" table:number-columns-repeated="18"/>
          <table:table-cell table:style-name="ce819" table:number-columns-repeated="970"/>
        </table:table-row>
        <table:table-row table:style-name="ro20">
          <table:table-cell table:style-name="ce886" office:value-type="string" calcext:value-type="string">
            <text:p>Break 2</text:p>
          </table:table-cell>
          <table:table-cell table:style-name="ce814" office:value-type="float" office:value="1" calcext:value-type="float">
            <text:p>1</text:p>
          </table:table-cell>
          <table:table-cell table:style-name="ce814"/>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sn</text:p>
          </table:table-cell>
          <table:table-cell table:style-name="ce940" office:value-type="string" calcext:value-type="string">
            <text:p>.</text:p>
          </table:table-cell>
          <table:table-cell table:style-name="ce940" office:value-type="string" calcext:value-type="string">
            <text:p>sn</text:p>
          </table:table-cell>
          <table:table-cell table:style-name="ce982" office:value-type="string" calcext:value-type="string">
            <text:p>sn</text:p>
          </table:table-cell>
          <table:table-cell table:style-name="ce918" office:value-type="string" calcext:value-type="string">
            <text:p>E</text:p>
          </table:table-cell>
          <table:table-cell table:style-name="ce940" office:value-type="string" calcext:value-type="string">
            <text:p>.</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875"/>
          <table:table-cell table:style-name="ce814" office:value-type="string" calcext:value-type="string">
            <text:p>sn = snar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sn</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sn</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29" office:value-type="string" calcext:value-type="string">
            <text:p>. <text:s text:c="2"/>= dead note on snare</text:p>
          </table:table-cell>
          <table:table-cell table:style-name="ce839" table:number-columns-repeated="15"/>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875"/>
          <table:table-cell table:style-name="ce814" office:value-type="string" calcext:value-type="string">
            <text:p>ms = Mid Surdo</text:p>
          </table:table-cell>
          <table:table-cell table:style-name="ce814" table:number-columns-repeated="14"/>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4" calcext:value-type="float">
            <text:p>4</text:p>
          </table:table-cell>
          <table:table-cell table:style-name="ce814"/>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19" office:value-type="string" calcext:value-type="string">
            <text:p>E</text:p>
          </table:table-cell>
          <table:table-cell table:style-name="ce941" office:value-type="string" calcext:value-type="string">
            <text:p>.</text:p>
          </table:table-cell>
          <table:table-cell table:style-name="ce941" office:value-type="string" calcext:value-type="string">
            <text:p>E</text:p>
          </table:table-cell>
          <table:table-cell table:style-name="ce957" office:value-type="string" calcext:value-type="string">
            <text:p>E</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6"/>
          <table:table-cell table:style-name="Default" table:number-columns-repeated="18"/>
          <table:table-cell table:style-name="ce814" table:number-columns-repeated="200"/>
          <table:table-cell table:number-columns-repeated="770"/>
        </table:table-row>
        <table:table-row table:style-name="ro5">
          <table:table-cell table:style-name="ce886" office:value-type="string" calcext:value-type="string">
            <text:p>Break 3</text:p>
          </table:table-cell>
          <table:table-cell table:style-name="ce814" office:value-type="float" office:value="1" calcext:value-type="float">
            <text:p>1</text:p>
          </table:table-cell>
          <table:table-cell table:style-name="ce814"/>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82"/>
          <table:table-cell table:style-name="ce814" table:number-columns-repeated="17"/>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2" calcext:value-type="float">
            <text:p>2</text:p>
          </table:table-cell>
          <table:table-cell table:style-name="ce814"/>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style-name="ce942"/>
          <table:table-cell table:style-name="ce942" office:value-type="string" calcext:value-type="string">
            <text:p>ms</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1232"/>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57"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78"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957" office:value-type="string" calcext:value-type="string">
            <text:p>l</text:p>
          </table:table-cell>
          <table:table-cell table:style-name="ce919"/>
          <table:table-cell table:style-name="ce941"/>
          <table:table-cell table:style-name="ce941" office:value-type="string" calcext:value-type="string">
            <text:p>(h)</text:p>
          </table:table-cell>
          <table:table-cell table:style-name="ce957"/>
          <table:table-cell table:style-name="ce875"/>
          <table:table-cell table:style-name="ce814" table:number-columns-repeated="15"/>
          <table:table-cell table:style-name="ce1232"/>
          <table:table-cell table:style-name="Default" table:number-columns-repeated="18"/>
          <table:table-cell table:number-columns-repeated="970"/>
        </table:table-row>
        <table:table-row table:style-name="ro20">
          <table:table-cell table:style-name="ce814" table:number-columns-repeated="36"/>
          <table:table-cell table:style-name="Default" table:number-columns-repeated="18"/>
          <table:table-cell table:style-name="ce819" table:number-columns-repeated="970"/>
        </table:table-row>
        <table:table-row table:style-name="ro5">
          <table:table-cell table:style-name="ce886" office:value-type="string" calcext:value-type="string">
            <text:p>Bongo Break 1</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office:value-type="string" calcext:value-type="string">
            <text:p>A</text:p>
          </table:table-cell>
          <table:table-cell table:style-name="ce1160"/>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75"/>
          <table:table-cell table:style-name="ce1180"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A</text:p>
          </table:table-cell>
          <table:table-cell table:style-name="ce1217"/>
          <table:table-cell table:style-name="ce1232"/>
          <table:table-cell table:style-name="Default" table:number-columns-repeated="18"/>
          <table:table-cell table:style-name="ce819"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1232"/>
          <table:table-cell table:style-name="Default" table:number-columns-repeated="18"/>
          <table:table-cell table:style-name="ce829" table:number-columns-repeated="970"/>
        </table:table-row>
        <table:table-row table:style-name="ro5">
          <table:table-cell table:style-name="ce813" office:value-type="string" calcext:value-type="string">
            <text:p>one hand</text:p>
          </table:table-cell>
          <table:table-cell table:style-name="ce814" table:number-columns-repeated="33"/>
          <table:table-cell table:style-name="ce1226" office:value-type="string" calcext:value-type="string">
            <text:p>play as loop</text:p>
          </table:table-cell>
          <table:table-cell table:style-name="ce1232"/>
          <table:table-cell table:style-name="Default" table:number-columns-repeated="18"/>
          <table:table-cell table:number-columns-repeated="970"/>
        </table:table-row>
        <table:table-row table:style-name="ro5">
          <table:table-cell table:style-name="ce813"/>
          <table:table-cell table:style-name="ce814" table:number-columns-repeated="34"/>
          <table:table-cell table:style-name="ce1232"/>
          <table:table-cell table:style-name="Default" table:number-columns-repeated="18"/>
          <table:table-cell table:number-columns-repeated="970"/>
        </table:table-row>
        <table:table-row table:style-name="ro5">
          <table:table-cell table:style-name="ce886" office:value-type="string" calcext:value-type="string">
            <text:p>Bongo Break 2</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75"/>
          <table:table-cell table:style-name="ce1180"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S</text:p>
          </table:table-cell>
          <table:table-cell table:style-name="ce1217"/>
          <table:table-cell table:style-name="ce814"/>
          <table:table-cell table:style-name="Default" table:number-columns-repeated="18"/>
          <table:table-cell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7"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office:value-type="string" calcext:value-type="string">
            <text:p>A</text:p>
          </table:table-cell>
          <table:table-cell table:style-name="ce1170"/>
          <table:table-cell table:style-name="ce1162" office:value-type="string" calcext:value-type="string">
            <text:p>A</text:p>
          </table:table-cell>
          <table:table-cell table:style-name="ce1166" office:value-type="string" calcext:value-type="string">
            <text:p>A</text:p>
          </table:table-cell>
          <table:table-cell table:style-name="ce1157"/>
          <table:table-cell table:style-name="ce1162" office:value-type="string" calcext:value-type="string">
            <text:p>A</text:p>
          </table:table-cell>
          <table:table-cell table:style-name="ce1170" office:value-type="string" calcext:value-type="string">
            <text:p>A</text:p>
          </table:table-cell>
          <table:table-cell table:style-name="ce1177"/>
          <table:table-cell table:style-name="ce1186"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table:table-cell table:style-name="ce1162" table:number-columns-repeated="2"/>
          <table:table-cell table:style-name="ce1166"/>
          <table:table-cell table:style-name="ce1157"/>
          <table:table-cell table:style-name="ce1162"/>
          <table:table-cell table:style-name="ce1170" office:value-type="string" calcext:value-type="string">
            <text:p>A</text:p>
          </table:table-cell>
          <table:table-cell table:style-name="ce1227"/>
          <table:table-cell table:style-name="ce814"/>
          <table:table-cell table:style-name="Default" table:number-columns-repeated="18"/>
          <table:table-cell table:number-columns-repeated="970"/>
        </table:table-row>
        <table:table-row table:style-name="ro5">
          <table:table-cell table:style-name="ce813" office:value-type="string" calcext:value-type="string">
            <text:p>two hands</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814"/>
          <table:table-cell table:style-name="Default" table:number-columns-repeated="18"/>
          <table:table-cell table:number-columns-repeated="970"/>
        </table:table-row>
        <table:table-row table:style-name="ro5">
          <table:table-cell table:style-name="ce814" table:number-columns-repeated="34"/>
          <table:table-cell table:style-name="ce1226" office:value-type="string" calcext:value-type="string">
            <text:p>play as loop</text:p>
          </table:table-cell>
          <table:table-cell table:style-name="ce814"/>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6" office:value-type="string" calcext:value-type="string">
            <text:p>Monkey Break</text:p>
          </table:table-cell>
          <table:table-cell table:style-name="ce814" table:number-columns-repeated="2"/>
          <table:table-cell table:style-name="ce440" office:value-type="string" calcext:value-type="string" table:number-columns-spanned="8" table:number-rows-spanned="1">
            <text:p>[ U U U ]</text:p>
          </table:table-cell>
          <table:covered-table-cell table:number-columns-repeated="7" table:style-name="ce440"/>
          <table:table-cell table:style-name="ce451" office:value-type="string" calcext:value-type="string" table:number-columns-spanned="8" table:number-rows-spanned="1">
            <text:p>[ A A A ]</text:p>
          </table:table-cell>
          <table:covered-table-cell table:number-columns-repeated="7" table:style-name="ce451"/>
          <table:table-cell table:style-name="ce814"/>
          <table:table-cell table:style-name="ce838" office:value-type="string" calcext:value-type="string">
            <text:p>Shout like a monkey</text:p>
          </table:table-cell>
          <table:table-cell table:style-name="ce814" table:number-columns-repeated="15"/>
          <table:table-cell table:style-name="Default" table:number-columns-repeated="18"/>
          <table:table-cell table:number-columns-repeated="970"/>
        </table:table-row>
        <table:table-row table:style-name="ro5">
          <table:table-cell table:style-name="ce813" office:value-type="string" calcext:value-type="string">
            <text:p>like tune sign</text:p>
          </table:table-cell>
          <table:table-cell table:style-name="ce814" table:number-columns-repeated="2"/>
          <table:table-cell table:style-name="ce838" office:value-type="string" calcext:value-type="string">
            <text:p>alternative: different rhythm or just chaotic voices</text:p>
          </table:table-cell>
          <table:table-cell table:style-name="ce814" table:number-columns-repeated="32"/>
          <table:table-cell table:style-name="Default" table:number-columns-repeated="18"/>
          <table:table-cell table:number-columns-repeated="970"/>
        </table:table-row>
        <table:table-row table:style-name="ro5" table:number-rows-repeated="2">
          <table:table-cell table:style-name="ce821"/>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number-rows-repeated="3">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style-name="ce1149"/>
          <table:table-cell table:style-name="ce814" table:number-columns-repeated="35"/>
          <table:table-cell table:style-name="Default" table:number-columns-repeated="18"/>
          <table:table-cell table:number-columns-repeated="970"/>
        </table:table-row>
        <table:table-row table:style-name="ro5">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27">
          <table:table-cell table:number-columns-repeated="1024"/>
        </table:table-row>
        <table:table-row table:style-name="ro10" table:number-rows-repeated="5">
          <table:table-cell table:number-columns-repeated="1024"/>
        </table:table-row>
        <table:table-row table:style-name="ro10">
          <table:table-cell table:number-columns-repeated="1024"/>
        </table:table-row>
        <table:named-expressions>
          <table:named-range table:name="Excel_BuiltIn_Print_Area" table:base-cell-address="$Breaks.$A$1" table:cell-range-address="$'Crazy Monkey'.$A$1:.$AJ$50" table:range-usable-as="print-range"/>
        </table:named-expressions>
      </table:table>
      <table:table table:name="Cochabamba" table:style-name="ta3">
        <office:forms form:automatic-focus="false" form:apply-design-mode="false"/>
        <table:table-column table:style-name="co32"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2" table:default-cell-style-name="ce910"/>
        <table:table-column table:style-name="co36" table:number-columns-repeated="767" table:default-cell-style-name="Default"/>
        <table:table-row table:style-name="ro21">
          <table:table-cell table:style-name="ce1233" office:value-type="string" calcext:value-type="string">
            <text:p>Cochabamba</text:p>
          </table:table-cell>
          <table:table-cell table:number-columns-repeated="2"/>
          <table:table-cell table:style-name="ce1273" office:value-type="string" calcext:value-type="string">
            <text:p>tune sign : drink from a cup formed with one hand</text:p>
          </table:table-cell>
          <table:table-cell table:number-columns-repeated="1020"/>
        </table:table-row>
        <table:table-row table:style-name="ro7" table:number-rows-repeated="2">
          <table:table-cell table:style-name="ce899"/>
          <table:table-cell table:number-columns-repeated="1023"/>
        </table:table-row>
        <table:table-row table:style-name="ro7">
          <table:table-cell table:style-name="ce899" office:value-type="string" calcext:value-type="string">
            <text:p>Groove</text:p>
          </table:table-cell>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7"/>
        </table:table-row>
        <table:table-row table:style-name="ro7">
          <table:table-cell table:style-name="ce899"/>
          <table:table-cell table:style-name="ce1235" table:number-columns-repeated="32"/>
          <table:table-cell table:style-name="ce814" table:number-columns-repeated="4"/>
          <table:table-cell table:number-columns-repeated="987"/>
        </table:table-row>
        <table:table-row table:style-name="ro7">
          <table:table-cell table:style-name="ce1234" office:value-type="string" calcext:value-type="string">
            <text:p>Low+Mid surdo</text:p>
          </table:table-cell>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High surdo</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Repinique</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3" table:number-columns-repeated="2"/>
          <table:table-cell table:number-columns-repeated="988"/>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8"/>
        </table:table-row>
        <table:table-row table:style-name="ro7">
          <table:table-cell table:style-name="ce1234" office:value-type="string" calcext:value-type="string">
            <text:p>Snare/Shakers</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4"/>
          <table:table-cell table:style-name="ce1235"/>
          <table:table-cell table:number-columns-repeated="988"/>
        </table:table-row>
        <table:table-row table:style-name="ro7">
          <table:table-cell table:style-name="ce1234" office:value-type="string" calcext:value-type="string">
            <text:p>Tamborim</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4"/>
          <table:table-cell table:style-name="ce1303"/>
          <table:table-cell table:number-columns-repeated="988"/>
        </table:table-row>
        <table:table-row table:style-name="ro7">
          <table:table-cell table:style-name="ce1234"/>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7"/>
        </table:table-row>
        <table:table-row table:style-name="ro7">
          <table:table-cell table:style-name="ce1234" office:value-type="string" calcext:value-type="string">
            <text:p>Agogô</text:p>
          </table:table-cell>
          <table:table-cell table:style-name="ce1246" office:value-type="string" calcext:value-type="string">
            <text:p>h</text:p>
          </table:table-cell>
          <table:table-cell table:style-name="ce949" office:value-type="string" calcext:value-type="string">
            <text:p>h</text:p>
          </table:table-cell>
          <table:table-cell table:style-name="ce1269" office:value-type="string" calcext:value-type="string">
            <text:p>.</text:p>
          </table:table-cell>
          <table:table-cell table:style-name="ce963" office:value-type="string" calcext:value-type="string">
            <text:p>l</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h</text:p>
          </table:table-cell>
          <table:table-cell table:style-name="ce963" office:value-type="string" calcext:value-type="string">
            <text:p>h</text:p>
          </table:table-cell>
          <table:table-cell table:style-name="ce929" office:value-type="string" calcext:value-type="string">
            <text:p>.</text:p>
          </table:table-cell>
          <table:table-cell table:number-columns-repeated="2" table:style-name="ce949" office:value-type="string" calcext:value-type="string">
            <text:p>l</text:p>
          </table:table-cell>
          <table:table-cell table:style-name="ce963" office:value-type="string" calcext:value-type="string">
            <text:p>.</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h</text:p>
          </table:table-cell>
          <table:table-cell table:style-name="ce1299" office:value-type="string" calcext:value-type="string">
            <text:p>.</text:p>
          </table:table-cell>
          <table:table-cell table:style-name="ce1246" office:value-type="string" calcext:value-type="string">
            <text:p>l</text:p>
          </table:table-cell>
          <table:table-cell table:style-name="ce949" office:value-type="string" calcext:value-type="string">
            <text:p>l</text:p>
          </table:table-cell>
          <table:table-cell table:style-name="ce949" office:value-type="string" calcext:value-type="string">
            <text:p>.</text:p>
          </table:table-cell>
          <table:table-cell table:style-name="ce963" office:value-type="string" calcext:value-type="string">
            <text:p>h</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l</text:p>
          </table:table-cell>
          <table:table-cell table:style-name="ce963" office:value-type="string" calcext:value-type="string">
            <text:p>l</text:p>
          </table:table-cell>
          <table:table-cell table:style-name="ce929" office:value-type="string" calcext:value-type="string">
            <text:p>.</text:p>
          </table:table-cell>
          <table:table-cell table:number-columns-repeated="2" table:style-name="ce949" office:value-type="string" calcext:value-type="string">
            <text:p>h</text:p>
          </table:table-cell>
          <table:table-cell table:style-name="ce963" office:value-type="string" calcext:value-type="string">
            <text:p>.</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l</text:p>
          </table:table-cell>
          <table:table-cell table:style-name="ce1299" office:value-type="string" calcext:value-type="string">
            <text:p>.</text:p>
          </table:table-cell>
          <table:table-cell table:style-name="ce814"/>
          <table:table-cell table:style-name="ce1304"/>
          <table:table-cell table:style-name="ce814" table:number-columns-repeated="2"/>
          <table:table-cell table:number-columns-repeated="987"/>
        </table:table-row>
        <table:table-row table:style-name="ro7">
          <table:table-cell/>
          <table:table-cell office:value-type="string" calcext:value-type="string">
            <text:p>. = clicking bells together</text:p>
          </table:table-cell>
          <table:table-cell table:number-columns-repeated="1022"/>
        </table:table-row>
        <table:table-row table:style-name="ro7">
          <table:table-cell table:number-columns-repeated="1024"/>
        </table:table-row>
        <table:table-row table:style-name="ro7">
          <table:table-cell table:style-name="ce1235"/>
          <table:table-cell table:style-name="ce1235" office:value-type="string" calcext:value-type="string">
            <text:p>Make sure the off beat (2 and 4) is always very clear. <text:s/>The snares have to exaggerate this off beat</text:p>
          </table:table-cell>
          <table:table-cell table:style-name="ce1235" table:number-columns-repeated="33"/>
          <table:table-cell table:number-columns-repeated="989"/>
        </table:table-row>
        <table:table-row table:style-name="ro7">
          <table:table-cell table:style-name="ce1235"/>
          <table:table-cell table:style-name="ce1235" office:value-type="string" calcext:value-type="string">
            <text:p>Make sure the high and low surdos fit together well; playing the offbeat with the left hand makes this easier.</text:p>
          </table:table-cell>
          <table:table-cell table:style-name="ce1235" table:number-columns-repeated="33"/>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table:style-name="ce928" office:value-type="string" calcext:value-type="string">
            <text:p>x</text:p>
          </table:table-cell>
          <table:table-cell table:style-name="ce948" office:value-type="string" calcext:value-type="string">
            <text:p>x</text:p>
          </table:table-cell>
          <table:table-cell table:style-name="ce948"/>
          <table:table-cell table:style-name="ce962" office:value-type="string" calcext:value-type="string">
            <text:p>x</text:p>
          </table:table-cell>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1279" office:value-type="string" calcext:value-type="string">
            <text:p>x</text:p>
          </table:table-cell>
          <table:table-cell table:style-name="ce1296"/>
          <table:table-cell table:number-columns-repeated="2" table:style-name="ce948" office:value-type="string" calcext:value-type="string">
            <text:p>x</text:p>
          </table:table-cell>
          <table:table-cell table:style-name="ce962"/>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962"/>
          <table:table-cell table:style-name="ce1235" table:number-columns-repeated="2"/>
          <table:table-cell table:style-name="ce1235" office:value-type="string" calcext:value-type="string">
            <text:p>Everyone together … start soft and go louder!</text:p>
          </table:table-cell>
          <table:table-cell table:style-name="ce1235" table:number-columns-repeated="6"/>
          <table:table-cell table:number-columns-repeated="998"/>
        </table:table-row>
        <table:table-row table:style-name="ro7">
          <table:table-cell table:style-name="ce1236" office:value-type="string" calcext:value-type="string">
            <text:p>(Iron Lion Zion Break)</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80" office:value-type="string" calcext:value-type="string">
            <text:p>x</text:p>
          </table:table-cell>
          <table:table-cell table:style-name="ce1297"/>
          <table:table-cell table:number-columns-repeated="2" table:style-name="ce949" office:value-type="string" calcext:value-type="string">
            <text:p>x</text:p>
          </table:table-cell>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1235" table:number-columns-repeated="2"/>
          <table:table-cell table:style-name="ce1448" office:value-type="string" calcext:value-type="string">
            <text:p>(from loud to soft if 1 is shown upside down)</text:p>
          </table:table-cell>
          <table:table-cell table:style-name="ce1235" table:number-columns-repeated="6"/>
          <table:table-cell table:number-columns-repeated="998"/>
        </table:table-row>
        <table:table-row table:style-name="ro7">
          <table:table-cell table:style-name="ce1303"/>
          <table:table-cell table:style-name="ce930" office:value-type="string" calcext:value-type="string">
            <text:p>x</text:p>
          </table:table-cell>
          <table:table-cell table:style-name="ce950" office:value-type="string" calcext:value-type="string">
            <text:p>x</text:p>
          </table:table-cell>
          <table:table-cell table:style-name="ce950"/>
          <table:table-cell table:style-name="ce964" office:value-type="string" calcext:value-type="string">
            <text:p>x</text:p>
          </table:table-cell>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1295" office:value-type="string" calcext:value-type="string">
            <text:p>x</text:p>
          </table:table-cell>
          <table:table-cell table:style-name="ce1298"/>
          <table:table-cell table:number-columns-repeated="2" table:style-name="ce950" office:value-type="string" calcext:value-type="string">
            <text:p>x</text:p>
          </table:table-cell>
          <table:table-cell table:style-name="ce964"/>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964"/>
          <table:table-cell table:style-name="ce1235" table:number-columns-repeated="2"/>
          <table:table-cell table:style-name="Default"/>
          <table:table-cell table:style-name="ce1235" table:number-columns-repeated="6"/>
          <table:table-cell table:number-columns-repeated="998"/>
        </table:table-row>
        <table:table-row table:style-name="ro7">
          <table:table-cell/>
          <table:table-cell table:style-name="ce1255" table:number-columns-repeated="16"/>
          <table:table-cell table:number-columns-repeated="1007"/>
        </table:table-row>
        <table:table-row table:style-name="ro7">
          <table:table-cell table:style-name="ce1237" office:value-type="string" calcext:value-type="string">
            <text:p>Bra Break</text:p>
          </table:table-cell>
          <table:table-cell table:style-name="ce1263" office:value-type="string" calcext:value-type="string">
            <text:p>c</text:p>
          </table:table-cell>
          <table:table-cell table:style-name="ce1268" office:value-type="string" calcext:value-type="string">
            <text:p>c</text:p>
          </table:table-cell>
          <table:table-cell table:style-name="ce1268" office:value-type="string" calcext:value-type="string">
            <text:p><text:s/></text:p>
          </table:table-cell>
          <table:table-cell table:style-name="ce1274" office:value-type="string" calcext:value-type="string">
            <text:p>c</text:p>
          </table:table-cell>
          <table:table-cell table:style-name="ce1263" office:value-type="string" calcext:value-type="string">
            <text:p>c</text:p>
          </table:table-cell>
          <table:table-cell table:style-name="ce1268" office:value-type="string" calcext:value-type="string">
            <text:p><text:s/></text:p>
          </table:table-cell>
          <table:table-cell table:style-name="ce1268" office:value-type="string" calcext:value-type="string">
            <text:p>c</text:p>
          </table:table-cell>
          <table:table-cell table:style-name="ce1274" office:value-type="string" calcext:value-type="string">
            <text:p>c</text:p>
          </table:table-cell>
          <table:table-cell table:style-name="ce1263" office:value-type="string" calcext:value-type="string">
            <text:p><text:s/></text:p>
          </table:table-cell>
          <table:table-cell table:number-columns-repeated="2" table:style-name="ce1268" office:value-type="string" calcext:value-type="string">
            <text:p>c</text:p>
          </table:table-cell>
          <table:table-cell table:style-name="ce1274"/>
          <table:table-cell table:style-name="ce1263" office:value-type="string" calcext:value-type="string">
            <text:p>A</text:p>
          </table:table-cell>
          <table:table-cell table:style-name="ce1268"/>
          <table:table-cell table:style-name="ce1268" office:value-type="string" calcext:value-type="string">
            <text:p>A</text:p>
          </table:table-cell>
          <table:table-cell table:style-name="ce1274"/>
          <table:table-cell table:style-name="ce1300" table:number-columns-repeated="2"/>
          <table:table-cell table:style-name="ce1300" office:value-type="string" calcext:value-type="string">
            <text:p>c = call by maestro (on repinique or snare)</text:p>
          </table:table-cell>
          <table:table-cell table:style-name="ce1300" table:number-columns-repeated="2"/>
          <table:table-cell table:style-name="ce1302" table:number-columns-repeated="1002"/>
        </table:table-row>
        <table:table-row table:style-name="ro7">
          <table:table-cell table:style-name="ce1238" office:value-type="string" calcext:value-type="string">
            <text:p>pulling a bra</text:p>
          </table:table-cell>
          <table:table-cell table:style-name="ce1264" office:value-type="string" calcext:value-type="string">
            <text:p>c</text:p>
          </table:table-cell>
          <table:table-cell table:style-name="ce1269" office:value-type="string" calcext:value-type="string">
            <text:p>c</text:p>
          </table:table-cell>
          <table:table-cell table:style-name="ce1269" office:value-type="string" calcext:value-type="string">
            <text:p><text:s/></text:p>
          </table:table-cell>
          <table:table-cell table:style-name="ce1275" office:value-type="string" calcext:value-type="string">
            <text:p>c</text:p>
          </table:table-cell>
          <table:table-cell table:style-name="ce1264" office:value-type="string" calcext:value-type="string">
            <text:p>c</text:p>
          </table:table-cell>
          <table:table-cell table:style-name="ce1269" office:value-type="string" calcext:value-type="string">
            <text:p><text:s/></text:p>
          </table:table-cell>
          <table:table-cell table:style-name="ce1269" office:value-type="string" calcext:value-type="string">
            <text:p>c</text:p>
          </table:table-cell>
          <table:table-cell table:style-name="ce1275" office:value-type="string" calcext:value-type="string">
            <text:p>c</text:p>
          </table:table-cell>
          <table:table-cell table:style-name="ce1264" office:value-type="string" calcext:value-type="string">
            <text:p><text:s/></text:p>
          </table:table-cell>
          <table:table-cell table:number-columns-repeated="2" table:style-name="ce1269" office:value-type="string" calcext:value-type="string">
            <text:p>c</text:p>
          </table:table-cell>
          <table:table-cell table:style-name="ce1275"/>
          <table:table-cell table:style-name="ce1264" office:value-type="string" calcext:value-type="string">
            <text:p>A</text:p>
          </table:table-cell>
          <table:table-cell table:style-name="ce1269"/>
          <table:table-cell table:style-name="ce1269" office:value-type="string" calcext:value-type="string">
            <text:p>A</text:p>
          </table:table-cell>
          <table:table-cell table:style-name="ce1275"/>
          <table:table-cell table:style-name="ce1300" table:number-columns-repeated="2"/>
          <table:table-cell table:style-name="ce1300" office:value-type="string" calcext:value-type="string">
            <text:p>A = All others answer</text:p>
          </table:table-cell>
          <table:table-cell table:style-name="ce1300" table:number-columns-repeated="2"/>
          <table:table-cell table:style-name="ce1302" table:number-columns-repeated="1002"/>
        </table:table-row>
        <table:table-row table:style-name="ro7">
          <table:table-cell table:style-name="ce1239"/>
          <table:table-cell table:style-name="ce1265" office:value-type="string" calcext:value-type="string">
            <text:p>c</text:p>
          </table:table-cell>
          <table:table-cell table:style-name="ce1270" office:value-type="string" calcext:value-type="string">
            <text:p>c</text:p>
          </table:table-cell>
          <table:table-cell table:style-name="ce1270" office:value-type="string" calcext:value-type="string">
            <text:p><text:s/></text:p>
          </table:table-cell>
          <table:table-cell table:style-name="ce1276" office:value-type="string" calcext:value-type="string">
            <text:p>c</text:p>
          </table:table-cell>
          <table:table-cell table:style-name="ce1265" office:value-type="string" calcext:value-type="string">
            <text:p>c</text:p>
          </table:table-cell>
          <table:table-cell table:style-name="ce1270" office:value-type="string" calcext:value-type="string">
            <text:p><text:s/></text:p>
          </table:table-cell>
          <table:table-cell table:style-name="ce1270" office:value-type="string" calcext:value-type="string">
            <text:p>c</text:p>
          </table:table-cell>
          <table:table-cell table:style-name="ce1276" office:value-type="string" calcext:value-type="string">
            <text:p>c</text:p>
          </table:table-cell>
          <table:table-cell table:style-name="ce1265" office:value-type="string" calcext:value-type="string">
            <text:p><text:s/></text:p>
          </table:table-cell>
          <table:table-cell table:number-columns-repeated="2" table:style-name="ce1270" office:value-type="string" calcext:value-type="string">
            <text:p>c</text:p>
          </table:table-cell>
          <table:table-cell table:style-name="ce1276"/>
          <table:table-cell table:style-name="ce1265" office:value-type="string" calcext:value-type="string">
            <text:p>A</text:p>
          </table:table-cell>
          <table:table-cell table:style-name="ce1270"/>
          <table:table-cell table:style-name="ce1270" office:value-type="string" calcext:value-type="string">
            <text:p>A</text:p>
          </table:table-cell>
          <table:table-cell table:style-name="ce1276"/>
          <table:table-cell table:style-name="ce1300" table:number-columns-repeated="5"/>
          <table:table-cell table:style-name="ce1302" table:number-columns-repeated="1002"/>
        </table:table-row>
        <table:table-row table:style-name="ro7">
          <table:table-cell table:style-name="ce1241"/>
          <table:table-cell table:number-columns-repeated="1023"/>
        </table:table-row>
        <table:table-row table:style-name="ro7">
          <table:table-cell table:style-name="ce1242" office:value-type="string" calcext:value-type="string">
            <text:p>Cross Kicks for surdos</text:p>
          </table:table-cell>
          <table:table-cell table:style-name="ce1235" office:value-type="string" calcext:value-type="string">
            <text:p>sign 'X' <text:s/>with the arms, waving towards the sky</text:p>
          </table:table-cell>
          <table:table-cell table:number-columns-repeated="1022"/>
        </table:table-row>
        <table:table-row table:style-name="ro7">
          <table:table-cell table:style-name="ce899"/>
          <table:table-cell table:number-columns-repeated="1023"/>
        </table:table-row>
        <table:table-row table:style-name="ro7">
          <table:table-cell table:style-name="ce1235" office:value-type="string" calcext:value-type="string">
            <text:p>high surdo</text:p>
          </table:table-cell>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number-columns-repeated="2"/>
          <table:table-cell table:style-name="ce1277"/>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table-cell table:style-name="ce1271" office:value-type="string" calcext:value-type="string">
            <text:p>x</text:p>
          </table:table-cell>
          <table:table-cell table:style-name="ce1277" office:value-type="string" calcext:value-type="string">
            <text:p>x</text:p>
          </table:table-cell>
          <table:table-cell table:style-name="ce1235" table:number-columns-repeated="2"/>
          <table:table-cell table:number-columns-repeated="1005"/>
        </table:table-row>
        <table:table-row table:style-name="ro7">
          <table:table-cell table:style-name="ce1235" office:value-type="string" calcext:value-type="string">
            <text:p>low surdo</text:p>
          </table:table-cell>
          <table:table-cell table:style-name="ce1267" office:value-type="string" calcext:value-type="string">
            <text:p>x</text:p>
          </table:table-cell>
          <table:table-cell table:style-name="ce1272" office:value-type="string" calcext:value-type="string">
            <text:p>x</text:p>
          </table:table-cell>
          <table:table-cell table:style-name="ce127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67"/>
          <table:table-cell table:style-name="ce1272" table:number-columns-repeated="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35" table:number-columns-repeated="2"/>
          <table:table-cell table:number-columns-repeated="1005"/>
        </table:table-row>
        <table:table-row table:style-name="ro7" table:number-rows-repeated="10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4">
          <table:table-cell table:number-columns-repeated="1024"/>
        </table:table-row>
        <table:table-row table:style-name="ro10">
          <table:table-cell table:number-columns-repeated="1024"/>
        </table:table-row>
      </table:table>
      <table:table table:name="Custard" table:style-name="ta4">
        <office:forms form:automatic-focus="false" form:apply-design-mode="false"/>
        <table:table-column table:style-name="co37" table:default-cell-style-name="ce303"/>
        <table:table-column table:style-name="co38" table:default-cell-style-name="ce303"/>
        <table:table-column table:style-name="co3" table:default-cell-style-name="ce303"/>
        <table:table-column table:style-name="co20" table:number-columns-repeated="4" table:default-cell-style-name="ce303"/>
        <table:table-column table:style-name="co11" table:default-cell-style-name="ce303"/>
        <table:table-column table:style-name="co20" table:number-columns-repeated="11" table:default-cell-style-name="ce303"/>
        <table:table-column table:style-name="co39" table:default-cell-style-name="ce303"/>
        <table:table-column table:style-name="co40" table:default-cell-style-name="ce303"/>
        <table:table-column table:style-name="co41" table:default-cell-style-name="ce303"/>
        <table:table-column table:style-name="co42" table:default-cell-style-name="ce303"/>
        <table:table-column table:style-name="co43" table:default-cell-style-name="ce303"/>
        <table:table-column table:style-name="co40" table:number-columns-repeated="233" table:default-cell-style-name="ce303"/>
        <table:table-column table:style-name="co40" table:number-columns-repeated="767" table:default-cell-style-name="Default"/>
        <table:table-row table:style-name="ro8">
          <table:table-cell table:style-name="ce299" office:value-type="string" calcext:value-type="string">
            <text:p>Custard</text:p>
          </table:table-cell>
          <table:table-cell table:style-name="ce1125"/>
          <table:table-cell table:style-name="ce1131"/>
          <table:table-cell table:style-name="ce347" office:value-type="string" calcext:value-type="string">
            <text:p>tune sign : making an offer to the sky, </text:p>
          </table:table-cell>
          <table:table-cell table:style-name="ce1147"/>
          <table:table-cell table:style-name="ce1155"/>
          <table:table-cell table:style-name="ce1147"/>
          <table:table-cell/>
          <table:table-cell table:style-name="Default"/>
          <table:table-cell table:style-name="ce814"/>
          <table:table-cell table:style-name="ce318" table:number-columns-repeated="9"/>
          <table:table-cell table:style-name="ce300" table:number-columns-repeated="8"/>
          <table:table-cell table:number-columns-repeated="997"/>
        </table:table-row>
        <table:table-row table:style-name="ro7">
          <table:table-cell table:style-name="ce300" table:number-columns-repeated="3"/>
          <table:table-cell table:style-name="ce318" table:number-columns-repeated="16"/>
          <table:table-cell table:style-name="ce310" table:number-columns-repeated="8"/>
          <table:table-cell table:number-columns-repeated="997"/>
        </table:table-row>
        <table:table-row table:style-name="ro16">
          <table:table-cell table:style-name="ce301" office:value-type="string" calcext:value-type="string">
            <text:p>Groove</text:p>
          </table:table-cell>
          <table:table-cell table:style-name="ce302" table:number-columns-repeated="2"/>
          <table:table-cell table:style-name="ce319" office:value-type="float" office:value="1" calcext:value-type="float">
            <text:p>1</text:p>
          </table:table-cell>
          <table:table-cell table:style-name="ce319" table:number-columns-repeated="3"/>
          <table:table-cell table:style-name="ce319" office:value-type="float" office:value="2" calcext:value-type="float">
            <text:p>2</text:p>
          </table:table-cell>
          <table:table-cell table:style-name="ce319" table:number-columns-repeated="3"/>
          <table:table-cell table:style-name="ce319" office:value-type="float" office:value="3" calcext:value-type="float">
            <text:p>3</text:p>
          </table:table-cell>
          <table:table-cell table:style-name="ce319" table:number-columns-repeated="3"/>
          <table:table-cell table:style-name="ce319" office:value-type="float" office:value="4" calcext:value-type="float">
            <text:p>4</text:p>
          </table:table-cell>
          <table:table-cell table:style-name="ce319" table:number-columns-repeated="3"/>
          <table:table-cell table:style-name="ce300" table:number-columns-repeated="8"/>
          <table:table-cell table:number-columns-repeated="997"/>
        </table:table-row>
        <table:table-row table:style-name="ro7">
          <table:table-cell table:style-name="ce302" table:number-columns-repeated="3"/>
          <table:table-cell table:style-name="ce320" table:number-columns-repeated="16"/>
          <table:table-cell table:style-name="ce300" table:number-columns-repeated="8"/>
          <table:table-cell table:number-columns-repeated="997"/>
        </table:table-row>
        <table:table-row table:style-name="ro7">
          <table:table-cell table:style-name="ce300" office:value-type="string" calcext:value-type="string">
            <text:p>Low Surdo</text:p>
          </table:table-cell>
          <table:table-cell table:style-name="ce300" office:value-type="float" office:value="1" calcext:value-type="float">
            <text:p>1</text:p>
          </table:table-cell>
          <table:table-cell table:style-name="ce300"/>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Mid Surdo</text:p>
          </table:table-cell>
          <table:table-cell table:style-name="ce300" table:number-columns-repeated="2"/>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High Surdo</text:p>
          </table:table-cell>
          <table:table-cell table:style-name="Default"/>
          <table:table-cell table:style-name="ce300"/>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Repinique</text:p>
          </table:table-cell>
          <table:table-cell table:style-name="ce300" table:number-columns-repeated="2"/>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Snare</text:p>
          </table:table-cell>
          <table:table-cell table:style-name="ce300" table:number-columns-repeated="2"/>
          <table:table-cell table:style-name="ce321" office:value-type="string" calcext:value-type="string">
            <text:p>x</text:p>
          </table:table-cell>
          <table:table-cell table:style-name="ce332" office:value-type="string" calcext:value-type="string">
            <text:p>.</text:p>
          </table:table-cell>
          <table:table-cell table:style-name="ce332" office:value-type="string" calcext:value-type="string">
            <text:p>x</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x</text:p>
          </table:table-cell>
          <table:table-cell table:style-name="ce321" office:value-type="string" calcext:value-type="string">
            <text:p>.</text:p>
          </table:table-cell>
          <table:table-cell table:style-name="ce332" office:value-type="string" calcext:value-type="string">
            <text:p>x</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text:p>
          </table:table-cell>
          <table:table-cell table:style-name="ce354"/>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48"/>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Tamborim</text:p>
          </table:table-cell>
          <table:table-cell table:style-name="ce300" table:number-columns-repeated="2"/>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number-columns-repeated="2" table:style-name="ce332" office:value-type="string" calcext:value-type="string">
            <text:p>x</text:p>
          </table:table-cell>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Agogô</text:p>
          </table:table-cell>
          <table:table-cell table:style-name="ce300" table:number-columns-repeated="2"/>
          <table:table-cell table:style-name="ce321" office:value-type="string" calcext:value-type="string">
            <text:p>h</text:p>
          </table:table-cell>
          <table:table-cell table:style-name="ce332"/>
          <table:table-cell table:style-name="ce332" office:value-type="string" calcext:value-type="string">
            <text:p>h</text:p>
          </table:table-cell>
          <table:table-cell table:style-name="ce339"/>
          <table:table-cell table:style-name="ce321" office:value-type="string" calcext:value-type="string">
            <text:p>l</text:p>
          </table:table-cell>
          <table:table-cell table:style-name="ce332" office:value-type="string" calcext:value-type="string">
            <text:p>l</text:p>
          </table:table-cell>
          <table:table-cell table:style-name="ce332"/>
          <table:table-cell table:style-name="ce339" office:value-type="string" calcext:value-type="string">
            <text:p>h</text:p>
          </table:table-cell>
          <table:table-cell table:style-name="ce321"/>
          <table:table-cell table:style-name="ce332" office:value-type="string" calcext:value-type="string">
            <text:p>h</text:p>
          </table:table-cell>
          <table:table-cell table:style-name="ce332"/>
          <table:table-cell table:style-name="ce348" office:value-type="string" calcext:value-type="string">
            <text:p>l</text:p>
          </table:table-cell>
          <table:table-cell table:style-name="ce321"/>
          <table:table-cell table:number-columns-repeated="2" table:style-name="ce332" office:value-type="string" calcext:value-type="string">
            <text:p>l</text:p>
          </table:table-cell>
          <table:table-cell table:style-name="ce339"/>
          <table:table-cell table:style-name="ce354"/>
          <table:table-cell table:style-name="ce814"/>
          <table:table-cell table:style-name="ce356" table:number-columns-repeated="5"/>
          <table:table-cell table:style-name="ce300"/>
          <table:table-cell table:number-columns-repeated="997"/>
        </table:table-row>
        <table:table-row table:style-name="ro7">
          <table:table-cell table:number-columns-repeated="20"/>
          <table:table-cell table:style-name="ce300" table:number-columns-repeated="7"/>
          <table:table-cell table:number-columns-repeated="997"/>
        </table:table-row>
        <table:table-row table:style-name="ro7">
          <table:table-cell table:style-name="ce304" office:value-type="string" calcext:value-type="string">
            <text:p>Break 1</text:p>
          </table:table-cell>
          <table:table-cell table:style-name="ce300" office:value-type="float" office:value="1" calcext:value-type="float">
            <text:p>1</text:p>
          </table:table-cell>
          <table:table-cell table:style-name="ce300"/>
          <table:table-cell table:style-name="ce323" office:value-type="string" calcext:value-type="string">
            <text:p>S</text:p>
          </table:table-cell>
          <table:table-cell table:style-name="ce334"/>
          <table:table-cell table:style-name="ce334" office:value-type="string" calcext:value-type="string">
            <text:p>S</text:p>
          </table:table-cell>
          <table:table-cell table:style-name="ce341"/>
          <table:table-cell table:style-name="ce323" office:value-type="string" calcext:value-type="string">
            <text:p>S</text:p>
          </table:table-cell>
          <table:table-cell table:style-name="ce334" office:value-type="string" calcext:value-type="string">
            <text:p>S</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10" table:number-columns-repeated="2"/>
          <table:table-cell/>
          <table:table-cell table:style-name="ce300" table:number-columns-repeated="3"/>
          <table:table-cell table:number-columns-repeated="997"/>
        </table:table-row>
        <table:table-row table:style-name="ro7">
          <table:table-cell table:style-name="ce300"/>
          <table:table-cell table:style-name="ce300" office:value-type="float" office:value="2" calcext:value-type="float">
            <text:p>2</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10" table:number-columns-repeated="2"/>
          <table:table-cell/>
          <table:table-cell table:style-name="ce310" table:number-columns-repeated="3"/>
          <table:table-cell table:number-columns-repeated="997"/>
        </table:table-row>
        <table:table-row table:style-name="ro7">
          <table:table-cell table:style-name="ce300"/>
          <table:table-cell table:style-name="ce300" office:value-type="float" office:value="3" calcext:value-type="float">
            <text:p>3</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00" table:number-columns-repeated="3"/>
          <table:table-cell table:style-name="ce310" table:number-columns-repeated="3"/>
          <table:table-cell table:number-columns-repeated="997"/>
        </table:table-row>
        <table:table-row table:style-name="ro7">
          <table:table-cell table:style-name="ce300"/>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18" table:number-columns-repeated="16"/>
          <table:table-cell table:style-name="ce300" table:number-columns-repeated="8"/>
          <table:table-cell table:number-columns-repeated="997"/>
        </table:table-row>
        <table:table-row table:style-name="ro7">
          <table:table-cell table:style-name="ce304" office:value-type="string" calcext:value-type="string">
            <text:p>Break 2</text:p>
          </table:table-cell>
          <table:table-cell table:style-name="ce300" office:value-type="float" office:value="1" calcext:value-type="float">
            <text:p>1</text:p>
          </table:table-cell>
          <table:table-cell table:style-name="ce300"/>
          <table:table-cell table:style-name="ce323" office:value-type="string" calcext:value-type="string">
            <text:p>T</text:p>
          </table:table-cell>
          <table:table-cell table:style-name="ce334"/>
          <table:table-cell table:style-name="ce334" office:value-type="string" calcext:value-type="string">
            <text:p>T</text:p>
          </table:table-cell>
          <table:table-cell table:style-name="ce341"/>
          <table:table-cell table:style-name="ce323" office:value-type="string" calcext:value-type="string">
            <text:p>T</text:p>
          </table:table-cell>
          <table:table-cell table:style-name="ce334" office:value-type="string" calcext:value-type="string">
            <text:p>T</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00" table:number-columns-repeated="6"/>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number-columns-repeated="8"/>
          <table:table-cell table:number-columns-repeated="997"/>
        </table:table-row>
        <table:table-row table:style-name="ro7">
          <table:table-cell table:style-name="ce302"/>
          <table:table-cell table:style-name="ce300" table:number-columns-repeated="2"/>
          <table:table-cell table:style-name="ce318" table:number-columns-repeated="16"/>
          <table:table-cell table:style-name="ce300" table:number-columns-repeated="8"/>
          <table:table-cell table:number-columns-repeated="997"/>
        </table:table-row>
        <table:table-row table:style-name="ro7">
          <table:table-cell table:style-name="ce302"/>
          <table:table-cell table:style-name="ce310" office:value-type="string" calcext:value-type="string">
            <text:p>ONE instrument section continues while the rest of the band plays this break</text:p>
          </table:table-cell>
          <table:table-cell table:style-name="ce300"/>
          <table:table-cell table:style-name="ce814"/>
          <table:table-cell table:style-name="ce318" table:number-columns-repeated="15"/>
          <table:table-cell table:style-name="ce300" table:number-columns-repeated="8"/>
          <table:table-cell table:number-columns-repeated="997"/>
        </table:table-row>
        <table:table-row table:style-name="ro7">
          <table:table-cell table:style-name="ce304" office:value-type="string" calcext:value-type="string">
            <text:p>Break 3</text:p>
          </table:table-cell>
          <table:table-cell table:style-name="ce311" office:value-type="string" calcext:value-type="string">
            <text:p>1-7</text:p>
          </table:table-cell>
          <table:table-cell table:style-name="ce300"/>
          <table:table-cell table:style-name="ce323" office:value-type="string" calcext:value-type="string">
            <text:p>A</text:p>
          </table:table-cell>
          <table:table-cell table:style-name="ce334" table:number-columns-repeated="2"/>
          <table:table-cell table:style-name="ce341">
            <draw:custom-shape table:end-cell-address="Custard.R32" table:end-x="6.05mm" table:end-y="2.11mm" draw:z-index="0" draw:name="Text 1" draw:style-name="gr25" draw:text-style-name="P4" svg:width="74.45mm" svg:height="18.59mm" svg:x="2.7mm" svg:y="1.66mm">
              <text:p text:style-name="P3"><text:span text:style-name="T1">4 x repeated </text:span></text:p>
              <draw:enhanced-geometry svg:viewBox="0 0 21600 21600" draw:type="mso-spt202" draw:enhanced-path="M 0 0 L 21600 0 21600 21600 0 21600 0 0 Z N"/>
            </draw:custom-shape>
          </table:table-cell>
          <table:table-cell table:style-name="ce323"/>
          <table:table-cell table:style-name="ce334" table:number-columns-repeated="2"/>
          <table:table-cell table:style-name="ce341"/>
          <table:table-cell table:style-name="ce323"/>
          <table:table-cell table:style-name="ce334" table:number-columns-repeated="2"/>
          <table:table-cell table:style-name="ce341"/>
          <table:table-cell table:style-name="ce323"/>
          <table:table-cell table:style-name="ce334"/>
          <table:table-cell table:style-name="ce334" office:value-type="string" calcext:value-type="string">
            <text:p>A</text:p>
          </table:table-cell>
          <table:table-cell table:style-name="ce341"/>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 instr. sign</text:p>
          </table:table-cell>
          <table:table-cell table:style-name="ce311" office:value-type="string" calcext:value-type="string">
            <text:p>2-8</text:p>
          </table:table-cell>
          <table:table-cell table:style-name="ce300"/>
          <table:table-cell table:style-name="ce321" office:value-type="string" calcext:value-type="string">
            <text:p>A</text:p>
          </table:table-cell>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that continues</text:p>
          </table:table-cell>
          <table:table-cell table:style-name="ce300" office:value-type="float" office:value="8" calcext:value-type="float">
            <text:p>8</text:p>
          </table:table-cell>
          <table:table-cell table:style-name="ce300"/>
          <table:table-cell table:style-name="ce324" office:value-type="string" calcext:value-type="string">
            <text:p>sn</text:p>
          </table:table-cell>
          <table:table-cell table:style-name="ce335" office:value-type="string" calcext:value-type="string">
            <text:p>.</text:p>
          </table:table-cell>
          <table:table-cell table:style-name="ce335" office:value-type="string" calcext:value-type="string">
            <text:p>sn</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text:p>
          </table:table-cell>
          <table:table-cell table:style-name="ce342" office:value-type="string" calcext:value-type="string">
            <text:p>sn</text:p>
          </table:table-cell>
          <table:table-cell table:style-name="ce324" office:value-type="string" calcext:value-type="string">
            <text:p>.</text:p>
          </table:table-cell>
          <table:table-cell table:style-name="ce335" office:value-type="string" calcext:value-type="string">
            <text:p>sn</text:p>
          </table:table-cell>
          <table:table-cell table:style-name="ce335" office:value-type="string" calcext:value-type="string">
            <text:p>.</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sn</text:p>
          </table:table-cell>
          <table:table-cell table:style-name="ce342" office:value-type="string" calcext:value-type="string">
            <text:p>sn</text:p>
          </table:table-cell>
          <table:table-cell table:style-name="ce354"/>
          <table:table-cell table:style-name="ce300"/>
          <table:table-cell/>
          <table:table-cell table:style-name="ce310"/>
          <table:table-cell/>
          <table:table-cell table:style-name="ce300" table:number-columns-repeated="3"/>
          <table:table-cell table:number-columns-repeated="997"/>
        </table:table-row>
        <table:table-row table:style-name="ro7">
          <table:table-cell table:style-name="ce814"/>
          <table:table-cell table:style-name="ce300" table:number-columns-repeated="2"/>
          <table:table-cell table:style-name="ce318" table:number-columns-repeated="16"/>
          <table:table-cell table:style-name="ce300" table:number-columns-repeated="2"/>
          <table:table-cell/>
          <table:table-cell table:style-name="ce310"/>
          <table:table-cell table:style-name="ce300" table:number-columns-repeated="4"/>
          <table:table-cell table:number-columns-repeated="997"/>
        </table:table-row>
        <table:table-row table:style-name="ro7">
          <table:table-cell table:style-name="ce304" office:value-type="string" calcext:value-type="string">
            <text:p>Break 5</text:p>
          </table:table-cell>
          <table:table-cell table:style-name="ce300" office:value-type="float" office:value="1" calcext:value-type="float">
            <text:p>1</text:p>
          </table:table-cell>
          <table:table-cell table:style-name="ce300"/>
          <table:table-cell table:style-name="ce323" office:value-type="string" calcext:value-type="string">
            <text:p>sn</text:p>
          </table:table-cell>
          <table:table-cell table:style-name="ce334" office:value-type="string" calcext:value-type="string">
            <text:p>.</text:p>
          </table:table-cell>
          <table:table-cell table:style-name="ce334" office:value-type="string" calcext:value-type="string">
            <text:p>sn</text:p>
          </table:table-cell>
          <table:table-cell table:style-name="ce341" office:value-type="string" calcext:value-type="string">
            <text:p>.</text:p>
          </table:table-cell>
          <table:table-cell table:style-name="ce323" office:value-type="string" calcext:value-type="string">
            <text:p>sn</text:p>
          </table:table-cell>
          <table:table-cell table:number-columns-repeated="2" table:style-name="ce334" office:value-type="string" calcext:value-type="string">
            <text:p>.</text:p>
          </table:table-cell>
          <table:table-cell table:style-name="ce341" office:value-type="string" calcext:value-type="string">
            <text:p>sn</text:p>
          </table:table-cell>
          <table:table-cell table:style-name="ce323" office:value-type="string" calcext:value-type="string">
            <text:p>.</text:p>
          </table:table-cell>
          <table:table-cell table:style-name="ce334" office:value-type="string" calcext:value-type="string">
            <text:p>sn</text:p>
          </table:table-cell>
          <table:table-cell table:style-name="ce334" office:value-type="string" calcext:value-type="string">
            <text:p>.</text:p>
          </table:table-cell>
          <table:table-cell table:style-name="ce341" office:value-type="string" calcext:value-type="string">
            <text:p>.</text:p>
          </table:table-cell>
          <table:table-cell table:style-name="ce323" office:value-type="string" calcext:value-type="string">
            <text:p>sn</text:p>
          </table:table-cell>
          <table:table-cell table:style-name="ce334"/>
          <table:table-cell table:style-name="ce334" office:value-type="string" calcext:value-type="string">
            <text:p>A</text:p>
          </table:table-cell>
          <table:table-cell table:style-name="ce34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office:value-type="string" calcext:value-type="string">
            <text:p>.</text:p>
          </table:table-cell>
          <table:table-cell table:style-name="ce321" office:value-type="string" calcext:value-type="string">
            <text:p>sn</text:p>
          </table:table-cell>
          <table:table-cell table:number-columns-repeated="2" table:style-name="ce332" office:value-type="string" calcext:value-type="string">
            <text:p>.</text:p>
          </table:table-cell>
          <table:table-cell table:style-name="ce339" office:value-type="string" calcext:value-type="string">
            <text:p>sn</text:p>
          </table:table-cell>
          <table:table-cell table:style-name="ce321" office:value-type="string" calcext:value-type="string">
            <text:p>.</text:p>
          </table:table-cell>
          <table:table-cell table:style-name="ce332" office:value-type="string" calcext:value-type="string">
            <text:p>sn</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00" table:number-columns-repeated="5"/>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table:table-cell table:number-columns-repeated="17"/>
          <table:table-cell table:style-name="ce300"/>
          <table:table-cell table:style-name="ce814"/>
          <table:table-cell table:style-name="ce310" table:number-columns-repeated="2"/>
          <table:table-cell table:style-name="ce300" table:number-columns-repeated="4"/>
          <table:table-cell table:number-columns-repeated="997"/>
        </table:table-row>
        <table:table-row table:style-name="ro7">
          <table:table-cell table:style-name="ce304" office:value-type="string" calcext:value-type="string">
            <text:p>Singing Break</text:p>
          </table:table-cell>
          <table:table-cell table:style-name="ce312" table:number-columns-repeated="2"/>
          <table:table-cell table:style-name="ce326" office:value-type="string" calcext:value-type="string">
            <text:p>x</text:p>
          </table:table-cell>
          <table:table-cell table:style-name="ce336"/>
          <table:table-cell table:style-name="ce336" office:value-type="string" calcext:value-type="string">
            <text:p>x</text:p>
          </table:table-cell>
          <table:table-cell table:style-name="ce343"/>
          <table:table-cell table:number-columns-repeated="2"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number-columns-repeated="2" table:style-name="ce336" office:value-type="string" calcext:value-type="string">
            <text:p>x</text:p>
          </table:table-cell>
          <table:table-cell table:style-name="ce300" table:number-columns-repeated="6"/>
          <table:table-cell table:style-name="ce310" table:number-columns-repeated="3"/>
          <table:table-cell table:number-columns-repeated="997"/>
        </table:table-row>
        <table:table-row table:style-name="ro7">
          <table:table-cell table:style-name="ce305" office:value-type="string" calcext:value-type="string">
            <text:p>Signed as Break 1,</text:p>
          </table:table-cell>
          <table:table-cell table:style-name="ce300" table:number-columns-repeated="2"/>
          <table:table-cell table:style-name="ce318" table:number-columns-repeated="15"/>
          <table:table-cell table:style-name="ce310"/>
          <table:table-cell table:style-name="ce300"/>
          <table:table-cell/>
          <table:table-cell table:style-name="ce300" table:number-columns-repeated="3"/>
          <table:table-cell table:style-name="ce310" table:number-columns-repeated="3"/>
          <table:table-cell table:number-columns-repeated="997"/>
        </table:table-row>
        <table:table-row table:style-name="ro7">
          <table:table-cell table:style-name="ce306" office:value-type="string" calcext:value-type="string">
            <text:p>with a lot of </text:p>
          </table:table-cell>
          <table:table-cell table:style-name="ce313" office:value-type="float" office:value="1" calcext:value-type="float">
            <text:p>1</text:p>
          </table:table-cell>
          <table:table-cell table:style-name="ce300"/>
          <table:table-cell table:style-name="ce327" office:value-type="string" calcext:value-type="string">
            <text:p>I've </text:p>
          </table:table-cell>
          <table:table-cell table:style-name="ce337"/>
          <table:table-cell table:style-name="ce337" office:value-type="string" calcext:value-type="string">
            <text:p>got</text:p>
          </table:table-cell>
          <table:table-cell table:style-name="ce344"/>
          <table:table-cell table:style-name="ce327" office:value-type="string" calcext:value-type="string">
            <text:p>cus</text:p>
          </table:table-cell>
          <table:table-cell table:style-name="ce337" office:value-type="string" calcext:value-type="string">
            <text:p>tard</text:p>
          </table:table-cell>
          <table:table-cell table:style-name="ce337"/>
          <table:table-cell table:style-name="ce344" office:value-type="string" calcext:value-type="string">
            <text:p>in</text:p>
          </table:table-cell>
          <table:table-cell table:style-name="ce327"/>
          <table:table-cell table:style-name="ce337" office:value-type="string" calcext:value-type="string">
            <text:p>my</text:p>
          </table:table-cell>
          <table:table-cell table:style-name="ce337"/>
          <table:table-cell table:style-name="ce344" office:value-type="string" calcext:value-type="string">
            <text:p>und -</text:p>
          </table:table-cell>
          <table:table-cell table:style-name="ce327"/>
          <table:table-cell table:style-name="ce337" office:value-type="string" calcext:value-type="string">
            <text:p>erpants</text:p>
          </table:table-cell>
          <table:table-cell table:style-name="ce337"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307" office:value-type="string" calcext:value-type="string">
            <text:p>blabla…</text:p>
          </table:table-cell>
          <table:table-cell table:style-name="ce313" office:value-type="float" office:value="2" calcext:value-type="float">
            <text:p>2</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6"/>
          <table:table-cell table:number-columns-repeated="997"/>
        </table:table-row>
        <table:table-row table:style-name="ro7">
          <table:table-cell table:style-name="ce814"/>
          <table:table-cell table:style-name="ce313" office:value-type="float" office:value="3" calcext:value-type="float">
            <text:p>3</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3" office:value-type="float" office:value="4" calcext:value-type="float">
            <text:p>4</text:p>
          </table:table-cell>
          <table:table-cell table:style-name="ce310"/>
          <table:table-cell table:style-name="ce329" office:value-type="string" calcext:value-type="string">
            <text:p>We've </text:p>
          </table:table-cell>
          <table:table-cell table:style-name="ce338"/>
          <table:table-cell table:style-name="ce338" office:value-type="string" calcext:value-type="string">
            <text:p>got</text:p>
          </table:table-cell>
          <table:table-cell table:style-name="ce346"/>
          <table:table-cell table:style-name="ce329" office:value-type="string" calcext:value-type="string">
            <text:p>cus</text:p>
          </table:table-cell>
          <table:table-cell table:style-name="ce338" office:value-type="string" calcext:value-type="string">
            <text:p>tard</text:p>
          </table:table-cell>
          <table:table-cell table:style-name="ce338"/>
          <table:table-cell table:style-name="ce346" office:value-type="string" calcext:value-type="string">
            <text:p>in</text:p>
          </table:table-cell>
          <table:table-cell table:style-name="ce329"/>
          <table:table-cell table:style-name="ce338" office:value-type="string" calcext:value-type="string">
            <text:p>our</text:p>
          </table:table-cell>
          <table:table-cell table:style-name="ce338"/>
          <table:table-cell table:style-name="ce346" office:value-type="string" calcext:value-type="string">
            <text:p>und -</text:p>
          </table:table-cell>
          <table:table-cell table:style-name="ce329"/>
          <table:table-cell table:style-name="ce338" office:value-type="string" calcext:value-type="string">
            <text:p>erpants</text:p>
          </table:table-cell>
          <table:table-cell table:style-name="ce338"/>
          <table:table-cell table:style-name="ce35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4"/>
          <table:table-cell table:style-name="ce316"/>
          <table:table-cell table:style-name="ce330"/>
          <table:table-cell table:style-name="ce316" table:number-columns-repeated="14"/>
          <table:table-cell table:style-name="ce310"/>
          <table:table-cell table:style-name="ce355"/>
          <table:table-cell table:style-name="ce814"/>
          <table:table-cell table:style-name="ce357" table:number-columns-repeated="2"/>
          <table:table-cell table:style-name="ce359"/>
          <table:table-cell table:style-name="ce300" table:number-columns-repeated="3"/>
          <table:table-cell table:number-columns-repeated="997"/>
        </table:table-row>
        <table:table-row table:style-name="ro7">
          <table:table-cell table:style-name="ce814"/>
          <table:table-cell/>
          <table:table-cell table:style-name="ce300"/>
          <table:table-cell table:style-name="ce310" office:value-type="string" calcext:value-type="string">
            <text:p>Surdo players sing first half, same beats as they would play.</text:p>
          </table:table-cell>
          <table:table-cell table:style-name="ce814" table:number-columns-repeated="14"/>
          <table:table-cell/>
          <table:table-cell table:style-name="ce300"/>
          <table:table-cell/>
          <table:table-cell table:style-name="ce300"/>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All other answer, same beats as they play.</text:p>
          </table:table-cell>
          <table:table-cell table:number-columns-repeated="15"/>
          <table:table-cell table:style-name="ce814"/>
          <table:table-cell/>
          <table:table-cell table:style-name="ce358"/>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Last part Everyone sings together. </text:p>
          </table:table-cell>
          <table:table-cell table:number-columns-repeated="15"/>
          <table:table-cell table:style-name="ce814"/>
          <table:table-cell table:number-columns-repeated="3"/>
          <table:table-cell table:style-name="ce300" table:number-columns-repeated="4"/>
          <table:table-cell table:number-columns-repeated="997"/>
        </table:table-row>
        <table:table-row table:style-name="ro7">
          <table:table-cell table:number-columns-repeated="3"/>
          <table:table-cell table:style-name="ce814"/>
          <table:table-cell table:number-columns-repeated="15"/>
          <table:table-cell table:style-name="ce814"/>
          <table:table-cell table:number-columns-repeated="4"/>
          <table:table-cell table:style-name="ce300" table:number-columns-repeated="3"/>
          <table:table-cell table:number-columns-repeated="997"/>
        </table:table-row>
        <table:table-row table:style-name="ro7">
          <table:table-cell table:number-columns-repeated="3"/>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style-name="ce308"/>
          <table:table-cell table:number-columns-repeated="2"/>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number-columns-repeated="19"/>
          <table:table-cell table:style-name="ce310"/>
          <table:table-cell table:style-name="ce814"/>
          <table:table-cell table:style-name="ce300"/>
          <table:table-cell/>
          <table:table-cell table:style-name="ce310"/>
          <table:table-cell table:style-name="ce300" table:number-columns-repeated="3"/>
          <table:table-cell table:number-columns-repeated="997"/>
        </table:table-row>
        <table:table-row table:style-name="ro7">
          <table:table-cell table:number-columns-repeated="20"/>
          <table:table-cell table:style-name="ce814"/>
          <table:table-cell table:style-name="ce300"/>
          <table:table-cell table:number-columns-repeated="2"/>
          <table:table-cell table:style-name="ce300" table:number-columns-repeated="3"/>
          <table:table-cell table:number-columns-repeated="997"/>
        </table:table-row>
        <table:table-row table:style-name="ro7" table:number-rows-repeated="2">
          <table:table-cell table:number-columns-repeated="21"/>
          <table:table-cell table:style-name="ce310"/>
          <table:table-cell table:number-columns-repeated="2"/>
          <table:table-cell table:style-name="ce300" table:number-columns-repeated="3"/>
          <table:table-cell table:number-columns-repeated="997"/>
        </table:table-row>
        <table:table-row table:style-name="ro7" table:number-rows-repeated="4">
          <table:table-cell table:number-columns-repeated="24"/>
          <table:table-cell table:style-name="ce300" table:number-columns-repeated="3"/>
          <table:table-cell table:number-columns-repeated="997"/>
        </table:table-row>
        <table:table-row table:style-name="ro7">
          <table:table-cell table:number-columns-repeated="25"/>
          <table:table-cell table:style-name="ce310"/>
          <table:table-cell table:style-name="ce300"/>
          <table:table-cell table:number-columns-repeated="997"/>
        </table:table-row>
        <table:table-row table:style-name="ro7" table:number-rows-repeated="3">
          <table:table-cell table:number-columns-repeated="24"/>
          <table:table-cell table:style-name="ce310" table:number-columns-repeated="2"/>
          <table:table-cell table:style-name="ce300"/>
          <table:table-cell table:number-columns-repeated="997"/>
        </table:table-row>
        <table:table-row table:style-name="ro7" table:number-rows-repeated="66">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1048438">
          <table:table-cell table:number-columns-repeated="1024"/>
        </table:table-row>
        <table:table-row table:style-name="ro10">
          <table:table-cell table:number-columns-repeated="1024"/>
        </table:table-row>
      </table:table>
      <table:table table:name="Drum&amp;Bass" table:style-name="ta3">
        <office:forms form:automatic-focus="false" form:apply-design-mode="false"/>
        <table:table-column table:style-name="co32" table:default-cell-style-name="ce910"/>
        <table:table-column table:style-name="co33" table:default-cell-style-name="ce910"/>
        <table:table-column table:style-name="co34"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0" table:default-cell-style-name="ce910"/>
        <table:table-column table:style-name="co36" table:number-columns-repeated="767" table:default-cell-style-name="Default"/>
        <table:table-row table:style-name="ro21">
          <table:table-cell table:style-name="ce1233" office:value-type="string" calcext:value-type="string">
            <text:p>Drum&amp;Bass</text:p>
          </table:table-cell>
          <table:table-cell table:style-name="ce1233" table:number-columns-repeated="2"/>
          <table:table-cell table:number-columns-repeated="2"/>
          <table:table-cell table:style-name="ce1273" office:value-type="string" calcext:value-type="string">
            <text:p>tune sign: With one hand in your ear lift the other and move it front and back</text:p>
          </table:table-cell>
          <table:table-cell table:number-columns-repeated="1018"/>
        </table:table-row>
        <table:table-row table:style-name="ro7" table:number-rows-repeated="2">
          <table:table-cell table:style-name="ce899" table:number-columns-repeated="3"/>
          <table:table-cell table:number-columns-repeated="1021"/>
        </table:table-row>
        <table:table-row table:style-name="ro7">
          <table:table-cell table:style-name="ce899" office:value-type="string" calcext:value-type="string">
            <text:p>Groove</text:p>
          </table:table-cell>
          <table:table-cell table:style-name="ce899" table:number-columns-repeated="2"/>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5"/>
        </table:table-row>
        <table:table-row table:style-name="ro7">
          <table:table-cell table:style-name="ce899" table:number-columns-repeated="3"/>
          <table:table-cell table:style-name="ce1235" table:number-columns-repeated="32"/>
          <table:table-cell table:style-name="ce814" table:number-columns-repeated="4"/>
          <table:table-cell table:number-columns-repeated="985"/>
        </table:table-row>
        <table:table-row table:style-name="ro7">
          <table:table-cell table:style-name="ce819" office:value-type="string" calcext:value-type="string">
            <text:p>Low Surdo</text:p>
          </table:table-cell>
          <table:table-cell table:style-name="ce819" office:value-type="float" office:value="1" calcext:value-type="float">
            <text:p>1</text:p>
          </table:table-cell>
          <table:table-cell table:style-name="ce81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office:value-type="string" calcext:value-type="string">
            <text:p>x</text:p>
          </table:table-cell>
          <table:table-cell table:style-name="ce949"/>
          <table:table-cell table:style-name="ce129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Mid Surdo</text:p>
          </table:table-cell>
          <table:table-cell table:style-name="ce819" table:number-columns-repeated="2"/>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High Surdo</text:p>
          </table:table-cell>
          <table:table-cell table:style-name="Default"/>
          <table:table-cell table:style-name="ce81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Repinique</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office:value-type="string" calcext:value-type="string">
            <text:p>x</text:p>
          </table:table-cell>
          <table:table-cell table:style-name="ce929"/>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5"/>
        </table:table-row>
        <table:table-row table:style-name="ro7">
          <table:table-cell table:style-name="ce819" office:value-type="string" calcext:value-type="string">
            <text:p>Snare</text:p>
          </table:table-cell>
          <table:table-cell table:style-name="ce819" office:value-type="float" office:value="1" calcext:value-type="float">
            <text:p>1</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949" table:number-columns-repeated="2"/>
          <table:table-cell table:style-name="ce1299"/>
          <table:table-cell table:style-name="ce1235"/>
          <table:table-cell table:style-name="ce1304"/>
          <table:table-cell table:style-name="ce1235"/>
          <table:table-cell table:number-columns-repeated="986"/>
        </table:table-row>
        <table:table-row table:style-name="ro7">
          <table:table-cell table:style-name="ce819"/>
          <table:table-cell table:style-name="ce819" office:value-type="float" office:value="2" calcext:value-type="float">
            <text:p>2</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1299" office:value-type="string" calcext:value-type="string">
            <text:p>.</text:p>
          </table:table-cell>
          <table:table-cell table:style-name="ce1235"/>
          <table:table-cell table:style-name="ce1304"/>
          <table:table-cell table:style-name="ce1303"/>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office:value-type="string" calcext:value-type="string">
            <text:p>Tamborim</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1269"/>
          <table:table-cell table:style-name="ce949"/>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1269"/>
          <table:table-cell table:style-name="ce949"/>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style-name="ce819" office:value-type="string" calcext:value-type="string">
            <text:p>Agogô</text:p>
          </table:table-cell>
          <table:table-cell table:style-name="ce819" table:number-columns-repeated="2"/>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126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1269"/>
          <table:table-cell table:style-name="ce949"/>
          <table:table-cell table:style-name="ce1299"/>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94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number-columns-repeated="1024"/>
        </table:table-row>
        <table:table-row table:style-name="ro7">
          <table:table-cell table:style-name="ce899" office:value-type="string" calcext:value-type="string">
            <text:p>Dance Break</text:p>
          </table:table-cell>
          <table:table-cell office:value-type="float" office:value="1" calcext:value-type="float">
            <text:p>1</text:p>
          </table:table-cell>
          <table:table-cell/>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table-cell office:value-type="string" calcext:value-type="string">
            <text:p>Everybody sings and starts dancing</text:p>
          </table:table-cell>
          <table:table-cell table:number-columns-repeated="1003"/>
        </table:table-row>
        <table:table-row table:style-name="ro7">
          <table:table-cell table:style-name="ce897" office:value-type="string" calcext:value-type="string">
            <text:p>Show a &gt; with your index+middle finger and move it horizontally in front of your eyes.</text:p>
          </table:table-cell>
          <table:table-cell table:number-columns-repeated="2"/>
          <table:table-cell table:style-name="Default" table:number-columns-repeated="16"/>
          <table:table-cell table:number-columns-repeated="1005"/>
        </table:table-row>
        <table:table-row table:style-name="ro7">
          <table:table-cell table:style-name="ce895"/>
          <table:table-cell table:number-columns-repeated="1023"/>
        </table:table-row>
        <table:table-row table:style-name="ro7">
          <table:table-cell table:style-name="ce899" office:value-type="string" calcext:value-type="string">
            <text:p>Break 2</text:p>
          </table:table-cell>
          <table:table-cell office:value-type="float" office:value="1" calcext:value-type="float">
            <text:p>1</text:p>
          </table:table-cell>
          <table:table-cell/>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table-cell office:value-type="string" calcext:value-type="string">
            <text:p>x = hits on snare and repi</text:p>
          </table:table-cell>
          <table:table-cell table:number-columns-repeated="1003"/>
        </table:table-row>
        <table:table-row table:style-name="ro7">
          <table:table-cell/>
          <table:table-cell office:value-type="float" office:value="2" calcext:value-type="float">
            <text:p>2</text:p>
          </table:table-cell>
          <table:table-cell/>
          <table:table-cell table:style-name="ce930" office:value-type="string" calcext:value-type="string">
            <text:p>S</text:p>
          </table:table-cell>
          <table:table-cell table:style-name="ce950"/>
          <table:table-cell table:style-name="ce950" office:value-type="string" calcext:value-type="string">
            <text:p>A</text:p>
          </table:table-cell>
          <table:table-cell table:style-name="ce964" office:value-type="string" calcext:value-type="string">
            <text:p>S</text:p>
          </table:table-cell>
          <table:table-cell table:style-name="ce930"/>
          <table:table-cell table:style-name="ce950" office:value-type="string" calcext:value-type="string">
            <text:p>S</text:p>
          </table:table-cell>
          <table:table-cell table:style-name="ce950" office:value-type="string" calcext:value-type="string">
            <text:p>A</text:p>
          </table:table-cell>
          <table:table-cell table:style-name="ce964"/>
          <table:table-cell table:style-name="ce930" office:value-type="string" calcext:value-type="string">
            <text:p>x</text:p>
          </table:table-cell>
          <table:table-cell table:number-columns-repeated="2" table:style-name="ce950" office:value-type="string" calcext:value-type="string">
            <text:p>x</text:p>
          </table:table-cell>
          <table:table-cell table:style-name="ce964" office:value-type="string" calcext:value-type="string">
            <text:p>x</text:p>
          </table:table-cell>
          <table:table-cell table:style-name="ce930"/>
          <table:table-cell table:style-name="ce950" table:number-columns-repeated="2"/>
          <table:table-cell table:style-name="ce964"/>
          <table:table-cell table:number-columns-repeated="1005"/>
        </table:table-row>
        <table:table-row table:style-name="ro7">
          <table:table-cell table:style-name="ce1235" table:number-columns-repeated="37"/>
          <table:table-cell table:number-columns-repeated="987"/>
        </table:table-row>
        <table:table-row table:style-name="ro7">
          <table:table-cell table:style-name="ce899" office:value-type="string" calcext:value-type="string">
            <text:p>Break 3</text:p>
          </table:table-cell>
          <table:table-cell table:style-name="ce1235" office:value-type="float" office:value="1" calcext:value-type="float">
            <text:p>1</text:p>
          </table:table-cell>
          <table:table-cell table:style-name="ce1235"/>
          <table:table-cell table:style-name="ce928" office:value-type="string" calcext:value-type="string">
            <text:p>E</text:p>
          </table:table-cell>
          <table:table-cell table:style-name="ce948" table:number-columns-repeated="2"/>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office:value-type="string" calcext:value-type="string">
            <text:p>E</text:p>
          </table:table-cell>
          <table:table-cell table:style-name="ce948"/>
          <table:table-cell table:style-name="ce962"/>
          <table:table-cell table:style-name="ce1235" table:number-columns-repeated="18"/>
          <table:table-cell table:number-columns-repeated="987"/>
        </table:table-row>
        <table:table-row table:style-name="ro7">
          <table:table-cell/>
          <table:table-cell office:value-type="float" office:value="2" calcext:value-type="float">
            <text:p>2</text:p>
          </table:table-cell>
          <table:table-cell/>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office:value-type="string" calcext:value-type="string">
            <text:p>E</text:p>
          </table:table-cell>
          <table:table-cell table:style-name="ce949"/>
          <table:table-cell table:style-name="ce963"/>
          <table:table-cell table:number-columns-repeated="4"/>
          <table:table-cell table:style-name="ce814" office:value-type="string" calcext:value-type="string">
            <text:p>R = hit on repi</text:p>
          </table:table-cell>
          <table:table-cell table:style-name="ce814" table:number-columns-repeated="6"/>
          <table:table-cell table:style-name="ce814" office:value-type="string" calcext:value-type="string">
            <text:p>sn = snare</text:p>
          </table:table-cell>
          <table:table-cell table:number-columns-repeated="993"/>
        </table:table-row>
        <table:table-row table:style-name="ro7">
          <table:table-cell table:style-name="ce814"/>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office:value-type="string" calcext:value-type="string">
            <text:p>E</text:p>
          </table:table-cell>
          <table:table-cell table:style-name="ce950"/>
          <table:table-cell table:style-name="ce964"/>
          <table:table-cell table:style-name="ce814" table:number-columns-repeated="4"/>
          <table:table-cell table:style-name="ce814" office:value-type="string" calcext:value-type="string">
            <text:p>Ri = repi hit on rim</text:p>
          </table:table-cell>
          <table:table-cell table:style-name="ce814" table:number-columns-repeated="9"/>
          <table:table-cell table:number-columns-repeated="991"/>
        </table:table-row>
        <table:table-row table:style-name="ro7">
          <table:table-cell table:style-name="ce814"/>
          <table:table-cell table:style-name="ce818" table:number-columns-repeated="2"/>
          <table:table-cell table:style-name="ce814" table:number-columns-repeated="32"/>
          <table:table-cell table:style-name="ce1302" table:number-columns-repeated="989"/>
        </table:table-row>
        <table:table-row table:style-name="ro7">
          <table:table-cell table:style-name="ce886" office:value-type="string" calcext:value-type="string">
            <text:p>Hip-Hop Break</text:p>
          </table:table-cell>
          <table:table-cell table:style-name="ce818" office:value-type="float" office:value="1" calcext:value-type="float">
            <text:p>1</text:p>
          </table:table-cell>
          <table:table-cell table:style-name="ce818"/>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table-cell table:style-name="ce948" office:value-type="string" calcext:value-type="string">
            <text:p>S</text:p>
          </table:table-cell>
          <table:table-cell table:style-name="ce962"/>
          <table:table-cell table:style-name="ce1302" table:number-columns-repeated="989"/>
        </table:table-row>
        <table:table-row table:style-name="ro7">
          <table:table-cell table:style-name="ce813" office:value-type="string" calcext:value-type="string">
            <text:p>hit your chest</text:p>
          </table:table-cell>
          <table:table-cell table:style-name="ce818" office:value-type="float" office:value="2" calcext:value-type="float">
            <text:p>2</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R</text:p>
          </table:table-cell>
          <table:table-cell table:style-name="ce949" office:value-type="string" calcext:value-type="string">
            <text:p>Ri</text:p>
          </table:table-cell>
          <table:table-cell table:style-name="ce949"/>
          <table:table-cell table:style-name="ce963" office:value-type="string" calcext:value-type="string">
            <text:p>R</text:p>
          </table:table-cell>
          <table:table-cell table:style-name="ce929" office:value-type="string" calcext:value-type="string">
            <text:p>Ri</text:p>
          </table:table-cell>
          <table:table-cell table:style-name="ce949"/>
          <table:table-cell table:style-name="ce949" office:value-type="string" calcext:value-type="string">
            <text:p>R</text:p>
          </table:table-cell>
          <table:table-cell table:style-name="ce963" office:value-type="string" calcext:value-type="string">
            <text:p>Ri</text:p>
          </table:table-cell>
          <table:table-cell table:style-name="ce929"/>
          <table:table-cell table:style-name="ce949" office:value-type="string" calcext:value-type="string">
            <text:p>R</text:p>
          </table:table-cell>
          <table:table-cell table:style-name="ce949" office:value-type="string" calcext:value-type="string">
            <text:p>Ri</text:p>
          </table:table-cell>
          <table:table-cell table:style-name="ce963"/>
          <table:table-cell table:style-name="ce929" office:value-type="string" calcext:value-type="string">
            <text:p>R</text:p>
          </table:table-cell>
          <table:table-cell table:style-name="ce949" office:value-type="string" calcext:value-type="string">
            <text:p>R</text:p>
          </table:table-cell>
          <table:table-cell table:style-name="ce949" office:value-type="string" calcext:value-type="string">
            <text:p>Ri</text:p>
          </table:table-cell>
          <table:table-cell table:style-name="ce963" office:value-type="string" calcext:value-type="string">
            <text:p>Ri</text:p>
          </table:table-cell>
          <table:table-cell table:number-columns-repeated="989"/>
        </table:table-row>
        <table:table-row table:style-name="ro7">
          <table:table-cell table:style-name="ce814"/>
          <table:table-cell table:style-name="ce818" office:value-type="float" office:value="3" calcext:value-type="float">
            <text:p>3</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office:value-type="string" calcext:value-type="string">
            <text:p>S</text:p>
          </table:table-cell>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table-cell table:style-name="ce949" office:value-type="string" calcext:value-type="string">
            <text:p>S</text:p>
          </table:table-cell>
          <table:table-cell table:style-name="ce963"/>
          <table:table-cell table:number-columns-repeated="989"/>
        </table:table-row>
        <table:table-row table:style-name="ro7">
          <table:table-cell table:style-name="ce814"/>
          <table:table-cell table:style-name="ce818" office:value-type="float" office:value="4" calcext:value-type="float">
            <text:p>4</text:p>
          </table:table-cell>
          <table:table-cell table:style-name="ce818"/>
          <table:table-cell table:style-name="ce930" office:value-type="string" calcext:value-type="string">
            <text:p>S</text:p>
          </table:table-cell>
          <table:table-cell table:style-name="ce950" table:number-columns-repeated="2"/>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office:value-type="string" calcext:value-type="string">
            <text:p>S</text:p>
          </table:table-cell>
          <table:table-cell table:style-name="ce950"/>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number-columns-repeated="989"/>
        </table:table-row>
        <table:table-row table:style-name="ro7" table:number-rows-repeated="6">
          <table:table-cell table:style-name="ce814" table:number-columns-repeated="35"/>
          <table:table-cell table:number-columns-repeated="989"/>
        </table:table-row>
        <table:table-row table:style-name="ro7" table:number-rows-repeated="89">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3">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4">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1048436">
          <table:table-cell table:number-columns-repeated="1024"/>
        </table:table-row>
        <table:table-row table:style-name="ro10" table:number-rows-repeated="2">
          <table:table-cell table:number-columns-repeated="1024"/>
        </table:table-row>
        <table:table-row table:style-name="ro10">
          <table:table-cell table:number-columns-repeated="1024"/>
        </table:table-row>
      </table:table>
      <table:table table:name="Drunken Sailor" table:style-name="ta3">
        <office:forms form:automatic-focus="false" form:apply-design-mode="false"/>
        <table:table-column table:style-name="co44"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Drunken Sailor</text:p>
          </table:table-cell>
          <table:table-cell table:number-columns-repeated="2"/>
          <table:table-cell table:style-name="ce814"/>
          <table:table-cell/>
          <table:table-cell table:style-name="ce849" table:number-columns-repeated="4"/>
          <table:table-cell table:style-name="ce833" office:value-type="string" calcext:value-type="string">
            <text:p>tune sign: build an eyepatch with one hand in front of your eye</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159" office:value-type="string" calcext:value-type="string">
            <text:p>X</text:p>
          </table:table-cell>
          <table:table-cell table:style-name="ce1190"/>
          <table:table-cell table:style-name="ce1190" office:value-type="string" calcext:value-type="string">
            <text:p><text:s/></text:p>
          </table:table-cell>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office:value-type="string" calcext:value-type="string">
            <text:p><text:s/>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1216"/>
          <table:table-cell table:style-name="ce875"/>
          <table:table-cell table:style-name="ce815"/>
          <table:table-cell table:style-name="ce909" table:number-columns-repeated="5"/>
          <table:table-cell table:number-columns-repeated="982"/>
        </table:table-row>
        <table:table-row table:style-name="ro22">
          <table:table-cell table:style-name="ce815"/>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office:value-type="float" office:value="2" calcext:value-type="float">
            <text:p>2</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387"/>
          <table:table-cell table:style-name="ce1190" table:number-columns-repeated="2"/>
          <table:table-cell table:style-name="ce1191"/>
          <table:table-cell table:style-name="ce1192"/>
          <table:table-cell table:style-name="ce1190"/>
          <table:table-cell table:style-name="ce94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4"/>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table-cell table:style-name="ce1159" office:value-type="string" calcext:value-type="string">
            <text:p>X</text:p>
          </table:table-cell>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1173"/>
          <table:table-cell table:style-name="ce1178"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E</text:p>
          </table:table-cell>
          <table:table-cell table:style-name="ce939" table:number-columns-repeated="2"/>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909"/>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1384"/>
          <table:table-cell table:style-name="ce939" office:value-type="string" calcext:value-type="string">
            <text:p>A</text:p>
          </table:table-cell>
          <table:table-cell table:style-name="ce138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text:s/></text:p>
          </table:table-cell>
          <table:table-cell table:style-name="ce917" office:value-type="string" calcext:value-type="string">
            <text:p>E</text:p>
          </table:table-cell>
          <table:table-cell table:number-columns-repeated="2" table:style-name="ce939" office:value-type="string" calcext:value-type="string">
            <text:p>E</text:p>
          </table:table-cell>
          <table:table-cell table:style-name="ce981"/>
          <table:table-cell table:style-name="ce815"/>
          <table:table-cell table:style-name="ce909" table:number-columns-repeated="5"/>
          <table:table-cell table:style-name="ce896"/>
          <table:table-cell table:style-name="ce909" table:number-columns-repeated="11"/>
          <table:table-cell table:number-columns-repeated="3"/>
          <table:table-cell table:style-name="ce909"/>
          <table:table-cell table:number-columns-repeated="983"/>
        </table:table-row>
        <table:table-row table:style-name="ro5">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1149" office:value-type="string" calcext:value-type="string">
            <text:p>White Shark</text:p>
          </table:table-cell>
          <table:table-cell table:style-name="ce830" office:value-type="float" office:value="1" calcext:value-type="float">
            <text:p>1</text:p>
          </table:table-cell>
          <table:table-cell table:style-name="ce830"/>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09" table:number-columns-repeated="2"/>
          <table:table-cell table:number-columns-repeated="987"/>
        </table:table-row>
        <table:table-row table:style-name="ro5">
          <table:table-cell table:style-name="ce821" office:value-type="string" calcext:value-type="string">
            <text:p>simulating</text:p>
          </table:table-cell>
          <table:table-cell table:style-name="ce830" office:value-type="float" office:value="2" calcext:value-type="float">
            <text:p>2</text:p>
          </table:table-cell>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09" table:number-columns-repeated="2"/>
          <table:table-cell table:number-columns-repeated="987"/>
        </table:table-row>
        <table:table-row table:style-name="ro5">
          <table:table-cell table:style-name="ce821" office:value-type="string" calcext:value-type="string">
            <text:p>a shark fin</text:p>
          </table:table-cell>
          <table:table-cell table:style-name="ce830" office:value-type="float" office:value="3" calcext:value-type="float">
            <text:p>3</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09" table:number-columns-repeated="2"/>
          <table:table-cell table:number-columns-repeated="987"/>
        </table:table-row>
        <table:table-row table:style-name="ro5">
          <table:table-cell table:number-columns-repeated="2"/>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number-columns-repeated="989"/>
        </table:table-row>
        <table:table-row table:style-name="ro5">
          <table:table-cell/>
          <table:table-cell table:style-name="ce830" office:value-type="string" calcext:value-type="string">
            <text:p>4</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table:table-cell table:style-name="ce949" table:number-columns-repeated="2"/>
          <table:table-cell table:style-name="ce963"/>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number-columns-repeated="2"/>
          <table:table-cell table:style-name="ce963"/>
          <table:table-cell table:number-columns-repeated="989"/>
        </table:table-row>
        <table:table-row table:style-name="ro5">
          <table:table-cell table:number-columns-repeated="3"/>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18">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3">
          <table:table-cell table:number-columns-repeated="1024"/>
        </table:table-row>
        <table:table-row table:style-name="ro10">
          <table:table-cell table:number-columns-repeated="1024"/>
        </table:table-row>
      </table:table>
      <table:table table:name="Funk" table:style-name="ta3">
        <office:forms form:automatic-focus="false" form:apply-design-mode="false"/>
        <table:table-column table:style-name="co45" table:default-cell-style-name="ce1145"/>
        <table:table-column table:style-name="co3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Funk</text:p>
          </table:table-cell>
          <table:table-cell table:number-columns-repeated="2"/>
          <table:table-cell table:style-name="ce833" office:value-type="string" calcext:value-type="string">
            <text:p>tune sign : glasses on your eye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All Surdos</text:p>
          </table:table-cell>
          <table:table-cell table:style-name="ce831" office:value-type="float" office:value="1" calcext:value-type="float">
            <text:p>1</text:p>
          </table:table-cell>
          <table:table-cell table:style-name="ce830"/>
          <table:table-cell table:style-name="ce1390" office:value-type="string" calcext:value-type="string">
            <text:p>X</text:p>
          </table:table-cell>
          <table:table-cell table:style-name="ce1391"/>
          <table:table-cell table:style-name="ce1391" office:value-type="string" calcext:value-type="string">
            <text:p><text:s/></text:p>
          </table:table-cell>
          <table:table-cell table:style-name="ce1392" office:value-type="string" calcext:value-type="string">
            <text:p>X</text:p>
          </table:table-cell>
          <table:table-cell table:style-name="ce1390"/>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X</text:p>
          </table:table-cell>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395" office:value-type="string" calcext:value-type="string">
            <text:p>X</text:p>
          </table:table-cell>
          <table:table-cell table:style-name="ce942"/>
          <table:table-cell table:style-name="ce942" office:value-type="string" calcext:value-type="string">
            <text:p><text:s/></text:p>
          </table:table-cell>
          <table:table-cell table:style-name="ce1397" office:value-type="string" calcext:value-type="string">
            <text:p><text:s/>X</text:p>
          </table:table-cell>
          <table:table-cell table:style-name="ce921"/>
          <table:table-cell table:style-name="ce942"/>
          <table:table-cell table:style-name="ce942" office:value-type="string" calcext:value-type="string">
            <text:p><text:s/>X</text:p>
          </table:table-cell>
          <table:table-cell table:style-name="ce983"/>
          <table:table-cell table:style-name="ce945" office:value-type="string" calcext:value-type="string">
            <text:p><text:s/>X</text:p>
          </table:table-cell>
          <table:table-cell table:style-name="ce942"/>
          <table:table-cell table:style-name="ce942" office:value-type="string" calcext:value-type="string">
            <text:p><text:s/></text:p>
          </table:table-cell>
          <table:table-cell table:style-name="ce983" office:value-type="string" calcext:value-type="string">
            <text:p><text:s/></text:p>
          </table:table-cell>
          <table:table-cell table:style-name="ce945"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1173" office:value-type="string" calcext:value-type="string">
            <text:p>hd</text:p>
          </table:table-cell>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number-columns-repeated="2"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X</text:p>
          </table:table-cell>
          <table:table-cell table:style-name="ce942" office:value-type="string" calcext:value-type="string">
            <text:p>hd</text:p>
          </table:table-cell>
          <table:table-cell table:style-name="ce942" office:value-type="string" calcext:value-type="string">
            <text:p>ri</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X</text:p>
          </table:table-cell>
          <table:table-cell table:style-name="ce1173"/>
          <table:table-cell table:style-name="ce1178"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 text:c="2"/></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text:s/></text:p>
          </table:table-cell>
          <table:table-cell table:style-name="ce939"/>
          <table:table-cell table:style-name="ce939" office:value-type="string" calcext:value-type="string">
            <text:p>A</text:p>
          </table:table-cell>
          <table:table-cell table:style-name="ce981"/>
          <table:table-cell table:style-name="ce815"/>
          <table:table-cell table:style-name="ce814"/>
          <table:table-cell table:style-name="ce828" table:number-columns-repeated="4"/>
          <table:table-cell table:style-name="ce819" table:number-columns-repeated="983"/>
        </table:table-row>
        <table:table-row table:style-name="ro7">
          <table:table-cell table:style-name="ce820"/>
          <table:table-cell table:style-name="ce831" office:value-type="float" office:value="2" calcext:value-type="float">
            <text:p>2</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A</text:p>
          </table:table-cell>
          <table:table-cell table:style-name="ce939" office:value-type="string" calcext:value-type="string">
            <text:p><text:s/></text:p>
          </table:table-cell>
          <table:table-cell table:style-name="ce939"/>
          <table:table-cell table:style-name="ce981"/>
          <table:table-cell table:style-name="ce815"/>
          <table:table-cell table:style-name="ce842"/>
          <table:table-cell table:style-name="ce828" table:number-columns-repeated="4"/>
          <table:table-cell table:style-name="ce829" table:number-columns-repeated="2"/>
          <table:table-cell table:style-name="ce819" table:number-columns-repeated="981"/>
        </table:table-row>
        <table:table-row table:style-name="ro5">
          <table:table-cell table:style-name="ce819"/>
          <table:table-cell table:style-name="ce831"/>
          <table:table-cell table:style-name="ce1389"/>
          <table:table-cell table:style-name="ce819" table:number-columns-repeated="32"/>
          <table:table-cell table:style-name="ce1398"/>
          <table:table-cell table:style-name="ce810"/>
          <table:table-cell table:style-name="ce819" table:number-columns-repeated="987"/>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office:value-type="string" calcext:value-type="string">
            <text:p><text:s/></text:p>
          </table:table-cell>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Call Break</text:p>
          </table:table-cell>
          <table:table-cell table:style-name="ce831" office:value-type="float" office:value="1" calcext:value-type="float">
            <text:p>1</text:p>
          </table:table-cell>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style-name="Default" table:number-columns-repeated="16"/>
          <table:table-cell table:style-name="ce909" table:number-columns-repeated="2"/>
          <table:table-cell table:number-columns-repeated="3"/>
          <table:table-cell table:style-name="ce909"/>
          <table:table-cell table:number-columns-repeated="983"/>
        </table:table-row>
        <table:table-row table:style-name="ro5">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style-name="Default" table:number-columns-repeated="16"/>
          <table:table-cell table:style-name="ce909" table:number-columns-repeated="2"/>
          <table:table-cell/>
          <table:table-cell table:style-name="ce837" table:number-columns-repeated="2"/>
          <table:table-cell table:number-columns-repeated="984"/>
        </table:table-row>
        <table:table-row table:style-name="ro5">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style-name="ce909" table:number-columns-repeated="18"/>
          <table:table-cell table:number-columns-repeated="987"/>
        </table:table-row>
        <table:table-row table:style-name="ro5">
          <table:table-cell table:style-name="ce821"/>
          <table:table-cell table:style-name="ce830" table:number-columns-repeated="18"/>
          <table:table-cell table:style-name="ce909" table:number-columns-repeated="3"/>
          <table:table-cell table:style-name="ce814" table:number-columns-repeated="13"/>
          <table:table-cell table:style-name="ce909" table:number-columns-repeated="2"/>
          <table:table-cell table:number-columns-repeated="987"/>
        </table:table-row>
        <table:table-row table:style-name="ro5">
          <table:table-cell/>
          <table:table-cell table:style-name="ce830" table:number-columns-repeated="18"/>
          <table:table-cell table:style-name="ce909" table:number-columns-repeated="18"/>
          <table:table-cell table:number-columns-repeated="987"/>
        </table:table-row>
        <table:table-row table:style-name="ro5" table:number-rows-repeated="21">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6">
          <table:table-cell table:number-columns-repeated="1024"/>
        </table:table-row>
        <table:table-row table:style-name="ro7">
          <table:table-cell table:number-columns-repeated="1024"/>
        </table:table-row>
      </table:table>
      <table:table table:name="Hafla" table:style-name="ta3">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afla</text:p>
          </table:table-cell>
          <table:table-cell table:number-columns-repeated="2"/>
          <table:table-cell table:style-name="ce814"/>
          <table:table-cell table:style-name="ce1167" office:value-type="string" calcext:value-type="string">
            <text:p><text:s/>Sign: spread arms and shake your shoulders and hips</text:p>
          </table:table-cell>
          <table:table-cell table:style-name="ce849" table:number-columns-repeated="4"/>
          <table:table-cell table:style-name="ce814"/>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number-columns-repeated="2"/>
          <table:table-cell table:style-name="ce1152" table:number-columns-repeated="16"/>
          <table:table-cell table:style-name="ce831" table:number-columns-repeated="16"/>
          <table:table-cell table:style-name="ce815" table:number-columns-repeated="2"/>
          <table:table-cell table:number-columns-repeated="98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table-cell table:style-name="ce1190" office:value-type="string" calcext:value-type="string">
            <text:p>x</text:p>
          </table:table-cell>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table:table-cell table:style-name="ce1191"/>
          <table:table-cell table:style-name="ce1192"/>
          <table:table-cell table:style-name="ce1190"/>
          <table:table-cell table:style-name="ce1159"/>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inique</text:p>
          </table:table-cell>
          <table:table-cell table:style-name="ce831" table:number-columns-repeated="2"/>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office:value-type="string" calcext:value-type="string">
            <text:p>ri</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2"/>
        </table:table-row>
        <table:table-row table:style-name="ro4">
          <table:table-cell table:style-name="ce810" office:value-type="string" calcext:value-type="string">
            <text:p>easier</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1229" table:number-columns-repeated="16"/>
          <table:table-cell table:style-name="ce839"/>
          <table:table-cell table:style-name="ce819" table:number-columns-repeated="988"/>
        </table:table-row>
        <table:table-row table:style-name="ro20">
          <table:table-cell table:style-name="ce810" office:value-type="string" calcext:value-type="string">
            <text:p>all fingertips of one hand gather and shake wrist</text:p>
          </table:table-cell>
          <table:table-cell table:style-name="ce839" table:number-columns-repeated="35"/>
          <table:table-cell table:style-name="ce819" table:number-columns-repeated="988"/>
        </table:table-row>
        <table:table-row table:style-name="ro20">
          <table:table-cell table:style-name="ce810"/>
          <table:table-cell table:style-name="ce839" table:number-columns-repeated="35"/>
          <table:table-cell table:style-name="ce819" table:number-columns-repeated="988"/>
        </table:table-row>
        <table:table-row table:style-name="ro20">
          <table:table-cell table:style-name="ce884" office:value-type="string" calcext:value-type="string">
            <text:p>Kick Back 1</text:p>
          </table:table-cell>
          <table:table-cell table:style-name="ce839" table:number-columns-repeated="2"/>
          <table:table-cell table:style-name="ce918" office:value-type="string" calcext:value-type="string">
            <text:p>S</text:p>
          </table:table-cell>
          <table:table-cell table:style-name="ce940"/>
          <table:table-cell table:style-name="ce940" office:value-type="string" calcext:value-type="string">
            <text:p>A</text:p>
          </table:table-cell>
          <table:table-cell table:style-name="ce956"/>
          <table:table-cell table:style-name="ce918"/>
          <table:table-cell table:style-name="ce940"/>
          <table:table-cell table:style-name="ce940" office:value-type="string" calcext:value-type="string">
            <text:p>A</text:p>
          </table:table-cell>
          <table:table-cell table:style-name="ce956"/>
          <table:table-cell table:style-name="ce918" office:value-type="string" calcext:value-type="string">
            <text:p>S</text:p>
          </table:table-cell>
          <table:table-cell table:style-name="ce940" table:number-columns-repeated="2"/>
          <table:table-cell table:style-name="ce956"/>
          <table:table-cell table:style-name="ce918" office:value-type="string" calcext:value-type="string">
            <text:p>A</text:p>
          </table:table-cell>
          <table:table-cell table:style-name="ce940" table:number-columns-repeated="2"/>
          <table:table-cell table:style-name="ce982"/>
          <table:table-cell table:style-name="ce839"/>
          <table:table-cell table:style-name="ce895" office:value-type="string" calcext:value-type="string">
            <text:p>repeat until cut</text:p>
          </table:table-cell>
          <table:table-cell table:style-name="ce839" table:number-columns-repeated="15"/>
          <table:table-cell table:style-name="ce819" table:number-columns-repeated="988"/>
        </table:table-row>
        <table:table-row table:style-name="ro20">
          <table:table-cell table:style-name="ce884"/>
          <table:table-cell table:style-name="ce839" table:number-columns-repeated="2"/>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57"/>
          <table:table-cell table:style-name="ce919" office:value-type="string" calcext:value-type="string">
            <text:p>ag</text:p>
          </table:table-cell>
          <table:table-cell table:number-columns-repeated="2" table:style-name="ce941" office:value-type="string" calcext:value-type="string">
            <text:p>ag</text:p>
          </table:table-cell>
          <table:table-cell table:style-name="ce957"/>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57" office:value-type="string" calcext:value-type="string">
            <text:p>ag</text:p>
          </table:table-cell>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78" office:value-type="string" calcext:value-type="string">
            <text:p>ag</text:p>
          </table:table-cell>
          <table:table-cell table:style-name="ce839"/>
          <table:table-cell table:style-name="ce842" office:value-type="string" calcext:value-type="string">
            <text:p>ag = Agogô, switching between low and high each bar</text:p>
          </table:table-cell>
          <table:table-cell table:style-name="ce839" table:number-columns-repeated="15"/>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4" office:value-type="string" calcext:value-type="string">
            <text:p>Kick Back 2</text:p>
          </table:table-cell>
          <table:table-cell table:style-name="ce839" table:number-columns-repeated="2"/>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81"/>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text:p>
          </table:table-cell>
          <table:table-cell table:style-name="ce981" office:value-type="string" calcext:value-type="string">
            <text:p>.</text:p>
          </table:table-cell>
          <table:table-cell table:style-name="ce839"/>
          <table:table-cell table:style-name="ce819" table:number-columns-repeated="988"/>
        </table:table-row>
        <table:table-row table:style-name="ro20">
          <table:table-cell table:style-name="ce884"/>
          <table:table-cell table:style-name="ce839" table:number-columns-repeated="2"/>
          <table:table-cell table:style-name="Default" table:number-columns-repeated="31"/>
          <table:table-cell table:style-name="ce588" office:value-type="string" calcext:value-type="string">
            <text:p>. = Snare playing silent note</text:p>
          </table:table-cell>
          <table:table-cell table:style-name="ce839"/>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4" office:value-type="string" calcext:value-type="string">
            <text:p>Break 3</text:p>
          </table:table-cell>
          <table:table-cell table:style-name="ce839" table:number-columns-repeated="2"/>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81"/>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81"/>
          <table:table-cell table:style-name="ce839"/>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6" office:value-type="string" calcext:value-type="string">
            <text:p>Hook Break</text:p>
          </table:table-cell>
          <table:table-cell table:style-name="ce814" office:value-type="float" office:value="1" calcext:value-type="float">
            <text:p>1</text:p>
          </table:table-cell>
          <table:table-cell table:style-name="ce814"/>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office:value-type="string" calcext:value-type="string">
            <text:p>A</text:p>
          </table:table-cell>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number-columns-repeated="2" table:style-name="ce1004" office:value-type="string" calcext:value-type="string">
            <text:p>A</text:p>
          </table:table-cell>
          <table:table-cell table:style-name="ce1007"/>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229"/>
          <table:table-cell table:style-name="ce814" table:number-columns-repeated="218"/>
          <table:table-cell table:number-columns-repeated="770"/>
        </table:table-row>
        <table:table-row table:style-name="ro5">
          <table:table-cell table:style-name="ce813" office:value-type="string" calcext:value-type="string">
            <text:p>two fingers</text:p>
          </table:table-cell>
          <table:table-cell table:style-name="ce814" office:value-type="float" office:value="2" calcext:value-type="float">
            <text:p>2</text:p>
          </table:table-cell>
          <table:table-cell table:style-name="ce814"/>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21"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table:table-cell table:style-name="ce1002"/>
          <table:table-cell table:style-name="ce1005"/>
          <table:table-cell table:style-name="ce1005" office:value-type="string" calcext:value-type="string">
            <text:p>A</text:p>
          </table:table-cell>
          <table:table-cell table:style-name="ce1008"/>
          <table:table-cell table:style-name="ce1002" office:value-type="string" calcext:value-type="string">
            <text:p>S</text:p>
          </table:table-cell>
          <table:table-cell table:style-name="ce1005" table:number-columns-repeated="2"/>
          <table:table-cell table:style-name="ce1008"/>
          <table:table-cell table:style-name="ce1002" office:value-type="string" calcext:value-type="string">
            <text:p>A</text:p>
          </table:table-cell>
          <table:table-cell table:style-name="ce1005" table:number-columns-repeated="2"/>
          <table:table-cell table:style-name="ce1021"/>
          <table:table-cell table:style-name="ce1229"/>
          <table:table-cell table:style-name="ce814" table:number-columns-repeated="218"/>
          <table:table-cell table:number-columns-repeated="770"/>
        </table:table-row>
        <table:table-row table:style-name="ro5">
          <table:table-cell table:style-name="ce813" office:value-type="string" calcext:value-type="string">
            <text:p>hooked together</text:p>
          </table:table-cell>
          <table:table-cell table:style-name="ce814" table:number-columns-repeated="33"/>
          <table:table-cell table:style-name="ce1400"/>
          <table:table-cell table:style-name="ce814" table:number-columns-repeated="219"/>
          <table:table-cell table:number-columns-repeated="770"/>
        </table:table-row>
        <table:table-row table:style-name="ro5">
          <table:table-cell table:style-name="ce814" table:number-columns-repeated="3"/>
          <table:table-cell table:style-name="ce813"/>
          <table:table-cell table:style-name="ce814" table:number-columns-repeated="250"/>
          <table:table-cell table:number-columns-repeated="770"/>
        </table:table-row>
        <table:table-row table:style-name="ro5" table:number-rows-repeated="4">
          <table:table-cell table:style-name="ce814" table:number-columns-repeated="254"/>
          <table:table-cell table:number-columns-repeated="770"/>
        </table:table-row>
        <table:table-row table:style-name="ro5">
          <table:table-cell table:style-name="ce814" table:number-columns-repeated="40"/>
          <table:table-cell table:number-columns-repeated="984"/>
        </table:table-row>
        <table:table-row table:style-name="ro20" table:number-rows-repeated="2">
          <table:table-cell table:style-name="ce814" table:number-columns-repeated="40"/>
          <table:table-cell table:style-name="ce819" table:number-columns-repeated="984"/>
        </table:table-row>
        <table:table-row table:style-name="ro5">
          <table:table-cell table:style-name="ce814" table:number-columns-repeated="40"/>
          <table:table-cell table:style-name="ce819"/>
          <table:table-cell table:style-name="ce829" table:number-columns-repeated="2"/>
          <table:table-cell table:style-name="ce819" table:number-columns-repeated="981"/>
        </table:table-row>
        <table:table-row table:style-name="ro5">
          <table:table-cell table:style-name="ce814" table:number-columns-repeated="40"/>
          <table:table-cell table:style-name="ce829" table:number-columns-repeated="984"/>
        </table:table-row>
        <table:table-row table:style-name="ro5" table:number-rows-repeated="2">
          <table:table-cell table:style-name="ce814" table:number-columns-repeated="40"/>
          <table:table-cell table:style-name="ce909"/>
          <table:table-cell table:number-columns-repeated="983"/>
        </table:table-row>
        <table:table-row table:style-name="ro5" table:number-rows-repeated="2">
          <table:table-cell table:style-name="ce814" table:number-columns-repeated="40"/>
          <table:table-cell table:number-columns-repeated="984"/>
        </table:table-row>
        <table:table-row table:style-name="ro5">
          <table:table-cell table:style-name="ce884"/>
          <table:table-cell table:style-name="ce814" table:number-columns-repeated="37"/>
          <table:table-cell table:style-name="ce837" table:number-columns-repeated="2"/>
          <table:table-cell table:number-columns-repeated="984"/>
        </table:table-row>
        <table:table-row table:style-name="ro5">
          <table:table-cell table:style-name="ce1149"/>
          <table:table-cell table:style-name="ce814" table:number-columns-repeated="37"/>
          <table:table-cell table:style-name="ce837" table:number-columns-repeated="2"/>
          <table:table-cell table:number-columns-repeated="984"/>
        </table:table-row>
        <table:table-row table:style-name="ro5">
          <table:table-cell table:style-name="ce884"/>
          <table:table-cell table:style-name="ce814" table:number-columns-repeated="37"/>
          <table:table-cell table:number-columns-repeated="986"/>
        </table:table-row>
        <table:table-row table:style-name="ro5" table:number-rows-repeated="2">
          <table:table-cell table:style-name="ce821"/>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number-rows-repeated="3">
          <table:table-cell table:style-name="ce821"/>
          <table:table-cell table:style-name="ce814" table:number-columns-repeated="37"/>
          <table:table-cell table:number-columns-repeated="986"/>
        </table:table-row>
        <table:table-row table:style-name="ro5" table:number-rows-repeated="2">
          <table:table-cell table:style-name="ce1149"/>
          <table:table-cell table:style-name="ce814" table:number-columns-repeated="37"/>
          <table:table-cell table:number-columns-repeated="986"/>
        </table:table-row>
        <table:table-row table:style-name="ro5">
          <table:table-cell table:style-name="ce821"/>
          <table:table-cell table:style-name="ce814" table:number-columns-repeated="37"/>
          <table:table-cell table:number-columns-repeated="986"/>
        </table:table-row>
        <table:table-row table:style-name="ro5" table:number-rows-repeated="2">
          <table:table-cell/>
          <table:table-cell table:style-name="ce814" table:number-columns-repeated="37"/>
          <table:table-cell table:number-columns-repeated="986"/>
        </table:table-row>
        <table:table-row table:style-name="ro5" table:number-rows-repeated="2">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32">
          <table:table-cell table:number-columns-repeated="1024"/>
        </table:table-row>
        <table:table-row table:style-name="ro7">
          <table:table-cell table:number-columns-repeated="1024"/>
        </table:table-row>
      </table:table>
      <table:table table:name="Hedgehog" table:style-name="ta3">
        <office:forms form:automatic-focus="false" form:apply-design-mode="false"/>
        <table:table-column table:style-name="co47" table:default-cell-style-name="ce1145"/>
        <table:table-column table:style-name="co1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edgehog</text:p>
          </table:table-cell>
          <table:table-cell table:number-columns-repeated="2"/>
          <table:table-cell table:style-name="ce833" office:value-type="string" calcext:value-type="string">
            <text:p>tune sign : spiky fingers on the head</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406" office:value-type="string" calcext:value-type="string">
            <text:p>sil</text:p>
          </table:table-cell>
          <table:table-cell table:style-name="ce942" table:number-columns-repeated="2"/>
          <table:table-cell table:style-name="ce1397"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397"/>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397"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Default"/>
          <table:table-cell table:style-name="ce909"/>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875"/>
          <table:table-cell table:style-name="ce909" table:number-columns-repeated="6"/>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X</text:p>
          </table:table-cell>
          <table:table-cell table:style-name="ce1173"/>
          <table:table-cell table:style-name="ce1178"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number-columns-repeated="17"/>
          <table:table-cell table:number-columns-repeated="237"/>
          <table:table-cell table:style-name="ce1145" table:number-columns-repeated="768"/>
        </table:table-row>
        <table:table-row table:style-name="ro20">
          <table:table-cell table:style-name="ce814"/>
          <table:table-cell table:style-name="ce831"/>
          <table:table-cell table:style-name="ce909"/>
          <table:table-cell table:style-name="ce814"/>
          <table:table-cell table:style-name="ce831" table:number-columns-repeated="15"/>
          <table:table-cell table:style-name="ce810" office:value-type="string" calcext:value-type="string">
            <text:p>others continue playing</text:p>
          </table:table-cell>
          <table:table-cell table:style-name="ce831" table:number-columns-repeated="9"/>
          <table:table-cell table:style-name="ce815"/>
          <table:table-cell table:style-name="ce810"/>
          <table:table-cell table:style-name="ce909" table:number-columns-repeated="11"/>
          <table:table-cell table:number-columns-repeated="982"/>
        </table:table-row>
        <table:table-row table:style-name="ro7">
          <table:table-cell table:style-name="ce884" office:value-type="string" calcext:value-type="string">
            <text:p>Break 1</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text:s/></text:p>
          </table:table-cell>
          <table:table-cell table:style-name="ce981"/>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1404"/>
          <table:table-cell table:style-name="ce1389" table:number-columns-repeated="31"/>
          <table:table-cell table:style-name="ce1407"/>
          <table:table-cell table:style-name="ce810"/>
          <table:table-cell table:number-columns-repeated="987"/>
        </table:table-row>
        <table:table-row table:style-name="ro5">
          <table:table-cell/>
          <table:table-cell table:style-name="ce831"/>
          <table:table-cell table:style-name="ce1145"/>
          <table:table-cell table:style-name="ce1404"/>
          <table:table-cell table:style-name="ce1389" table:number-columns-repeated="15"/>
          <table:table-cell table:style-name="ce1407" table:number-columns-repeated="8"/>
          <table:table-cell table:style-name="ce810" office:value-type="string" calcext:value-type="string">
            <text:p>call something else here</text:p>
          </table:table-cell>
          <table:table-cell table:style-name="ce1407" table:number-columns-repeated="8"/>
          <table:table-cell table:style-name="ce810"/>
          <table:table-cell table:number-columns-repeated="987"/>
        </table:table-row>
        <table:table-row table:style-name="ro5">
          <table:table-cell table:style-name="ce884" office:value-type="string" calcext:value-type="string">
            <text:p>Hedgehog Call</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E</text:p>
          </table:table-cell>
          <table:table-cell table:style-name="ce939" table:number-columns-repeated="2"/>
          <table:table-cell table:style-name="ce955"/>
          <table:table-cell table:style-name="ce917" office:value-type="string" calcext:value-type="string">
            <text:p><text:s/></text:p>
          </table:table-cell>
          <table:table-cell table:style-name="ce939" table:number-columns-repeated="2"/>
          <table:table-cell table:style-name="ce955"/>
          <table:table-cell table:style-name="ce843" office:value-type="string" calcext:value-type="string">
            <text:p>H <text:s text:c="2"/>e <text:s text:c="2"/>d <text:s text:c="2"/>g <text:s text:c="2"/>e <text:s/>h <text:s text:c="2"/>o <text:s text:c="2"/>g</text:p>
          </table:table-cell>
          <table:table-cell table:style-name="ce850" table:number-columns-repeated="6"/>
          <table:table-cell table:style-name="ce873"/>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table-cell table:style-name="ce810" office:value-type="string" calcext:value-type="string">
            <text:p>Hedgehog Tune sign</text:p>
          </table:table-cell>
          <table:table-cell table:style-name="ce863" table:number-columns-repeated="18"/>
          <table:table-cell table:style-name="ce811"/>
          <table:table-cell table:style-name="ce863" table:number-columns-repeated="16"/>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401"/>
          <table:table-cell table:style-name="ce831" table:number-columns-repeated="2"/>
          <table:table-cell table:style-name="ce842"/>
          <table:table-cell table:style-name="ce831" table:number-columns-repeated="15"/>
          <table:table-cell table:style-name="ce1408"/>
          <table:table-cell table:style-name="ce831" table:number-columns-repeated="14"/>
          <table:table-cell table:style-name="ce815" table:number-columns-repeated="3"/>
          <table:table-cell table:style-name="ce863" table:number-columns-repeated="6"/>
          <table:table-cell table:style-name="ce837" table:number-columns-repeated="212"/>
          <table:table-cell/>
          <table:table-cell table:style-name="ce837" table:number-columns-repeated="768"/>
        </table:table-row>
        <table:table-row table:style-name="ro5">
          <table:table-cell/>
          <table:table-cell table:style-name="ce830" table:number-columns-repeated="2"/>
          <table:table-cell table:style-name="ce811"/>
          <table:table-cell table:style-name="ce830" table:number-columns-repeated="15"/>
          <table:table-cell table:style-name="ce909" table:number-columns-repeated="24"/>
          <table:table-cell table:number-columns-repeated="981"/>
        </table:table-row>
        <table:table-row table:style-name="ro5" table:number-rows-repeated="2">
          <table:table-cell table:number-columns-repeated="1024"/>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50">
          <table:table-cell table:number-columns-repeated="1024"/>
        </table:table-row>
        <table:table-row table:style-name="ro10">
          <table:table-cell table:number-columns-repeated="1024"/>
        </table:table-row>
      </table:table>
      <table:table table:name="Karla Shnikov" table:style-name="ta4">
        <office:forms form:automatic-focus="false" form:apply-design-mode="false"/>
        <table:table-column table:style-name="co49" table:default-cell-style-name="ce1145"/>
        <table:table-column table:style-name="co11" table:default-cell-style-name="ce1150"/>
        <table:table-column table:style-name="co28" table:default-cell-style-name="ce1150"/>
        <table:table-column table:style-name="co9" table:number-columns-repeated="16" table:default-cell-style-name="ce1150"/>
        <table:table-column table:style-name="co19" table:default-cell-style-name="ce1145"/>
        <table:table-column table:style-name="co31" table:number-columns-repeated="3" table:default-cell-style-name="ce1145"/>
        <table:table-column table:style-name="co50" table:default-cell-style-name="ce1145"/>
        <table:table-column table:style-name="co31" table:number-columns-repeated="233" table:default-cell-style-name="ce1145"/>
        <table:table-column table:style-name="co31" table:number-columns-repeated="767" table:default-cell-style-name="Default"/>
        <table:table-row table:style-name="ro23">
          <table:table-cell table:style-name="ce806" office:value-type="string" calcext:value-type="string">
            <text:p>Karla Shnikov</text:p>
          </table:table-cell>
          <table:table-cell table:style-name="ce1430"/>
          <table:table-cell/>
          <table:table-cell table:style-name="Default"/>
          <table:table-cell table:style-name="ce1438" office:value-type="string" calcext:value-type="string" table:number-columns-spanned="15" table:number-rows-spanned="2">
            <text:p>tune sign : move index+middle finger like rabbit ears and cover other fingers with other hand OR point with finger pistol to head</text:p>
          </table:table-cell>
          <table:covered-table-cell table:number-columns-repeated="14" table:style-name="Default"/>
          <table:table-cell table:style-name="Default"/>
          <table:table-cell table:number-columns-repeated="1004"/>
        </table:table-row>
        <table:table-row table:style-name="ro2">
          <table:table-cell table:style-name="ce1427"/>
          <table:table-cell table:number-columns-repeated="2"/>
          <table:table-cell table:style-name="ce1435"/>
          <table:covered-table-cell table:number-columns-repeated="15" table:style-name="Default"/>
          <table:table-cell table:style-name="Default"/>
          <table:table-cell table:number-columns-repeated="1004"/>
        </table:table-row>
        <table:table-row table:style-name="ro19">
          <table:table-cell table:style-name="ce1429" office:value-type="string" calcext:value-type="string">
            <text:p>Groove</text:p>
          </table:table-cell>
          <table:table-cell table:style-name="ce1431" table:number-columns-repeated="2"/>
          <table:table-cell table:style-name="ce1436" office:value-type="float" office:value="1" calcext:value-type="float">
            <text:p>1</text:p>
          </table:table-cell>
          <table:table-cell table:style-name="ce1436" table:number-columns-repeated="3"/>
          <table:table-cell table:style-name="ce1436" office:value-type="float" office:value="2" calcext:value-type="float">
            <text:p>2</text:p>
          </table:table-cell>
          <table:table-cell table:style-name="ce1436" table:number-columns-repeated="3"/>
          <table:table-cell table:style-name="ce1436" office:value-type="float" office:value="3" calcext:value-type="float">
            <text:p>3</text:p>
          </table:table-cell>
          <table:table-cell table:style-name="ce1436" table:number-columns-repeated="3"/>
          <table:table-cell table:style-name="ce1436" office:value-type="float" office:value="4" calcext:value-type="float">
            <text:p>4</text:p>
          </table:table-cell>
          <table:table-cell table:style-name="ce1436" table:number-columns-repeated="3"/>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1149"/>
          <table:table-cell table:style-name="ce1431" table:number-columns-repeated="2"/>
          <table:table-cell table:style-name="ce1437" table:number-columns-repeated="16"/>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909" office:value-type="string" calcext:value-type="string">
            <text:p>All Surdos</text:p>
          </table:table-cell>
          <table:table-cell table:style-name="ce1432" office:value-type="string" calcext:value-type="string">
            <text:p>1-3</text:p>
          </table:table-cell>
          <table:table-cell table:style-name="ce830" office:value-type="string" calcext:value-type="string">
            <text:p><text:s/></text:p>
          </table:table-cell>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table:number-columns-repeated="2"/>
          <table:table-cell table:style-name="ce1392"/>
          <table:table-cell table:style-name="ce1390" office:value-type="float" office:value="0" calcext:value-type="float">
            <text:p>0</text:p>
          </table:table-cell>
          <table:table-cell table:style-name="ce1391" table:number-columns-repeated="2"/>
          <table:table-cell table:style-name="ce1392"/>
          <table:table-cell table:style-name="ce1413"/>
          <table:table-cell table:style-name="ce814"/>
          <table:table-cell table:style-name="ce909" table:number-columns-repeated="3"/>
          <table:table-cell table:style-name="ce1439" table:number-columns-repeated="3"/>
          <table:table-cell table:number-columns-repeated="997"/>
        </table:table-row>
        <table:table-row table:style-name="ro19">
          <table:table-cell table:style-name="ce909"/>
          <table:table-cell table:style-name="ce830" office:value-type="float" office:value="4" calcext:value-type="float">
            <text:p>4</text:p>
          </table:table-cell>
          <table:table-cell table:style-name="ce830"/>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19">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office:value-type="string" calcext:value-type="string">
            <text:p>Repinique</text:p>
          </table:table-cell>
          <table:table-cell table:style-name="ce830" table:number-columns-repeated="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Snare</text:p>
          </table:table-cell>
          <table:table-cell table:style-name="ce830" table:number-columns-repeated="2"/>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Tamborim</text:p>
          </table:table-cell>
          <table:table-cell table:style-name="ce830" office:value-type="float" office:value="1" calcext:value-type="float">
            <text:p>1</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5">
          <table:table-cell table:style-name="ce909"/>
          <table:table-cell table:style-name="ce830" office:value-type="float" office:value="2" calcext:value-type="float">
            <text:p>2</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815"/>
          <table:table-cell table:style-name="ce909" table:number-columns-repeated="3"/>
          <table:table-cell table:style-name="ce1439" table:number-columns-repeated="3"/>
          <table:table-cell table:number-columns-repeated="997"/>
        </table:table-row>
        <table:table-row table:style-name="ro19">
          <table:table-cell table:style-name="ce815" office:value-type="string" calcext:value-type="string">
            <text:p>Agogô</text:p>
          </table:table-cell>
          <table:table-cell table:style-name="ce831" office:value-type="float" office:value="1" calcext:value-type="float">
            <text:p>1</text:p>
          </table:table-cell>
          <table:table-cell table:style-name="ce831"/>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5" table:number-columns-repeated="4"/>
          <table:table-cell table:style-name="ce1148" table:number-columns-repeated="3"/>
          <table:table-cell table:style-name="ce819" table:number-columns-repeated="997"/>
        </table:table-row>
        <table:table-row table:style-name="ro20">
          <table:table-cell table:style-name="ce814" table:number-columns-repeated="3"/>
          <table:table-cell table:style-name="ce815"/>
          <table:table-cell table:style-name="ce814" table:number-columns-repeated="16"/>
          <table:table-cell table:style-name="ce815" table:number-columns-repeated="3"/>
          <table:table-cell table:style-name="ce1148" table:number-columns-repeated="4"/>
          <table:table-cell table:style-name="ce819" table:number-columns-repeated="997"/>
        </table:table-row>
        <table:table-row table:style-name="ro20">
          <table:table-cell table:style-name="ce819" table:number-columns-repeated="3"/>
          <table:table-cell table:style-name="ce820" office:value-type="string" calcext:value-type="string">
            <text:p>&gt;from soft to loud</text:p>
          </table:table-cell>
          <table:table-cell table:style-name="ce819" table:number-columns-repeated="16"/>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94" office:value-type="string" calcext:value-type="string" table:number-columns-spanned="1" table:number-rows-spanned="3">
            <text:p>rabbit ears OR finger pistol shooting up</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style-name="ce941"/>
          <table:table-cell table:style-name="ce941" office:value-type="string" calcext:value-type="string">
            <text:p>S</text:p>
          </table:table-cell>
          <table:table-cell table:style-name="ce957"/>
          <table:table-cell table:style-name="ce919" office:value-type="string" calcext:value-type="string">
            <text:p>A</text:p>
          </table:table-cell>
          <table:table-cell table:style-name="ce941" table:number-columns-repeated="2"/>
          <table:table-cell table:style-name="ce957" office:value-type="string" calcext:value-type="string">
            <text:p>S</text:p>
          </table:table-cell>
          <table:table-cell table:style-name="ce919"/>
          <table:table-cell table:style-name="ce941" office:value-type="string" calcext:value-type="string">
            <text:p>S</text:p>
          </table:table-cell>
          <table:table-cell table:style-name="ce941"/>
          <table:table-cell table:style-name="ce957" office:value-type="string" calcext:value-type="string">
            <text:p>A</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 inverted</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sign with two fingers</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pointing down </text:p>
          </table:table-cell>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instead of up</text:p>
          </table:table-cell>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9"/>
          <table:table-cell table:style-name="ce831" office:value-type="float" office:value="5" calcext:value-type="float">
            <text:p>5</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7" calcext:value-type="float">
            <text:p>7</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6"/>
          <table:table-cell table:style-name="ce605" table:number-columns-spanned="23" table:number-rows-spanned="9"/>
          <table:covered-table-cell table:number-columns-repeated="22" table:style-name="ce605"/>
          <table:table-cell table:style-name="ce819" table:number-columns-repeated="975"/>
        </table:table-row>
        <table:table-row table:style-name="ro4">
          <table:table-cell table:style-name="ce884"/>
          <table:table-cell table:style-name="ce831" office:value-type="float" office:value="8" calcext:value-type="float">
            <text:p>8</text:p>
          </table:table-cell>
          <table:table-cell table:style-name="ce831"/>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1440"/>
          <table:table-cell table:style-name="ce1148" table:number-columns-repeated="6"/>
          <table:covered-table-cell table:number-columns-repeated="23" table:style-name="ce605"/>
          <table:table-cell table:style-name="ce819" table:number-columns-repeated="975"/>
        </table:table-row>
        <table:table-row table:style-name="ro5">
          <table:table-cell table:number-columns-repeated="26"/>
          <table:covered-table-cell table:number-columns-repeated="23" table:style-name="ce605"/>
          <table:table-cell table:number-columns-repeated="975"/>
        </table:table-row>
        <table:table-row table:style-name="ro5">
          <table:table-cell table:style-name="ce811"/>
          <table:table-cell table:style-name="ce814"/>
          <table:table-cell table:number-columns-repeated="24"/>
          <table:covered-table-cell table:number-columns-repeated="23" table:style-name="ce605"/>
          <table:table-cell table:number-columns-repeated="975"/>
        </table:table-row>
        <table:table-row table:style-name="ro5">
          <table:table-cell table:number-columns-repeated="26"/>
          <table:covered-table-cell table:number-columns-repeated="23" table:style-name="ce605"/>
          <table:table-cell table:number-columns-repeated="975"/>
        </table:table-row>
        <table:table-row table:style-name="ro5">
          <table:table-cell/>
          <table:table-cell table:style-name="ce605" table:number-columns-repeated="22"/>
          <table:table-cell table:style-name="ce1434"/>
          <table:table-cell table:number-columns-repeated="2"/>
          <table:covered-table-cell table:number-columns-repeated="23" table:style-name="ce605"/>
          <table:table-cell table:number-columns-repeated="975"/>
        </table:table-row>
        <table:table-row table:style-name="ro5">
          <table:table-cell/>
          <table:table-cell table:style-name="ce605" table:number-columns-repeated="22"/>
          <table:table-cell table:style-name="ce1434"/>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1000"/>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6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12">
          <table:table-cell/>
          <table:table-cell table:style-name="ce883"/>
          <table:table-cell table:number-columns-repeated="1022"/>
        </table:table-row>
        <table:table-row table:style-name="ro4" table:number-rows-repeated="278">
          <table:table-cell table:number-columns-repeated="1024"/>
        </table:table-row>
        <table:table-row table:style-name="ro7" table:number-rows-repeated="1048134">
          <table:table-cell table:number-columns-repeated="1024"/>
        </table:table-row>
        <table:table-row table:style-name="ro7">
          <table:table-cell table:number-columns-repeated="1024"/>
        </table:table-row>
      </table:table>
      <table:table table:name="Menaiek" table:style-name="ta5">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Menaiek</text:p>
          </table:table-cell>
          <table:table-cell table:number-columns-repeated="2"/>
          <table:table-cell table:style-name="ce833" office:value-type="string" calcext:value-type="string">
            <text:p>tune sign : put three fingers on your other upper arm (like covering a police badge)</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table:table-cell table:style-name="ce830"/>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number-columns-repeated="2"/>
          <table:table-cell table:style-name="ce1173"/>
          <table:table-cell table:style-name="ce1178"/>
          <table:table-cell table:style-name="ce942"/>
          <table:table-cell table:style-name="ce942" office:value-type="string" calcext:value-type="string">
            <text:p>sil</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1390" office:value-type="string" calcext:value-type="string">
            <text:p>x</text:p>
          </table:table-cell>
          <table:table-cell table:style-name="ce1391" table:number-columns-repeated="2"/>
          <table:table-cell table:style-name="ce1392"/>
          <table:table-cell table:style-name="ce1390" office:value-type="string" calcext:value-type="string">
            <text:p>sil</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table:table-cell table:style-name="ce1391" table:number-columns-repeated="2"/>
          <table:table-cell table:style-name="ce1392"/>
          <table:table-cell table:style-name="ce1390" office:value-type="string" calcext:value-type="string">
            <text:p><text:s/></text:p>
          </table:table-cell>
          <table:table-cell table:style-name="ce1391"/>
          <table:table-cell table:style-name="ce1391" office:value-type="string" calcext:value-type="string">
            <text:p>x</text:p>
          </table:table-cell>
          <table:table-cell table:style-name="ce1393"/>
          <table:table-cell table:style-name="ce1406"/>
          <table:table-cell table:style-name="ce942"/>
          <table:table-cell table:style-name="ce942" office:value-type="string" calcext:value-type="string">
            <text:p>sil</text:p>
          </table:table-cell>
          <table:table-cell table:style-name="ce1397"/>
          <table:table-cell table:style-name="ce921"/>
          <table:table-cell table:style-name="ce942"/>
          <table:table-cell table:style-name="ce942" office:value-type="string" calcext:value-type="string">
            <text:p><text:s/></text:p>
          </table:table-cell>
          <table:table-cell table:style-name="ce1397"/>
          <table:table-cell table:style-name="ce921"/>
          <table:table-cell table:style-name="ce942" table:number-columns-repeated="2"/>
          <table:table-cell table:style-name="ce1397"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ri</text:p>
          </table:table-cell>
          <table:table-cell table:style-name="ce942" office:value-type="string" calcext:value-type="string">
            <text:p>ri</text:p>
          </table:table-cell>
          <table:table-cell table:style-name="ce942" office:value-type="string" calcext:value-type="string">
            <text:p>x</text:p>
          </table:table-cell>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fl</text:p>
          </table:table-cell>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fl</text:p>
          </table:table-cell>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able:number-columns-spanned="4" table:number-rows-spanned="1">
            <text:p>[ x x x ]</text:p>
          </table:table-cell>
          <table:covered-table-cell table:number-columns-repeated="2" table:style-name="ce942"/>
          <table:covered-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text:p>
          </table:table-cell>
          <table:table-cell table:style-name="ce942" table:number-columns-repeated="2"/>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l</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11"/>
          <table:table-cell table:style-name="ce1448"/>
          <table:table-cell table:style-name="ce831" table:number-columns-repeated="12"/>
          <table:table-cell table:style-name="ce905" office:value-type="string" calcext:value-type="string">
            <text:p>[ <text:s text:c="3"/>] = triplet</text:p>
          </table:table-cell>
          <table:table-cell table:style-name="ce831" table:number-columns-repeated="6"/>
          <table:table-cell table:style-name="ce1459"/>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table-cell table:style-name="ce909" table:number-columns-repeated="32"/>
          <table:table-cell table:number-columns-repeated="221"/>
          <table:table-cell table:style-name="ce1145" table:number-columns-repeated="768"/>
        </table:table-row>
        <table:table-row table:style-name="ro7">
          <table:table-cell table:style-name="ce884" office:value-type="string" calcext:value-type="string">
            <text:p>Break 1</text:p>
          </table:table-cell>
          <table:table-cell table:style-name="ce831"/>
          <table:table-cell table:style-name="ce909"/>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number-columns-repeated="2" table:style-name="ce850" office:value-type="string" calcext:value-type="string">
            <text:p>E</text:p>
          </table:table-cell>
          <table:table-cell table:style-name="ce841"/>
          <table:table-cell table:style-name="ce850" office:value-type="string" calcext:value-type="string">
            <text:p>E</text:p>
          </table:table-cell>
          <table:table-cell table:style-name="ce850"/>
          <table:table-cell table:style-name="ce850" office:value-type="string" calcext:value-type="string">
            <text:p>E</text:p>
          </table:table-cell>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7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Break 2</text:p>
          </table:table-cell>
          <table:table-cell table:style-name="ce831" office:value-type="string" calcext:value-type="string">
            <text:p>1–3</text:p>
          </table:table-cell>
          <table:table-cell table:style-name="ce1145"/>
          <table:table-cell table:style-name="ce918" office:value-type="string" calcext:value-type="string">
            <text:p>l</text:p>
          </table:table-cell>
          <table:table-cell table:style-name="ce940" table:number-columns-repeated="3"/>
          <table:table-cell table:style-name="ce918" office:value-type="string" calcext:value-type="string">
            <text:p>h</text:p>
          </table:table-cell>
          <table:table-cell table:style-name="ce940" table:number-columns-repeated="3"/>
          <table:table-cell table:style-name="ce918" office:value-type="string" calcext:value-type="string">
            <text:p>l</text:p>
          </table:table-cell>
          <table:table-cell table:style-name="ce940" table:number-columns-repeated="3"/>
          <table:table-cell table:style-name="ce918"/>
          <table:table-cell table:style-name="ce940"/>
          <table:table-cell table:style-name="ce940" office:value-type="string" calcext:value-type="string">
            <text:p>l</text:p>
          </table:table-cell>
          <table:table-cell table:style-name="ce1450"/>
          <table:table-cell table:style-name="ce1457"/>
          <table:table-cell table:style-name="ce940" table:number-columns-repeated="3"/>
          <table:table-cell table:style-name="ce918"/>
          <table:table-cell table:style-name="ce940"/>
          <table:table-cell table:number-columns-repeated="3" table:style-name="ce940" office:value-type="string" calcext:value-type="string">
            <text:p>A</text:p>
          </table:table-cell>
          <table:table-cell table:style-name="ce940"/>
          <table:table-cell table:number-columns-repeated="2" table:style-name="ce940"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office:value-type="string" calcext:value-type="string">
            <text:p>A</text:p>
          </table:table-cell>
          <table:table-cell table:style-name="ce1407"/>
          <table:table-cell table:style-name="ce810"/>
          <table:table-cell table:number-columns-repeated="987"/>
        </table:table-row>
        <table:table-row table:style-name="ro5">
          <table:table-cell table:style-name="ce884"/>
          <table:table-cell table:style-name="ce831" office:value-type="float" office:value="4" calcext:value-type="float">
            <text:p>4</text:p>
          </table:table-cell>
          <table:table-cell table:style-name="ce909"/>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41"/>
          <table:table-cell table:style-name="ce919" office:value-type="string" calcext:value-type="string">
            <text:p>l</text:p>
          </table:table-cell>
          <table:table-cell table:style-name="ce941" table:number-columns-repeated="2"/>
          <table:table-cell table:style-name="ce941" office:value-type="string" calcext:value-type="string">
            <text:p>l</text:p>
          </table:table-cell>
          <table:table-cell table:style-name="ce919"/>
          <table:table-cell table:style-name="ce941" office:value-type="string" calcext:value-type="string">
            <text:p>h</text:p>
          </table:table-cell>
          <table:table-cell table:style-name="ce941"/>
          <table:table-cell table:style-name="ce941"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1451"/>
          <table:table-cell table:style-name="ce1458"/>
          <table:table-cell table:style-name="ce941" table:number-columns-repeated="3"/>
          <table:table-cell table:style-name="ce919"/>
          <table:table-cell table:style-name="ce941" table:number-columns-repeated="7"/>
          <table:table-cell table:style-name="ce919"/>
          <table:table-cell table:style-name="ce941" table:number-columns-repeated="2"/>
          <table:table-cell table:style-name="ce978"/>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number-rows-repeated="6">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office:value-type="string" calcext:value-type="string">
            <text:p>Double Break</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office:value-type="string" calcext:value-type="string">
            <text:p>Make a T with both hands</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office:value-type="string" calcext:value-type="string">
            <text:p>Low Surdo</text:p>
          </table:table-cell>
          <table:table-cell table:style-name="ce830" table:number-columns-repeated="2"/>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52" office:value-type="string" calcext:value-type="string">
            <text:p>x</text:p>
          </table:table-cell>
          <table:table-cell table:style-name="ce830" table:number-columns-repeated="16"/>
          <table:table-cell table:style-name="ce909" table:number-columns-repeated="8"/>
          <table:table-cell table:number-columns-repeated="981"/>
        </table:table-row>
        <table:table-row table:style-name="ro5">
          <table:table-cell table:style-name="ce909" office:value-type="string" calcext:value-type="string">
            <text:p>Mid Surdo</text:p>
          </table:table-cell>
          <table:table-cell table:style-name="ce830" table:number-columns-repeated="2"/>
          <table:table-cell table:style-name="ce1390"/>
          <table:table-cell table:style-name="ce1391"/>
          <table:table-cell table:style-name="ce1391" office:value-type="string" calcext:value-type="string">
            <text:p>sil</text:p>
          </table:table-cell>
          <table:table-cell table:style-name="ce1391"/>
          <table:table-cell table:style-name="ce1390" office:value-type="string" calcext:value-type="string">
            <text:p>x</text:p>
          </table:table-cell>
          <table:table-cell table:style-name="ce1391" table:number-columns-repeated="3"/>
          <table:table-cell table:style-name="ce1390"/>
          <table:table-cell table:style-name="ce1391" office:value-type="string" calcext:value-type="string">
            <text:p>sil</text:p>
          </table:table-cell>
          <table:table-cell table:style-name="ce1391" table:number-columns-repeated="2"/>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453"/>
          <table:table-cell table:style-name="ce830" table:number-columns-repeated="16"/>
          <table:table-cell table:number-columns-repeated="989"/>
        </table:table-row>
        <table:table-row table:style-name="ro5">
          <table:table-cell table:style-name="ce909" office:value-type="string" calcext:value-type="string">
            <text:p>High Surdo</text:p>
          </table:table-cell>
          <table:table-cell table:style-name="ce830" table:number-columns-repeated="2"/>
          <table:table-cell table:style-name="ce1442"/>
          <table:table-cell table:style-name="ce617"/>
          <table:table-cell table:style-name="ce617" office:value-type="string" calcext:value-type="string">
            <text:p>sil</text:p>
          </table:table-cell>
          <table:table-cell table:style-name="ce617"/>
          <table:table-cell table:style-name="ce1442"/>
          <table:table-cell table:style-name="ce617" table:number-columns-repeated="2"/>
          <table:table-cell table:style-name="ce617" office:value-type="string" calcext:value-type="string">
            <text:p>x</text:p>
          </table:table-cell>
          <table:table-cell table:style-name="ce1442"/>
          <table:table-cell table:style-name="ce617" office:value-type="string" calcext:value-type="string">
            <text:p>sil</text:p>
          </table:table-cell>
          <table:table-cell table:style-name="ce617" table:number-columns-repeated="2"/>
          <table:table-cell table:style-name="ce1442"/>
          <table:table-cell table:style-name="ce617"/>
          <table:table-cell table:style-name="ce617" office:value-type="string" calcext:value-type="string">
            <text:p>x</text:p>
          </table:table-cell>
          <table:table-cell table:style-name="ce625"/>
          <table:table-cell table:style-name="ce830"/>
          <table:table-cell table:style-name="ce811" office:value-type="string" calcext:value-type="string">
            <text:p>Everyone <text:span text:style-name="T6">else continues playing.</text:span></text:p>
          </table:table-cell>
          <table:table-cell table:style-name="ce830" table:number-columns-repeated="14"/>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Kick Back 1</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office:value-type="string" calcext:value-type="string">
            <text:p>x</text:p>
          </table:table-cell>
          <table:table-cell table:style-name="ce1444" table:number-columns-repeated="3"/>
          <table:table-cell table:style-name="ce1441" office:value-type="string" calcext:value-type="string">
            <text:p>x</text:p>
          </table:table-cell>
          <table:table-cell table:style-name="ce1444" table:number-columns-repeated="2"/>
          <table:table-cell table:style-name="ce1444" office:value-type="string" calcext:value-type="string">
            <text:p>x</text:p>
          </table:table-cell>
          <table:table-cell table:style-name="ce1441"/>
          <table:table-cell table:style-name="ce1444" table:number-columns-repeated="2"/>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x</text:p>
          </table:table-cell>
          <table:table-cell table:style-name="ce1452"/>
          <table:table-cell table:style-name="ce909"/>
          <table:table-cell table:style-name="Default" table:number-columns-repeated="16"/>
          <table:table-cell table:number-columns-repeated="988"/>
        </table:table-row>
        <table:table-row table:style-name="ro5">
          <table:table-cell table:style-name="ce909" office:value-type="string" calcext:value-type="string">
            <text:p>Agogô</text:p>
          </table:table-cell>
          <table:table-cell table:style-name="ce883"/>
          <table:table-cell table:style-name="ce830"/>
          <table:table-cell table:style-name="ce1390" office:value-type="string" calcext:value-type="string">
            <text:p>l</text:p>
          </table:table-cell>
          <table:table-cell table:number-columns-repeated="2" table:style-name="ce1391" office:value-type="string" calcext:value-type="string">
            <text:p>h</text:p>
          </table:table-cell>
          <table:table-cell table:style-name="ce1391" office:value-type="string" calcext:value-type="string">
            <text:p>l</text:p>
          </table:table-cell>
          <table:table-cell table:style-name="ce1390" office:value-type="string" calcext:value-type="string">
            <text:p>h</text:p>
          </table:table-cell>
          <table:table-cell table:style-name="ce1391" office:value-type="string" calcext:value-type="string">
            <text:p>h</text:p>
          </table:table-cell>
          <table:table-cell table:style-name="ce1391" office:value-type="string" calcext:value-type="string">
            <text:p>l</text:p>
          </table:table-cell>
          <table:table-cell table:style-name="ce1391" office:value-type="string" calcext:value-type="string">
            <text:p>h</text:p>
          </table:table-cell>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All others</text:p>
          </table:table-cell>
          <table:table-cell table:style-name="ce883"/>
          <table:table-cell table:style-name="ce830"/>
          <table:table-cell table:style-name="ce1442"/>
          <table:table-cell table:style-name="ce617"/>
          <table:table-cell table:style-name="ce617" office:value-type="string" calcext:value-type="string">
            <text:p>x</text:p>
          </table:table-cell>
          <table:table-cell table:style-name="ce617"/>
          <table:table-cell table:style-name="ce1442"/>
          <table:table-cell table:style-name="ce617" table:number-columns-repeated="3"/>
          <table:table-cell table:style-name="ce1442"/>
          <table:table-cell table:style-name="ce617" office:value-type="string" calcext:value-type="string">
            <text:p>x</text:p>
          </table:table-cell>
          <table:table-cell table:style-name="ce617" table:number-columns-repeated="2"/>
          <table:table-cell table:style-name="ce1449" office:value-type="string" calcext:value-type="string" table:number-columns-spanned="4" table:number-rows-spanned="1">
            <text:p>[ x x x ]</text:p>
          </table:table-cell>
          <table:covered-table-cell table:number-columns-repeated="2" table:style-name="ce617"/>
          <table:covered-table-cell table:style-name="ce625"/>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6"/>
          <table:table-cell table:style-name="ce1455" office:value-type="string" calcext:value-type="string">
            <text:p>repeat until cut</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Mozambique Break</text:p>
          </table:table-cell>
          <table:table-cell table:style-name="Default" table:number-columns-repeated="18"/>
          <table:table-cell table:style-name="ce909" table:number-columns-repeated="16"/>
          <table:table-cell table:number-columns-repeated="989"/>
        </table:table-row>
        <table:table-row table:style-name="ro5">
          <table:table-cell table:style-name="ce896" office:value-type="string" calcext:value-type="string">
            <text:p>Point both index fingers away from mouth (like bug antennas)</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table:table-cell table:style-name="ce1444"/>
          <table:table-cell table:style-name="ce1447"/>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44"/>
          <table:table-cell table:style-name="ce1441"/>
          <table:table-cell table:style-name="ce1444" table:number-columns-repeated="2"/>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52"/>
          <table:table-cell table:number-columns-repeated="1005"/>
        </table:table-row>
        <table:table-row table:style-name="ro5">
          <table:table-cell table:style-name="ce909" office:value-type="string" calcext:value-type="string">
            <text:p>All others</text:p>
          </table:table-cell>
          <table:table-cell table:style-name="ce883"/>
          <table:table-cell table:style-name="ce830"/>
          <table:table-cell table:style-name="ce1443" office:value-type="string" calcext:value-type="string">
            <text:p>ri</text:p>
          </table:table-cell>
          <table:table-cell table:style-name="ce1446"/>
          <table:table-cell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46" office:value-type="string" calcext:value-type="string">
            <text:p>ri</text:p>
          </table:table-cell>
          <table:table-cell table:style-name="ce1443"/>
          <table:table-cell table:number-columns-repeated="2"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56" office:value-type="string" calcext:value-type="string">
            <text:p>ri</text:p>
          </table:table-cell>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11">
          <table:table-cell table:number-columns-repeated="1024"/>
        </table:table-row>
        <table:table-row table:style-name="ro10">
          <table:table-cell table:number-columns-repeated="1024"/>
        </table:table-row>
      </table:table>
      <table:table table:name="No Border Bossa" table:style-name="ta3" table:print-ranges="'No Border Bossa'.A1:'No Border Bossa'.AM30">
        <office:forms form:automatic-focus="false" form:apply-design-mode="false"/>
        <table:table-column table:style-name="co46" table:default-cell-style-name="ce1145"/>
        <table:table-column table:style-name="co27" table:default-cell-style-name="ce1150"/>
        <table:table-column table:style-name="co30" table:default-cell-style-name="ce1150"/>
        <table:table-column table:style-name="co52" table:number-columns-repeated="2"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767" table:default-cell-style-name="Default"/>
        <table:table-row table:style-name="ro8">
          <table:table-cell table:style-name="ce806" office:value-type="string" calcext:value-type="string">
            <text:p>No Border Bossa</text:p>
          </table:table-cell>
          <table:table-cell table:number-columns-repeated="4"/>
          <table:table-cell table:style-name="ce814"/>
          <table:table-cell/>
          <table:table-cell table:style-name="ce849" table:number-columns-repeated="4"/>
          <table:table-cell table:style-name="ce833" office:value-type="string" calcext:value-type="string">
            <text:p><text:s/>Sign: interlock your hands like a fence and then open it </text:p>
          </table:table-cell>
          <table:table-cell table:number-columns-repeated="1012"/>
        </table:table-row>
        <table:table-row table:style-name="ro5">
          <table:table-cell table:number-columns-repeated="21"/>
          <table:table-cell table:style-name="ce837"/>
          <table:table-cell/>
          <table:table-cell table:style-name="ce837" table:number-columns-repeated="13"/>
          <table:table-cell table:number-columns-repeated="988"/>
        </table:table-row>
        <table:table-row table:style-name="ro4">
          <table:table-cell table:style-name="ce1146" office:value-type="string" calcext:value-type="string">
            <text:p>Groove</text:p>
          </table:table-cell>
          <table:table-cell table:style-name="ce1151" table:number-columns-repeated="2"/>
          <table:table-cell table:style-name="ce1461"/>
          <table:table-cell table:style-name="ce840"/>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5"/>
        </table:table-row>
        <table:table-row table:style-name="ro5">
          <table:table-cell table:style-name="ce1148"/>
          <table:table-cell table:style-name="ce831" table:number-columns-repeated="3"/>
          <table:table-cell/>
          <table:table-cell table:style-name="ce1152" table:number-columns-repeated="16"/>
          <table:table-cell table:style-name="ce831" table:number-columns-repeated="16"/>
          <table:table-cell table:style-name="ce815" table:number-columns-repeated="2"/>
          <table:table-cell table:number-columns-repeated="985"/>
        </table:table-row>
        <table:table-row table:style-name="ro5">
          <table:table-cell table:style-name="ce815" office:value-type="string" calcext:value-type="string">
            <text:p>All Surdos</text:p>
          </table:table-cell>
          <table:table-cell table:style-name="ce831"/>
          <table:table-cell table:style-name="ce831" office:value-type="float" office:value="1" calcext:value-type="float">
            <text:p>1</text:p>
          </table:table-cell>
          <table:table-cell table:style-name="ce831" office:value-type="string" calcext:value-type="string">
            <text:p>sil</text:p>
          </table:table-cell>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office:value-type="string" calcext:value-type="string">
            <text:p>x</text:p>
          </table:table-cell>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2"/>
          <table:table-cell table:style-name="ce831" office:value-type="string" calcext:value-type="string">
            <text:p>.</text:p>
          </table:table-cell>
          <table:table-cell table:style-name="ce830" office:value-type="string" calcext:value-type="string">
            <text:p>.</text:p>
          </table:table-cell>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table-cell table:style-name="ce831" office:value-type="float" office:value="2" calcext:value-type="float">
            <text:p>2</text:p>
          </table:table-cell>
          <table:table-cell table:style-name="ce831"/>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3"/>
          <table:table-cell table:style-name="ce830"/>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19">
          <table:table-cell table:style-name="ce815" office:value-type="string" calcext:value-type="string">
            <text:p>Repinique</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958"/>
          <table:table-cell table:style-name="ce875"/>
          <table:table-cell table:style-name="ce814"/>
          <table:table-cell table:style-name="ce863"/>
          <table:table-cell table:style-name="ce909" table:number-columns-repeated="4"/>
          <table:table-cell table:number-columns-repeated="980"/>
        </table:table-row>
        <table:table-row table:style-name="ro19">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4">
          <table:table-cell table:style-name="ce815" office:value-type="string" calcext:value-type="string">
            <text:p>Snare</text:p>
          </table:table-cell>
          <table:table-cell table:style-name="ce831" table:number-columns-repeated="3"/>
          <table:table-cell table:style-name="ce830"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x</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20">
          <table:table-cell table:style-name="ce815" office:value-type="string" calcext:value-type="string">
            <text:p>Tamborim</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ce815"/>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0"/>
        </table:table-row>
        <table:table-row table:style-name="ro20">
          <table:table-cell table:style-name="ce815" office:value-type="string" calcext:value-type="string">
            <text:p>Agogô</text:p>
          </table:table-cell>
          <table:table-cell table:style-name="ce831" table:number-columns-repeated="2"/>
          <table:table-cell table:style-name="ce831" office:value-type="string" calcext:value-type="string">
            <text:p>h</text:p>
          </table:table-cell>
          <table:table-cell table:style-name="ce831"/>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0"/>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9"/>
          <table:table-cell table:style-name="ce839" table:number-columns-repeated="3"/>
          <table:table-cell table:style-name="ce814"/>
          <table:table-cell table:style-name="ce828" office:value-type="string" calcext:value-type="string">
            <text:p>Surdos: only 1 Stick in one hand; h = other hand hits skin</text:p>
          </table:table-cell>
          <table:table-cell table:style-name="ce839" table:number-columns-repeated="15"/>
          <table:table-cell table:style-name="ce819" table:number-columns-repeated="1003"/>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84" office:value-type="string" calcext:value-type="string">
            <text:p>Break 1</text:p>
          </table:table-cell>
          <table:table-cell table:style-name="ce839" table:number-columns-repeated="4"/>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table:number-columns-repeated="2"/>
          <table:table-cell table:style-name="ce981"/>
          <table:table-cell table:style-name="ce819" table:number-columns-repeated="987"/>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20">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36"/>
          <table:table-cell table:style-name="ce1400" office:value-type="string" calcext:value-type="string">
            <text:p>repeat until cut with Break 2*</text:p>
          </table:table-cell>
          <table:table-cell table:style-name="ce814" table:number-columns-repeated="219"/>
          <table:table-cell table:number-columns-repeated="768"/>
        </table:table-row>
        <table:table-row table:style-name="ro5">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5">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5"/>
          <table:table-cell table:style-name="ce838" office:value-type="string" calcext:value-type="string">
            <text:p>from soft to loud</text:p>
          </table:table-cell>
          <table:table-cell table:style-name="ce814" table:number-columns-repeated="250"/>
          <table:table-cell table:number-columns-repeated="768"/>
        </table:table-row>
        <table:table-row table:style-name="ro5">
          <table:table-cell table:style-name="ce814" table:number-columns-repeated="256"/>
          <table:table-cell table:number-columns-repeated="768"/>
        </table:table-row>
        <table:table-row table:style-name="ro5">
          <table:table-cell table:style-name="ce886" office:value-type="string" calcext:value-type="string">
            <text:p>Bra Break</text:p>
          </table:table-cell>
          <table:table-cell table:style-name="ce814" table:number-columns-repeated="4"/>
          <table:table-cell table:style-name="ce917" office:value-type="string" calcext:value-type="string">
            <text:p>R</text:p>
          </table:table-cell>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office:value-type="string" calcext:value-type="string">
            <text:p>R</text:p>
          </table:table-cell>
          <table:table-cell table:style-name="ce917"/>
          <table:table-cell table:style-name="ce939"/>
          <table:table-cell table:style-name="ce939" office:value-type="string" calcext:value-type="string">
            <text:p>R</text:p>
          </table:table-cell>
          <table:table-cell table:style-name="ce981"/>
          <table:table-cell table:style-name="ce917"/>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A</text:p>
          </table:table-cell>
          <table:table-cell table:style-name="ce939" office:value-type="string" calcext:value-type="string">
            <text:p>A</text:p>
          </table:table-cell>
          <table:table-cell table:style-name="ce939"/>
          <table:table-cell table:style-name="ce955" office:value-type="string" calcext:value-type="string">
            <text:p>A</text:p>
          </table:table-cell>
          <table:table-cell table:style-name="ce917" office:value-type="string" calcext:value-type="string">
            <text:p>A</text:p>
          </table:table-cell>
          <table:table-cell table:style-name="ce939" table:number-columns-repeated="2"/>
          <table:table-cell table:style-name="ce981"/>
          <table:table-cell table:style-name="ce814" table:number-columns-repeated="219"/>
          <table:table-cell table:number-columns-repeated="768"/>
        </table:table-row>
        <table:table-row table:style-name="ro5">
          <table:table-cell table:style-name="ce821"/>
          <table:table-cell table:style-name="ce830" table:number-columns-repeated="3"/>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2"/>
        </table:table-row>
        <table:table-row table:style-name="ro20" table:number-rows-repeated="2">
          <table:table-cell table:style-name="ce814" table:number-columns-repeated="37"/>
          <table:table-cell table:style-name="ce819" table:number-columns-repeated="987"/>
        </table:table-row>
        <table:table-row table:style-name="ro5">
          <table:table-cell table:style-name="ce814" table:number-columns-repeated="40"/>
          <table:table-cell table:style-name="ce829" table:number-columns-repeated="2"/>
          <table:table-cell table:style-name="ce819"/>
          <table:table-cell table:style-name="ce829" table:number-columns-repeated="2"/>
          <table:table-cell table:style-name="ce819" table:number-columns-repeated="979"/>
        </table:table-row>
        <table:table-row table:style-name="ro5">
          <table:table-cell table:style-name="ce884"/>
          <table:table-cell table:style-name="ce814" table:number-columns-repeated="39"/>
          <table:table-cell table:style-name="ce829" table:number-columns-repeated="984"/>
        </table:table-row>
        <table:table-row table:style-name="ro5">
          <table:table-cell table:style-name="ce819"/>
          <table:table-cell table:style-name="ce814" table:number-columns-repeated="39"/>
          <table:table-cell table:number-columns-repeated="2"/>
          <table:table-cell table:style-name="ce909"/>
          <table:table-cell table:number-columns-repeated="981"/>
        </table:table-row>
        <table:table-row table:style-name="ro5">
          <table:table-cell table:style-name="ce884"/>
          <table:table-cell table:style-name="ce814" table:number-columns-repeated="39"/>
          <table:table-cell table:number-columns-repeated="2"/>
          <table:table-cell table:style-name="ce909"/>
          <table:table-cell table:number-columns-repeated="981"/>
        </table:table-row>
        <table:table-row table:style-name="ro5">
          <table:table-cell table:style-name="ce829"/>
          <table:table-cell table:style-name="ce814" table:number-columns-repeated="39"/>
          <table:table-cell table:style-name="ce837" table:number-columns-repeated="2"/>
          <table:table-cell table:number-columns-repeated="982"/>
        </table:table-row>
        <table:table-row table:style-name="ro5" table:number-rows-repeated="2">
          <table:table-cell table:style-name="ce884"/>
          <table:table-cell table:style-name="ce814" table:number-columns-repeated="39"/>
          <table:table-cell table:style-name="ce837" table:number-columns-repeated="2"/>
          <table:table-cell table:number-columns-repeated="982"/>
        </table:table-row>
        <table:table-row table:style-name="ro5">
          <table:table-cell table:style-name="ce1149"/>
          <table:table-cell table:style-name="ce814" table:number-columns-repeated="39"/>
          <table:table-cell table:style-name="ce837" table:number-columns-repeated="2"/>
          <table:table-cell table:number-columns-repeated="982"/>
        </table:table-row>
        <table:table-row table:style-name="ro5">
          <table:table-cell table:style-name="ce884"/>
          <table:table-cell table:style-name="ce814" table:number-columns-repeated="39"/>
          <table:table-cell table:number-columns-repeated="984"/>
        </table:table-row>
        <table:table-row table:style-name="ro5" table:number-rows-repeated="2">
          <table:table-cell table:style-name="ce821"/>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number-rows-repeated="3">
          <table:table-cell table:style-name="ce821"/>
          <table:table-cell table:style-name="ce814" table:number-columns-repeated="39"/>
          <table:table-cell table:number-columns-repeated="984"/>
        </table:table-row>
        <table:table-row table:style-name="ro5" table:number-rows-repeated="2">
          <table:table-cell table:style-name="ce1149"/>
          <table:table-cell table:style-name="ce814" table:number-columns-repeated="39"/>
          <table:table-cell table:number-columns-repeated="984"/>
        </table:table-row>
        <table:table-row table:style-name="ro5">
          <table:table-cell table:style-name="ce821"/>
          <table:table-cell table:style-name="ce814" table:number-columns-repeated="39"/>
          <table:table-cell table:number-columns-repeated="984"/>
        </table:table-row>
        <table:table-row table:style-name="ro5" table:number-rows-repeated="2">
          <table:table-cell/>
          <table:table-cell table:style-name="ce814" table:number-columns-repeated="39"/>
          <table:table-cell table:number-columns-repeated="984"/>
        </table:table-row>
        <table:table-row table:style-name="ro5" table:number-rows-repeated="2">
          <table:table-cell table:style-name="ce814" table:number-columns-repeated="40"/>
          <table:table-cell table:number-columns-repeated="984"/>
        </table:table-row>
        <table:table-row table:style-name="ro5" table:number-rows-repeated="3">
          <table:table-cell/>
          <table:table-cell table:style-name="ce814" table:number-columns-repeated="39"/>
          <table:table-cell table:number-columns-repeated="984"/>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40">
          <table:table-cell table:number-columns-repeated="1024"/>
        </table:table-row>
        <table:table-row table:style-name="ro7">
          <table:table-cell table:number-columns-repeated="1024"/>
        </table:table-row>
        <table:named-expressions>
          <table:named-range table:name="Excel_BuiltIn_Print_Area" table:base-cell-address="$Breaks.$A$1" table:cell-range-address="$'No Border Bossa'.$A$1:.$AM$30" table:range-usable-as="print-range"/>
        </table:named-expressions>
      </table:table>
      <table:table table:name="Nova Balanca" table:style-name="ta3">
        <office:forms form:automatic-focus="false" form:apply-design-mode="false"/>
        <table:table-column table:style-name="co53" table:default-cell-style-name="ce910"/>
        <table:table-column table:style-name="co2" table:default-cell-style-name="ce910"/>
        <table:table-column table:style-name="co54" table:default-cell-style-name="ce910"/>
        <table:table-column table:style-name="co55" table:number-columns-repeated="2" table:default-cell-style-name="ce910"/>
        <table:table-column table:style-name="co12" table:number-columns-repeated="2" table:default-cell-style-name="ce910"/>
        <table:table-column table:style-name="co11" table:number-columns-repeated="4" table:default-cell-style-name="ce910"/>
        <table:table-column table:style-name="co12" table:number-columns-repeated="6" table:default-cell-style-name="ce910"/>
        <table:table-column table:style-name="co56" table:default-cell-style-name="ce910"/>
        <table:table-column table:style-name="co36" table:default-cell-style-name="ce910"/>
        <table:table-column table:style-name="co57" table:default-cell-style-name="ce910"/>
        <table:table-column table:style-name="co36" table:number-columns-repeated="237" table:default-cell-style-name="ce910"/>
        <table:table-column table:style-name="co36" table:number-columns-repeated="767" table:default-cell-style-name="ce913"/>
        <table:table-row table:style-name="ro21">
          <table:table-cell table:style-name="ce1233" office:value-type="string" calcext:value-type="string">
            <text:p>Nova Balanca</text:p>
          </table:table-cell>
          <table:table-cell table:style-name="ce898" table:number-columns-repeated="2"/>
          <table:table-cell table:style-name="ce1273"/>
          <table:table-cell/>
          <table:table-cell table:style-name="ce641" office:value-type="string" calcext:value-type="string" table:number-columns-spanned="12" table:number-rows-spanned="2">
            <text:p>tune sign: fists before breast, open hands and arms</text:p>
          </table:table-cell>
          <table:covered-table-cell table:number-columns-repeated="11" table:style-name="ce641"/>
          <table:table-cell table:number-columns-repeated="1007"/>
        </table:table-row>
        <table:table-row table:style-name="ro7">
          <table:table-cell table:style-name="ce899"/>
          <table:table-cell table:number-columns-repeated="4"/>
          <table:covered-table-cell table:number-columns-repeated="12" table:style-name="ce641"/>
          <table:table-cell table:number-columns-repeated="1007"/>
        </table:table-row>
        <table:table-row table:style-name="ro7">
          <table:table-cell table:style-name="ce899"/>
          <table:table-cell table:number-columns-repeated="1023"/>
        </table:table-row>
        <table:table-row table:style-name="ro16">
          <table:table-cell table:style-name="ce1465" office:value-type="string" calcext:value-type="string">
            <text:p>Groove</text:p>
          </table:table-cell>
          <table:table-cell table:style-name="ce1472" office:value-type="float" office:value="1" calcext:value-type="float">
            <text:p>1</text:p>
          </table:table-cell>
          <table:table-cell table:style-name="ce1472" table:number-columns-repeated="3"/>
          <table:table-cell table:style-name="ce1472" office:value-type="float" office:value="2" calcext:value-type="float">
            <text:p>2</text:p>
          </table:table-cell>
          <table:table-cell table:style-name="ce1472" table:number-columns-repeated="3"/>
          <table:table-cell table:style-name="ce1472" office:value-type="float" office:value="3" calcext:value-type="float">
            <text:p>3</text:p>
          </table:table-cell>
          <table:table-cell table:style-name="ce1472" table:number-columns-repeated="3"/>
          <table:table-cell table:style-name="ce1472" office:value-type="float" office:value="4" calcext:value-type="float">
            <text:p>4</text:p>
          </table:table-cell>
          <table:table-cell table:style-name="ce1500" table:number-columns-repeated="3"/>
          <table:table-cell table:number-columns-repeated="1007"/>
        </table:table-row>
        <table:table-row table:style-name="ro7">
          <table:table-cell table:style-name="ce899"/>
          <table:table-cell table:number-columns-repeated="17"/>
          <table:table-cell table:style-name="ce1511" table:number-columns-repeated="2"/>
          <table:table-cell table:number-columns-repeated="1004"/>
        </table:table-row>
        <table:table-row table:style-name="ro7">
          <table:table-cell table:style-name="ce1235" office:value-type="string" calcext:value-type="string">
            <text:p>Low Surdo</text:p>
          </table:table-cell>
          <table:table-cell table:style-name="ce929" office:value-type="string" calcext:value-type="string">
            <text:p>x <text:s/></text:p>
          </table:table-cell>
          <table:table-cell table:number-columns-repeated="2" table:style-name="ce949" office:value-type="string" calcext:value-type="string">
            <text:p><text:s text:c="3"/></text:p>
          </table:table-cell>
          <table:table-cell table:style-name="ce963" office:value-type="string" calcext:value-type="string">
            <text:p>x <text:s/></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Mid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High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3"/>
          <table:table-cell table:number-columns-repeated="1004"/>
        </table:table-row>
        <table:table-row table:style-name="ro7">
          <table:table-cell table:style-name="ce1235" office:value-type="string" calcext:value-type="string">
            <text:p>Repinique </text:p>
          </table:table-cell>
          <table:table-cell table:style-name="ce929" office:value-type="string" calcext:value-type="string">
            <text:p>x </text:p>
          </table:table-cell>
          <table:table-cell table:style-name="ce949" office:value-type="string" calcext:value-type="string">
            <text:p>x </text:p>
          </table:table-cell>
          <table:table-cell table:style-name="ce126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883"/>
          <table:table-cell table:style-name="ce1235"/>
          <table:table-cell table:number-columns-repeated="1004"/>
        </table:table-row>
        <table:table-row table:style-name="ro7">
          <table:table-cell table:style-name="ce1235" office:value-type="string" calcext:value-type="string">
            <text:p>Snare </text:p>
          </table:table-cell>
          <table:table-cell table:style-name="ce929" office:value-type="string" calcext:value-type="string">
            <text:p>.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style-name="ce949" office:value-type="string" calcext:value-type="string">
            <text:p>x </text:p>
          </table:table-cell>
          <table:table-cell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2"/>
          <table:table-cell table:style-name="ce1303"/>
          <table:table-cell table:number-columns-repeated="1004"/>
        </table:table-row>
        <table:table-row table:style-name="ro7">
          <table:table-cell table:style-name="ce1235" office:value-type="string" calcext:value-type="string">
            <text:p>Tamborim</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table-cell table:style-name="ce1303" table:number-columns-repeated="2"/>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1303" table:number-columns-repeated="2"/>
          <table:table-cell table:number-columns-repeated="1004"/>
        </table:table-row>
        <table:table-row table:style-name="ro7">
          <table:table-cell table:style-name="ce1235" office:value-type="string" calcext:value-type="string">
            <text:p>Agogô </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 text:c="2"/></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text:p>
          </table:table-cell>
          <table:table-cell table:style-name="ce1235"/>
          <table:table-cell table:style-name="ce1512"/>
          <table:table-cell table:style-name="ce1303"/>
          <table:table-cell table:number-columns-repeated="1004"/>
        </table:table-row>
        <table:table-row table:style-name="ro7">
          <table:table-cell/>
          <table:table-cell table:style-name="ce1255" table:number-columns-repeated="5"/>
          <table:table-cell table:style-name="ce1483"/>
          <table:table-cell table:style-name="ce1255" table:number-columns-repeated="7"/>
          <table:table-cell table:style-name="ce1483"/>
          <table:table-cell table:style-name="ce1255" table:number-columns-repeated="2"/>
          <table:table-cell/>
          <table:table-cell table:style-name="ce1515"/>
          <table:table-cell table:style-name="ce1516"/>
          <table:table-cell table:number-columns-repeated="1004"/>
        </table:table-row>
        <table:table-row table:style-name="ro7">
          <table:table-cell table:style-name="ce884" office:value-type="string" calcext:value-type="string">
            <text:p>Bra Break</text:p>
          </table:table-cell>
          <table:table-cell table:style-name="ce928" office:value-type="string" calcext:value-type="string">
            <text:p>sn <text:s/></text:p>
          </table:table-cell>
          <table:table-cell table:style-name="ce948" office:value-type="string" calcext:value-type="string">
            <text:p>sn</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E</text:p>
          </table:table-cell>
          <table:table-cell table:style-name="ce1268" office:value-type="string" calcext:value-type="string">
            <text:p><text:s text:c="3"/></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sn </text:p>
          </table:table-cell>
          <table:table-cell table:style-name="ce948" office:value-type="string" calcext:value-type="string">
            <text:p>sn </text:p>
          </table:table-cell>
          <table:table-cell table:style-name="ce948" office:value-type="string" calcext:value-type="string">
            <text:p>E</text:p>
          </table:table-cell>
          <table:table-cell table:style-name="ce1279" office:value-type="string" calcext:value-type="string">
            <text:p><text:s text:c="3"/></text:p>
          </table:table-cell>
          <table:table-cell table:style-name="ce928" office:value-type="string" calcext:value-type="string">
            <text:p><text:s text:c="3"/></text:p>
          </table:table-cell>
          <table:table-cell table:style-name="ce1268" office:value-type="string" calcext:value-type="string">
            <text:p><text:s text:c="3"/></text:p>
          </table:table-cell>
          <table:table-cell table:style-name="ce948" office:value-type="string" calcext:value-type="string">
            <text:p><text:s text:c="3"/></text:p>
          </table:table-cell>
          <table:table-cell table:style-name="ce962" office:value-type="string" calcext:value-type="string">
            <text:p><text:s/></text:p>
          </table:table-cell>
          <table:table-cell table:style-name="ce1235"/>
          <table:table-cell table:style-name="ce909"/>
          <table:table-cell table:style-name="ce1303"/>
          <table:table-cell table:number-columns-repeated="1004"/>
        </table:table-row>
        <table:table-row table:style-name="ro7">
          <table:table-cell table:style-name="ce1303" office:value-type="string" calcext:value-type="string">
            <text:p>Intro</text:p>
          </table:table-cell>
          <table:table-cell table:style-name="ce930" office:value-type="string" calcext:value-type="string">
            <text:p>sn </text:p>
          </table:table-cell>
          <table:table-cell table:number-columns-repeated="2"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E</text:p>
          </table:table-cell>
          <table:table-cell table:style-name="ce950" office:value-type="string" calcext:value-type="string">
            <text:p><text:s text:c="2"/></text:p>
          </table:table-cell>
          <table:table-cell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sn </text:p>
          </table:table-cell>
          <table:table-cell table:style-name="ce950" office:value-type="string" calcext:value-type="string">
            <text:p>sn </text:p>
          </table:table-cell>
          <table:table-cell table:style-name="ce950" office:value-type="string" calcext:value-type="string">
            <text:p>E</text:p>
          </table:table-cell>
          <table:table-cell table:style-name="ce1295" office:value-type="string" calcext:value-type="string">
            <text:p><text:s text:c="2"/></text:p>
          </table:table-cell>
          <table:table-cell table:style-name="ce930" office:value-type="string" calcext:value-type="string">
            <text:p><text:s text:c="2"/></text:p>
          </table:table-cell>
          <table:table-cell table:style-name="ce950" office:value-type="string" calcext:value-type="string">
            <text:p><text:s text:c="2"/></text:p>
          </table:table-cell>
          <table:table-cell table:style-name="ce950" office:value-type="string" calcext:value-type="string">
            <text:p><text:s/></text:p>
          </table:table-cell>
          <table:table-cell table:style-name="ce964"/>
          <table:table-cell table:style-name="ce1235"/>
          <table:table-cell table:style-name="ce909"/>
          <table:table-cell table:style-name="ce1235"/>
          <table:table-cell table:number-columns-repeated="1004"/>
        </table:table-row>
        <table:table-row table:style-name="ro7">
          <table:table-cell/>
          <table:table-cell table:style-name="ce1473" table:number-columns-repeated="16"/>
          <table:table-cell table:style-name="ce1235"/>
          <table:table-cell table:style-name="ce909"/>
          <table:table-cell table:style-name="ce1235"/>
          <table:table-cell table:number-columns-repeated="1004"/>
        </table:table-row>
        <table:table-row table:style-name="ro7">
          <table:table-cell/>
          <table:table-cell table:style-name="ce896" office:value-type="string" calcext:value-type="string">
            <text:p>&gt; from soft to loud!</text:p>
          </table:table-cell>
          <table:table-cell table:style-name="ce1473" table:number-columns-repeated="15"/>
          <table:table-cell table:style-name="ce1235" table:number-columns-repeated="3"/>
          <table:table-cell table:number-columns-repeated="1004"/>
        </table:table-row>
        <table:table-row table:style-name="ro7">
          <table:table-cell table:style-name="ce1149" office:value-type="string" calcext:value-type="string">
            <text:p>Break 1</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898"/>
          <table:table-cell table:style-name="ce1235"/>
          <table:table-cell table:number-columns-repeated="1004"/>
        </table:table-row>
        <table:table-row table:style-name="ro7">
          <table:table-cell/>
          <table:table-cell table:style-name="ce1473" table:number-columns-repeated="16"/>
          <table:table-cell table:style-name="ce1235" table:number-columns-repeated="3"/>
          <table:table-cell table:number-columns-repeated="1004"/>
        </table:table-row>
        <table:table-row table:style-name="ro7">
          <table:table-cell table:style-name="ce1149" office:value-type="string" calcext:value-type="string">
            <text:p>Break 2</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E <text:s/></text:p>
          </table:table-cell>
          <table:table-cell table:style-name="ce1479" office:value-type="string" calcext:value-type="string">
            <text:p><text:s text:c="3"/></text:p>
          </table:table-cell>
          <table:table-cell table:style-name="ce1480" office:value-type="string" calcext:value-type="string">
            <text:p>E <text:s/></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909"/>
          <table:table-cell table:style-name="ce1235"/>
          <table:table-cell table:number-columns-repeated="1004"/>
        </table:table-row>
        <table:table-row table:style-name="ro7">
          <table:table-cell table:number-columns-repeated="1024"/>
        </table:table-row>
        <table:table-row table:style-name="ro7">
          <table:table-cell table:style-name="ce1468" office:value-type="string" calcext:value-type="string">
            <text:p>n</text:p>
          </table:table-cell>
          <table:table-cell table:number-columns-repeated="1023"/>
        </table:table-row>
        <table:table-row table:style-name="ro7">
          <table:table-cell table:style-name="ce899"/>
          <table:table-cell table:number-columns-repeated="1023"/>
        </table:table-row>
        <table:table-row table:style-name="ro7" table:number-rows-repeated="3">
          <table:table-cell table:number-columns-repeated="1024"/>
        </table:table-row>
        <table:table-row table:style-name="ro7" table:number-rows-repeated="2">
          <table:table-cell table:style-name="ce899"/>
          <table:table-cell table:number-columns-repeated="12"/>
          <table:table-cell table:style-name="ce1488" table:number-columns-repeated="3"/>
          <table:table-cell table:number-columns-repeated="1008"/>
        </table:table-row>
        <table:table-row table:style-name="ro7">
          <table:table-cell table:style-name="ce1241"/>
          <table:table-cell table:number-columns-repeated="12"/>
          <table:table-cell table:style-name="ce1488" table:number-columns-repeated="3"/>
          <table:table-cell table:number-columns-repeated="1008"/>
        </table:table-row>
        <table:table-row table:style-name="ro7" table:number-rows-repeated="5">
          <table:table-cell table:style-name="ce1241"/>
          <table:table-cell table:number-columns-repeated="1023"/>
        </table:table-row>
        <table:table-row table:style-name="ro7">
          <table:table-cell table:style-name="ce1242"/>
          <table:table-cell table:style-name="ce1235"/>
          <table:table-cell table:number-columns-repeated="1022"/>
        </table:table-row>
        <table:table-row table:style-name="ro7">
          <table:table-cell table:style-name="ce899"/>
          <table:table-cell table:number-columns-repeated="1023"/>
        </table:table-row>
        <table:table-row table:style-name="ro7" table:number-rows-repeated="9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
      <table:table table:name="Orangutan" table:style-name="ta4">
        <office:forms form:automatic-focus="false" form:apply-design-mode="false"/>
        <table:table-column table:style-name="co58" table:default-cell-style-name="ce819"/>
        <table:table-column table:style-name="co59"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ext:p>Orangutan</text:p>
          </table:table-cell>
          <table:table-cell table:number-columns-repeated="3"/>
          <table:table-cell table:style-name="ce1522" office:value-type="string" calcext:value-type="string">
            <text:p>tune sign : monkey, both hands in armpits</text:p>
          </table:table-cell>
          <table:table-cell/>
          <table:table-cell table:style-name="ce1528" table:number-columns-repeated="5"/>
          <table:table-cell table:number-columns-repeated="1013"/>
        </table:table-row>
        <table:table-row table:style-name="ro25">
          <table:table-cell table:style-name="ce1517"/>
          <table:table-cell table:number-columns-repeated="3"/>
          <table:table-cell table:style-name="ce1522"/>
          <table:table-cell/>
          <table:table-cell table:style-name="ce1528" table:number-columns-repeated="5"/>
          <table:table-cell table:number-columns-repeated="1013"/>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inique</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table:table-cell table:number-columns-repeated="2"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table:number-columns-repeated="3"/>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office:value-type="string" calcext:value-type="string">
            <text:p>h</text:p>
          </table:table-cell>
          <table:table-cell table:style-name="ce942"/>
          <table:table-cell table:style-name="ce958"/>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18"/>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Funky gibbon</text:p>
          </table:table-cell>
          <table:table-cell table:style-name="ce1519" office:value-type="float" office:value="1" calcext:value-type="float">
            <text:p>1</text:p>
          </table:table-cell>
          <table:table-cell table:style-name="ce831"/>
          <table:table-cell table:style-name="ce1997"/>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S</text:p>
          </table:table-cell>
          <table:table-cell table:style-name="ce1533"/>
          <table:table-cell table:style-name="ce940"/>
          <table:table-cell table:style-name="ce98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82"/>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Upside down</text:p>
          </table:table-cell>
          <table:table-cell table:style-name="ce1519" office:value-type="float" office:value="2" calcext:value-type="float">
            <text:p>2</text:p>
          </table:table-cell>
          <table:table-cell table:style-name="ce831"/>
          <table:table-cell table:style-name="ce1997"/>
          <table:table-cell table:style-name="ce921" office:value-type="string" calcext:value-type="string">
            <text:p>S</text:p>
          </table:table-cell>
          <table:table-cell table:style-name="ce942" office:value-type="string" calcext:value-type="string">
            <text:p>S</text:p>
          </table:table-cell>
          <table:table-cell table:style-name="ce94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3 creature’</text:p>
          </table:table-cell>
          <table:table-cell table:style-name="ce1519" office:value-type="float" office:value="3" calcext:value-type="float">
            <text:p>3</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office:value-type="string" calcext:value-type="string">
            <text:p>S</text:p>
          </table:table-cell>
          <table:table-cell table:style-name="ce2006"/>
          <table:table-cell table:style-name="ce942"/>
          <table:table-cell table:style-name="ce983"/>
          <table:table-cell table:style-name="ce921" office:value-type="string" calcext:value-type="string">
            <text:p>S</text:p>
          </table:table-cell>
          <table:table-cell table:style-name="ce942" table:number-columns-repeated="2"/>
          <table:table-cell table:style-name="ce983"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float" office:value="4" calcext:value-type="float">
            <text:p>4</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2006"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2007"/>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table:table-cell table:style-name="ce831" table:number-columns-repeated="3"/>
          <table:table-cell table:style-name="ce1525" table:number-columns-repeated="15"/>
          <table:table-cell table:style-name="ce2008" office:value-type="string" calcext:value-type="string">
            <text:p>ri = Everyone else hits the rim</text:p>
          </table:table-cell>
          <table:table-cell table:style-name="ce815"/>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84" office:value-type="string" calcext:value-type="string">
            <text:p>Monkey Break</text:p>
          </table:table-cell>
          <table:table-cell table:style-name="ce831" table:number-columns-repeated="3"/>
          <table:table-cell table:style-name="ce917" office:value-type="string" calcext:value-type="string">
            <text:p>oo</text:p>
          </table:table-cell>
          <table:table-cell table:style-name="ce939" office:value-type="string" calcext:value-type="string">
            <text:p><text:s/></text:p>
          </table:table-cell>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81" office:value-type="string" calcext:value-type="string">
            <text:p><text:s/></text:p>
          </table:table-cell>
          <table:table-cell table:style-name="ce917" office:value-type="string" calcext:value-type="string">
            <text:p>oo</text:p>
          </table:table-cell>
          <table:table-cell table:style-name="ce939"/>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0" office:value-type="string" calcext:value-type="string">
            <text:p>One hand in armpit</text:p>
          </table:table-cell>
          <table:table-cell table:style-name="ce815" table:number-columns-repeated="3"/>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oo = Shout Ook!</text:p>
          </table:table-cell>
          <table:table-cell table:style-name="ce815" table:number-columns-repeated="3"/>
          <table:table-cell table:style-name="ce1416"/>
          <table:table-cell table:style-name="ce1148" table:number-columns-repeated="4"/>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19"/>
          <table:table-cell table:style-name="ce815" table:number-columns-repeated="2"/>
          <table:table-cell table:number-columns-repeated="1002"/>
        </table:table-row>
        <table:table-row table:style-name="ro5">
          <table:table-cell table:style-name="ce884" office:value-type="string" calcext:value-type="string">
            <text:p>Speaking Break</text:p>
          </table:table-cell>
          <table:table-cell table:number-columns-repeated="3"/>
          <table:table-cell table:style-name="ce2001"/>
          <table:table-cell table:style-name="ce2002" table:number-columns-repeated="2"/>
          <table:table-cell table:style-name="ce2004"/>
          <table:table-cell table:style-name="ce2002" table:number-columns-repeated="3"/>
          <table:table-cell table:style-name="ce2004"/>
          <table:table-cell table:style-name="ce2002" table:number-columns-repeated="3"/>
          <table:table-cell table:style-name="ce2004"/>
          <table:table-cell table:style-name="ce2002" table:number-columns-repeated="3"/>
          <table:table-cell table:style-name="ce2004"/>
          <table:table-cell table:number-columns-repeated="1004"/>
        </table:table-row>
        <table:table-row table:style-name="ro4">
          <table:table-cell table:number-columns-repeated="19"/>
          <table:table-cell table:style-name="ce1540" office:value-type="string" calcext:value-type="string">
            <text:p>Make monkey noises</text:p>
          </table:table-cell>
          <table:table-cell table:number-columns-repeated="1004"/>
        </table:table-row>
        <table:table-row table:style-name="ro4" table:number-rows-repeated="91">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69">
          <table:table-cell table:number-columns-repeated="1024"/>
        </table:table-row>
        <table:table-row table:style-name="ro27" table:number-rows-repeated="12">
          <table:table-cell table:number-columns-repeated="1024"/>
        </table:table-row>
        <table:table-row table:style-name="ro27">
          <table:table-cell table:number-columns-repeated="1024"/>
        </table:table-row>
      </table:table>
      <table:table table:name="Ragga" table:style-name="ta3">
        <office:forms form:automatic-focus="false" form:apply-design-mode="false"/>
        <table:table-column table:style-name="co66" table:default-cell-style-name="ce1195"/>
        <table:table-column table:style-name="co12" table:default-cell-style-name="ce1195"/>
        <table:table-column table:style-name="co24" table:default-cell-style-name="ce1207"/>
        <table:table-column table:style-name="co33" table:number-columns-repeated="31" table:default-cell-style-name="ce1207"/>
        <table:table-column table:style-name="co19" table:default-cell-style-name="ce1195"/>
        <table:table-column table:style-name="co17" table:default-cell-style-name="ce1195"/>
        <table:table-column table:style-name="co67" table:number-columns-repeated="3" table:default-cell-style-name="ce1195"/>
        <table:table-column table:style-name="co68" table:default-cell-style-name="ce1195"/>
        <table:table-column table:style-name="co69" table:default-cell-style-name="ce1195"/>
        <table:table-column table:style-name="co67" table:number-columns-repeated="205" table:default-cell-style-name="ce1195"/>
        <table:table-column table:style-name="co67" table:number-columns-repeated="11" table:default-cell-style-name="ce1291"/>
        <table:table-column table:style-name="co67" table:number-columns-repeated="767" table:default-cell-style-name="ce913"/>
        <table:table-row table:style-name="ro1">
          <table:table-cell table:style-name="ce1194" office:value-type="string" calcext:value-type="string">
            <text:p>Ragga</text:p>
          </table:table-cell>
          <table:table-cell table:style-name="ce1202"/>
          <table:table-cell table:style-name="ce1206" office:value-type="string" calcext:value-type="string">
            <text:p>tune sign : fists together, thumbs to the left and to the right</text:p>
          </table:table-cell>
          <table:table-cell table:number-columns-repeated="2"/>
          <table:table-cell table:style-name="ce1228"/>
          <table:table-cell table:number-columns-repeated="1018"/>
        </table:table-row>
        <table:table-row table:style-name="ro7">
          <table:table-cell table:number-columns-repeated="1024"/>
        </table:table-row>
        <table:table-row table:style-name="ro16">
          <table:table-cell table:style-name="ce1196" office:value-type="string" calcext:value-type="string">
            <text:p>Groove</text:p>
          </table:table-cell>
          <table:table-cell table:style-name="ce1203"/>
          <table:table-cell table:style-name="ce1208"/>
          <table:table-cell table:style-name="ce1211" office:value-type="float" office:value="1" calcext:value-type="float">
            <text:p>1</text:p>
          </table:table-cell>
          <table:table-cell table:style-name="ce1211" table:number-columns-repeated="3"/>
          <table:table-cell table:style-name="ce1211" office:value-type="float" office:value="2" calcext:value-type="float">
            <text:p>2</text:p>
          </table:table-cell>
          <table:table-cell table:style-name="ce1211" table:number-columns-repeated="3"/>
          <table:table-cell table:style-name="ce1211" office:value-type="float" office:value="3" calcext:value-type="float">
            <text:p>3</text:p>
          </table:table-cell>
          <table:table-cell table:style-name="ce1211" table:number-columns-repeated="3"/>
          <table:table-cell table:style-name="ce1211" office:value-type="float" office:value="4" calcext:value-type="float">
            <text:p>4</text:p>
          </table:table-cell>
          <table:table-cell table:style-name="ce1211" table:number-columns-repeated="3"/>
          <table:table-cell table:style-name="ce1211" office:value-type="float" office:value="5" calcext:value-type="float">
            <text:p>5</text:p>
          </table:table-cell>
          <table:table-cell table:style-name="ce1211" table:number-columns-repeated="3"/>
          <table:table-cell table:style-name="ce1211" office:value-type="float" office:value="6" calcext:value-type="float">
            <text:p>6</text:p>
          </table:table-cell>
          <table:table-cell table:style-name="ce1211" table:number-columns-repeated="3"/>
          <table:table-cell table:style-name="ce1211" office:value-type="float" office:value="7" calcext:value-type="float">
            <text:p>7</text:p>
          </table:table-cell>
          <table:table-cell table:style-name="ce1211" table:number-columns-repeated="3"/>
          <table:table-cell table:style-name="ce1211" office:value-type="float" office:value="8" calcext:value-type="float">
            <text:p>8</text:p>
          </table:table-cell>
          <table:table-cell table:style-name="ce1211" table:number-columns-repeated="3"/>
          <table:table-cell table:style-name="ce1198" table:number-columns-repeated="4"/>
          <table:table-cell table:style-name="ce1205"/>
          <table:table-cell table:number-columns-repeated="984"/>
        </table:table-row>
        <table:table-row table:style-name="ro7">
          <table:table-cell table:style-name="ce1197"/>
          <table:table-cell table:style-name="ce1198"/>
          <table:table-cell table:style-name="ce1208" table:number-columns-repeated="33"/>
          <table:table-cell table:style-name="ce1198" table:number-columns-repeated="4"/>
          <table:table-cell table:style-name="ce1205"/>
          <table:table-cell table:number-columns-repeated="984"/>
        </table:table-row>
        <table:table-row table:style-name="ro7">
          <table:table-cell table:style-name="ce1198" office:value-type="string" calcext:value-type="string">
            <text:p>Low Surdo</text:p>
          </table:table-cell>
          <table:table-cell table:style-name="ce1198" office:value-type="float" office:value="1" calcext:value-type="float">
            <text:p>1</text:p>
          </table:table-cell>
          <table:table-cell table:style-name="ce1208"/>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Mid Surdo</text:p>
          </table:table-cell>
          <table:table-cell table:style-name="ce1198"/>
          <table:table-cell table:style-name="ce1208"/>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High Surdo</text:p>
          </table:table-cell>
          <table:table-cell table:style-name="Default"/>
          <table:table-cell table:style-name="ce1208"/>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number-columns-repeated="2"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Repinique</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number-columns-repeated="2"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9" office:value-type="string" calcext:value-type="string">
            <text:p>an additional variation</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82"/>
          <table:table-cell table:style-name="ce1199"/>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Snare</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82"/>
          <table:table-cell table:style-name="ce1284"/>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Tamborim</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office:value-type="string" calcext:value-type="string">
            <text:p>(x)</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Agogô</text:p>
          </table:table-cell>
          <table:table-cell table:style-name="ce1198"/>
          <table:table-cell table:style-name="ce1208"/>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office:value-type="string" calcext:value-type="string">
            <text:p>h</text:p>
          </table:table-cell>
          <table:table-cell table:style-name="ce1221"/>
          <table:table-cell table:style-name="ce1231" office:value-type="string" calcext:value-type="string">
            <text:p>h</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table:table-cell table:number-columns-repeated="2" table:style-name="ce1221" office:value-type="string" calcext:value-type="string">
            <text:p>l</text:p>
          </table:table-cell>
          <table:table-cell table:style-name="ce1231" office:value-type="string" calcext:value-type="string">
            <text:p>l</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7" table:number-columns-repeated="246"/>
          <table:table-cell table:number-columns-repeated="10"/>
          <table:table-cell table:style-name="ce1197" table:number-columns-repeated="768"/>
        </table:table-row>
        <table:table-row table:style-name="ro4">
          <table:table-cell table:style-name="ce1200" office:value-type="string" calcext:value-type="string">
            <text:p>Kick Back I</text:p>
          </table:table-cell>
          <table:table-cell table:style-name="ce1204" office:value-type="string" calcext:value-type="string">
            <text:p><text:s/></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7"/>
          <table:table-cell table:style-name="ce1205"/>
          <table:table-cell table:style-name="ce1285"/>
          <table:table-cell table:style-name="ce1286"/>
          <table:table-cell table:number-columns-repeated="986"/>
        </table:table-row>
        <table:table-row table:style-name="ro7">
          <table:table-cell table:style-name="ce1201" office:value-type="string" calcext:value-type="string">
            <text:p>thumb back over shoulder</text:p>
          </table:table-cell>
          <table:table-cell table:style-name="ce1201"/>
          <table:table-cell table:style-name="ce1209" table:number-columns-repeated="7"/>
          <table:table-cell table:style-name="ce1208" table:number-columns-repeated="25"/>
          <table:table-cell table:style-name="ce1258" office:value-type="string" calcext:value-type="string">
            <text:p>repeat until counting in for Kick Back II</text:p>
          </table:table-cell>
          <table:table-cell table:style-name="ce1205"/>
          <table:table-cell table:style-name="ce1286" table:number-columns-repeated="2"/>
          <table:table-cell table:number-columns-repeated="986"/>
        </table:table-row>
        <table:table-row table:style-name="ro7">
          <table:table-cell table:number-columns-repeated="35"/>
          <table:table-cell table:style-name="ce1283"/>
          <table:table-cell table:number-columns-repeated="988"/>
        </table:table-row>
        <table:table-row table:style-name="ro28">
          <table:table-cell table:style-name="ce1200" office:value-type="string" calcext:value-type="string">
            <text:p>Kick Back II</text:p>
          </table:table-cell>
          <table:table-cell table:style-name="ce1204"/>
          <table:table-cell table:style-name="ce1209"/>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59"/>
          <table:table-cell table:style-name="ce1205"/>
          <table:table-cell table:style-name="ce1287" table:number-columns-repeated="2"/>
          <table:table-cell table:number-columns-repeated="986"/>
        </table:table-row>
        <table:table-row table:style-name="ro7">
          <table:table-cell table:style-name="ce1201" office:value-type="string" calcext:value-type="string">
            <text:p>like Kick Back I, </text:p>
          </table:table-cell>
          <table:table-cell table:style-name="ce1201"/>
          <table:table-cell table:style-name="ce1209"/>
          <table:table-cell table:style-name="ce1215"/>
          <table:table-cell table:style-name="ce1224"/>
          <table:table-cell table:style-name="ce1221"/>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60"/>
          <table:table-cell table:style-name="ce1205"/>
          <table:table-cell table:style-name="ce1287" table:number-columns-repeated="2"/>
          <table:table-cell table:number-columns-repeated="986"/>
        </table:table-row>
        <table:table-row table:style-name="ro7">
          <table:table-cell table:style-name="ce1201" office:value-type="string" calcext:value-type="string">
            <text:p>but with two thumbs</text:p>
          </table:table-cell>
          <table:table-cell table:style-name="ce1201"/>
          <table:table-cell table:style-name="ce1209"/>
          <table:table-cell table:style-name="ce1218" office:value-type="string" calcext:value-type="string">
            <text:p>h</text:p>
          </table:table-cell>
          <table:table-cell table:style-name="ce1225" office:value-type="string" calcext:value-type="string">
            <text:p>h</text:p>
          </table:table-cell>
          <table:table-cell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61" office:value-type="string" calcext:value-type="string">
            <text:p>h</text:p>
          </table:table-cell>
          <table:table-cell table:style-name="ce1205"/>
          <table:table-cell table:style-name="ce1288"/>
          <table:table-cell table:style-name="ce1434"/>
          <table:table-cell table:number-columns-repeated="986"/>
        </table:table-row>
        <table:table-row table:style-name="ro7">
          <table:table-cell table:number-columns-repeated="34"/>
          <table:table-cell table:style-name="ce1258" office:value-type="string" calcext:value-type="string">
            <text:p>repeat until cut with one of the breaks</text:p>
          </table:table-cell>
          <table:table-cell table:style-name="ce1281"/>
          <table:table-cell table:style-name="ce1434" table:number-columns-repeated="2"/>
          <table:table-cell table:number-columns-repeated="986"/>
        </table:table-row>
        <table:table-row table:style-name="ro7">
          <table:table-cell table:number-columns-repeated="35"/>
          <table:table-cell table:style-name="ce1281"/>
          <table:table-cell table:style-name="ce1434" table:number-columns-repeated="2"/>
          <table:table-cell table:number-columns-repeated="986"/>
        </table:table-row>
        <table:table-row table:style-name="ro7">
          <table:table-cell table:style-name="ce1200" office:value-type="string" calcext:value-type="string">
            <text:p>Break 1</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table-cell table:style-name="ce1222" office:value-type="string" calcext:value-type="string">
            <text:p>A</text:p>
          </table:table-cell>
          <table:table-cell table:style-name="ce1240" office:value-type="string" calcext:value-type="string">
            <text:p>S</text:p>
          </table:table-cell>
          <table:table-cell table:style-name="ce1213"/>
          <table:table-cell table:style-name="ce1222" office:value-type="string" calcext:value-type="string">
            <text:p>A</text:p>
          </table:table-cell>
          <table:table-cell table:style-name="ce1222" office:value-type="string" calcext:value-type="string">
            <text:p>S</text:p>
          </table:table-cell>
          <table:table-cell table:style-name="ce1247"/>
          <table:table-cell table:style-name="ce1248" office:value-type="string" calcext:value-type="string">
            <text:p>n' in:</text:p>
          </table:table-cell>
          <table:table-cell table:style-name="ce1209" table:number-columns-repeated="15"/>
          <table:table-cell table:style-name="ce1205" office:value-type="string" calcext:value-type="string">
            <text:p>this break is only two counts </text:p>
          </table:table-cell>
          <table:table-cell table:style-name="ce1209" table:number-columns-repeated="6"/>
          <table:table-cell table:style-name="ce1205"/>
          <table:table-cell table:style-name="ce898"/>
          <table:table-cell table:style-name="ce883"/>
          <table:table-cell table:style-name="ce1289"/>
          <table:table-cell table:number-columns-repeated="986"/>
        </table:table-row>
        <table:table-row table:style-name="ro7">
          <table:table-cell/>
          <table:table-cell table:style-name="ce1205"/>
          <table:table-cell table:style-name="ce1209" table:number-columns-repeated="9"/>
          <table:table-cell table:style-name="ce1249" office:value-type="float" office:value="1" calcext:value-type="float">
            <text:p>1</text:p>
          </table:table-cell>
          <table:table-cell table:style-name="ce1209" table:number-columns-repeated="3"/>
          <table:table-cell table:style-name="ce1249" office:value-type="float" office:value="2" calcext:value-type="float">
            <text:p>2</text:p>
          </table:table-cell>
          <table:table-cell table:style-name="ce1209" table:number-columns-repeated="3"/>
          <table:table-cell table:style-name="ce1249" office:value-type="float" office:value="3" calcext:value-type="float">
            <text:p>3</text:p>
          </table:table-cell>
          <table:table-cell table:style-name="ce1209" table:number-columns-repeated="3"/>
          <table:table-cell table:style-name="ce1249" office:value-type="float" office:value="4" calcext:value-type="float">
            <text:p>4</text:p>
          </table:table-cell>
          <table:table-cell table:style-name="ce1209" table:number-columns-repeated="2"/>
          <table:table-cell table:style-name="ce1205"/>
          <table:table-cell table:style-name="ce1256" office:value-type="string" calcext:value-type="string">
            <text:p>long – <text:s/>afterwards continue </text:p>
          </table:table-cell>
          <table:table-cell table:style-name="ce1205" table:number-columns-repeated="7"/>
          <table:table-cell table:style-name="ce898"/>
          <table:table-cell table:style-name="ce1289" table:number-columns-repeated="2"/>
          <table:table-cell table:number-columns-repeated="986"/>
        </table:table-row>
        <table:table-row table:style-name="ro7">
          <table:table-cell table:number-columns-repeated="2"/>
          <table:table-cell table:style-name="ce1209" table:number-columns-repeated="24"/>
          <table:table-cell table:style-name="ce1205"/>
          <table:table-cell table:style-name="ce1257" office:value-type="string" calcext:value-type="string">
            <text:p>normally with the first beat</text:p>
          </table:table-cell>
          <table:table-cell table:style-name="ce1209" table:number-columns-repeated="7"/>
          <table:table-cell table:style-name="ce898"/>
          <table:table-cell table:style-name="ce1289" table:number-columns-repeated="2"/>
          <table:table-cell table:number-columns-repeated="986"/>
        </table:table-row>
        <table:table-row table:style-name="ro7">
          <table:table-cell table:style-name="ce1200" office:value-type="string" calcext:value-type="string">
            <text:p>Break 2</text:p>
          </table:table-cell>
          <table:table-cell table:style-name="ce1205" office:value-type="float" office:value="1" calcext:value-type="float">
            <text:p>1</text:p>
          </table:table-cell>
          <table:table-cell table:style-name="ce1209"/>
          <table:table-cell table:style-name="ce1213" office:value-type="string" calcext:value-type="string">
            <text:p>E</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E</text:p>
          </table:table-cell>
          <table:table-cell table:number-columns-repeated="2" table:style-name="ce1222" office:value-type="string" calcext:value-type="string">
            <text:p>E</text:p>
          </table:table-cell>
          <table:table-cell table:style-name="ce1247" office:value-type="string" calcext:value-type="string">
            <text:p><text:s/></text:p>
          </table:table-cell>
          <table:table-cell table:style-name="ce1249"/>
          <table:table-cell table:style-name="ce1209"/>
          <table:table-cell table:style-name="ce1251" table:number-columns-repeated="2"/>
          <table:table-cell table:style-name="ce1252"/>
          <table:table-cell table:style-name="ce1251" table:number-columns-repeated="3"/>
          <table:table-cell table:style-name="ce1209" table:number-columns-repeated="2"/>
          <table:table-cell table:number-columns-repeated="3"/>
          <table:table-cell table:style-name="ce1210" table:number-columns-repeated="3"/>
          <table:table-cell table:style-name="ce1281"/>
          <table:table-cell table:number-columns-repeated="988"/>
        </table:table-row>
        <table:table-row table:style-name="ro7">
          <table:table-cell/>
          <table:table-cell table:style-name="ce1205"/>
          <table:table-cell/>
          <table:table-cell table:style-name="ce1210" table:number-columns-repeated="7"/>
          <table:table-cell table:number-columns-repeated="14"/>
          <table:table-cell table:style-name="ce1210" table:number-columns-repeated="11"/>
          <table:table-cell table:style-name="ce1281"/>
          <table:table-cell table:style-name="ce1251"/>
          <table:table-cell table:style-name="ce1205"/>
          <table:table-cell table:number-columns-repeated="986"/>
        </table:table-row>
        <table:table-row table:style-name="ro7">
          <table:table-cell table:style-name="ce1200" office:value-type="string" calcext:value-type="string">
            <text:p>Break 3</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0"/>
          <table:table-cell table:style-name="ce1213" office:value-type="string" calcext:value-type="string">
            <text:p>A</text:p>
          </table:table-cell>
          <table:table-cell table:style-name="ce1222" table:number-columns-repeated="2"/>
          <table:table-cell table:style-name="ce1240" office:value-type="string" calcext:value-type="string">
            <text:p>A</text:p>
          </table:table-cell>
          <table:table-cell table:style-name="ce1213"/>
          <table:table-cell table:style-name="ce1222"/>
          <table:table-cell table:style-name="ce1222" office:value-type="string" calcext:value-type="string">
            <text:p>A</text:p>
          </table:table-cell>
          <table:table-cell table:style-name="ce1247"/>
          <table:table-cell table:style-name="ce1249"/>
          <table:table-cell table:style-name="ce1209"/>
          <table:table-cell table:style-name="ce1251" table:number-columns-repeated="2"/>
          <table:table-cell table:style-name="ce1253"/>
          <table:table-cell table:style-name="ce1251" table:number-columns-repeated="3"/>
          <table:table-cell table:style-name="ce1209"/>
          <table:table-cell table:style-name="ce1253"/>
          <table:table-cell table:style-name="ce1209" table:number-columns-repeated="4"/>
          <table:table-cell table:style-name="ce1210" table:number-columns-repeated="2"/>
          <table:table-cell table:style-name="ce1281"/>
          <table:table-cell table:style-name="ce1205" table:number-columns-repeated="2"/>
          <table:table-cell table:number-columns-repeated="986"/>
        </table:table-row>
        <table:table-row table:style-name="ro7">
          <table:table-cell>
            <draw:custom-shape table:end-cell-address="Ragga.C35" table:end-x="0.68mm" table:end-y="2.71mm" draw:z-index="0" draw:name="Graphics 42" draw:style-name="gr26" draw:text-style-name="P1" svg:width="13.55mm" svg:height="11.7mm" svg:x="30.78mm" svg:y="4.4mm">
              <text:p/>
              <draw:enhanced-geometry svg:viewBox="0 0 21600 21600" draw:type="rectangle" draw:enhanced-path="M 0 0 L 21600 0 21600 21600 0 21600 0 0 Z N"/>
            </draw:custom-shape>
          </table:table-cell>
          <table:table-cell table:style-name="ce1205"/>
          <table:table-cell table:style-name="ce1209" table:number-columns-repeated="31"/>
          <table:table-cell/>
          <table:table-cell table:style-name="ce1210"/>
          <table:table-cell table:style-name="ce1281"/>
          <table:table-cell table:style-name="ce1205" table:number-columns-repeated="2"/>
          <table:table-cell table:number-columns-repeated="986"/>
        </table:table-row>
        <table:table-row table:style-name="ro28">
          <table:table-cell table:style-name="ce1200" office:value-type="string" calcext:value-type="string">
            <text:p>Zorro-Break </text:p>
          </table:table-cell>
          <table:table-cell table:style-name="ce1205" office:value-type="string" calcext:value-type="string">
            <text:p><text:s/></text:p>
          </table:table-cell>
          <table:table-cell/>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7"/>
          <table:table-cell table:style-name="ce1205"/>
          <table:table-cell table:style-name="ce1290" table:number-columns-repeated="2"/>
          <table:table-cell table:number-columns-repeated="986"/>
        </table:table-row>
        <table:table-row table:style-name="ro7">
          <table:table-cell table:style-name="ce1201" office:value-type="string" calcext:value-type="string">
            <text:p>sign 'Z' in the air</text:p>
          </table:table-cell>
          <table:table-cell/>
          <table:table-cell table:style-name="ce1210"/>
          <table:table-cell table:style-name="ce1219" office:value-type="string" calcext:value-type="string">
            <text:p>others continue playing</text:p>
          </table:table-cell>
          <table:table-cell table:style-name="ce1209" table:number-columns-repeated="23"/>
          <table:table-cell table:style-name="ce898"/>
          <table:table-cell table:style-name="ce1209" table:number-columns-repeated="6"/>
          <table:table-cell table:style-name="ce1262" office:value-type="string" calcext:value-type="string">
            <text:p><text:s text:c="2"/>repeat until cut with one of the breaks</text:p>
          </table:table-cell>
          <table:table-cell table:style-name="ce1205"/>
          <table:table-cell table:style-name="ce1290" table:number-columns-repeated="2"/>
          <table:table-cell table:number-columns-repeated="986"/>
        </table:table-row>
        <table:table-row table:style-name="ro7">
          <table:table-cell table:number-columns-repeated="3"/>
          <table:table-cell table:style-name="ce1209" table:number-columns-repeated="31"/>
          <table:table-cell table:style-name="ce1205" table:number-columns-repeated="2"/>
          <table:table-cell table:style-name="ce1290" table:number-columns-repeated="2"/>
          <table:table-cell table:number-columns-repeated="986"/>
        </table:table-row>
        <table:table-row table:style-name="ro7" table:number-rows-repeated="2">
          <table:table-cell table:number-columns-repeated="37"/>
          <table:table-cell table:style-name="ce1205"/>
          <table:table-cell table:number-columns-repeated="986"/>
        </table:table-row>
        <table:table-row table:style-name="ro7">
          <table:table-cell table:style-name="ce1200"/>
          <table:table-cell table:number-columns-repeated="2"/>
          <table:table-cell table:style-name="ce1210" table:number-columns-repeated="18"/>
          <table:table-cell table:style-name="ce1219" table:number-columns-repeated="2"/>
          <table:table-cell table:style-name="ce1254"/>
          <table:table-cell table:style-name="ce1219" table:number-columns-repeated="3"/>
          <table:table-cell table:style-name="ce1210"/>
          <table:table-cell table:style-name="ce1254"/>
          <table:table-cell table:style-name="ce1210" table:number-columns-repeated="6"/>
          <table:table-cell table:style-name="ce1281"/>
          <table:table-cell table:style-name="ce1205" table:number-columns-repeated="2"/>
          <table:table-cell table:style-name="ce1207" table:number-columns-repeated="2"/>
          <table:table-cell table:number-columns-repeated="984"/>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style-name="ce1207" table:number-columns-repeated="2"/>
          <table:table-cell table:number-columns-repeated="16"/>
          <table:table-cell table:style-name="ce1207" table:number-columns-repeated="2"/>
          <table:table-cell table:number-columns-repeated="966"/>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number-columns-repeated="2"/>
          <table:table-cell table:style-name="ce1207" table:number-columns-repeated="18"/>
          <table:table-cell table:number-columns-repeated="966"/>
        </table:table-row>
        <table:table-row table:style-name="ro7">
          <table:table-cell table:number-columns-repeated="40"/>
          <table:table-cell table:style-name="ce1207" table:number-columns-repeated="16"/>
          <table:table-cell table:number-columns-repeated="968"/>
        </table:table-row>
        <table:table-row table:style-name="ro7" table:number-rows-repeated="97">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row table:style-name="ro10">
          <table:table-cell table:number-columns-repeated="1024"/>
        </table:table-row>
      </table:table>
      <table:table table:name="Rope skipping" table:style-name="ta5">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Rope Skipping</text:p>
          </table:table-cell>
          <table:table-cell table:number-columns-repeated="2"/>
          <table:table-cell table:style-name="ce814"/>
          <table:table-cell/>
          <table:table-cell table:style-name="ce849" table:number-columns-repeated="4"/>
          <table:table-cell table:style-name="ce833" office:value-type="string" calcext:value-type="string">
            <text:p><text:s/>sign with both hands a rotating rope and jump up and down</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table:table-cell table:style-name="ce830"/>
          <table:table-cell table:style-name="ce1153" office:value-type="string" calcext:value-type="string">
            <text:p>x</text:p>
          </table:table-cell>
          <table:table-cell table:number-columns-repeated="2" table:style-name="ce1159" office:value-type="string" calcext:value-type="string">
            <text:p>x</text:p>
          </table:table-cell>
          <table:table-cell table:style-name="ce1383" office:value-type="string" calcext:value-type="string">
            <text:p>x</text:p>
          </table:table-cell>
          <table:table-cell table:style-name="ce1153" office:value-type="string" calcext:value-type="string">
            <text:p>x</text:p>
          </table:table-cell>
          <table:table-cell table:number-columns-repeated="2" table:style-name="ce1159" office:value-type="string" calcext:value-type="string">
            <text:p>x</text:p>
          </table:table-cell>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number-columns-repeated="2"/>
          <table:table-cell table:style-name="ce1191"/>
          <table:table-cell table:style-name="ce1849"/>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90" office:value-type="string" calcext:value-type="string">
            <text:p>x</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table:table-cell table:style-name="ce1159"/>
          <table:table-cell table:style-name="ce1159" office:value-type="string" calcext:value-type="string">
            <text:p>sil</text:p>
          </table:table-cell>
          <table:table-cell table:style-name="ce1168" office:value-type="string" calcext:value-type="string">
            <text:p>sil</text:p>
          </table:table-cell>
          <table:table-cell table:style-name="ce1153"/>
          <table:table-cell table:style-name="ce1159" table:number-columns-repeated="2"/>
          <table:table-cell table:style-name="ce1168"/>
          <table:table-cell table:style-name="ce1153"/>
          <table:table-cell table:style-name="ce1159" table:number-columns-repeated="2"/>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table-cell table:style-name="ce1190" office:value-type="string" calcext:value-type="string">
            <text:p>sil</text:p>
          </table:table-cell>
          <table:table-cell table:style-name="ce1191" office:value-type="string" calcext:value-type="string">
            <text:p>sil</text:p>
          </table:table-cell>
          <table:table-cell table:style-name="ce1192"/>
          <table:table-cell table:style-name="ce1190" table:number-columns-repeated="2"/>
          <table:table-cell table:style-name="ce1191"/>
          <table:table-cell table:style-name="ce1849"/>
          <table:table-cell table:style-name="ce1190" table:number-columns-repeated="2"/>
          <table:table-cell table:style-name="ce1191" office:value-type="string" calcext:value-type="string">
            <text:p>x</text:p>
          </table:table-cell>
          <table:table-cell table:style-name="ce1849" office:value-type="string" calcext:value-type="string">
            <text:p>x</text:p>
          </table:table-cell>
          <table:table-cell table:style-name="ce1190"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192"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849" office:value-type="string" calcext:value-type="string">
            <text:p>x</text:p>
          </table:table-cell>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59"/>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1173"/>
          <table:table-cell table:style-name="ce1178"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office:value-type="float" office:value="1" calcext:value-type="float">
            <text:p>1</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office:value-type="float" office:value="2" calcext:value-type="float">
            <text:p>2</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able:number-columns-spanned="4" table:number-rows-spanned="1">
            <text:p>[ x x x ]</text:p>
          </table:table-cell>
          <table:covered-table-cell table:number-columns-repeated="3" table:style-name="ce921"/>
          <table:table-cell table:style-name="ce921"/>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Oh Shit</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Oh</text:p>
          </table:table-cell>
          <table:table-cell table:style-name="ce939" table:number-columns-repeated="2"/>
          <table:table-cell table:style-name="ce955"/>
          <table:table-cell table:style-name="ce1784" office:value-type="string" calcext:value-type="string">
            <text:p>Shit</text:p>
          </table:table-cell>
          <table:table-cell table:style-name="ce939" table:number-columns-repeated="2"/>
          <table:table-cell table:style-name="ce981"/>
          <table:table-cell table:style-name="ce819"/>
          <table:table-cell table:style-name="ce820" office:value-type="string" calcext:value-type="string">
            <text:p>sign: two little fingers show horns of taurus</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Fuck Off</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Fuck</text:p>
          </table:table-cell>
          <table:table-cell table:style-name="ce939" table:number-columns-repeated="2"/>
          <table:table-cell table:style-name="ce955"/>
          <table:table-cell table:style-name="ce1784" office:value-type="string" calcext:value-type="string">
            <text:p>Off</text:p>
          </table:table-cell>
          <table:table-cell table:style-name="ce939" table:number-columns-repeated="2"/>
          <table:table-cell table:style-name="ce981"/>
          <table:table-cell table:style-name="ce819"/>
          <table:table-cell table:style-name="ce820" office:value-type="string" calcext:value-type="string">
            <text:p>sign: one litte finger</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14"/>
          <table:table-cell table:style-name="ce81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table:table-cell table:style-name="ce939" table:number-columns-repeated="2"/>
          <table:table-cell table:style-name="ce981"/>
          <table:table-cell table:style-name="ce917"/>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A</text:p>
          </table:table-cell>
          <table:table-cell table:style-name="ce939" table:number-columns-repeated="2"/>
          <table:table-cell table:style-name="ce981"/>
          <table:table-cell table:style-name="ce819"/>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14"/>
          <table:table-cell table:style-name="ce909"/>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number-columns-repeated="2"/>
          <table:table-cell table:style-name="ce981"/>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table:number-columns-repeated="2"/>
          <table:table-cell table:style-name="ce981"/>
          <table:table-cell table:style-name="ce909" table:number-columns-repeated="2"/>
          <table:table-cell table:number-columns-repeated="3"/>
          <table:table-cell table:style-name="ce909"/>
          <table:table-cell table:number-columns-repeated="983"/>
        </table:table-row>
        <table:table-row table:style-name="ro5">
          <table:table-cell table:style-name="ce884"/>
          <table:table-cell table:style-name="ce831"/>
          <table:table-cell table:style-name="ce909"/>
          <table:table-cell table:style-name="ce814" table:number-columns-repeated="32"/>
          <table:table-cell table:style-name="ce909" table:number-columns-repeated="2"/>
          <table:table-cell table:number-columns-repeated="3"/>
          <table:table-cell table:style-name="ce909"/>
          <table:table-cell table:number-columns-repeated="983"/>
        </table:table-row>
        <table:table-row table:style-name="ro5">
          <table:table-cell table:style-name="ce1149" office:value-type="string" calcext:value-type="string">
            <text:p>Break 3</text:p>
          </table:table-cell>
          <table:table-cell table:style-name="ce814"/>
          <table:table-cell table:style-name="ce831"/>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81"/>
          <table:table-cell table:style-name="ce814" table:number-columns-repeated="16"/>
          <table:table-cell table:style-name="ce909" table:number-columns-repeated="2"/>
          <table:table-cell/>
          <table:table-cell table:style-name="ce837" table:number-columns-repeated="2"/>
          <table:table-cell table:number-columns-repeated="984"/>
        </table:table-row>
        <table:table-row table:style-name="ro5" table:number-rows-repeated="2">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84" office:value-type="string" calcext:value-type="string">
            <text:p>Küsel Break</text:p>
          </table:table-cell>
          <table:table-cell table:style-name="ce814"/>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number-columns-repeated="2"/>
          <table:table-cell table:style-name="ce982"/>
          <table:table-cell table:style-name="ce814" table:number-columns-repeated="3"/>
          <table:table-cell table:style-name="ce837" table:number-columns-repeated="2"/>
          <table:table-cell table:number-columns-repeated="984"/>
        </table:table-row>
        <table:table-row table:style-name="ro5">
          <table:table-cell table:style-name="ce821" office:value-type="string" calcext:value-type="string">
            <text:p>hands twist head</text:p>
          </table:table-cell>
          <table:table-cell table:style-name="ce830"/>
          <table:table-cell table:style-name="ce831"/>
          <table:table-cell table:style-name="ce919" office:value-type="string" calcext:value-type="string">
            <text:p>sn</text:p>
          </table:table-cell>
          <table:table-cell table:style-name="ce941" office:value-type="string" calcext:value-type="string">
            <text:p>.</text:p>
          </table:table-cell>
          <table:table-cell table:style-name="ce941"/>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909" table:number-columns-repeated="2"/>
          <table:table-cell/>
          <table:table-cell table:style-name="ce837" table:number-columns-repeated="2"/>
          <table:table-cell table:number-columns-repeated="984"/>
        </table:table-row>
        <table:table-row table:style-name="ro5">
          <table:table-cell table:style-name="ce821"/>
          <table:table-cell table:style-name="ce830"/>
          <table:table-cell table:style-name="ce831"/>
          <table:table-cell table:style-name="ce842" office:value-type="string" calcext:value-type="string">
            <text:p>all players turn around 360° while playing the break</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14" table:number-columns-repeated="35"/>
          <table:table-cell table:style-name="ce909" table:number-columns-repeated="2"/>
          <table:table-cell table:number-columns-repeated="987"/>
        </table:table-row>
        <table:table-row table:style-name="ro5">
          <table:table-cell table:style-name="ce884" office:value-type="string" calcext:value-type="string">
            <text:p>Skipping Agogô</text:p>
          </table:table-cell>
          <table:table-cell table:style-name="ce814"/>
          <table:table-cell table:style-name="ce909"/>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table:table-cell table:style-name="ce955" office:value-type="string" calcext:value-type="string">
            <text:p>h</text:p>
          </table:table-cell>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office:value-type="string" calcext:value-type="string">
            <text:p>l</text:p>
          </table:table-cell>
          <table:table-cell table:style-name="ce981" office:value-type="string" calcext:value-type="string">
            <text:p>h</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table:table-cell table:style-name="ce955" office:value-type="string" calcext:value-type="string">
            <text:p>l</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office:value-type="string" calcext:value-type="string">
            <text:p>h</text:p>
          </table:table-cell>
          <table:table-cell table:style-name="ce981" office:value-type="string" calcext:value-type="string">
            <text:p>l</text:p>
          </table:table-cell>
          <table:table-cell table:style-name="ce909" table:number-columns-repeated="2"/>
          <table:table-cell table:number-columns-repeated="987"/>
        </table:table-row>
        <table:table-row table:style-name="ro5">
          <table:table-cell table:style-name="ce814"/>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84" office:value-type="string" calcext:value-type="string">
            <text:p>I like to move it</text:p>
          </table:table-cell>
          <table:table-cell table:style-name="ce814"/>
          <table:table-cell table:style-name="ce81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table-cell table:style-name="ce939" office:value-type="string" calcext:value-type="string">
            <text:p>h</text:p>
          </table:table-cell>
          <table:table-cell table:style-name="ce981"/>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81"/>
          <table:table-cell table:style-name="ce909" table:number-columns-repeated="2"/>
          <table:table-cell table:number-columns-repeated="987"/>
        </table:table-row>
        <table:table-row table:style-name="ro5">
          <table:table-cell table:style-name="ce821" office:value-type="string" calcext:value-type="string">
            <text:p>curling hands</text:p>
          </table:table-cell>
          <table:table-cell table:style-name="ce830"/>
          <table:table-cell table:style-name="ce831"/>
          <table:table-cell table:style-name="ce842" office:value-type="string" calcext:value-type="string">
            <text:p>Repi and Agogô</text:p>
          </table:table-cell>
          <table:table-cell table:style-name="ce831" table:number-columns-repeated="15"/>
          <table:table-cell table:style-name="ce815"/>
          <table:table-cell table:style-name="ce909" table:number-columns-repeated="5"/>
          <table:table-cell table:style-name="ce896"/>
          <table:table-cell table:style-name="ce909" table:number-columns-repeated="8"/>
          <table:table-cell table:style-name="ce1455" office:value-type="string" calcext:value-type="string">
            <text:p>play as a loop</text:p>
          </table:table-cell>
          <table:table-cell table:style-name="ce909" table:number-columns-repeated="2"/>
          <table:table-cell table:number-columns-repeated="987"/>
        </table:table-row>
        <table:table-row table:style-name="ro5">
          <table:table-cell table:style-name="ce821" office:value-type="string" calcext:value-type="string">
            <text:p>up and down</text:p>
          </table:table-cell>
          <table:table-cell table:style-name="ce830"/>
          <table:table-cell table:style-name="ce831"/>
          <table:table-cell table:style-name="ce842"/>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21"/>
          <table:table-cell table:style-name="ce830"/>
          <table:table-cell table:style-name="ce831"/>
          <table:table-cell table:style-name="ce828" office:value-type="string" calcext:value-type="string">
            <text:p>Surdos (High, Middle, Low), Snare</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1149" office:value-type="string" calcext:value-type="string">
            <text:p>Eye of the</text:p>
          </table:table-cell>
          <table:table-cell table:style-name="ce830" office:value-type="float" office:value="1" calcext:value-type="float">
            <text:p>1</text:p>
          </table:table-cell>
          <table:table-cell table:style-name="ce830"/>
          <table:table-cell table:style-name="ce1679" office:value-type="string" calcext:value-type="string">
            <text:p>Hi</text:p>
          </table:table-cell>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style-name="ce1679"/>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number-columns-repeated="989"/>
        </table:table-row>
        <table:table-row table:style-name="ro5">
          <table:table-cell table:style-name="ce1149" office:value-type="string" calcext:value-type="string">
            <text:p>tiger</text:p>
          </table:table-cell>
          <table:table-cell table:style-name="ce814" table:number-columns-repeated="2"/>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number-columns-repeated="989"/>
        </table:table-row>
        <table:table-row table:style-name="ro5">
          <table:table-cell table:style-name="ce821" office:value-type="string" calcext:value-type="string">
            <text:p>claws left and</text:p>
          </table:table-cell>
          <table:table-cell table:style-name="ce830" office:value-type="float" office:value="2" calcext:value-type="float">
            <text:p>2</text:p>
          </table:table-cell>
          <table:table-cell table:style-name="ce830"/>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office:value-type="string" calcext:value-type="string">
            <text:p>Hi</text:p>
          </table:table-cell>
          <table:table-cell table:style-name="ce1682" table:number-columns-repeated="2"/>
          <table:table-cell table:style-name="ce1773" office:value-type="string" calcext:value-type="string">
            <text:p>Mi</text:p>
          </table:table-cell>
          <table:table-cell table:style-name="ce1680"/>
          <table:table-cell table:style-name="ce1682"/>
          <table:table-cell table:style-name="ce1682" office:value-type="string" calcext:value-type="string">
            <text:p>Lo</text:p>
          </table:table-cell>
          <table:table-cell table:style-name="ce1773"/>
          <table:table-cell table:style-name="ce1847" office:value-type="string" calcext:value-type="string">
            <text:p>Agogô beating fast between both bells...</text:p>
          </table:table-cell>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850" office:value-type="string" calcext:value-type="string">
            <text:p>...until here</text:p>
          </table:table-cell>
          <table:table-cell table:number-columns-repeated="989"/>
        </table:table-row>
        <table:table-row table:style-name="ro5">
          <table:table-cell office:value-type="string" calcext:value-type="string">
            <text:p>right</text:p>
          </table:table-cell>
          <table:table-cell table:style-name="ce814" table:number-columns-repeated="2"/>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1848" office:value-type="string" calcext:value-type="string">
            <text:p>snare stops her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4">
          <table:table-cell table:number-columns-repeated="1024"/>
        </table:table-row>
        <table:table-row table:style-name="ro5" table:number-rows-repeated="2">
          <table:table-cell table:style-name="ce814"/>
          <table:table-cell table:number-columns-repeated="1023"/>
        </table:table-row>
        <table:table-row table:style-name="ro5" table:number-rows-repeated="5">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40">
          <table:table-cell table:number-columns-repeated="1024"/>
        </table:table-row>
        <table:table-row table:style-name="ro10" table:number-rows-repeated="9">
          <table:table-cell table:number-columns-repeated="1024"/>
        </table:table-row>
        <table:table-row table:style-name="ro10">
          <table:table-cell table:number-columns-repeated="1024"/>
        </table:table-row>
      </table:table>
      <table:table table:name="Samba Reggae" table:style-name="ta6">
        <office:forms form:automatic-focus="false" form:apply-design-mode="false"/>
        <table:table-column table:style-name="co70" table:default-cell-style-name="ce1855"/>
        <table:table-column table:style-name="co12" table:default-cell-style-name="ce1855"/>
        <table:table-column table:style-name="co71" table:default-cell-style-name="ce1855"/>
        <table:table-column table:style-name="co11" table:number-columns-repeated="12" table:default-cell-style-name="ce1872"/>
        <table:table-column table:style-name="co39" table:default-cell-style-name="ce1872"/>
        <table:table-column table:style-name="co11" table:default-cell-style-name="ce1872"/>
        <table:table-column table:style-name="co72" table:default-cell-style-name="ce1872"/>
        <table:table-column table:style-name="co11" table:default-cell-style-name="ce1872"/>
        <table:table-column table:style-name="co3" table:default-cell-style-name="ce1855"/>
        <table:table-column table:style-name="co22" table:number-columns-repeated="3" table:default-cell-style-name="ce1855"/>
        <table:table-column table:style-name="co2" table:default-cell-style-name="ce1855"/>
        <table:table-column table:style-name="co22" table:default-cell-style-name="ce1855"/>
        <table:table-column table:style-name="co13" table:default-cell-style-name="ce1855"/>
        <table:table-column table:style-name="co17" table:default-cell-style-name="ce1855"/>
        <table:table-column table:style-name="co73" table:default-cell-style-name="ce1855"/>
        <table:table-column table:style-name="co22" table:number-columns-repeated="229" table:default-cell-style-name="ce1855"/>
        <table:table-column table:style-name="co22" table:number-columns-repeated="767" table:default-cell-style-name="Default"/>
        <table:table-row table:style-name="ro1">
          <table:table-cell table:style-name="ce1851" office:value-type="string" calcext:value-type="string">
            <text:p>Samba Reggae</text:p>
          </table:table-cell>
          <table:table-cell table:style-name="ce1852"/>
          <table:table-cell table:style-name="ce1867"/>
          <table:table-cell table:style-name="ce758" office:value-type="string" calcext:value-type="string" table:number-columns-spanned="11" table:number-rows-spanned="1">
            <text:p>tune sign: smoking a cigar/joint</text:p>
          </table:table-cell>
          <table:covered-table-cell table:number-columns-repeated="10" table:style-name="ce758"/>
          <table:table-cell table:number-columns-repeated="1010"/>
        </table:table-row>
        <table:table-row table:style-name="ro2">
          <table:table-cell table:style-name="ce1852" table:number-columns-repeated="2"/>
          <table:table-cell table:style-name="ce1867"/>
          <table:table-cell table:style-name="ce1870"/>
          <table:table-cell table:style-name="ce1881"/>
          <table:table-cell table:style-name="ce1870"/>
          <table:table-cell table:style-name="ce1881"/>
          <table:table-cell/>
          <table:table-cell table:style-name="ce1870"/>
          <table:table-cell table:style-name="ce1897"/>
          <table:table-cell table:number-columns-repeated="1014"/>
        </table:table-row>
        <table:table-row table:style-name="ro2">
          <table:table-cell table:style-name="ce1853" office:value-type="string" calcext:value-type="string">
            <text:p>Groove</text:p>
          </table:table-cell>
          <table:table-cell table:style-name="ce1854" table:number-columns-repeated="2"/>
          <table:table-cell table:style-name="ce1871" office:value-type="float" office:value="1" calcext:value-type="float">
            <text:p>1</text:p>
          </table:table-cell>
          <table:table-cell table:style-name="ce1871" table:number-columns-repeated="3"/>
          <table:table-cell table:style-name="ce1871" office:value-type="float" office:value="2" calcext:value-type="float">
            <text:p>2</text:p>
          </table:table-cell>
          <table:table-cell table:style-name="ce1871" table:number-columns-repeated="3"/>
          <table:table-cell table:style-name="ce1871" office:value-type="float" office:value="3" calcext:value-type="float">
            <text:p>3</text:p>
          </table:table-cell>
          <table:table-cell table:style-name="ce1871" table:number-columns-repeated="3"/>
          <table:table-cell table:style-name="ce1871" office:value-type="float" office:value="4" calcext:value-type="float">
            <text:p>4</text:p>
          </table:table-cell>
          <table:table-cell table:style-name="ce1871" table:number-columns-repeated="3"/>
          <table:table-cell/>
          <table:table-cell table:style-name="ce1928" table:number-columns-repeated="3"/>
          <table:table-cell table:number-columns-repeated="1001"/>
        </table:table-row>
        <table:table-row table:style-name="ro2">
          <table:table-cell table:style-name="ce1854" table:number-columns-repeated="3"/>
          <table:table-cell table:number-columns-repeated="17"/>
          <table:table-cell table:style-name="ce1928" table:number-columns-repeated="3"/>
          <table:table-cell table:number-columns-repeated="1001"/>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number-columns-repeated="2"/>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table-cell table:style-name="ce1882" office:value-type="string" calcext:value-type="string">
            <text:p>x</text:p>
          </table:table-cell>
          <table:table-cell table:style-name="ce1890"/>
          <table:table-cell/>
          <table:table-cell table:style-name="ce814"/>
          <table:table-cell table:number-columns-repeated="1003"/>
        </table:table-row>
        <table:table-row table:style-name="ro2">
          <table:table-cell office:value-type="string" calcext:value-type="string">
            <text:p>Mid Surdo</text:p>
          </table:table-cell>
          <table:table-cell table:number-columns-repeated="2"/>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8"/>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High Surdo</text:p>
          </table:table-cell>
          <table:table-cell table:style-name="Default"/>
          <table:table-cell/>
          <table:table-cell table:style-name="ce1873" office:value-type="float" office:value="0" calcext:value-type="float">
            <text:p>0</text:p>
          </table:table-cell>
          <table:table-cell table:style-name="ce1882" table:number-columns-repeated="2"/>
          <table:table-cell table:style-name="ce1890"/>
          <table:table-cell table:style-name="ce1873"/>
          <table:table-cell table:style-name="ce1882"/>
          <table:table-cell table:style-name="ce1882" office:value-type="string" calcext:value-type="string">
            <text:p>x</text:p>
          </table:table-cell>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number-columns-repeated="2"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table-cell table:style-name="ce814"/>
          <table:table-cell table:number-columns-repeated="1003"/>
        </table:table-row>
        <table:table-row table:style-name="ro2">
          <table:table-cell office:value-type="string" calcext:value-type="string">
            <text:p>Repinique</text:p>
          </table:table-cell>
          <table:table-cell table:number-columns-repeated="2"/>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873" office:value-type="string" calcext:value-type="string">
            <text:p>x</text:p>
          </table:table-cell>
          <table:table-cell table:number-columns-repeated="2" table:style-name="ce1882" office:value-type="string" calcext:value-type="string">
            <text:p>.</text:p>
          </table:table-cell>
          <table:table-cell table:style-name="ce1890" office:value-type="string" calcext:value-type="string">
            <text:p>x</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0" office:value-type="string" calcext:value-type="string">
            <text:p>.</text:p>
          </table:table-cell>
          <table:table-cell table:style-name="ce1873" office:value-type="string" calcext:value-type="string">
            <text:p>.</text:p>
          </table:table-cell>
          <table:table-cell table:style-name="ce1882" office:value-type="string" calcext:value-type="string">
            <text:p>x</text:p>
          </table:table-cell>
          <table:table-cell table:style-name="ce1882" office:value-type="string" calcext:value-type="string">
            <text:p>.</text:p>
          </table:table-cell>
          <table:table-cell table:style-name="ce1890" office:value-type="string" calcext:value-type="string">
            <text:p>.</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Tamborim <text:s/></text:p>
          </table:table-cell>
          <table:table-cell table:number-columns-repeated="2"/>
          <table:table-cell table:style-name="ce1873" office:value-type="string" calcext:value-type="string">
            <text:p>x</text:p>
          </table:table-cell>
          <table:table-cell table:style-name="ce1882" table:number-columns-repeated="2"/>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table:table-cell table:style-name="ce1873"/>
          <table:table-cell table:style-name="ce1882"/>
          <table:table-cell table:style-name="ce1882" office:value-type="string" calcext:value-type="string">
            <text:p>x</text:p>
          </table:table-cell>
          <table:table-cell table:style-name="ce1890"/>
          <table:table-cell table:style-name="ce1873" office:value-type="string" calcext:value-type="string">
            <text:p>x</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873" office:value-type="string" calcext:value-type="string">
            <text:p>l</text:p>
          </table:table-cell>
          <table:table-cell table:style-name="ce1882"/>
          <table:table-cell table:style-name="ce1882" office:value-type="string" calcext:value-type="string">
            <text:p>h</text:p>
          </table:table-cell>
          <table:table-cell table:style-name="ce1890"/>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8" office:value-type="string" calcext:value-type="string">
            <text:p>l</text:p>
          </table:table-cell>
          <table:table-cell table:style-name="ce1873"/>
          <table:table-cell table:style-name="ce1882" office:value-type="string" calcext:value-type="string">
            <text:p>h</text:p>
          </table:table-cell>
          <table:table-cell table:style-name="ce1882"/>
          <table:table-cell table:style-name="ce1890" office:value-type="string" calcext:value-type="string">
            <text:p>h</text:p>
          </table:table-cell>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0"/>
          <table:table-cell table:number-columns-repeated="5"/>
          <table:table-cell table:style-name="ce1865" table:number-columns-repeated="10"/>
          <table:table-cell table:number-columns-repeated="990"/>
        </table:table-row>
        <table:table-row table:style-name="ro29">
          <table:table-cell table:style-name="ce1854"/>
          <table:table-cell table:number-columns-repeated="20"/>
          <table:table-cell table:style-name="ce1928" table:number-columns-repeated="2"/>
          <table:table-cell table:number-columns-repeated="1001"/>
        </table:table-row>
        <table:table-row table:style-name="ro4">
          <table:table-cell table:style-name="ce1856" office:value-type="string" calcext:value-type="string">
            <text:p>Bra Break</text:p>
          </table:table-cell>
          <table:table-cell office:value-type="float" office:value="1" calcext:value-type="float">
            <text:p>1</text:p>
          </table:table-cell>
          <table:table-cell/>
          <table:table-cell table:style-name="ce1874" office:value-type="string" calcext:value-type="string">
            <text:p>fl</text:p>
          </table:table-cell>
          <table:table-cell table:style-name="ce1883"/>
          <table:table-cell table:style-name="ce1883" office:value-type="string" calcext:value-type="string">
            <text:p>R</text:p>
          </table:table-cell>
          <table:table-cell table:style-name="ce1891" office:value-type="string" calcext:value-type="string">
            <text:p>R</text:p>
          </table:table-cell>
          <table:table-cell table:style-name="ce1877"/>
          <table:table-cell table:number-columns-repeated="2" table:style-name="ce1883" office:value-type="string" calcext:value-type="string">
            <text:p>R</text:p>
          </table:table-cell>
          <table:table-cell table:style-name="ce1899"/>
          <table:table-cell table:style-name="ce1877" office:value-type="string" calcext:value-type="string">
            <text:p>R</text:p>
          </table:table-cell>
          <table:table-cell table:style-name="ce1889"/>
          <table:table-cell table:style-name="ce1883" office:value-type="string" calcext:value-type="string">
            <text:p>A</text:p>
          </table:table-cell>
          <table:table-cell table:style-name="ce1891"/>
          <table:table-cell table:style-name="ce1877" office:value-type="string" calcext:value-type="string">
            <text:p>A</text:p>
          </table:table-cell>
          <table:table-cell table:style-name="ce1883" table:number-columns-repeated="2"/>
          <table:table-cell table:style-name="ce1899"/>
          <table:table-cell table:style-name="ce1927"/>
          <table:table-cell table:style-name="ce814"/>
          <table:table-cell table:style-name="ce1865" table:number-columns-repeated="3"/>
          <table:table-cell table:number-columns-repeated="1000"/>
        </table:table-row>
        <table:table-row table:style-name="ro4">
          <table:table-cell table:style-name="ce1857"/>
          <table:table-cell office:value-type="float" office:value="2" calcext:value-type="float">
            <text:p>2</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885"/>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table-cell table:style-name="ce1865" table:number-columns-repeated="3"/>
          <table:table-cell table:number-columns-repeated="1000"/>
        </table:table-row>
        <table:table-row table:style-name="ro4">
          <table:table-cell table:style-name="ce1858" office:value-type="string" calcext:value-type="string">
            <text:p>R = hit on repinique</text:p>
          </table:table-cell>
          <table:table-cell office:value-type="float" office:value="3" calcext:value-type="float">
            <text:p>3</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90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number-columns-repeated="5"/>
          <table:table-cell table:number-columns-repeated="999"/>
        </table:table-row>
        <table:table-row table:style-name="ro5">
          <table:table-cell table:style-name="ce828" office:value-type="string" calcext:value-type="string">
            <text:p>fl = flare on repinique</text:p>
          </table:table-cell>
          <table:table-cell office:value-type="float" office:value="4" calcext:value-type="float">
            <text:p>4</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1865"/>
          <table:table-cell table:number-columns-repeated="3"/>
          <table:table-cell table:style-name="ce1865"/>
          <table:table-cell table:number-columns-repeated="999"/>
        </table:table-row>
        <table:table-row table:style-name="ro5">
          <table:table-cell office:value-type="string" calcext:value-type="string">
            <text:p>T = Tamborim</text:p>
          </table:table-cell>
          <table:table-cell office:value-type="float" office:value="5" calcext:value-type="float">
            <text:p>5</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814"/>
          <table:table-cell table:number-columns-repeated="4"/>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5"/>
          <table:table-cell table:style-name="ce1865" table:number-columns-repeated="999"/>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number-columns-repeated="5"/>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table-cell table:style-name="ce1882" office:value-type="string" calcext:value-type="string">
            <text:p>ls</text:p>
          </table:table-cell>
          <table:table-cell table:style-name="ce1898"/>
          <table:table-cell table:style-name="ce1927"/>
          <table:table-cell table:number-columns-repeated="1004"/>
        </table:table-row>
        <table:table-row table:style-name="ro5">
          <table:table-cell table:style-name="ce1859"/>
          <table:table-cell table:number-columns-repeated="2"/>
          <table:table-cell table:style-name="ce1876" office:value-type="string" calcext:value-type="string">
            <text:p>sn</text:p>
          </table:table-cell>
          <table:table-cell table:number-columns-repeated="2" table:style-name="ce1884" office:value-type="string" calcext:value-type="string">
            <text:p>.</text:p>
          </table:table-cell>
          <table:table-cell table:style-name="ce1892" office:value-type="string" calcext:value-type="string">
            <text:p>sn</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900" office:value-type="string" calcext:value-type="string">
            <text:p>.</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892" office:value-type="string" calcext:value-type="string">
            <text:p>.</text:p>
          </table:table-cell>
          <table:table-cell table:style-name="ce1876" office:value-type="string" calcext:value-type="string">
            <text:p>sn</text:p>
          </table:table-cell>
          <table:table-cell table:number-columns-repeated="2" table:style-name="ce1884" office:value-type="string" calcext:value-type="string">
            <text:p>.</text:p>
          </table:table-cell>
          <table:table-cell table:style-name="ce1900" office:value-type="string" calcext:value-type="string">
            <text:p>.</text:p>
          </table:table-cell>
          <table:table-cell table:style-name="ce1927"/>
          <table:table-cell table:number-columns-repeated="1004"/>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8"/>
          <table:table-cell table:style-name="ce814" table:number-columns-repeated="19"/>
          <table:table-cell table:style-name="ce883"/>
          <table:table-cell table:style-name="ce814" table:number-columns-repeated="4"/>
          <table:table-cell table:number-columns-repeated="999"/>
        </table:table-row>
        <table:table-row table:style-name="ro5">
          <table:table-cell table:style-name="ce884" office:value-type="string" calcext:value-type="string">
            <text:p>Clave</text:p>
          </table:table-cell>
          <table:table-cell table:style-name="ce815" office:value-type="float" office:value="1" calcext:value-type="float">
            <text:p>1</text:p>
          </table:table-cell>
          <table:table-cell table:style-name="ce815"/>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50" office:value-type="string" calcext:value-type="string">
            <text:p>E</text:p>
          </table:table-cell>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60"/>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7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820"/>
          <table:table-cell table:style-name="ce815" table:number-columns-repeated="2"/>
          <table:table-cell table:style-name="ce831" table:number-columns-repeated="7"/>
          <table:table-cell table:style-name="ce828"/>
          <table:table-cell table:style-name="ce831" table:number-columns-repeated="4"/>
          <table:table-cell table:style-name="ce828"/>
          <table:table-cell table:style-name="ce831" table:number-columns-repeated="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1856" office:value-type="string" calcext:value-type="string">
            <text:p>Break 1</text:p>
          </table:table-cell>
          <table:table-cell office:value-type="float" office:value="1" calcext:value-type="float">
            <text:p>1</text:p>
          </table:table-cell>
          <table:table-cell office:value-type="string" calcext:value-type="string">
            <text:p><text:s/></text:p>
          </table:table-cell>
          <table:table-cell table:style-name="ce1877" office:value-type="string" calcext:value-type="string">
            <text:p>x</text:p>
          </table:table-cell>
          <table:table-cell table:style-name="ce1883" office:value-type="string" calcext:value-type="string">
            <text:p>x</text:p>
          </table:table-cell>
          <table:table-cell table:style-name="ce1889"/>
          <table:table-cell table:style-name="ce1891" office:value-type="string" calcext:value-type="string">
            <text:p>x</text:p>
          </table:table-cell>
          <table:table-cell table:style-name="ce1877" office:value-type="string" calcext:value-type="string">
            <text:p>x</text:p>
          </table:table-cell>
          <table:table-cell table:style-name="ce1889"/>
          <table:table-cell table:style-name="ce1883" office:value-type="string" calcext:value-type="string">
            <text:p>x</text:p>
          </table:table-cell>
          <table:table-cell table:style-name="ce1891" office:value-type="string" calcext:value-type="string">
            <text:p>x</text:p>
          </table:table-cell>
          <table:table-cell table:style-name="ce1877" office:value-type="string" calcext:value-type="string">
            <text:p>x</text:p>
          </table:table-cell>
          <table:table-cell table:style-name="ce1883" office:value-type="string" calcext:value-type="string">
            <text:p>x</text:p>
          </table:table-cell>
          <table:table-cell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x</text:p>
          </table:table-cell>
          <table:table-cell table:style-name="ce1883" table:number-columns-repeated="2"/>
          <table:table-cell table:style-name="ce1891"/>
          <table:table-cell table:style-name="ce1927"/>
          <table:table-cell table:style-name="ce814"/>
          <table:table-cell table:style-name="ce1865"/>
          <table:table-cell/>
          <table:table-cell table:style-name="ce1865"/>
          <table:table-cell table:number-columns-repeated="1000"/>
        </table:table-row>
        <table:table-row table:style-name="ro5">
          <table:table-cell/>
          <table:table-cell office:value-type="float" office:value="2" calcext:value-type="float">
            <text:p>2</text:p>
          </table:table-cell>
          <table:table-cell/>
          <table:table-cell table:style-name="ce1873" office:value-type="string" calcext:value-type="string">
            <text:p>A</text:p>
          </table:table-cell>
          <table:table-cell table:style-name="ce1885"/>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office:value-type="string" calcext:value-type="string">
            <text:p>A</text:p>
          </table:table-cell>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909"/>
          <table:table-cell table:style-name="ce1927"/>
          <table:table-cell table:style-name="ce1865" table:number-columns-repeated="2"/>
          <table:table-cell/>
          <table:table-cell table:style-name="ce1865"/>
          <table:table-cell table:number-columns-repeated="1000"/>
        </table:table-row>
        <table:table-row table:style-name="ro5">
          <table:table-cell/>
          <table:table-cell office:value-type="float" office:value="3" calcext:value-type="float">
            <text:p>3</text:p>
          </table:table-cell>
          <table:table-cell/>
          <table:table-cell table:style-name="ce1873" office:value-type="string" calcext:value-type="string">
            <text:p>x</text:p>
          </table:table-cell>
          <table:table-cell table:style-name="ce1882" office:value-type="string" calcext:value-type="string">
            <text:p>x</text:p>
          </table:table-cell>
          <table:table-cell table:style-name="ce1885"/>
          <table:table-cell table:style-name="ce1890" office:value-type="string" calcext:value-type="string">
            <text:p>x</text:p>
          </table:table-cell>
          <table:table-cell table:style-name="ce1873" office:value-type="string" calcext:value-type="string">
            <text:p>x</text:p>
          </table:table-cell>
          <table:table-cell table:style-name="ce1885"/>
          <table:table-cell table:style-name="ce1882" office:value-type="string" calcext:value-type="string">
            <text:p>x</text:p>
          </table:table-cell>
          <table:table-cell table:style-name="ce1890" office:value-type="string" calcext:value-type="string">
            <text:p>x</text:p>
          </table:table-cell>
          <table:table-cell table:style-name="ce1873" office:value-type="string" calcext:value-type="string">
            <text:p>x</text:p>
          </table:table-cell>
          <table:table-cell table:style-name="ce1882" office:value-type="string" calcext:value-type="string">
            <text:p>x</text:p>
          </table:table-cell>
          <table:table-cell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x</text:p>
          </table:table-cell>
          <table:table-cell table:style-name="ce1882" table:number-columns-repeated="2"/>
          <table:table-cell table:style-name="ce1890"/>
          <table:table-cell table:style-name="ce1927"/>
          <table:table-cell table:number-columns-repeated="1004"/>
        </table:table-row>
        <table:table-row table:style-name="ro5">
          <table:table-cell/>
          <table:table-cell office:value-type="float" office:value="4" calcext:value-type="float">
            <text:p>4</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table:table-cell table:style-name="ce188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1929"/>
          <table:table-cell table:number-columns-repeated="1003"/>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8" calcext:value-type="float">
            <text:p>8</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9" calcext:value-type="float">
            <text:p>9</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10" calcext:value-type="float">
            <text:p>10</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11" calcext:value-type="float">
            <text:p>11</text:p>
          </table:table-cell>
          <table:table-cell/>
          <table:table-cell table:style-name="ce1876" office:value-type="string" calcext:value-type="string">
            <text:p>sn</text:p>
          </table:table-cell>
          <table:table-cell table:number-columns-repeated="2" table:style-name="ce1884" office:value-type="string" calcext:value-type="string">
            <text:p><text:s/></text:p>
          </table:table-cell>
          <table:table-cell table:style-name="ce1892" office:value-type="string" calcext:value-type="string">
            <text:p>sn</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sn</text:p>
          </table:table-cell>
          <table:table-cell table:style-name="ce1892" office:value-type="string" calcext:value-type="string">
            <text:p><text:s/></text:p>
          </table:table-cell>
          <table:table-cell table:style-name="ce1876"/>
          <table:table-cell table:style-name="ce1884"/>
          <table:table-cell table:style-name="ce1884" office:value-type="string" calcext:value-type="string">
            <text:p>sn</text:p>
          </table:table-cell>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style-name="ce1927"/>
          <table:table-cell table:style-name="ce814"/>
          <table:table-cell table:number-columns-repeated="1003"/>
        </table:table-row>
        <table:table-row table:style-name="ro5">
          <table:table-cell table:style-name="ce1859"/>
          <table:table-cell table:number-columns-repeated="2"/>
          <table:table-cell table:style-name="ce1855" table:number-columns-repeated="12"/>
          <table:table-cell table:style-name="ce814"/>
          <table:table-cell table:style-name="ce1855" table:number-columns-repeated="2"/>
          <table:table-cell table:style-name="ce1908" office:value-type="string" calcext:value-type="string">
            <text:p>hs = high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4" table:number-columns-repeated="21"/>
          <table:table-cell/>
          <table:table-cell table:style-name="ce814" table:number-columns-repeated="3"/>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style-name="ce814"/>
          <table:table-cell table:style-name="ce1865"/>
          <table:table-cell/>
          <table:table-cell table:style-name="ce814" table:number-columns-repeated="3"/>
          <table:table-cell table:number-columns-repeated="232"/>
          <table:table-cell table:style-name="ce1855" table:number-columns-repeated="767"/>
        </table:table-row>
        <table:table-row table:style-name="ro5">
          <table:table-cell table:style-name="ce1856" office:value-type="string" calcext:value-type="string">
            <text:p>Break 2</text:p>
          </table:table-cell>
          <table:table-cell office:value-type="float" office:value="1" calcext:value-type="float">
            <text:p>1</text:p>
          </table:table-cell>
          <table:table-cell/>
          <table:table-cell table:style-name="ce1877" office:value-type="string" calcext:value-type="string">
            <text:p>x</text:p>
          </table:table-cell>
          <table:table-cell table:number-columns-repeated="2"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x+A</text:p>
          </table:table-cell>
          <table:table-cell table:number-columns-repeated="2" table:style-name="ce1883" office:value-type="string" calcext:value-type="string">
            <text:p>A</text:p>
          </table:table-cell>
          <table:table-cell table:style-name="ce1891" office:value-type="string" calcext:value-type="string">
            <text:p>A</text:p>
          </table:table-cell>
          <table:table-cell table:style-name="ce1927"/>
          <table:table-cell/>
          <table:table-cell table:style-name="ce814" table:number-columns-repeated="4"/>
          <table:table-cell table:number-columns-repeated="999"/>
        </table:table-row>
        <table:table-row table:style-name="ro5">
          <table:table-cell table:style-name="ce1859"/>
          <table:table-cell office:value-type="float" office:value="2" calcext:value-type="float">
            <text:p>2</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table-cell table:style-name="ce814" table:number-columns-repeated="6"/>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style-name="ce814"/>
          <table:table-cell table:number-columns-repeated="4"/>
          <table:table-cell table:style-name="ce814" table:number-columns-repeated="2"/>
          <table:table-cell table:style-name="ce1865"/>
          <table:table-cell table:number-columns-repeated="996"/>
        </table:table-row>
        <table:table-row table:style-name="ro5">
          <table:table-cell table:style-name="ce1860" office:value-type="string" calcext:value-type="string">
            <text:p><text:s text:c="2"/></text:p>
          </table:table-cell>
          <table:table-cell office:value-type="float" office:value="4" calcext:value-type="float">
            <text:p>4</text:p>
          </table:table-cell>
          <table:table-cell/>
          <table:table-cell table:style-name="ce1876" office:value-type="string" calcext:value-type="string">
            <text:p>x</text:p>
          </table:table-cell>
          <table:table-cell table:number-columns-repeated="2" table:style-name="ce1884" office:value-type="string" calcext:value-type="string">
            <text:p><text:s/></text:p>
          </table:table-cell>
          <table:table-cell table:style-name="ce1892" office:value-type="string" calcext:value-type="string">
            <text:p>x</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x+A</text:p>
          </table:table-cell>
          <table:table-cell table:number-columns-repeated="2" table:style-name="ce1884" office:value-type="string" calcext:value-type="string">
            <text:p>A</text:p>
          </table:table-cell>
          <table:table-cell table:style-name="ce1892" office:value-type="string" calcext:value-type="string">
            <text:p>A</text:p>
          </table:table-cell>
          <table:table-cell table:style-name="ce1927"/>
          <table:table-cell table:style-name="ce814"/>
          <table:table-cell table:number-columns-repeated="6"/>
          <table:table-cell table:style-name="ce1865"/>
          <table:table-cell table:number-columns-repeated="996"/>
        </table:table-row>
        <table:table-row table:style-name="ro5" table:number-rows-repeated="3">
          <table:table-cell table:style-name="ce814" table:number-columns-repeated="20"/>
          <table:table-cell table:style-name="ce1865"/>
          <table:table-cell table:number-columns-repeated="6"/>
          <table:table-cell table:style-name="ce1865"/>
          <table:table-cell table:number-columns-repeated="996"/>
        </table:table-row>
        <table:table-row table:style-name="ro5">
          <table:table-cell table:style-name="ce814" table:number-columns-repeated="3"/>
          <table:table-cell table:style-name="ce814" office:value-type="string" calcext:value-type="string">
            <text:p>snare continues playing this trough the break</text:p>
          </table:table-cell>
          <table:table-cell table:style-name="ce814" table:number-columns-repeated="16"/>
          <table:table-cell table:style-name="ce1865"/>
          <table:table-cell table:number-columns-repeated="6"/>
          <table:table-cell table:style-name="ce1865"/>
          <table:table-cell table:number-columns-repeated="996"/>
        </table:table-row>
        <table:table-row table:style-name="ro5">
          <table:table-cell table:style-name="ce1856" office:value-type="string" calcext:value-type="string">
            <text:p>Break 3</text:p>
          </table:table-cell>
          <table:table-cell office:value-type="float" office:value="1" calcext:value-type="float">
            <text:p>1</text:p>
          </table:table-cell>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9"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927"/>
          <table:table-cell table:number-columns-repeated="5"/>
          <table:table-cell table:style-name="ce814" table:number-columns-repeated="2"/>
          <table:table-cell table:style-name="ce1865"/>
          <table:table-cell table:number-columns-repeated="996"/>
        </table:table-row>
        <table:table-row table:style-name="ro5">
          <table:table-cell table:style-name="ce814"/>
          <table:table-cell office:value-type="float" office:value="2" calcext:value-type="float">
            <text:p>2</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table-cell table:number-columns-repeated="3"/>
          <table:table-cell table:style-name="ce814" table:number-columns-repeated="2"/>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table-cell table:style-name="ce1865"/>
          <table:table-cell table:number-columns-repeated="3"/>
          <table:table-cell table:style-name="ce814" table:number-columns-repeated="2"/>
          <table:table-cell table:number-columns-repeated="997"/>
        </table:table-row>
        <table:table-row table:style-name="ro5">
          <table:table-cell table:style-name="ce1859"/>
          <table:table-cell office:value-type="float" office:value="4" calcext:value-type="float">
            <text:p>4</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number-columns-repeated="4"/>
          <table:table-cell table:number-columns-repeated="999"/>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table-cell table:style-name="ce814"/>
          <table:table-cell table:style-name="ce1865" table:number-columns-repeated="4"/>
          <table:table-cell table:number-columns-repeated="999"/>
        </table:table-row>
        <table:table-row table:style-name="ro5">
          <table:table-cell office:value-type="string" calcext:value-type="string">
            <text:p>fl = flare on repinique</text:p>
          </table:table-cell>
          <table:table-cell office:value-type="float" office:value="6" calcext:value-type="float">
            <text:p>6</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number-columns-repeated="3"/>
          <table:table-cell table:style-name="ce1865" table:number-columns-repeated="3"/>
          <table:table-cell table:number-columns-repeated="999"/>
        </table:table-row>
        <table:table-row table:style-name="ro5">
          <table:table-cell office:value-type="string" calcext:value-type="string">
            <text:p>R = hit on repinique</text:p>
          </table:table-cell>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style-name="ce1882" office:value-type="string" calcext:value-type="string">
            <text:p><text:s/></text:p>
          </table:table-cell>
          <table:table-cell table:style-name="ce1882"/>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table-cell table:style-name="ce814"/>
          <table:table-cell table:number-columns-repeated="1003"/>
        </table:table-row>
        <table:table-row table:style-name="ro5">
          <table:table-cell table:style-name="ce750" office:value-type="string" calcext:value-type="string" table:number-columns-spanned="1" table:number-rows-spanned="2">
            <text:p>T+h = Tamborin + high agogô bell</text:p>
          </table:table-cell>
          <table:table-cell office:value-type="float" office:value="7" calcext:value-type="float">
            <text:p>7</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office:value-type="string" calcext:value-type="string">
            <text:p><text:s/></text:p>
          </table:table-cell>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table-cell table:style-name="ce814"/>
          <table:table-cell table:number-columns-repeated="1003"/>
        </table:table-row>
        <table:table-row table:style-name="ro5">
          <table:covered-table-cell table:style-name="ce750"/>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number-columns-repeated="1005"/>
        </table:table-row>
        <table:table-row table:style-name="ro5">
          <table:table-cell table:style-name="ce1859"/>
          <table:table-cell office:value-type="float" office:value="8" calcext:value-type="float">
            <text:p>8</text:p>
          </table:table-cell>
          <table:table-cell/>
          <table:table-cell table:style-name="ce1876" office:value-type="string" calcext:value-type="string">
            <text:p>S </text:p>
          </table:table-cell>
          <table:table-cell table:style-name="ce1884" table:number-columns-repeated="2"/>
          <table:table-cell table:style-name="ce1892" office:value-type="string" calcext:value-type="string">
            <text:p>S</text:p>
          </table:table-cell>
          <table:table-cell table:style-name="ce1876"/>
          <table:table-cell table:style-name="ce1884"/>
          <table:table-cell table:style-name="ce1884" office:value-type="string" calcext:value-type="string">
            <text:p>S</text:p>
          </table:table-cell>
          <table:table-cell table:style-name="ce1900"/>
          <table:table-cell table:style-name="ce1876"/>
          <table:table-cell table:style-name="ce1884" table:number-columns-repeated="2"/>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number-columns-repeated="2"/>
          <table:table-cell table:style-name="ce1865"/>
          <table:table-cell/>
          <table:table-cell table:style-name="ce1865" table:number-columns-repeated="5"/>
          <table:table-cell table:number-columns-repeated="996"/>
        </table:table-row>
        <table:table-row table:style-name="ro5">
          <table:table-cell table:number-columns-repeated="18"/>
          <table:table-cell table:style-name="ce1908" office:value-type="string" calcext:value-type="string">
            <text:p>hs = high surdo picks up</text:p>
          </table:table-cell>
          <table:table-cell/>
          <table:table-cell table:style-name="ce1865"/>
          <table:table-cell table:number-columns-repeated="1003"/>
        </table:table-row>
        <table:table-row table:style-name="ro5">
          <table:table-cell table:style-name="ce1859"/>
          <table:table-cell table:number-columns-repeated="19"/>
          <table:table-cell table:style-name="ce1865"/>
          <table:table-cell table:number-columns-repeated="1003"/>
        </table:table-row>
        <table:table-row table:style-name="ro5">
          <table:table-cell table:style-name="ce1856" office:value-type="string" calcext:value-type="string">
            <text:p>SOS Break</text:p>
          </table:table-cell>
          <table:table-cell office:value-type="float" office:value="1" calcext:value-type="float">
            <text:p>1</text:p>
          </table:table-cell>
          <table:table-cell/>
          <table:table-cell table:style-name="ce1877" office:value-type="string" calcext:value-type="string">
            <text:p>S </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A</text:p>
          </table:table-cell>
          <table:table-cell table:style-name="ce1877" office:value-type="string" calcext:value-type="string">
            <text:p><text:s/></text:p>
          </table:table-cell>
          <table:table-cell table:number-columns-repeated="2"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S</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A</text:p>
          </table:table-cell>
          <table:table-cell table:style-name="ce1883" table:number-columns-repeated="2"/>
          <table:table-cell table:style-name="ce1891"/>
          <table:table-cell table:style-name="ce1927"/>
          <table:table-cell table:number-columns-repeated="8"/>
          <table:table-cell table:style-name="ce1865" table:number-columns-repeated="996"/>
        </table:table-row>
        <table:table-row table:style-name="ro5">
          <table:table-cell table:style-name="ce1862" office:value-type="string" calcext:value-type="string">
            <text:p>signed by waving </text:p>
          </table:table-cell>
          <table:table-cell office:value-type="float" office:value="2" calcext:value-type="float">
            <text:p>2</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814"/>
          <table:table-cell table:number-columns-repeated="7"/>
          <table:table-cell table:style-name="ce1865" table:number-columns-repeated="996"/>
        </table:table-row>
        <table:table-row table:style-name="ro5">
          <table:table-cell table:style-name="ce1862" office:value-type="string" calcext:value-type="string">
            <text:p>the palms diagonal </text:p>
          </table:table-cell>
          <table:table-cell office:value-type="float" office:value="3" calcext:value-type="float">
            <text:p>3</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8"/>
          <table:table-cell table:style-name="ce1865" table:number-columns-repeated="996"/>
        </table:table-row>
        <table:table-row table:style-name="ro5">
          <table:table-cell table:style-name="ce1862" office:value-type="string" calcext:value-type="string">
            <text:p>across one shoulder</text:p>
          </table:table-cell>
          <table:table-cell office:value-type="float" office:value="4" calcext:value-type="float">
            <text:p>4</text:p>
          </table:table-cell>
          <table:table-cell/>
          <table:table-cell table:style-name="ce1876" office:value-type="string" calcext:value-type="string">
            <text:p>S </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S</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A</text:p>
          </table:table-cell>
          <table:table-cell table:style-name="ce1884"/>
          <table:table-cell table:style-name="ce1884" office:value-type="string" calcext:value-type="string">
            <text:p>ls</text:p>
          </table:table-cell>
          <table:table-cell table:style-name="ce1892"/>
          <table:table-cell table:style-name="ce1927"/>
          <table:table-cell table:number-columns-repeated="8"/>
          <table:table-cell table:style-name="ce1865" table:number-columns-repeated="996"/>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9"/>
          <table:table-cell table:style-name="ce1865" table:number-columns-repeated="996"/>
        </table:table-row>
        <table:table-row table:style-name="ro5">
          <table:table-cell table:style-name="ce1859"/>
          <table:table-cell table:number-columns-repeated="2"/>
          <table:table-cell table:style-name="ce814"/>
          <table:table-cell table:style-name="ce1855" table:number-columns-repeated="15"/>
          <table:table-cell table:number-columns-repeated="9"/>
          <table:table-cell table:style-name="ce1865" table:number-columns-repeated="996"/>
        </table:table-row>
        <table:table-row table:style-name="ro5">
          <table:table-cell table:style-name="ce1859"/>
          <table:table-cell table:number-columns-repeated="2"/>
          <table:table-cell table:style-name="ce1865" office:value-type="string" calcext:value-type="string">
            <text:p>after which the repinique picks up this rhythm and plays in the tune:</text:p>
          </table:table-cell>
          <table:table-cell table:style-name="ce1855" table:number-columns-repeated="15"/>
          <table:table-cell table:number-columns-repeated="238"/>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number-columns-repeated="2" table:style-name="ce1886" office:value-type="string" calcext:value-type="string">
            <text:p>x</text:p>
          </table:table-cell>
          <table:table-cell table:style-name="ce1901" office:value-type="string" calcext:value-type="string">
            <text:p><text:s/></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text:s/></text:p>
          </table:table-cell>
          <table:table-cell table:style-name="ce1878" office:value-type="string" calcext:value-type="string">
            <text:p>x</text:p>
          </table:table-cell>
          <table:table-cell table:style-name="ce1886"/>
          <table:table-cell table:style-name="ce1886" office:value-type="string" calcext:value-type="string">
            <text:p><text:s/></text:p>
          </table:table-cell>
          <table:table-cell table:style-name="ce1893" office:value-type="string" calcext:value-type="string">
            <text:p><text:s/></text:p>
          </table:table-cell>
          <table:table-cell table:number-columns-repeated="1005"/>
        </table:table-row>
        <table:table-row table:style-name="ro5">
          <table:table-cell table:style-name="ce1859"/>
          <table:table-cell table:number-columns-repeated="2"/>
          <table:table-cell table:style-name="ce1865" office:value-type="string" calcext:value-type="string">
            <text:p>... until next time the SOS break is played. Then it goes back to:</text:p>
          </table:table-cell>
          <table:table-cell table:style-name="ce1855" table:number-columns-repeated="15"/>
          <table:table-cell table:number-columns-repeated="2"/>
          <table:table-cell table:style-name="ce815" table:number-columns-repeated="6"/>
          <table:table-cell table:number-columns-repeated="230"/>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901"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number-columns-repeated="2"/>
          <table:table-cell table:style-name="ce815" table:number-columns-repeated="6"/>
          <table:table-cell table:number-columns-repeated="997"/>
        </table:table-row>
        <table:table-row table:style-name="ro5">
          <table:table-cell table:style-name="ce1859"/>
          <table:table-cell table:number-columns-repeated="2"/>
          <table:table-cell table:style-name="ce1855" table:number-columns-repeated="16"/>
          <table:table-cell/>
          <table:table-cell table:style-name="ce815" table:number-columns-repeated="7"/>
          <table:table-cell table:number-columns-repeated="230"/>
          <table:table-cell table:style-name="ce1855" table:number-columns-repeated="767"/>
        </table:table-row>
        <table:table-row table:style-name="ro5">
          <table:table-cell table:style-name="ce1149" office:value-type="string" calcext:value-type="string">
            <text:p>Knock on the door Break</text:p>
          </table:table-cell>
          <table:table-cell table:number-columns-repeated="2"/>
          <table:table-cell table:style-name="ce1855" office:value-type="string" calcext:value-type="string">
            <text:p>snare continues playing this or the rhythm of Bra Break</text:p>
          </table:table-cell>
          <table:table-cell table:style-name="ce1855" table:number-columns-repeated="15"/>
          <table:table-cell/>
          <table:table-cell table:style-name="ce828"/>
          <table:table-cell table:style-name="ce815" table:number-columns-repeated="6"/>
          <table:table-cell table:number-columns-repeated="230"/>
          <table:table-cell table:style-name="ce1855" table:number-columns-repeated="767"/>
        </table:table-row>
        <table:table-row table:style-name="ro5">
          <table:table-cell table:style-name="ce896" office:value-type="string" calcext:value-type="string">
            <text:p>knock with the knuckles of your</text:p>
          </table:table-cell>
          <table:table-cell table:style-name="ce815" office:value-type="float" office:value="1" calcext:value-type="float">
            <text:p>1</text:p>
          </table:table-cell>
          <table:table-cell table:style-name="ce1868"/>
          <table:table-cell table:style-name="ce1879" office:value-type="string" calcext:value-type="string">
            <text:p>E</text:p>
          </table:table-cell>
          <table:table-cell table:style-name="ce1887" table:number-columns-repeated="2"/>
          <table:table-cell table:style-name="ce1894" office:value-type="string" calcext:value-type="string">
            <text:p><text:s/></text:p>
          </table:table-cell>
          <table:table-cell table:style-name="ce1879" office:value-type="string" calcext:value-type="string">
            <text:p><text:s/></text:p>
          </table:table-cell>
          <table:table-cell table:style-name="ce1887"/>
          <table:table-cell table:style-name="ce1887" office:value-type="string" calcext:value-type="string">
            <text:p><text:s/></text:p>
          </table:table-cell>
          <table:table-cell table:style-name="ce1894" office:value-type="string" calcext:value-type="string">
            <text:p><text:s/></text:p>
          </table:table-cell>
          <table:table-cell table:style-name="ce1879"/>
          <table:table-cell table:style-name="ce1887" table:number-columns-repeated="2"/>
          <table:table-cell table:style-name="ce1894" office:value-type="string" calcext:value-type="string">
            <text:p><text:s/></text:p>
          </table:table-cell>
          <table:table-cell table:style-name="ce1903" office:value-type="string" calcext:value-type="string" table:number-columns-spanned="4" table:number-rows-spanned="1">
            <text:p>[ E E E ]</text:p>
          </table:table-cell>
          <table:covered-table-cell table:number-columns-repeated="2" table:style-name="ce1907"/>
          <table:covered-table-cell table:style-name="ce1910"/>
          <table:table-cell table:style-name="ce875"/>
          <table:table-cell table:style-name="ce828"/>
          <table:table-cell table:style-name="ce815" table:number-columns-repeated="6"/>
          <table:table-cell table:number-columns-repeated="997"/>
        </table:table-row>
        <table:table-row table:style-name="ro4">
          <table:table-cell table:style-name="ce896" office:value-type="string" calcext:value-type="string">
            <text:p>right hand on your flat left hand</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number-columns-repeated="7"/>
          <table:table-cell table:number-columns-repeated="997"/>
        </table:table-row>
        <table:table-row table:style-name="ro5">
          <table:table-cell table:style-name="ce814"/>
          <table:table-cell table:style-name="ce815" office:value-type="float" office:value="2" calcext:value-type="float">
            <text:p>2</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75"/>
          <table:table-cell table:style-name="ce815" table:number-columns-repeated="7"/>
          <table:table-cell table:number-columns-repeated="997"/>
        </table:table-row>
        <table:table-row table:style-name="ro5">
          <table:table-cell table:style-name="ce821" office:value-type="string" calcext:value-type="string">
            <text:p><text:s text:c="2"/></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28"/>
          <table:table-cell table:style-name="ce815" table:number-columns-repeated="6"/>
          <table:table-cell table:number-columns-repeated="997"/>
        </table:table-row>
        <table:table-row table:style-name="ro5">
          <table:table-cell table:style-name="ce821"/>
          <table:table-cell table:style-name="ce815" office:value-type="float" office:value="3" calcext:value-type="float">
            <text:p>3</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E</text:p>
          </table:table-cell>
          <table:table-cell table:style-name="ce999"/>
          <table:table-cell table:style-name="ce1003"/>
          <table:table-cell table:style-name="ce1003" office:value-type="string" calcext:value-type="string">
            <text:p>E</text:p>
          </table:table-cell>
          <table:table-cell table:style-name="ce1006"/>
          <table:table-cell table:style-name="ce999" office:value-type="string" calcext:value-type="string">
            <text:p><text:s/></text:p>
          </table:table-cell>
          <table:table-cell table:style-name="ce1003" office:value-type="string" calcext:value-type="string">
            <text:p><text:s/></text:p>
          </table:table-cell>
          <table:table-cell table:style-name="ce1003" office:value-type="string" calcext:value-type="string">
            <text:p>E</text:p>
          </table:table-cell>
          <table:table-cell table:style-name="ce1006" office:value-type="string" calcext:value-type="string">
            <text:p><text:s/></text:p>
          </table:table-cell>
          <table:table-cell table:style-name="ce999" office:value-type="string" calcext:value-type="string">
            <text:p>E</text:p>
          </table:table-cell>
          <table:table-cell table:style-name="ce1003"/>
          <table:table-cell table:style-name="ce1003" office:value-type="string" calcext:value-type="string">
            <text:p>E</text:p>
          </table:table-cell>
          <table:table-cell table:style-name="ce1018"/>
          <table:table-cell table:style-name="ce875"/>
          <table:table-cell table:style-name="ce810"/>
          <table:table-cell table:style-name="ce815" table:number-columns-repeated="6"/>
          <table:table-cell table:number-columns-repeated="997"/>
        </table:table-row>
        <table:table-row table:style-name="ro5">
          <table:table-cell table:style-name="ce819"/>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table-cell table:number-columns-repeated="1003"/>
        </table:table-row>
        <table:table-row table:style-name="ro5">
          <table:table-cell table:style-name="ce819"/>
          <table:table-cell table:style-name="ce815" office:value-type="float" office:value="4" calcext:value-type="float">
            <text:p>4</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15" table:number-columns-repeated="2"/>
          <table:table-cell table:number-columns-repeated="1003"/>
        </table:table-row>
        <table:table-row table:style-name="ro5">
          <table:table-cell table:style-name="ce819"/>
          <table:table-cell table:style-name="ce815" office:value-type="string" calcext:value-type="string">
            <text:p><text:s/></text:p>
          </table:table-cell>
          <table:table-cell table:style-name="ce1868"/>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21" office:value-type="string" calcext:value-type="string">
            <text:p>sn</text:p>
          </table:table-cell>
          <table:table-cell table:style-name="ce875"/>
          <table:table-cell table:number-columns-repeated="1004"/>
        </table:table-row>
        <table:table-row table:style-name="ro5">
          <table:table-cell table:style-name="ce1863" office:value-type="string" calcext:value-type="string">
            <text:p>last run: repis plays this →</text:p>
          </table:table-cell>
          <table:table-cell table:style-name="ce815"/>
          <table:table-cell table:style-name="ce1868"/>
          <table:table-cell table:style-name="ce1880" office:value-type="string" calcext:value-type="string">
            <text:p>R</text:p>
          </table:table-cell>
          <table:table-cell table:style-name="ce1888"/>
          <table:table-cell table:style-name="ce1888" office:value-type="string" calcext:value-type="string">
            <text:p>R</text:p>
          </table:table-cell>
          <table:table-cell table:style-name="ce1895" office:value-type="string" calcext:value-type="string">
            <text:p><text:s/></text:p>
          </table:table-cell>
          <table:table-cell table:style-name="ce1896" office:value-type="string" calcext:value-type="string">
            <text:p>R</text:p>
          </table:table-cell>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number-columns-repeated="2" table:style-name="ce1888" office:value-type="string" calcext:value-type="string">
            <text:p>R</text:p>
          </table:table-cell>
          <table:table-cell table:style-name="ce1895"/>
          <table:table-cell table:style-name="ce875"/>
          <table:table-cell table:number-columns-repeated="1004"/>
        </table:table-row>
        <table:table-row table:style-name="ro5">
          <table:table-cell table:style-name="ce1859"/>
          <table:table-cell table:number-columns-repeated="17"/>
          <table:table-cell table:style-name="ce1925" office:value-type="string" calcext:value-type="string">
            <text:p>repeat until cut</text:p>
          </table:table-cell>
          <table:table-cell table:number-columns-repeated="1005"/>
        </table:table-row>
        <table:table-row table:style-name="ro5">
          <table:table-cell table:style-name="ce1859"/>
          <table:table-cell table:number-columns-repeated="1023"/>
        </table:table-row>
        <table:table-row table:style-name="ro5">
          <table:table-cell table:style-name="ce1864" office:value-type="string" calcext:value-type="string">
            <text:p>Dancing Break</text:p>
          </table:table-cell>
          <table:table-cell table:number-columns-repeated="2"/>
          <table:table-cell table:style-name="ce1855" office:value-type="string" calcext:value-type="string">
            <text:p>The players wo don't play dance (see left)</text:p>
          </table:table-cell>
          <table:table-cell table:style-name="ce1855" table:number-columns-repeated="15"/>
          <table:table-cell table:number-columns-repeated="238"/>
          <table:table-cell table:style-name="ce1855" table:number-columns-repeated="767"/>
        </table:table-row>
        <table:table-row table:style-name="ro5">
          <table:table-cell table:style-name="ce1857" office:value-type="string" calcext:value-type="string">
            <text:p>sign by showing the dance:</text:p>
          </table:table-cell>
          <table:table-cell table:style-name="ce1866" office:value-type="string" calcext:value-type="string">
            <text:p>1-7</text:p>
          </table:table-cell>
          <table:table-cell/>
          <table:table-cell table:style-name="ce1877" office:value-type="string" calcext:value-type="string">
            <text:p>S </text:p>
          </table:table-cell>
          <table:table-cell table:number-columns-repeated="2" table:style-name="ce1883" office:value-type="string" calcext:value-type="string">
            <text:p><text:s/></text:p>
          </table:table-cell>
          <table:table-cell table:style-name="ce1891" office:value-type="string" calcext:value-type="string">
            <text:p><text:s/>S</text:p>
          </table:table-cell>
          <table:table-cell table:style-name="ce1877" office:value-type="string" calcext:value-type="string">
            <text:p><text:s/></text:p>
          </table:table-cell>
          <table:table-cell table:number-columns-repeated="2" table:style-name="ce1883" office:value-type="string" calcext:value-type="string">
            <text:p><text:s/></text:p>
          </table:table-cell>
          <table:table-cell table:style-name="ce1891" office:value-type="string" calcext:value-type="string">
            <text:p>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927"/>
          <table:table-cell table:number-columns-repeated="1004"/>
        </table:table-row>
        <table:table-row table:style-name="ro5">
          <table:table-cell table:style-name="ce1857" office:value-type="string" calcext:value-type="string">
            <text:p>arms down to the right, and</text:p>
          </table:table-cell>
          <table:table-cell table:style-name="ce1866" office:value-type="string" calcext:value-type="string">
            <text:p>2-6</text:p>
          </table:table-cell>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7" office:value-type="string" calcext:value-type="string">
            <text:p>to the left – then arms up to </text:p>
          </table:table-cell>
          <table:table-cell office:value-type="float" office:value="8" calcext:value-type="float">
            <text:p>8</text:p>
          </table:table-cell>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text:s/></text:p>
          </table:table-cell>
          <table:table-cell table:style-name="ce1876" office:value-type="string" calcext:value-type="string">
            <text:p>A</text:p>
          </table:table-cell>
          <table:table-cell table:style-name="ce1884" office:value-type="string" calcext:value-type="string">
            <text:p><text:s/></text:p>
          </table:table-cell>
          <table:table-cell table:style-name="ce1884" office:value-type="string" calcext:value-type="string">
            <text:p>ls</text:p>
          </table:table-cell>
          <table:table-cell table:style-name="ce1892"/>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62" office:value-type="string" calcext:value-type="string">
            <text:p>the right, and left .. and go!</text:p>
          </table:table-cell>
          <table:table-cell table:style-name="ce1865" table:number-columns-repeated="17"/>
          <table:table-cell table:style-name="ce1908" office:value-type="string" calcext:value-type="string">
            <text:p>ls = low surdo picks up</text:p>
          </table:table-cell>
          <table:table-cell table:style-name="ce814"/>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4" office:value-type="string" calcext:value-type="string">
            <text:p>(start down right)</text:p>
          </table:table-cell>
          <table:table-cell table:style-name="ce814" table:number-columns-repeated="19"/>
          <table:table-cell/>
          <table:table-cell table:style-name="ce1930" table:number-columns-repeated="2"/>
          <table:table-cell table:style-name="ce1865" table:number-columns-repeated="5"/>
          <table:table-cell table:number-columns-repeated="996"/>
        </table:table-row>
        <table:table-row table:style-name="ro4">
          <table:table-cell table:style-name="ce814" table:number-columns-repeated="21"/>
          <table:table-cell table:number-columns-repeated="1003"/>
        </table:table-row>
        <table:table-row table:style-name="ro4" table:number-rows-repeated="3">
          <table:table-cell table:style-name="ce814" table:number-columns-repeated="28"/>
          <table:table-cell table:number-columns-repeated="996"/>
        </table:table-row>
        <table:table-row table:style-name="ro4" table:number-rows-repeated="2">
          <table:table-cell/>
          <table:table-cell table:style-name="ce814" table:number-columns-repeated="27"/>
          <table:table-cell table:number-columns-repeated="996"/>
        </table:table-row>
        <table:table-row table:style-name="ro4">
          <table:table-cell table:style-name="ce1865"/>
          <table:table-cell table:style-name="ce814" table:number-columns-repeated="18"/>
          <table:table-cell table:style-name="ce1865"/>
          <table:table-cell table:style-name="ce814" table:number-columns-repeated="7"/>
          <table:table-cell table:number-columns-repeated="997"/>
        </table:table-row>
        <table:table-row table:style-name="ro4">
          <table:table-cell table:style-name="ce814" table:number-columns-repeated="19"/>
          <table:table-cell/>
          <table:table-cell table:style-name="ce814" table:number-columns-repeated="7"/>
          <table:table-cell table:number-columns-repeated="997"/>
        </table:table-row>
        <table:table-row table:style-name="ro4">
          <table:table-cell table:style-name="ce814" table:number-columns-repeated="27"/>
          <table:table-cell table:number-columns-repeated="997"/>
        </table:table-row>
        <table:table-row table:style-name="ro4" table:number-rows-repeated="6">
          <table:table-cell table:style-name="ce814" table:number-columns-repeated="28"/>
          <table:table-cell table:number-columns-repeated="996"/>
        </table:table-row>
        <table:table-row table:style-name="ro4" table:number-rows-repeated="7">
          <table:table-cell table:style-name="ce814" table:number-columns-repeated="27"/>
          <table:table-cell table:number-columns-repeated="997"/>
        </table:table-row>
        <table:table-row table:style-name="ro4" table:number-rows-repeated="7">
          <table:table-cell table:number-columns-repeated="17"/>
          <table:table-cell table:style-name="ce814" table:number-columns-repeated="4"/>
          <table:table-cell table:number-columns-repeated="1003"/>
        </table:table-row>
        <table:table-row table:style-name="ro4" table:number-rows-repeated="23">
          <table:table-cell table:number-columns-repeated="1024"/>
        </table:table-row>
        <table:table-row table:style-name="ro4" table:number-rows-repeated="5">
          <table:table-cell table:style-name="ce814" table:number-columns-repeated="25"/>
          <table:table-cell table:number-columns-repeated="999"/>
        </table:table-row>
        <table:table-row table:style-name="ro4">
          <table:table-cell table:style-name="ce1859"/>
          <table:table-cell table:number-columns-repeated="2"/>
          <table:table-cell table:style-name="ce1855" table:number-columns-repeated="16"/>
          <table:table-cell table:number-columns-repeated="2"/>
          <table:table-cell table:style-name="ce1928" table:number-columns-repeated="2"/>
          <table:table-cell table:number-columns-repeated="234"/>
          <table:table-cell table:style-name="ce1855" table:number-columns-repeated="767"/>
        </table:table-row>
        <table:table-row table:style-name="ro4" table:number-rows-repeated="276">
          <table:table-cell table:number-columns-repeated="1024"/>
        </table:table-row>
        <table:table-row table:style-name="ro7" table:number-rows-repeated="1048134">
          <table:table-cell table:number-columns-repeated="1024"/>
        </table:table-row>
        <table:table-row table:style-name="ro10" table:number-rows-repeated="13">
          <table:table-cell table:number-columns-repeated="1024"/>
        </table:table-row>
        <table:table-row table:style-name="ro10">
          <table:table-cell table:number-columns-repeated="1024"/>
        </table:table-row>
      </table:table>
      <table:table table:name="Sambasso" table:style-name="ta4">
        <office:forms form:automatic-focus="false" form:apply-design-mode="false"/>
        <table:table-column table:style-name="co74"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76" table:default-cell-style-name="ce819"/>
        <table:table-column table:style-name="co77"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5" table:default-cell-style-name="Default"/>
        <table:table-row table:style-name="ro24">
          <table:table-cell table:style-name="ce882" office:value-type="string" calcext:value-type="string">
            <text:p>Sambasso</text:p>
          </table:table-cell>
          <table:table-cell table:number-columns-repeated="3"/>
          <table:table-cell table:style-name="ce1948" office:value-type="string" calcext:value-type="string" table:number-columns-spanned="16" table:number-rows-spanned="2">
            <text:p>tune sign : V with 4 fingers (vulcan salute) on both hands, slide the gaps into each other</text:p>
          </table:table-cell>
          <table:covered-table-cell/>
          <table:covered-table-cell table:number-columns-repeated="5" table:style-name="ce1528"/>
          <table:covered-table-cell table:number-columns-repeated="9"/>
          <table:table-cell table:number-columns-repeated="1004"/>
        </table:table-row>
        <table:table-row table:style-name="ro25">
          <table:table-cell table:style-name="ce1517"/>
          <table:table-cell table:number-columns-repeated="3"/>
          <table:covered-table-cell table:style-name="ce1522"/>
          <table:covered-table-cell/>
          <table:covered-table-cell table:number-columns-repeated="5"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number-columns-repeated="2"/>
          <table:table-cell table:style-name="ce1416" table:number-columns-repeated="3"/>
          <table:table-cell table:style-name="ce814"/>
          <table:table-cell table:number-columns-repeated="233"/>
          <table:table-cell table:style-name="ce819" table:number-columns-repeated="765"/>
        </table:table-row>
        <table:table-row table:style-name="ro2">
          <table:table-cell table:style-name="ce884"/>
          <table:table-cell table:style-name="ce1518" table:number-columns-repeated="3"/>
          <table:table-cell table:style-name="ce814" table:number-columns-repeated="18"/>
          <table:table-cell table:style-name="ce1416" table:number-columns-repeated="3"/>
          <table:table-cell table:style-name="ce814"/>
          <table:table-cell table:number-columns-repeated="998"/>
        </table:table-row>
        <table:table-row table:style-name="ro2">
          <table:table-cell table:style-name="ce815" office:value-type="string" calcext:value-type="string">
            <text:p>All Surdos</text:p>
          </table:table-cell>
          <table:table-cell table:style-name="ce831" table:number-columns-repeated="3"/>
          <table:table-cell table:style-name="ce921" office:value-type="string" calcext:value-type="string">
            <text:p>x</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w</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table:table-cell table:style-name="ce942" office:value-type="string" calcext:value-type="string">
            <text:p>w</text:p>
          </table:table-cell>
          <table:table-cell table:style-name="ce958"/>
          <table:table-cell table:style-name="ce875"/>
          <table:table-cell table:style-name="ce815" table:number-columns-repeated="3"/>
          <table:table-cell/>
          <table:table-cell table:style-name="ce814"/>
          <table:table-cell table:number-columns-repeated="998"/>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Repi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829" table:number-columns-repeated="10"/>
          <table:table-cell table:number-columns-repeated="988"/>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h</text:p>
          </table:table-cell>
          <table:table-cell table:style-name="ce94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Shaker</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18"/>
          <table:table-cell table:style-name="ce905" office:value-type="string" calcext:value-type="string">
            <text:p>w = whippy stick</text:p>
          </table:table-cell>
          <table:table-cell table:style-name="ce815" table:number-columns-repeated="2"/>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4">
          <table:table-cell table:style-name="ce814" table:number-columns-repeated="4"/>
          <table:table-cell table:style-name="ce863"/>
          <table:table-cell table:style-name="ce814" table:number-columns-repeated="20"/>
          <table:table-cell table:style-name="ce1148" table:number-columns-repeated="2"/>
          <table:table-cell table:style-name="ce1518"/>
          <table:table-cell table:number-columns-repeated="996"/>
        </table:table-row>
        <table:table-row table:style-name="ro4">
          <table:table-cell table:style-name="ce884" office:value-type="string" calcext:value-type="string">
            <text:p>Bra Break</text:p>
          </table:table-cell>
          <table:table-cell table:style-name="ce1931" office:value-type="string" calcext:value-type="string">
            <text:p>1–4</text:p>
          </table:table-cell>
          <table:table-cell table:style-name="ce831"/>
          <table:table-cell table:style-name="ce1933" office:value-type="string" calcext:value-type="string">
            <text:p>RR</text:p>
          </table:table-cell>
          <table:table-cell table:style-name="ce1960" office:value-type="string" calcext:value-type="string">
            <text:p>R</text:p>
          </table:table-cell>
          <table:table-cell table:style-name="ce1960"/>
          <table:table-cell table:style-name="ce1960" office:value-type="string" calcext:value-type="string">
            <text:p>R</text:p>
          </table:table-cell>
          <table:table-cell table:style-name="ce2017"/>
          <table:table-cell table:style-name="ce2021" office:value-type="string" calcext:value-type="string">
            <text:p>R</text:p>
          </table:table-cell>
          <table:table-cell table:style-name="ce2022"/>
          <table:table-cell table:style-name="ce1960"/>
          <table:table-cell table:style-name="ce2017"/>
          <table:table-cell table:style-name="ce2021" office:value-type="string" calcext:value-type="string">
            <text:p>A</text:p>
          </table:table-cell>
          <table:table-cell table:style-name="ce1960" office:value-type="string" calcext:value-type="string">
            <text:p>A</text:p>
          </table:table-cell>
          <table:table-cell table:style-name="ce1960"/>
          <table:table-cell table:style-name="ce2017" office:value-type="string" calcext:value-type="string">
            <text:p>A</text:p>
          </table:table-cell>
          <table:table-cell table:style-name="ce2021" office:value-type="string" calcext:value-type="string">
            <text:p>A</text:p>
          </table:table-cell>
          <table:table-cell table:style-name="ce1960" table:number-columns-repeated="2"/>
          <table:table-cell table:style-name="ce2017"/>
          <table:table-cell table:style-name="ce875"/>
          <table:table-cell table:style-name="ce815"/>
          <table:table-cell table:style-name="ce859" office:value-type="string" calcext:value-type="string">
            <text:p>× 4</text:p>
          </table:table-cell>
          <table:table-cell table:style-name="ce1416" table:number-columns-repeated="2"/>
          <table:table-cell/>
          <table:table-cell table:style-name="ce1148" table:number-columns-repeated="3"/>
          <table:table-cell table:number-columns-repeated="995"/>
        </table:table-row>
        <table:table-row table:style-name="ro5">
          <table:table-cell table:style-name="ce810" office:value-type="string" calcext:value-type="string">
            <text:p>Intro</text:p>
          </table:table-cell>
          <table:table-cell table:style-name="ce1932" office:value-type="string" calcext:value-type="string">
            <text:p>5–14</text:p>
          </table:table-cell>
          <table:table-cell table:style-name="ce831" table:number-columns-repeated="2"/>
          <table:table-cell table:style-name="ce1969" office:value-type="string" calcext:value-type="string">
            <text:p>R</text:p>
          </table:table-cell>
          <table:table-cell table:number-columns-repeated="2" table:style-name="ce2013" office:value-type="string" calcext:value-type="string">
            <text:p>.</text:p>
          </table:table-cell>
          <table:table-cell table:style-name="ce2018" office:value-type="string" calcext:value-type="string">
            <text:p>R</text:p>
          </table:table-cell>
          <table:table-cell table:style-name="ce1969" office:value-type="string" calcext:value-type="string">
            <text:p>.</text:p>
          </table:table-cell>
          <table:table-cell table:style-name="ce2013" office:value-type="string" calcext:value-type="string">
            <text:p>.</text:p>
          </table:table-cell>
          <table:table-cell table:style-name="ce2013" office:value-type="string" calcext:value-type="string">
            <text:p>R</text:p>
          </table:table-cell>
          <table:table-cell table:style-name="ce2018" office:value-type="string" calcext:value-type="string">
            <text:p>.</text:p>
          </table:table-cell>
          <table:table-cell table:style-name="ce1969" office:value-type="string" calcext:value-type="string">
            <text:p>.</text:p>
          </table:table-cell>
          <table:table-cell table:style-name="ce2013" office:value-type="string" calcext:value-type="string">
            <text:p>R</text:p>
          </table:table-cell>
          <table:table-cell table:style-name="ce2013" office:value-type="string" calcext:value-type="string">
            <text:p>.</text:p>
          </table:table-cell>
          <table:table-cell table:style-name="ce2018" office:value-type="string" calcext:value-type="string">
            <text:p>.</text:p>
          </table:table-cell>
          <table:table-cell table:style-name="ce2023" office:value-type="string" calcext:value-type="string">
            <text:p>RR</text:p>
          </table:table-cell>
          <table:table-cell table:number-columns-repeated="2" table:style-name="ce2024" office:value-type="string" calcext:value-type="string">
            <text:p>RR</text:p>
          </table:table-cell>
          <table:table-cell table:style-name="ce2025" office:value-type="string" calcext:value-type="string">
            <text:p>RR</text:p>
          </table:table-cell>
          <table:table-cell table:style-name="ce831" table:number-columns-repeated="2"/>
          <table:table-cell table:style-name="ce2031" office:value-type="string" calcext:value-type="string" table:number-columns-spanned="1" table:number-rows-spanned="3">
            <text:p>× 4</text:p>
          </table:table-cell>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1519" office:value-type="string" calcext:value-type="string">
            <text:p>6–15</text:p>
          </table:table-cell>
          <table:table-cell table:style-name="ce831" table:number-columns-repeated="2"/>
          <table:table-cell table:style-name="ce1985" office:value-type="string" calcext:value-type="string">
            <text:p>R</text:p>
          </table:table-cell>
          <table:table-cell table:style-name="ce2014" table:number-columns-repeated="2"/>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office:value-type="string" calcext:value-type="string">
            <text:p>A</text:p>
          </table:table-cell>
          <table:table-cell table:style-name="ce2014"/>
          <table:table-cell table:style-name="ce2026" office:value-type="string" calcext:value-type="string">
            <text:p>A</text:p>
          </table:table-cell>
          <table:table-cell table:style-name="ce845"/>
          <table:table-cell table:style-name="ce831"/>
          <table:covered-table-cell table:style-name="ce859"/>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office:value-type="string" calcext:value-type="string">
            <text:p>7–16</text:p>
          </table:table-cell>
          <table:table-cell table:style-name="ce831" table:number-columns-repeated="2"/>
          <table:table-cell table:style-name="ce2012"/>
          <table:table-cell table:style-name="ce2015" table:number-columns-repeated="2"/>
          <table:table-cell table:style-name="ce2020"/>
          <table:table-cell table:style-name="ce2012" office:value-type="string" calcext:value-type="string">
            <text:p>A</text:p>
          </table:table-cell>
          <table:table-cell table:style-name="ce2015"/>
          <table:table-cell table:style-name="ce2015" office:value-type="string" calcext:value-type="string">
            <text:p>A</text:p>
          </table:table-cell>
          <table:table-cell table:style-name="ce2020"/>
          <table:table-cell table:style-name="ce2012"/>
          <table:table-cell table:style-name="ce2015"/>
          <table:table-cell table:style-name="ce2015" office:value-type="string" calcext:value-type="string">
            <text:p>A</text:p>
          </table:table-cell>
          <table:table-cell table:style-name="ce2020"/>
          <table:table-cell table:style-name="ce2012" office:value-type="string" calcext:value-type="string">
            <text:p>A</text:p>
          </table:table-cell>
          <table:table-cell table:style-name="ce2015" table:number-columns-repeated="2"/>
          <table:table-cell table:style-name="ce2027"/>
          <table:table-cell table:style-name="ce981" office:value-type="string" calcext:value-type="string">
            <text:p>A</text:p>
          </table:table-cell>
          <table:table-cell table:style-name="ce831"/>
          <table:covered-table-cell table:style-name="ce859"/>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table:number-columns-repeated="3"/>
          <table:table-cell table:style-name="ce1525" table:number-columns-repeated="15"/>
          <table:table-cell table:style-name="ce2028" office:value-type="string" calcext:value-type="string">
            <text:p>Last beat overlaps with first Repi beat</text:p>
          </table:table-cell>
          <table:table-cell table:style-name="ce2029"/>
          <table:table-cell table:style-name="ce815"/>
          <table:table-cell table:style-name="ce1549"/>
          <table:table-cell table:style-name="ce815"/>
          <table:table-cell table:number-columns-repeated="2"/>
          <table:table-cell table:style-name="ce1148" table:number-columns-repeated="3"/>
          <table:table-cell table:number-columns-repeated="995"/>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number-columns-repeated="2"/>
          <table:table-cell table:style-name="ce814"/>
          <table:table-cell table:style-name="ce815"/>
          <table:table-cell table:number-columns-repeated="2"/>
          <table:table-cell table:style-name="ce1148" table:number-columns-repeated="3"/>
          <table:table-cell table:number-columns-repeated="995"/>
        </table:table-row>
        <table:table-row table:style-name="ro4">
          <table:table-cell table:style-name="ce815"/>
          <table:table-cell table:number-columns-repeated="3"/>
          <table:table-cell table:style-name="ce810" office:value-type="string" calcext:value-type="string">
            <text:p>Keep playing groove during first 2 beats</text:p>
          </table:table-cell>
          <table:table-cell/>
          <table:table-cell table:style-name="ce2016" table:number-columns-repeated="5"/>
          <table:table-cell table:number-columns-repeated="15"/>
          <table:table-cell table:style-name="ce1148" table:number-columns-repeated="3"/>
          <table:table-cell table:number-columns-repeated="995"/>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Pr</text:p>
          </table:table-cell>
          <table:table-cell table:style-name="ce939" office:value-type="string" calcext:value-type="string">
            <text:p><text:s/></text:p>
          </table:table-cell>
          <table:table-cell table:style-name="ce939" office:value-type="string" calcext:value-type="string">
            <text:p>pr</text:p>
          </table:table-cell>
          <table:table-cell table:style-name="ce955" office:value-type="string" calcext:value-type="string">
            <text:p><text:s/></text:p>
          </table:table-cell>
          <table:table-cell table:style-name="ce917" office:value-type="string" calcext:value-type="string">
            <text:p>pr</text:p>
          </table:table-cell>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20">
          <table:table-cell table:style-name="ce815" table:number-columns-repeated="4"/>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Pr = long whistle <text:s text:c="2"/>pr = short whistle</text:p>
          </table:table-cell>
          <table:table-cell table:style-name="ce815" table:number-columns-repeated="4"/>
          <table:table-cell table:style-name="ce1416"/>
          <table:table-cell table:style-name="ce1148" table:number-columns-repeated="4"/>
          <table:table-cell table:number-columns-repeated="995"/>
        </table:table-row>
        <table:table-row table:style-name="ro20">
          <table:table-cell table:style-name="ce815"/>
          <table:table-cell table:style-name="ce819" table:number-columns-repeated="15"/>
          <table:table-cell table:style-name="ce995"/>
          <table:table-cell table:style-name="ce819" table:number-columns-repeated="3"/>
          <table:table-cell table:number-columns-repeated="2"/>
          <table:table-cell table:style-name="ce1416" table:number-columns-repeated="3"/>
          <table:table-cell table:style-name="ce1148" table:number-columns-repeated="4"/>
          <table:table-cell table:number-columns-repeated="230"/>
          <table:table-cell table:style-name="ce819" table:number-columns-repeated="765"/>
        </table:table-row>
        <table:table-row table:style-name="ro4">
          <table:table-cell table:style-name="ce884" office:value-type="string" calcext:value-type="string">
            <text:p>Break 2</text:p>
          </table:table-cell>
          <table:table-cell table:style-name="ce831" office:value-type="string" calcext:value-type="string">
            <text:p>1–4</text:p>
          </table:table-cell>
          <table:table-cell table:style-name="ce831" table:number-columns-repeated="2"/>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81"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5">
          <table:table-cell/>
          <table:table-cell table:style-name="ce831" table:number-columns-repeated="18"/>
          <table:table-cell table:style-name="ce857" office:value-type="string" calcext:value-type="string">
            <text:p>repeat 4 times</text:p>
          </table:table-cell>
          <table:table-cell table:style-name="ce815" table:number-columns-repeated="3"/>
          <table:table-cell table:number-columns-repeated="1001"/>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81">
          <table:table-cell table:number-columns-repeated="1024"/>
        </table:table-row>
        <table:table-row table:style-name="ro26">
          <table:table-cell table:number-columns-repeated="1024"/>
        </table:table-row>
      </table:table>
      <table:table table:name="Sheffield Samba Reggae" table:style-name="ta4">
        <office:forms form:automatic-focus="false" form:apply-design-mode="false"/>
        <table:table-column table:style-name="co78"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able:number-columns-spanned="9" table:number-rows-spanned="1">
            <text:p>Sheffield Samba Reggae</text:p>
          </table:table-cell>
          <table:covered-table-cell table:number-columns-repeated="3"/>
          <table:covered-table-cell table:style-name="Default"/>
          <table:covered-table-cell/>
          <table:covered-table-cell table:number-columns-repeated="3" table:style-name="ce1528"/>
          <table:table-cell table:style-name="ce1528"/>
          <table:table-cell table:style-name="ce1948" office:value-type="string" calcext:value-type="string" table:number-columns-spanned="10" table:number-rows-spanned="2">
            <text:p>tune sign : smoke a joint like a cup of tea (with thumb and index finger)</text:p>
          </table:table-cell>
          <table:covered-table-cell table:number-columns-repeated="9"/>
          <table:table-cell table:number-columns-repeated="1004"/>
        </table:table-row>
        <table:table-row table:style-name="ro25">
          <table:table-cell table:style-name="ce1517" table:number-columns-spanned="9" table:number-rows-spanned="1"/>
          <table:covered-table-cell table:number-columns-repeated="3"/>
          <table:covered-table-cell table:style-name="ce1522"/>
          <table:covered-table-cell/>
          <table:covered-table-cell table:number-columns-repeated="3" table:style-name="ce1528"/>
          <table:table-cell table:style-name="ce1528"/>
          <table:covered-table-cell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text:s/></text:p>
          </table:table-cell>
          <table:table-cell table:style-name="ce921"/>
          <table:table-cell table:number-columns-repeated="2" table:style-name="ce942" office:value-type="string" calcext:value-type="string">
            <text:p><text:s/></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office:value-type="float" office:value="1" calcext:value-type="float">
            <text:p>1</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i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office:value-type="string" calcext:value-type="string">
            <text:p>1–3</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office:value-type="float" office:value="4" calcext:value-type="float">
            <text:p>4</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office:value-type="string" calcext:value-type="string">
            <text:p>h</text:p>
          </table:table-cell>
          <table:table-cell table:style-name="ce94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5"/>
          <table:table-cell table:style-name="ce1408" office:value-type="string" calcext:value-type="string">
            <text:p>I</text:p>
          </table:table-cell>
          <table:table-cell table:style-name="ce1408"/>
          <table:table-cell table:style-name="ce1408" office:value-type="string" calcext:value-type="string">
            <text:p>like</text:p>
          </table:table-cell>
          <table:table-cell table:style-name="ce1408"/>
          <table:table-cell table:style-name="ce1408" office:value-type="string" calcext:value-type="string">
            <text:p>to</text:p>
          </table:table-cell>
          <table:table-cell table:style-name="ce1408"/>
          <table:table-cell table:style-name="ce1408" office:value-type="string" calcext:value-type="string">
            <text:p>play</text:p>
          </table:table-cell>
          <table:table-cell table:style-name="ce1408" office:value-type="string" calcext:value-type="string">
            <text:p>the</text:p>
          </table:table-cell>
          <table:table-cell table:style-name="ce1408"/>
          <table:table-cell table:style-name="ce1408" office:value-type="string" calcext:value-type="string">
            <text:p>A</text:p>
          </table:table-cell>
          <table:table-cell table:style-name="ce1408" office:value-type="string" calcext:value-type="string">
            <text:p>go</text:p>
          </table:table-cell>
          <table:table-cell table:style-name="ce1408"/>
          <table:table-cell table:style-name="ce1408" office:value-type="string" calcext:value-type="string">
            <text:p>go</text:p>
          </table:table-cell>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Bra Break</text:p>
          </table:table-cell>
          <table:table-cell table:style-name="ce1519" office:value-type="float" office:value="1" calcext:value-type="float">
            <text:p>1</text:p>
          </table:table-cell>
          <table:table-cell table:style-name="ce831"/>
          <table:table-cell table:style-name="ce815"/>
          <table:table-cell table:style-name="ce918" office:value-type="string" calcext:value-type="string">
            <text:p>R</text:p>
          </table:table-cell>
          <table:table-cell table:style-name="ce940"/>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1533"/>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940" table:number-columns-repeated="2"/>
          <table:table-cell table:style-name="ce982" office:value-type="string" calcext:value-type="string">
            <text:p>R</text:p>
          </table:table-cell>
          <table:table-cell table:style-name="ce918" office:value-type="string" calcext:value-type="string">
            <text:p>R</text:p>
          </table:table-cell>
          <table:table-cell table:number-columns-repeated="2" table:style-name="ce940" office:value-type="string" calcext:value-type="string">
            <text:p>R</text:p>
          </table:table-cell>
          <table:table-cell table:style-name="ce982" office:value-type="string" calcext:value-type="string">
            <text:p>R</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office:value-type="string" calcext:value-type="string">
            <text:p>Intro</text:p>
          </table:table-cell>
          <table:table-cell table:style-name="ce2032" office:value-type="float" office:value="2" calcext:value-type="float">
            <text:p>2</text:p>
          </table:table-cell>
          <table:table-cell table:style-name="ce831" table:number-columns-repeated="2"/>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number-columns-repeated="2"/>
          <table:table-cell table:style-name="ce2019" office:value-type="string" calcext:value-type="string">
            <text:p>A</text:p>
          </table:table-cell>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37"/>
          <table:table-cell table:style-name="ce831"/>
          <table:table-cell table:style-name="ce2040"/>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string" calcext:value-type="string">
            <text:p>3–5</text:p>
          </table:table-cell>
          <table:table-cell table:style-name="ce831" table:number-columns-repeated="2"/>
          <table:table-cell table:style-name="ce1985" office:value-type="string" calcext:value-type="string">
            <text:p>A</text:p>
          </table:table-cell>
          <table:table-cell table:style-name="ce2014"/>
          <table:table-cell table:style-name="ce2034" office:value-type="string" calcext:value-type="string">
            <text:p>RR</text:p>
          </table:table-cell>
          <table:table-cell table:style-name="ce2019" office:value-type="string" calcext:value-type="string">
            <text:p>R</text:p>
          </table:table-cell>
          <table:table-cell table:style-name="ce1985" office:value-type="string" calcext:value-type="string">
            <text:p>R</text:p>
          </table:table-cell>
          <table:table-cell table:style-name="ce2014" office:value-type="string" calcext:value-type="string">
            <text:p>R</text:p>
          </table:table-cell>
          <table:table-cell table:style-name="ce2014"/>
          <table:table-cell table:style-name="ce2019" office:value-type="string" calcext:value-type="string">
            <text:p>R</text:p>
          </table:table-cell>
          <table:table-cell table:style-name="ce1985"/>
          <table:table-cell table:style-name="ce2034" office:value-type="string" calcext:value-type="string">
            <text:p>RR</text:p>
          </table:table-cell>
          <table:table-cell table:style-name="ce2014" office:value-type="string" calcext:value-type="string">
            <text:p>R</text:p>
          </table:table-cell>
          <table:table-cell table:style-name="ce2019" office:value-type="string" calcext:value-type="string">
            <text:p>R</text:p>
          </table:table-cell>
          <table:table-cell table:style-name="ce1985" office:value-type="string" calcext:value-type="string">
            <text:p>R</text:p>
          </table:table-cell>
          <table:table-cell table:style-name="ce2014"/>
          <table:table-cell table:style-name="ce2014" office:value-type="string" calcext:value-type="string">
            <text:p>A</text:p>
          </table:table-cell>
          <table:table-cell table:style-name="ce2037"/>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float" office:value="6" calcext:value-type="float">
            <text:p>6</text:p>
          </table:table-cell>
          <table:table-cell table:style-name="ce831" table:number-columns-repeated="2"/>
          <table:table-cell table:style-name="ce2012" office:value-type="string" calcext:value-type="string">
            <text:p>A</text:p>
          </table:table-cell>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36" office:value-type="string" calcext:value-type="string">
            <text:p>RR</text:p>
          </table:table-cell>
          <table:table-cell table:style-name="ce2015" office:value-type="string" calcext:value-type="string">
            <text:p>R</text:p>
          </table:table-cell>
          <table:table-cell table:style-name="ce2020" office:value-type="string" calcext:value-type="string">
            <text:p>R</text:p>
          </table:table-cell>
          <table:table-cell table:style-name="ce2012" office:value-type="string" calcext:value-type="string">
            <text:p>E</text:p>
          </table:table-cell>
          <table:table-cell table:style-name="ce2015"/>
          <table:table-cell table:style-name="ce2015" office:value-type="string" calcext:value-type="string">
            <text:p>A</text:p>
          </table:table-cell>
          <table:table-cell table:style-name="ce2038"/>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4">
          <table:table-cell table:style-name="ce815"/>
          <table:table-cell table:number-columns-repeated="3"/>
          <table:table-cell table:style-name="ce2033" office:value-type="string" calcext:value-type="string" table:number-columns-spanned="16" table:number-rows-spanned="2">
            <text:p>Surdos only, loop until told otherwise. Everyone else carries on with the main groove.</text:p>
          </table:table-cell>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4">
          <table:table-cell table:style-name="ce815"/>
          <table:table-cell table:number-columns-repeated="3"/>
          <table:covered-table-cell table:style-name="ce810"/>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917"/>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table:table-cell table:style-name="ce939" table:number-columns-repeated="2"/>
          <table:table-cell table:style-name="ce955"/>
          <table:table-cell table:style-name="ce917"/>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table:table-cell table:style-name="ce940" office:value-type="string" calcext:value-type="string">
            <text:p>ri</text:p>
          </table:table-cell>
          <table:table-cell table:style-name="ce982"/>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3"/>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text:s/></text:p>
          </table:table-cell>
          <table:table-cell table:style-name="ce815" table:number-columns-repeated="2"/>
          <table:table-cell table:number-columns-repeated="1002"/>
        </table:table-row>
        <table:table-row table:style-name="ro5">
          <table:table-cell/>
          <table:table-cell table:style-name="ce831" office:value-type="float" office:value="2" calcext:value-type="float">
            <text:p>2</text:p>
          </table:table-cell>
          <table:table-cell table:style-name="ce831"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table:table-cell table:style-name="ce942" office:value-type="string" calcext:value-type="string">
            <text:p>ri</text:p>
          </table:table-cell>
          <table:table-cell table:style-name="ce983"/>
          <table:table-cell table:style-name="ce815" table:number-columns-repeated="2"/>
          <table:table-cell table:number-columns-repeated="1002"/>
        </table:table-row>
        <table:table-row table:style-name="ro5">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E</text:p>
          </table:table-cell>
          <table:table-cell table:style-name="ce983" office:value-type="string" calcext:value-type="string">
            <text:p><text:s/></text:p>
          </table:table-cell>
          <table:table-cell table:number-columns-repeated="1004"/>
        </table:table-row>
        <table:table-row table:style-name="ro5">
          <table:table-cell/>
          <table:table-cell office:value-type="float" office:value="3" calcext:value-type="float">
            <text:p>3</text:p>
          </table:table-cell>
          <table:table-cell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number-columns-repeated="1004"/>
        </table:table-row>
        <table:table-row table:style-name="ro4">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A</text:p>
          </table:table-cell>
          <table:table-cell table:number-columns-repeated="1004"/>
        </table:table-row>
        <table:table-row table:style-name="ro4">
          <table:table-cell/>
          <table:table-cell office:value-type="float" office:value="4" calcext:value-type="float">
            <text:p>4</text:p>
          </table:table-cell>
          <table:table-cell table:number-columns-repeated="2"/>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2035" office:value-type="string" calcext:value-type="string">
            <text:p>RR</text:p>
          </table:table-cell>
          <table:table-cell table:number-columns-repeated="2"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number-columns-repeated="1004"/>
        </table:table-row>
        <table:table-row table:style-name="ro4">
          <table:table-cell table:number-columns-repeated="4"/>
          <table:table-cell table:style-name="ce919" office:value-type="string" calcext:value-type="string">
            <text:p>E</text:p>
          </table:table-cell>
          <table:table-cell table:style-name="ce941" office:value-type="string" calcext:value-type="string">
            <text:p><text:s/></text:p>
          </table:table-cell>
          <table:table-cell table:style-name="ce941" office:value-type="string" calcext:value-type="string">
            <text:p>A</text:p>
          </table:table-cell>
          <table:table-cell table:style-name="ce978"/>
          <table:table-cell table:style-name="ce919" office:value-type="string" calcext:value-type="string">
            <text:p>A</text:p>
          </table:table-cell>
          <table:table-cell table:style-name="ce941" office:value-type="string" calcext:value-type="string">
            <text:p><text:s/></text:p>
          </table:table-cell>
          <table:table-cell table:style-name="ce941" office:value-type="string" calcext:value-type="string">
            <text:p>A</text:p>
          </table:table-cell>
          <table:table-cell table:style-name="ce978" office:value-type="string" calcext:value-type="string">
            <text:p><text:s/></text:p>
          </table:table-cell>
          <table:table-cell table:style-name="ce919"/>
          <table:table-cell table:style-name="ce941" table:number-columns-repeated="2"/>
          <table:table-cell table:style-name="ce978"/>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4"/>
          <table:table-cell table:style-name="Default" table:number-columns-repeated="15"/>
          <table:table-cell table:style-name="ce2039" office:value-type="string" calcext:value-type="string">
            <text:p>Snare plays the same as Repi</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Break 3</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table:table-cell table:style-name="ce940"/>
          <table:table-cell table:style-name="ce940" office:value-type="string" calcext:value-type="string">
            <text:p>S</text:p>
          </table:table-cell>
          <table:table-cell table:style-name="ce982"/>
          <table:table-cell table:style-name="ce918" office:value-type="string" calcext:value-type="string">
            <text:p>A</text:p>
          </table:table-cell>
          <table:table-cell table:style-name="ce940" table:number-columns-repeated="2"/>
          <table:table-cell table:style-name="ce982"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table:table-cell table:number-columns-repeated="1004"/>
        </table:table-row>
        <table:table-row table:style-name="ro4">
          <table:table-cell/>
          <table:table-cell table:style-name="ce831" office:value-type="float" office:value="2" calcext:value-type="float">
            <text:p>2</text:p>
          </table:table-cell>
          <table:table-cell table:style-name="ce831" table:number-columns-repeated="2"/>
          <table:table-cell table:style-name="ce919" office:value-type="string" calcext:value-type="string">
            <text:p>S</text:p>
          </table:table-cell>
          <table:table-cell table:style-name="ce941" office:value-type="string" calcext:value-type="string">
            <text:p><text:s/></text:p>
          </table:table-cell>
          <table:table-cell table:style-name="ce941"/>
          <table:table-cell table:style-name="ce978" office:value-type="string" calcext:value-type="string">
            <text:p>S</text:p>
          </table:table-cell>
          <table:table-cell table:style-name="ce919"/>
          <table:table-cell table:style-name="ce941" office:value-type="string" calcext:value-type="string">
            <text:p><text:s/></text:p>
          </table:table-cell>
          <table:table-cell table:style-name="ce941" office:value-type="string" calcext:value-type="string">
            <text:p>S</text:p>
          </table:table-cell>
          <table:table-cell table:style-name="ce978" office:value-type="string" calcext:value-type="string">
            <text:p><text:s/></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78" office:value-type="string" calcext:value-type="string">
            <text:p>A</text:p>
          </table:table-cell>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Whistle Break</text:p>
          </table:table-cell>
          <table:table-cell table:style-name="ce831" table:number-columns-repeated="3"/>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table:table-cell table:number-columns-repeated="1004"/>
        </table:table-row>
        <table:table-row table:style-name="ro4">
          <table:table-cell table:style-name="ce810" office:value-type="string" calcext:value-type="string">
            <text:p>Point to whistle</text:p>
          </table:table-cell>
          <table:table-cell table:number-columns-repeated="18"/>
          <table:table-cell table:style-name="ce1540" office:value-type="string" calcext:value-type="string">
            <text:p>Loop until told otherwise</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Outro</text:p>
          </table:table-cell>
          <table:table-cell table:number-columns-repeated="3"/>
          <table:table-cell table:style-name="ce2310" table:number-columns-repeated="3"/>
          <table:table-cell table:style-name="ce870" table:number-columns-repeated="2"/>
          <table:table-cell table:style-name="ce2310" table:number-columns-repeated="6"/>
          <table:table-cell table:style-name="Default" table:number-columns-repeated="3"/>
          <table:table-cell table:style-name="ce866" office:value-type="string" calcext:value-type="string">
            <text:p>E</text:p>
          </table:table-cell>
          <table:table-cell table:style-name="ce881"/>
          <table:table-cell table:number-columns-repeated="1004"/>
        </table:table-row>
        <table:table-row table:style-name="ro4">
          <table:table-cell table:style-name="ce810" office:value-type="string" calcext:value-type="string">
            <text:p>Fist like “Stop playing”,</text:p>
          </table:table-cell>
          <table:table-cell office:value-type="float" office:value="1" calcext:value-type="float">
            <text:p>1</text:p>
          </table:table-cell>
          <table:table-cell table:number-columns-repeated="2"/>
          <table:table-cell table:style-name="ce866" office:value-type="string" calcext:value-type="string">
            <text:p>E</text:p>
          </table:table-cell>
          <table:table-cell table:style-name="ce868" office:value-type="string" calcext:value-type="string">
            <text:p>E</text:p>
          </table:table-cell>
          <table:table-cell table:style-name="ce868"/>
          <table:table-cell table:style-name="ce871" office:value-type="string" calcext:value-type="string">
            <text:p>E</text:p>
          </table:table-cell>
          <table:table-cell table:style-name="ce969"/>
          <table:table-cell table:style-name="ce868" office:value-type="string" calcext:value-type="string">
            <text:p>E</text:p>
          </table:table-cell>
          <table:table-cell table:style-name="ce868"/>
          <table:table-cell table:style-name="ce868" office:value-type="string" calcext:value-type="string">
            <text:p>E</text:p>
          </table:table-cell>
          <table:table-cell table:style-name="ce868"/>
          <table:table-cell table:style-name="ce876" office:value-type="string" calcext:value-type="string">
            <text:p>RR</text:p>
          </table:table-cell>
          <table:table-cell table:style-name="ce868" office:value-type="string" calcext:value-type="string">
            <text:p>R</text:p>
          </table:table-cell>
          <table:table-cell table:style-name="ce871" office:value-type="string" calcext:value-type="string">
            <text:p>R</text:p>
          </table:table-cell>
          <table:table-cell table:style-name="ce969" office:value-type="string" calcext:value-type="string">
            <text:p>R</text:p>
          </table:table-cell>
          <table:table-cell table:style-name="ce868"/>
          <table:table-cell table:style-name="ce877" office:value-type="string" calcext:value-type="string">
            <text:p>E</text:p>
          </table:table-cell>
          <table:table-cell table:style-name="ce914"/>
          <table:table-cell table:number-columns-repeated="1004"/>
        </table:table-row>
        <table:table-row table:style-name="ro4">
          <table:table-cell table:style-name="ce810" office:value-type="string" calcext:value-type="string">
            <text:p>with thumb sticking out</text:p>
          </table:table-cell>
          <table:table-cell table:number-columns-repeated="3"/>
          <table:table-cell table:style-name="ce867" office:value-type="string" calcext:value-type="string">
            <text:p>E</text:p>
          </table:table-cell>
          <table:table-cell table:style-name="ce2310" table:number-columns-repeated="2"/>
          <table:table-cell table:style-name="Default" table:number-columns-repeated="2"/>
          <table:table-cell table:style-name="ce2310" table:number-columns-repeated="6"/>
          <table:table-cell table:style-name="Default" table:number-columns-repeated="2"/>
          <table:table-cell table:style-name="ce2310" table:number-columns-repeated="2"/>
          <table:table-cell table:style-name="ce916" office:value-type="string" calcext:value-type="string">
            <text:p>then stop playing</text:p>
          </table:table-cell>
          <table:table-cell table:number-columns-repeated="1004"/>
        </table:table-row>
        <table:table-row table:style-name="ro4" table:number-rows-repeated="344">
          <table:table-cell table:number-columns-repeated="1024"/>
        </table:table-row>
        <table:table-row table:style-name="ro26" table:number-rows-repeated="1048169">
          <table:table-cell table:number-columns-repeated="1024"/>
        </table:table-row>
        <table:table-row table:style-name="ro27" table:number-rows-repeated="15">
          <table:table-cell table:number-columns-repeated="1024"/>
        </table:table-row>
        <table:table-row table:style-name="ro27">
          <table:table-cell table:number-columns-repeated="1024"/>
        </table:table-row>
      </table:table>
      <table:table table:name="Walc(z)" table:style-name="ta3">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Walc(z)</text:p>
          </table:table-cell>
          <table:table-cell table:style-name="ce1075"/>
          <table:table-cell table:style-name="ce1078"/>
          <table:table-cell table:style-name="ce833" office:value-type="string" calcext:value-type="string">
            <text:p>tune sign : draw a triangle in the air with one hand</text:p>
          </table:table-cell>
          <table:table-cell table:style-name="ce1092" table:number-columns-repeated="2"/>
          <table:table-cell table:style-name="ce1103" table:number-columns-repeated="2"/>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5"/>
          <table:table-cell table:style-name="ce1083" office:value-type="float" office:value="2" calcext:value-type="float">
            <text:p>2</text:p>
          </table:table-cell>
          <table:table-cell table:style-name="ce1083" table:number-columns-repeated="5"/>
          <table:table-cell table:style-name="ce1083" office:value-type="float" office:value="3" calcext:value-type="float">
            <text:p>3</text:p>
          </table:table-cell>
          <table:table-cell table:style-name="ce1083" table:number-columns-repeated="5"/>
          <table:table-cell table:style-name="ce1083" office:value-type="float" office:value="4" calcext:value-type="float">
            <text:p>4</text:p>
          </table:table-cell>
          <table:table-cell table:style-name="ce1083" table:number-columns-repeated="5"/>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Low Surdo</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number-columns-repeated="3" table:style-name="ce1093" office:value-type="string" calcext:value-type="string">
            <text:p>x</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office:value-type="string" calcext:value-type="string">
            <text:p>Mid+High Surdo</text:p>
          </table:table-cell>
          <table:table-cell table:style-name="ce1070" table:number-columns-repeated="2"/>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2061"/>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Repinique</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table:number-columns-repeated="2"/>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2061"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x</text:p>
          </table:table-cell>
          <table:table-cell table:number-columns-repeated="4" table:style-name="ce1093" office:value-type="string" calcext:value-type="string">
            <text:p>x</text:p>
          </table:table-cell>
          <table:table-cell table:style-name="ce1097" office:value-type="string" calcext:value-type="string">
            <text:p>x</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number-columns-repeated="4"/>
          <table:table-cell table:style-name="ce1097"/>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office:value-type="string" calcext:value-type="string">
            <text:p><text:s/></text:p>
          </table:table-cell>
          <table:table-cell table:style-name="ce1085" office:value-type="string" calcext:value-type="string">
            <text:p>l</text:p>
          </table:table-cell>
          <table:table-cell table:style-name="ce1093"/>
          <table:table-cell table:style-name="ce2060" office:value-type="string" calcext:value-type="string">
            <text:p>h</text:p>
          </table:table-cell>
          <table:table-cell table:style-name="ce1093"/>
          <table:table-cell table:style-name="ce1093" office:value-type="string" calcext:value-type="string">
            <text:p>h</text:p>
          </table:table-cell>
          <table:table-cell table:style-name="ce2061"/>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table:table-cell table:style-name="ce1085" office:value-type="string" calcext:value-type="string">
            <text:p>l</text:p>
          </table:table-cell>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2061"/>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office:value-type="string" calcext:value-type="string">
            <text:p><text:s/></text:p>
          </table:table-cell>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3" office:value-type="string" calcext:value-type="string">
            <text:p>Break 1</text:p>
          </table:table-cell>
          <table:table-cell table:style-name="ce1070" table:number-columns-repeated="2"/>
          <table:table-cell table:style-name="ce2042" office:value-type="string" calcext:value-type="string">
            <text:p>E</text:p>
          </table:table-cell>
          <table:table-cell table:style-name="ce2048"/>
          <table:table-cell table:style-name="ce2052" office:value-type="string" calcext:value-type="string">
            <text:p>E</text:p>
          </table:table-cell>
          <table:table-cell table:style-name="ce2042"/>
          <table:table-cell table:style-name="ce2048" office:value-type="string" calcext:value-type="string">
            <text:p>E</text:p>
          </table:table-cell>
          <table:table-cell table:style-name="ce2052"/>
          <table:table-cell table:style-name="ce2059"/>
          <table:table-cell table:style-name="ce2043" table:number-columns-repeated="17"/>
          <table:table-cell table:style-name="ce1070"/>
          <table:table-cell table:number-columns-repeated="996"/>
        </table:table-row>
        <table:table-row table:style-name="ro7">
          <table:table-cell table:style-name="ce1070" table:number-columns-repeated="3"/>
          <table:table-cell table:style-name="ce2043" table:number-columns-repeated="20"/>
          <table:table-cell table:style-name="ce2044" table:number-columns-repeated="4"/>
          <table:table-cell table:number-columns-repeated="997"/>
        </table:table-row>
        <table:table-row table:style-name="ro7">
          <table:table-cell table:style-name="ce1073" office:value-type="string" calcext:value-type="string">
            <text:p>Break 2</text:p>
          </table:table-cell>
          <table:table-cell table:style-name="ce1070" table:number-columns-repeated="2"/>
          <table:table-cell table:style-name="ce2042" office:value-type="string" calcext:value-type="string">
            <text:p>ls</text:p>
          </table:table-cell>
          <table:table-cell table:style-name="ce2048"/>
          <table:table-cell table:style-name="ce2048" office:value-type="string" calcext:value-type="string">
            <text:p>ls</text:p>
          </table:table-cell>
          <table:table-cell table:style-name="ce2048"/>
          <table:table-cell table:style-name="ce2048" office:value-type="string" calcext:value-type="string">
            <text:p>ls</text:p>
          </table:table-cell>
          <table:table-cell table:style-name="ce2052" office:value-type="string" calcext:value-type="string">
            <text:p><text:s/></text:p>
          </table:table-cell>
          <table:table-cell table:style-name="ce2042" office:value-type="string" calcext:value-type="string">
            <text:p>ms</text:p>
          </table:table-cell>
          <table:table-cell table:style-name="ce2048"/>
          <table:table-cell table:style-name="ce2048" office:value-type="string" calcext:value-type="string">
            <text:p>ms</text:p>
          </table:table-cell>
          <table:table-cell table:style-name="ce2048"/>
          <table:table-cell table:style-name="ce2048" office:value-type="string" calcext:value-type="string">
            <text:p>ms</text:p>
          </table:table-cell>
          <table:table-cell table:style-name="ce2057"/>
          <table:table-cell table:style-name="ce2042" office:value-type="string" calcext:value-type="string">
            <text:p>hs</text:p>
          </table:table-cell>
          <table:table-cell table:style-name="ce2048"/>
          <table:table-cell table:style-name="ce2048" office:value-type="string" calcext:value-type="string">
            <text:p>hs</text:p>
          </table:table-cell>
          <table:table-cell table:style-name="ce2048" office:value-type="string" calcext:value-type="string">
            <text:p><text:s/></text:p>
          </table:table-cell>
          <table:table-cell table:style-name="ce2048" office:value-type="string" calcext:value-type="string">
            <text:p>hs</text:p>
          </table:table-cell>
          <table:table-cell table:style-name="ce2052" office:value-type="string" calcext:value-type="string">
            <text:p><text:s/></text:p>
          </table:table-cell>
          <table:table-cell table:style-name="ce2042" office:value-type="string" calcext:value-type="string">
            <text:p>A</text:p>
          </table:table-cell>
          <table:table-cell table:number-columns-repeated="4" table:style-name="ce2048" office:value-type="string" calcext:value-type="string">
            <text:p>A</text:p>
          </table:table-cell>
          <table:table-cell table:style-name="ce2057" office:value-type="string" calcext:value-type="string">
            <text:p>A</text:p>
          </table:table-cell>
          <table:table-cell table:style-name="ce1139"/>
          <table:table-cell table:number-columns-repeated="996"/>
        </table:table-row>
        <table:table-row table:style-name="ro7">
          <table:table-cell table:number-columns-repeated="3"/>
          <table:table-cell table:style-name="ce2044" table:number-columns-repeated="24"/>
          <table:table-cell table:number-columns-repeated="997"/>
        </table:table-row>
        <table:table-row table:style-name="ro7">
          <table:table-cell table:style-name="ce1073" office:value-type="string" calcext:value-type="string">
            <text:p>Bra Break</text:p>
          </table:table-cell>
          <table:table-cell office:value-type="float" office:value="1" calcext:value-type="float">
            <text:p>1</text:p>
          </table:table-cell>
          <table:table-cell/>
          <table:table-cell table:style-name="ce2045" office:value-type="string" calcext:value-type="string">
            <text:p>R</text:p>
          </table:table-cell>
          <table:table-cell table:style-name="ce2049"/>
          <table:table-cell table:style-name="ce2049" office:value-type="string" calcext:value-type="string">
            <text:p>R</text:p>
          </table:table-cell>
          <table:table-cell table:style-name="ce2049"/>
          <table:table-cell table:style-name="ce2049" office:value-type="string" calcext:value-type="string">
            <text:p>R</text:p>
          </table:table-cell>
          <table:table-cell table:style-name="ce2053" office:value-type="string" calcext:value-type="string">
            <text:p><text:s/></text:p>
          </table:table-cell>
          <table:table-cell table:style-name="ce2045" office:value-type="string" calcext:value-type="string">
            <text:p>A</text:p>
          </table:table-cell>
          <table:table-cell table:style-name="ce2049" table:number-columns-repeated="3"/>
          <table:table-cell table:style-name="ce2049" office:value-type="string" calcext:value-type="string">
            <text:p><text:s/></text:p>
          </table:table-cell>
          <table:table-cell table:style-name="ce2055"/>
          <table:table-cell table:style-name="ce2045" office:value-type="string" calcext:value-type="string">
            <text:p>R</text:p>
          </table:table-cell>
          <table:table-cell table:style-name="ce2065"/>
          <table:table-cell table:style-name="ce2065" office:value-type="string" calcext:value-type="string">
            <text:p>R</text:p>
          </table:table-cell>
          <table:table-cell table:style-name="ce2065"/>
          <table:table-cell table:style-name="ce2065" office:value-type="string" calcext:value-type="string">
            <text:p>R</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style-name="ce1073"/>
          <table:table-cell office:value-type="float" office:value="2" calcext:value-type="float">
            <text:p>2</text:p>
          </table:table-cell>
          <table:table-cell/>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4"/>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6"/>
          <table:table-cell table:style-name="ce2046" office:value-type="string" calcext:value-type="string">
            <text:p>R</text:p>
          </table:table-cell>
          <table:table-cell table:style-name="ce2066"/>
          <table:table-cell table:style-name="ce2066" office:value-type="string" calcext:value-type="string">
            <text:p>R</text:p>
          </table:table-cell>
          <table:table-cell table:style-name="ce2066"/>
          <table:table-cell table:style-name="ce2066" office:value-type="string" calcext:value-type="string">
            <text:p>A</text:p>
          </table:table-cell>
          <table:table-cell table:style-name="ce2070"/>
          <table:table-cell table:style-name="ce2066" office:value-type="string" calcext:value-type="string">
            <text:p>A</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4" table:number-columns-repeated="24"/>
          <table:table-cell table:number-columns-repeated="997"/>
        </table:table-row>
        <table:table-row table:style-name="ro18">
          <table:table-cell table:style-name="ce1074" office:value-type="string" calcext:value-type="string">
            <text:p>Break 3</text:p>
          </table:table-cell>
          <table:table-cell office:value-type="float" office:value="1" calcext:value-type="float">
            <text:p>1</text:p>
          </table:table-cell>
          <table:table-cell/>
          <table:table-cell table:style-name="ce2045" office:value-type="string" calcext:value-type="string">
            <text:p>S</text:p>
          </table:table-cell>
          <table:table-cell table:style-name="ce2049"/>
          <table:table-cell table:style-name="ce2049" office:value-type="string" calcext:value-type="string">
            <text:p>S</text:p>
          </table:table-cell>
          <table:table-cell table:style-name="ce2049"/>
          <table:table-cell table:style-name="ce2049" office:value-type="string" calcext:value-type="string">
            <text:p>S</text:p>
          </table:table-cell>
          <table:table-cell table:style-name="ce2055"/>
          <table:table-cell table:style-name="ce2049" office:value-type="string" calcext:value-type="string">
            <text:p>A</text:p>
          </table:table-cell>
          <table:table-cell table:style-name="ce2049" table:number-columns-repeated="4"/>
          <table:table-cell table:style-name="ce2055"/>
          <table:table-cell table:style-name="ce2062" office:value-type="string" calcext:value-type="string">
            <text:p>S</text:p>
          </table:table-cell>
          <table:table-cell table:style-name="ce2065"/>
          <table:table-cell table:style-name="ce2065" office:value-type="string" calcext:value-type="string">
            <text:p>S</text:p>
          </table:table-cell>
          <table:table-cell table:style-name="ce2065"/>
          <table:table-cell table:style-name="ce2065" office:value-type="string" calcext:value-type="string">
            <text:p>S</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table-cell office:value-type="float" office:value="2" calcext:value-type="float">
            <text:p>2</text:p>
          </table:table-cell>
          <table:table-cell/>
          <table:table-cell table:style-name="ce2046"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50"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63" office:value-type="string" calcext:value-type="string">
            <text:p>E</text:p>
          </table:table-cell>
          <table:table-cell table:style-name="ce2066"/>
          <table:table-cell table:style-name="ce2066" office:value-type="string" calcext:value-type="string">
            <text:p>E</text:p>
          </table:table-cell>
          <table:table-cell table:style-name="ce2066"/>
          <table:table-cell table:style-name="ce2066" office:value-type="string" calcext:value-type="string">
            <text:p>E</text:p>
          </table:table-cell>
          <table:table-cell table:style-name="ce2070"/>
          <table:table-cell table:style-name="ce2066" office:value-type="string" calcext:value-type="string">
            <text:p>E</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Break 5</text:p>
          </table:table-cell>
          <table:table-cell table:number-columns-repeated="2"/>
          <table:table-cell table:style-name="ce2042" office:value-type="string" calcext:value-type="string">
            <text:p>.</text:p>
          </table:table-cell>
          <table:table-cell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number-columns-repeated="2"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style-name="ce2064" office:value-type="string" calcext:value-type="string">
            <text:p>.</text:p>
          </table:table-cell>
          <table:table-cell table:style-name="ce2067" office:value-type="string" calcext:value-type="string">
            <text:p>.</text:p>
          </table:table-cell>
          <table:table-cell table:style-name="ce2067" office:value-type="string" calcext:value-type="string">
            <text:p>sn</text:p>
          </table:table-cell>
          <table:table-cell table:style-name="ce2067" office:value-type="string" calcext:value-type="string">
            <text:p>.</text:p>
          </table:table-cell>
          <table:table-cell table:style-name="ce2067" office:value-type="string" calcext:value-type="string">
            <text:p>sn</text:p>
          </table:table-cell>
          <table:table-cell table:style-name="ce2071" office:value-type="string" calcext:value-type="string">
            <text:p>.</text:p>
          </table:table-cell>
          <table:table-cell table:number-columns-repeated="5" table:style-name="ce2067" office:value-type="string" calcext:value-type="string">
            <text:p>E</text:p>
          </table:table-cell>
          <table:table-cell table:style-name="ce2071" office:value-type="string" calcext:value-type="string">
            <text:p>E</text:p>
          </table:table-cell>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2"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8"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7" office:value-type="string" calcext:value-type="string">
            <text:p>S</text:p>
          </table:table-cell>
          <table:table-cell table:style-name="ce2051"/>
          <table:table-cell table:style-name="ce2051" office:value-type="string" calcext:value-type="string">
            <text:p>A</text:p>
          </table:table-cell>
          <table:table-cell table:style-name="ce2051"/>
          <table:table-cell table:style-name="ce2051" office:value-type="string" calcext:value-type="string">
            <text:p>A</text:p>
          </table:table-cell>
          <table:table-cell table:style-name="ce2058"/>
          <table:table-cell table:style-name="ce2051" table:number-columns-repeated="5"/>
          <table:table-cell table:style-name="ce2058"/>
          <table:table-cell table:number-columns-repeated="997"/>
        </table:table-row>
        <table:table-row table:style-name="ro18">
          <table:table-cell table:style-name="ce2041" office:value-type="string" calcext:value-type="string">
            <text:p>Sign like cutting your throat with a finger</text:p>
          </table:table-cell>
          <table:table-cell table:number-columns-repeated="2"/>
          <table:table-cell table:style-name="ce2043" table:number-columns-repeated="12"/>
          <table:table-cell table:style-name="ce2044"/>
          <table:table-cell table:style-name="ce2068"/>
          <table:table-cell table:style-name="ce2044" table:number-columns-repeated="10"/>
          <table:table-cell table:number-columns-repeated="997"/>
        </table:table-row>
        <table:table-row table:style-name="ro18">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number-columns-repeated="997"/>
        </table:table-row>
        <table:table-row table:style-name="ro7">
          <table:table-cell table:style-name="ce1074" office:value-type="string" calcext:value-type="string">
            <text:p>Fast</text:p>
          </table:table-cell>
          <table:table-cell table:number-columns-repeated="1023"/>
        </table:table-row>
        <table:table-row table:style-name="ro7" table:number-rows-repeated="9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20">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Van Harte Pardon" table:style-name="ta4">
        <office:forms form:automatic-focus="false" form:apply-design-mode="false"/>
        <table:table-column table:style-name="co79" table:default-cell-style-name="ce1232"/>
        <table:table-column table:style-name="co13" table:number-columns-repeated="7" table:default-cell-style-name="ce1232"/>
        <table:table-column table:style-name="co80" table:default-cell-style-name="ce1232"/>
        <table:table-column table:style-name="co13" table:number-columns-repeated="6" table:default-cell-style-name="ce1232"/>
        <table:table-column table:style-name="co33" table:default-cell-style-name="ce1232"/>
        <table:table-column table:style-name="co81" table:default-cell-style-name="ce1232"/>
        <table:table-column table:style-name="co13" table:number-columns-repeated="16" table:default-cell-style-name="ce1232"/>
        <table:table-column table:style-name="co3" table:default-cell-style-name="ce1232"/>
        <table:table-column table:style-name="co82" table:default-cell-style-name="ce2294"/>
        <table:table-column table:style-name="co13" table:number-columns-repeated="61" table:default-cell-style-name="ce1232"/>
        <table:table-column table:style-name="co36" table:number-columns-repeated="161" table:default-cell-style-name="ce1232"/>
        <table:table-column table:style-name="co36" table:number-columns-repeated="767" table:default-cell-style-name="Default"/>
        <table:table-row table:style-name="ro30">
          <table:table-cell table:style-name="ce2072" office:value-type="string" calcext:value-type="string">
            <text:p>Van Harte pardon!</text:p>
          </table:table-cell>
          <table:table-cell table:style-name="ce2120" table:number-columns-repeated="5"/>
          <table:table-cell table:number-columns-repeated="2"/>
          <table:table-cell table:style-name="ce2214" office:value-type="string" calcext:value-type="string">
            <text:p>tune sign: heart formed with your hands</text:p>
          </table:table-cell>
          <table:table-cell table:number-columns-repeated="1015"/>
        </table:table-row>
        <table:table-row table:style-name="ro31">
          <table:table-cell table:number-columns-repeated="1024"/>
        </table:table-row>
        <table:table-row table:style-name="ro16">
          <table:table-cell table:style-name="ce2073" office:value-type="string" calcext:value-type="string">
            <text:p>Groove</text:p>
          </table:table-cell>
          <table:table-cell table:style-name="ce2121" office:value-type="float" office:value="1" calcext:value-type="float">
            <text:p>1</text:p>
          </table:table-cell>
          <table:table-cell table:style-name="ce2121" table:number-columns-repeated="3"/>
          <table:table-cell table:style-name="ce2121" office:value-type="float" office:value="2" calcext:value-type="float">
            <text:p>2</text:p>
          </table:table-cell>
          <table:table-cell table:style-name="ce2121" table:number-columns-repeated="3"/>
          <table:table-cell table:style-name="ce2121" office:value-type="float" office:value="3" calcext:value-type="float">
            <text:p>3</text:p>
          </table:table-cell>
          <table:table-cell table:style-name="ce2121" table:number-columns-repeated="3"/>
          <table:table-cell table:style-name="ce2121" office:value-type="float" office:value="4" calcext:value-type="float">
            <text:p>4</text:p>
          </table:table-cell>
          <table:table-cell table:style-name="ce2121" table:number-columns-repeated="3"/>
          <table:table-cell table:style-name="ce2121" office:value-type="float" office:value="5" calcext:value-type="float">
            <text:p>5</text:p>
          </table:table-cell>
          <table:table-cell table:style-name="ce2121" table:number-columns-repeated="3"/>
          <table:table-cell table:style-name="ce2121" office:value-type="float" office:value="6" calcext:value-type="float">
            <text:p>6</text:p>
          </table:table-cell>
          <table:table-cell table:style-name="ce2121" table:number-columns-repeated="3"/>
          <table:table-cell table:style-name="ce2121" office:value-type="float" office:value="7" calcext:value-type="float">
            <text:p>7</text:p>
          </table:table-cell>
          <table:table-cell table:style-name="ce2121" table:number-columns-repeated="3"/>
          <table:table-cell table:style-name="ce2121" office:value-type="float" office:value="8" calcext:value-type="float">
            <text:p>8</text:p>
          </table:table-cell>
          <table:table-cell table:style-name="ce2121" table:number-columns-repeated="3"/>
          <table:table-cell table:number-columns-repeated="991"/>
        </table:table-row>
        <table:table-row table:style-name="ro7">
          <table:table-cell table:style-name="ce2095"/>
          <table:table-cell table:number-columns-repeated="1023"/>
        </table:table-row>
        <table:table-row table:style-name="ro7">
          <table:table-cell table:style-name="ce2100" office:value-type="string" calcext:value-type="string">
            <text:p>Low+Mid Surdo</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177"/>
          <table:table-cell table:style-name="ce1186"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2288"/>
          <table:table-cell table:style-name="ce2290" office:value-type="string" calcext:value-type="string">
            <text:p>x</text:p>
          </table:table-cell>
          <table:table-cell table:style-name="ce1162"/>
          <table:table-cell table:style-name="ce1162" office:value-type="string" calcext:value-type="string">
            <text:p>x</text:p>
          </table:table-cell>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High Surdo</text:p>
          </table:table-cell>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177"/>
          <table:table-cell table:style-name="ce1186"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2288" office:value-type="string" calcext:value-type="string">
            <text:p>sil</text:p>
          </table:table-cell>
          <table:table-cell table:style-name="ce2290" office:value-type="string" calcext:value-type="string">
            <text:p>x</text:p>
          </table:table-cell>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Snare 1 / Repinique</text:p>
          </table:table-cell>
          <table:table-cell table:style-name="ce1157" office:value-type="string" calcext:value-type="string">
            <text:p>.</text:p>
          </table:table-cell>
          <table:table-cell table:style-name="ce1162"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814"/>
          <table:table-cell table:number-columns-repeated="989"/>
        </table:table-row>
        <table:table-row table:style-name="ro32">
          <table:table-cell table:style-name="ce814"/>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814"/>
          <table:table-cell table:number-columns-repeated="989"/>
        </table:table-row>
        <table:table-row table:style-name="ro33">
          <table:table-cell table:style-name="ce2100" office:value-type="string" calcext:value-type="string">
            <text:p>Snare 2 / Shakers</text:p>
          </table:table-cell>
          <table:table-cell table:style-name="ce1157" office:value-type="string" calcext:value-type="string">
            <text:p>x</text:p>
          </table:table-cell>
          <table:table-cell table:style-name="ce1162" office:value-type="string" calcext:value-type="string">
            <text:p>.</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office:value-type="string" calcext:value-type="string">
            <text:p>Tamborim</text:p>
          </table:table-cell>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1227" office:value-type="string" calcext:value-type="string">
            <text:p>x</text:p>
          </table:table-cell>
          <table:table-cell table:style-name="ce1157"/>
          <table:table-cell table:style-name="ce1162"/>
          <table:table-cell table:style-name="ce1162" office:value-type="string" calcext:value-type="string">
            <text:p>x</text:p>
          </table:table-cell>
          <table:table-cell table:style-name="ce1177"/>
          <table:table-cell table:style-name="ce1186"/>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2288" office:value-type="string" calcext:value-type="string">
            <text:p>x</text:p>
          </table:table-cell>
          <table:table-cell table:style-name="ce2290"/>
          <table:table-cell table:style-name="ce1162"/>
          <table:table-cell table:style-name="ce1162" office:value-type="string" calcext:value-type="string">
            <text:p>x</text:p>
          </table:table-cell>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7">
          <table:table-cell table:style-name="ce2100" office:value-type="string" calcext:value-type="string">
            <text:p>Agogô</text:p>
          </table:table-cell>
          <table:table-cell table:style-name="ce1157" office:value-type="string" calcext:value-type="string">
            <text:p>h</text:p>
          </table:table-cell>
          <table:table-cell table:style-name="ce1162"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text:p>
          </table:table-cell>
          <table:table-cell table:style-name="ce1170" office:value-type="string" calcext:value-type="string">
            <text:p>l</text:p>
          </table:table-cell>
          <table:table-cell table:style-name="ce1170" office:value-type="string" calcext:value-type="string">
            <text:p>.</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l</text:p>
          </table:table-cell>
          <table:table-cell table:style-name="ce1177" office:value-type="string" calcext:value-type="string">
            <text:p>l</text:p>
          </table:table-cell>
          <table:table-cell table:style-name="ce1186"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h</text:p>
          </table:table-cell>
          <table:table-cell table:style-name="ce1170"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text:p>
          </table:table-cell>
          <table:table-cell table:style-name="ce1170" office:value-type="string" calcext:value-type="string">
            <text:p>h</text:p>
          </table:table-cell>
          <table:table-cell table:style-name="ce1170" office:value-type="string" calcext:value-type="string">
            <text:p>.</text:p>
          </table:table-cell>
          <table:table-cell table:style-name="ce2288" office:value-type="string" calcext:value-type="string">
            <text:p>h</text:p>
          </table:table-cell>
          <table:table-cell table:style-name="ce2290" office:value-type="string" calcext:value-type="string">
            <text:p>h</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2286"/>
          <table:table-cell table:style-name="ce814"/>
          <table:table-cell table:number-columns-repeated="989"/>
        </table:table-row>
        <table:table-row table:style-name="ro7">
          <table:table-cell table:number-columns-repeated="29"/>
          <table:table-cell table:style-name="ce814"/>
          <table:table-cell table:number-columns-repeated="994"/>
        </table:table-row>
        <table:table-row table:style-name="ro7">
          <table:table-cell table:style-name="ce2104" office:value-type="string" calcext:value-type="string">
            <text:p>Break 1</text:p>
          </table:table-cell>
          <table:table-cell table:style-name="ce2128" office:value-type="string" calcext:value-type="string">
            <text:p>g</text:p>
          </table:table-cell>
          <table:table-cell table:style-name="ce2206" office:value-type="string" calcext:value-type="string">
            <text:p>.</text:p>
          </table:table-cell>
          <table:table-cell table:style-name="ce2209" office:value-type="string" calcext:value-type="string">
            <text:p>.</text:p>
          </table:table-cell>
          <table:table-cell table:style-name="ce2210" office:value-type="string" calcext:value-type="string">
            <text:p>r</text:p>
          </table:table-cell>
          <table:table-cell table:style-name="ce2128" office:value-type="string" calcext:value-type="string">
            <text:p>.</text:p>
          </table:table-cell>
          <table:table-cell table:style-name="ce2209" office:value-type="string" calcext:value-type="string">
            <text:p>.</text:p>
          </table:table-cell>
          <table:table-cell table:style-name="ce2209" office:value-type="string" calcext:value-type="string">
            <text:p>o</text:p>
          </table:table-cell>
          <table:table-cell table:style-name="ce2210" office:value-type="string" calcext:value-type="string">
            <text:p>.</text:p>
          </table:table-cell>
          <table:table-cell table:style-name="ce2128" office:value-type="string" calcext:value-type="string">
            <text:p>.</text:p>
          </table:table-cell>
          <table:table-cell table:style-name="ce2209" office:value-type="string" calcext:value-type="string">
            <text:p>o</text:p>
          </table:table-cell>
          <table:table-cell table:style-name="ce2209" office:value-type="string" calcext:value-type="string">
            <text:p>.</text:p>
          </table:table-cell>
          <table:table-cell table:style-name="ce2210" office:value-type="string" calcext:value-type="string">
            <text:p>.</text:p>
          </table:table-cell>
          <table:table-cell table:style-name="ce2128" office:value-type="string" calcext:value-type="string">
            <text:p>v</text:p>
          </table:table-cell>
          <table:table-cell table:style-name="ce2209" office:value-type="string" calcext:value-type="string">
            <text:p>.</text:p>
          </table:table-cell>
          <table:table-cell table:style-name="ce2209" office:value-type="string" calcext:value-type="string">
            <text:p>e</text:p>
          </table:table-cell>
          <table:table-cell table:style-name="ce2246" office:value-type="string" calcext:value-type="string">
            <text:p>.</text:p>
          </table:table-cell>
          <table:table-cell table:style-name="ce2128" office:value-type="string" calcext:value-type="string">
            <text:p>E</text:p>
          </table:table-cell>
          <table:table-cell table:style-name="ce2206" office:value-type="string" calcext:value-type="string">
            <text:p>E</text:p>
          </table:table-cell>
          <table:table-cell table:style-name="ce2206"/>
          <table:table-cell table:style-name="ce2210" office:value-type="string" calcext:value-type="string">
            <text:p>E</text:p>
          </table:table-cell>
          <table:table-cell table:style-name="ce2128" office:value-type="string" calcext:value-type="string">
            <text:p>E</text:p>
          </table:table-cell>
          <table:table-cell table:style-name="ce2206"/>
          <table:table-cell table:style-name="ce2209" office:value-type="string" calcext:value-type="string">
            <text:p>E</text:p>
          </table:table-cell>
          <table:table-cell table:style-name="ce2210" office:value-type="string" calcext:value-type="string">
            <text:p>E</text:p>
          </table:table-cell>
          <table:table-cell table:style-name="ce2128"/>
          <table:table-cell table:style-name="ce2206" table:number-columns-repeated="2"/>
          <table:table-cell table:style-name="ce2289"/>
          <table:table-cell table:style-name="ce2291" office:value-type="string" calcext:value-type="string">
            <text:p>hey!</text:p>
          </table:table-cell>
          <table:table-cell table:style-name="ce2206" table:number-columns-repeated="2"/>
          <table:table-cell table:style-name="ce2210"/>
          <table:table-cell table:number-columns-repeated="991"/>
        </table:table-row>
        <table:table-row table:style-name="ro7">
          <table:table-cell/>
          <table:table-cell table:style-name="ce1332" office:value-type="string" calcext:value-type="string" table:number-columns-spanned="16" table:number-rows-spanned="1">
            <text:p>Everybody sings this</text:p>
          </table:table-cell>
          <table:covered-table-cell table:number-columns-repeated="15" table:style-name="ce1332"/>
          <table:table-cell table:number-columns-repeated="12"/>
          <table:table-cell table:style-name="ce2292" office:value-type="string" calcext:value-type="string">
            <text:p>shout:</text:p>
          </table:table-cell>
          <table:table-cell table:number-columns-repeated="994"/>
        </table:table-row>
        <table:table-row table:style-name="ro7">
          <table:table-cell/>
          <table:table-cell table:style-name="ce814" table:number-columns-repeated="34"/>
          <table:table-cell table:number-columns-repeated="989"/>
        </table:table-row>
        <table:table-row table:style-name="ro7">
          <table:table-cell table:style-name="ce2105" office:value-type="string" calcext:value-type="string">
            <text:p>Silence Break</text:p>
          </table:table-cell>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table-cell table:style-name="ce2207" office:value-type="string" calcext:value-type="string">
            <text:p>ls</text:p>
          </table:table-cell>
          <table:table-cell table:style-name="ce2211" office:value-type="string" calcext:value-type="string">
            <text:p>ls</text:p>
          </table:table-cell>
          <table:table-cell table:style-name="ce2286"/>
          <table:table-cell table:number-columns-repeated="2"/>
          <table:table-cell office:value-type="string" calcext:value-type="string">
            <text:p>ls = low surdo</text:p>
          </table:table-cell>
          <table:table-cell table:number-columns-repeated="1003"/>
        </table:table-row>
        <table:table-row table:style-name="ro7">
          <table:table-cell table:style-name="ce2106" office:value-type="string" calcext:value-type="string">
            <text:p>the sign is 4 fingers up</text:p>
          </table:table-cell>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table-cell table:style-name="ce2208" office:value-type="string" calcext:value-type="string">
            <text:p>ag</text:p>
          </table:table-cell>
          <table:table-cell table:style-name="ce2212" office:value-type="string" calcext:value-type="string">
            <text:p>ag</text:p>
          </table:table-cell>
          <table:table-cell table:style-name="ce2286"/>
          <table:table-cell table:number-columns-repeated="2"/>
          <table:table-cell office:value-type="string" calcext:value-type="string">
            <text:p>ag = agogô</text:p>
          </table:table-cell>
          <table:table-cell table:number-columns-repeated="1003"/>
        </table:table-row>
        <table:table-row table:style-name="ro7">
          <table:table-cell table:style-name="ce2112"/>
          <table:table-cell table:number-columns-repeated="1023"/>
        </table:table-row>
        <table:table-row table:style-name="ro7">
          <table:table-cell table:style-name="ce2113" office:value-type="string" calcext:value-type="string">
            <text:p>Break 2</text:p>
          </table:table-cell>
          <table:table-cell table:number-columns-repeated="1023"/>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227"/>
          <table:table-cell table:number-columns-repeated="991"/>
        </table:table-row>
        <table:table-row table:style-name="ro7">
          <table:table-cell office:value-type="string" calcext:value-type="string">
            <text:p>Snare / Repi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43"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43"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number-columns-repeated="2"/>
          <table:table-cell table:style-name="ce1220"/>
          <table:table-cell table:number-columns-repeated="991"/>
        </table:table-row>
        <table:table-row table:style-name="ro7">
          <table:table-cell table:number-columns-repeated="32"/>
          <table:table-cell table:style-name="ce2293"/>
          <table:table-cell/>
          <table:table-cell table:style-name="ce814"/>
          <table:table-cell table:number-columns-repeated="989"/>
        </table:table-row>
        <table:table-row table:style-name="ro7">
          <table:table-cell/>
          <table:table-cell office:value-type="string" calcext:value-type="string">
            <text:p>repeated on and on until maestra calls off:</text:p>
          </table:table-cell>
          <table:table-cell table:number-columns-repeated="1022"/>
        </table:table-row>
        <table:table-row table:style-name="ro7">
          <table:table-cell table:number-columns-repeated="13"/>
          <table:table-cell table:style-name="ce2242"/>
          <table:table-cell table:number-columns-repeated="3"/>
          <table:table-cell office:value-type="string" calcext:value-type="string">
            <text:p>together</text:p>
          </table:table-cell>
          <table:table-cell table:number-columns-repeated="1006"/>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table-cell table:style-name="ce1160" office:value-type="string" calcext:value-type="string">
            <text:p>sil</text:p>
          </table:table-cell>
          <table:table-cell table:style-name="ce1164" office:value-type="string" calcext:value-type="string">
            <text:p>sil</text:p>
          </table:table-cell>
          <table:table-cell table:style-name="ce1154" office:value-type="string" calcext:value-type="string">
            <text:p>sil</text:p>
          </table:table-cell>
          <table:table-cell table:style-name="ce1160" office:value-type="string" calcext:value-type="string">
            <text:p>sil</text:p>
          </table:table-cell>
          <table:table-cell table:style-name="ce1160"/>
          <table:table-cell table:style-name="ce1164" office:value-type="string" calcext:value-type="string">
            <text:p>sil</text:p>
          </table:table-cell>
          <table:table-cell table:style-name="ce1154" office:value-type="string" calcext:value-type="string">
            <text:p>x</text:p>
          </table:table-cell>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table-cell table:style-name="ce1162" office:value-type="string" calcext:value-type="string">
            <text:p>sil</text:p>
          </table:table-cell>
          <table:table-cell table:style-name="ce1166" office:value-type="string" calcext:value-type="string">
            <text:p>sil</text:p>
          </table:table-cell>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1166" office:value-type="string" calcext:value-type="string">
            <text:p>sil</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Snare / Repi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43"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43"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table-cell table:style-name="ce1343"/>
          <table:table-cell table:style-name="ce1220"/>
          <table:table-cell table:number-columns-repeated="991"/>
        </table:table-row>
        <table:table-row table:style-name="ro7">
          <table:table-cell table:number-columns-repeated="8"/>
          <table:table-cell table:style-name="ce814"/>
          <table:table-cell table:number-columns-repeated="23"/>
          <table:table-cell table:style-name="ce2293" office:value-type="string" calcext:value-type="string">
            <text:p>back into the groove</text:p>
          </table:table-cell>
          <table:table-cell table:number-columns-repeated="991"/>
        </table:table-row>
        <table:table-row table:style-name="ro7">
          <table:table-cell table:style-name="ce2095" office:value-type="string" calcext:value-type="string">
            <text:p>Cross Break – Surdos</text:p>
          </table:table-cell>
          <table:table-cell table:number-columns-repeated="4"/>
          <table:table-cell table:style-name="ce814"/>
          <table:table-cell table:number-columns-repeated="1018"/>
        </table:table-row>
        <table:table-row table:style-name="ro7">
          <table:table-cell office:value-type="string" calcext:value-type="string">
            <text:p>sign 'x' <text:s/>with the ams</text:p>
          </table:table-cell>
          <table:table-cell table:number-columns-repeated="1023"/>
        </table:table-row>
        <table:table-row table:style-name="ro7">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3" calcext:value-type="float">
            <text:p>3</text:p>
          </table:table-cell>
          <table:table-cell table:number-columns-repeated="3"/>
          <table:table-cell office:value-type="float" office:value="4" calcext:value-type="float">
            <text:p>4</text:p>
          </table:table-cell>
          <table:table-cell table:number-columns-repeated="3"/>
          <table:table-cell office:value-type="float" office:value="5" calcext:value-type="float">
            <text:p>5</text:p>
          </table:table-cell>
          <table:table-cell table:number-columns-repeated="3"/>
          <table:table-cell office:value-type="float" office:value="6" calcext:value-type="float">
            <text:p>6</text:p>
          </table:table-cell>
          <table:table-cell table:number-columns-repeated="3"/>
          <table:table-cell office:value-type="float" office:value="7" calcext:value-type="float">
            <text:p>7</text:p>
          </table:table-cell>
          <table:table-cell table:number-columns-repeated="3"/>
          <table:table-cell office:value-type="float" office:value="8" calcext:value-type="float">
            <text:p>8</text:p>
          </table:table-cell>
          <table:table-cell table:number-columns-repeated="994"/>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table-cell table:style-name="ce814"/>
          <table:table-cell table:number-columns-repeated="989"/>
        </table:table-row>
        <table:table-row table:style-name="ro7">
          <table:table-cell office:value-type="string" calcext:value-type="string">
            <text:p>High Surdo</text:p>
          </table:table-cell>
          <table:table-cell table:style-name="ce1156"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176"/>
          <table:table-cell table:style-name="ce1182"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220"/>
          <table:table-cell table:number-columns-repeated="991"/>
        </table:table-row>
        <table:table-row table:style-name="ro7">
          <table:table-cell table:number-columns-repeated="32"/>
          <table:table-cell table:style-name="ce2293" office:value-type="string" calcext:value-type="string">
            <text:p>repeated until cut</text:p>
          </table:table-cell>
          <table:table-cell table:number-columns-repeated="991"/>
        </table:table-row>
        <table:table-row table:style-name="ro7">
          <table:table-cell table:number-columns-repeated="1024"/>
        </table:table-row>
        <table:table-row table:style-name="ro7">
          <table:table-cell table:style-name="ce2095" office:value-type="string" calcext:value-type="string">
            <text:p>Cross Eight Break – Surdos</text:p>
          </table:table-cell>
          <table:table-cell table:number-columns-repeated="4"/>
          <table:table-cell table:style-name="ce814"/>
          <table:table-cell table:number-columns-repeated="1018"/>
        </table:table-row>
        <table:table-row table:style-name="ro7">
          <table:table-cell table:style-name="ce1328" office:value-type="string" calcext:value-type="string" table:number-columns-spanned="1" table:number-rows-spanned="2">
            <text:p>sign 'x' with arms showing Eight Up</text:p>
          </table:table-cell>
          <table:table-cell table:number-columns-repeated="1023"/>
        </table:table-row>
        <table:table-row table:style-name="ro7">
          <table:covered-table-cell table:style-name="ce1328"/>
          <table:table-cell table:style-name="ce2128"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table-cell office:value-type="string" calcext:value-type="string">
            <text:p>from soft to loud …</text:p>
          </table:table-cell>
          <table:table-cell table:number-columns-repeated="1005"/>
        </table:table-row>
        <table:table-row table:style-name="ro7" table:number-rows-repeated="85">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1048433">
          <table:table-cell table:number-columns-repeated="1024"/>
        </table:table-row>
        <table:table-row table:style-name="ro10">
          <table:table-cell table:number-columns-repeated="1024"/>
        </table:table-row>
        <table:table-row table:style-name="ro10">
          <table:table-cell table:number-columns-repeated="1024"/>
        </table:table-row>
      </table:table>
      <table:table table:name="Voodoo" table:style-name="ta3">
        <office:forms form:automatic-focus="false" form:apply-design-mode="false"/>
        <table:table-column table:style-name="co83" table:default-cell-style-name="ce819"/>
        <table:table-column table:style-name="co13" table:default-cell-style-name="ce819"/>
        <table:table-column table:style-name="co28" table:default-cell-style-name="ce819"/>
        <table:table-column table:style-name="co18" table:number-columns-repeated="39" table:default-cell-style-name="ce819"/>
        <table:table-column table:style-name="co84" table:default-cell-style-name="ce819"/>
        <table:table-column table:style-name="co85" table:default-cell-style-name="ce819"/>
        <table:table-column table:style-name="co28" table:default-cell-style-name="ce819"/>
        <table:table-column table:style-name="co67" table:number-columns-repeated="212" table:default-cell-style-name="ce819"/>
        <table:table-column table:style-name="co67" table:number-columns-repeated="767" table:default-cell-style-name="ce913"/>
        <table:table-row table:style-name="ro34">
          <table:table-cell table:style-name="ce2072" office:value-type="string" calcext:value-type="string">
            <text:p>Voodoo</text:p>
          </table:table-cell>
          <table:table-cell table:style-name="ce2295"/>
          <table:table-cell table:style-name="ce833" office:value-type="string" calcext:value-type="string">
            <text:p>tune sign : aureole – make a circle around head with your index finger down</text:p>
          </table:table-cell>
          <table:table-cell table:style-name="ce898"/>
          <table:table-cell table:number-columns-repeated="3"/>
          <table:table-cell table:style-name="ce898"/>
          <table:table-cell table:number-columns-repeated="1016"/>
        </table:table-row>
        <table:table-row table:style-name="ro35">
          <table:table-cell table:style-name="ce1232"/>
          <table:table-cell table:number-columns-repeated="1023"/>
        </table:table-row>
        <table:table-row table:style-name="ro5">
          <table:table-cell table:style-name="ce998" office:value-type="string" calcext:value-type="string">
            <text:p>Groove</text:p>
          </table:table-cell>
          <table:table-cell table:style-name="ce884"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39"/>
          <table:table-cell table:number-columns-repeated="988"/>
        </table:table-row>
        <table:table-row table:style-name="ro4">
          <table:table-cell table:number-columns-repeated="3"/>
          <table:table-cell table:style-name="ce839" table:number-columns-repeated="33"/>
          <table:table-cell table:style-name="ce815" table:number-columns-repeated="8"/>
          <table:table-cell table:number-columns-repeated="980"/>
        </table:table-row>
        <table:table-row table:style-name="ro4">
          <table:table-cell table:style-name="ce815" office:value-type="string" calcext:value-type="string">
            <text:p>Low Surdo</text:p>
          </table:table-cell>
          <table:table-cell table:style-name="ce815" table:number-columns-repeated="2"/>
          <table:table-cell table:style-name="ce2296"/>
          <table:table-cell table:style-name="ce2299" table:number-columns-repeated="2"/>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6"/>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831"/>
          <table:table-cell table:style-name="ce898"/>
          <table:table-cell table:style-name="ce815" table:number-columns-repeated="7"/>
          <table:table-cell table:number-columns-repeated="980"/>
        </table:table-row>
        <table:table-row table:style-name="ro4">
          <table:table-cell table:style-name="ce815" office:value-type="string" calcext:value-type="string">
            <text:p>Mid+High Surdo</text:p>
          </table:table-cell>
          <table:table-cell table:style-name="ce815" office:value-type="float" office:value="1" calcext:value-type="float">
            <text:p>1</text:p>
          </table:table-cell>
          <table:table-cell table:style-name="ce815"/>
          <table:table-cell table:style-name="ce2296"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831"/>
          <table:table-cell table:style-name="ce898"/>
          <table:table-cell table:style-name="ce815" table:number-columns-repeated="7"/>
          <table:table-cell table:number-columns-repeated="980"/>
        </table:table-row>
        <table:table-row table:style-name="ro5">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5">
          <table:table-cell table:style-name="ce815" office:value-type="string" calcext:value-type="string">
            <text:p>Snar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6"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Repiniqu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6"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Tamborim</text:p>
          </table:table-cell>
          <table:table-cell table:style-name="ce815" table:number-columns-repeated="2"/>
          <table:table-cell table:style-name="ce2296"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6"/>
          <table:table-cell table:number-columns-repeated="2" table:style-name="ce2299" office:value-type="string" calcext:value-type="string">
            <text:p>x</text:p>
          </table:table-cell>
          <table:table-cell table:style-name="ce2299"/>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Agogô</text:p>
          </table:table-cell>
          <table:table-cell table:style-name="ce815" table:number-columns-repeated="2"/>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166"/>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227"/>
          <table:table-cell table:style-name="ce898" table:number-columns-repeated="2"/>
          <table:table-cell table:style-name="ce815" table:number-columns-repeated="7"/>
          <table:table-cell table:number-columns-repeated="980"/>
        </table:table-row>
        <table:table-row table:style-name="ro5">
          <table:table-cell table:number-columns-repeated="18"/>
          <table:table-cell table:style-name="ce922" table:number-columns-repeated="2"/>
          <table:table-cell table:style-name="ce2308"/>
          <table:table-cell table:style-name="ce1150"/>
          <table:table-cell table:style-name="ce831"/>
          <table:table-cell table:style-name="ce922" table:number-columns-repeated="12"/>
          <table:table-cell table:number-columns-repeated="989"/>
        </table:table-row>
        <table:table-row table:style-name="ro5">
          <table:table-cell table:style-name="ce884" office:value-type="string" calcext:value-type="string">
            <text:p>Scissor Break</text:p>
          </table:table-cell>
          <table:table-cell table:style-name="ce884" table:number-columns-repeated="2"/>
          <table:table-cell table:style-name="ce2297" office:value-type="string" calcext:value-type="string">
            <text:p>E</text:p>
          </table:table-cell>
          <table:table-cell table:style-name="ce2300"/>
          <table:table-cell table:style-name="ce2300" office:value-type="string" calcext:value-type="string">
            <text:p>E</text:p>
          </table:table-cell>
          <table:table-cell table:style-name="ce2302"/>
          <table:table-cell table:style-name="ce2303" office:value-type="string" calcext:value-type="string">
            <text:p>E</text:p>
          </table:table-cell>
          <table:table-cell table:style-name="ce2300"/>
          <table:table-cell table:style-name="ce2300" office:value-type="string" calcext:value-type="string">
            <text:p>E</text:p>
          </table:table-cell>
          <table:table-cell table:style-name="ce2304"/>
          <table:table-cell table:style-name="ce2297" office:value-type="string" calcext:value-type="string">
            <text:p>E</text:p>
          </table:table-cell>
          <table:table-cell table:style-name="ce2300" office:value-type="string" calcext:value-type="string">
            <text:p>E</text:p>
          </table:table-cell>
          <table:table-cell table:style-name="ce2300"/>
          <table:table-cell table:style-name="ce2302" office:value-type="string" calcext:value-type="string">
            <text:p>E</text:p>
          </table:table-cell>
          <table:table-cell table:style-name="ce2303"/>
          <table:table-cell table:number-columns-repeated="2" table:style-name="ce2300" office:value-type="string" calcext:value-type="string">
            <text:p>E</text:p>
          </table:table-cell>
          <table:table-cell table:style-name="ce2302"/>
          <table:table-cell table:style-name="ce898" table:number-columns-repeated="16"/>
          <table:table-cell table:style-name="ce828"/>
          <table:table-cell table:style-name="ce815" table:number-columns-repeated="8"/>
          <table:table-cell table:number-columns-repeated="980"/>
        </table:table-row>
        <table:table-row table:style-name="ro4">
          <table:table-cell table:style-name="ce810" office:value-type="string" calcext:value-type="string">
            <text:p>Signed like scissors </text:p>
          </table:table-cell>
          <table:table-cell table:style-name="ce810" table:number-columns-repeated="2"/>
          <table:table-cell table:style-name="ce2298" office:value-type="float" office:value="1" calcext:value-type="float">
            <text:p>1</text:p>
          </table:table-cell>
          <table:table-cell table:style-name="ce2298"/>
          <table:table-cell table:style-name="ce2298" office:value-type="float" office:value="2" calcext:value-type="float">
            <text:p>2</text:p>
          </table:table-cell>
          <table:table-cell table:style-name="ce2298"/>
          <table:table-cell table:style-name="ce828" office:value-type="float" office:value="3" calcext:value-type="float">
            <text:p>3</text:p>
          </table:table-cell>
          <table:table-cell table:style-name="ce828"/>
          <table:table-cell table:style-name="ce828" office:value-type="float" office:value="4" calcext:value-type="float">
            <text:p>4</text:p>
          </table:table-cell>
          <table:table-cell table:style-name="ce828"/>
          <table:table-cell table:style-name="ce828" office:value-type="string" calcext:value-type="string">
            <text:p>in</text:p>
          </table:table-cell>
          <table:table-cell table:style-name="ce828" office:value-type="string" calcext:value-type="string">
            <text:p>my</text:p>
          </table:table-cell>
          <table:table-cell table:style-name="ce828"/>
          <table:table-cell table:style-name="ce828" office:value-type="string" calcext:value-type="string">
            <text:p>un-</text:p>
          </table:table-cell>
          <table:table-cell table:style-name="ce828"/>
          <table:table-cell table:style-name="ce828" office:value-type="string" calcext:value-type="string">
            <text:p>derpants</text:p>
          </table:table-cell>
          <table:table-cell table:style-name="ce828"/>
          <table:table-cell table:style-name="ce996"/>
          <table:table-cell table:style-name="ce909" table:number-columns-repeated="3"/>
          <table:table-cell table:style-name="ce815" table:number-columns-repeated="14"/>
          <table:table-cell table:number-columns-repeated="988"/>
        </table:table-row>
        <table:table-row table:style-name="ro36">
          <table:table-cell table:style-name="ce810" table:number-columns-repeated="3"/>
          <table:table-cell table:style-name="ce815" table:number-columns-repeated="16"/>
          <table:table-cell table:style-name="ce898" table:number-columns-repeated="17"/>
          <table:table-cell table:number-columns-repeated="988"/>
        </table:table-row>
        <table:table-row table:style-name="ro5">
          <table:table-cell table:style-name="ce815" table:number-columns-repeated="19"/>
          <table:table-cell table:style-name="ce2307" table:number-columns-repeated="17"/>
          <table:table-cell table:style-name="ce815" table:number-columns-repeated="8"/>
          <table:table-cell table:number-columns-repeated="980"/>
        </table:table-row>
        <table:table-row table:style-name="ro20" table:number-rows-repeated="2">
          <table:table-cell table:style-name="ce815" table:number-columns-repeated="36"/>
          <table:table-cell table:number-columns-repeated="988"/>
        </table:table-row>
        <table:table-row table:style-name="ro20">
          <table:table-cell table:style-name="ce815" table:number-columns-repeated="30"/>
          <table:table-cell table:style-name="ce863" table:number-columns-repeated="2"/>
          <table:table-cell table:style-name="ce815" table:number-columns-repeated="4"/>
          <table:table-cell table:number-columns-repeated="988"/>
        </table:table-row>
        <table:table-row table:style-name="ro20" table:number-rows-repeated="5">
          <table:table-cell table:number-columns-repeated="1024"/>
        </table:table-row>
        <table:table-row table:style-name="ro19" table:number-rows-repeated="3">
          <table:table-cell table:number-columns-repeated="1024"/>
        </table:table-row>
        <table:table-row table:style-name="ro7" table:number-rows-repeated="113">
          <table:table-cell table:number-columns-repeated="1024"/>
        </table:table-row>
        <table:table-row table:style-name="ro7">
          <table:table-cell table:number-columns-repeated="17"/>
          <table:table-cell table:style-name="ce2305"/>
          <table:table-cell table:number-columns-repeated="1006"/>
        </table:table-row>
        <table:table-row table:style-name="ro7" table:number-rows-repeated="1048431">
          <table:table-cell table:number-columns-repeated="1024"/>
        </table:table-row>
        <table:table-row table:style-name="ro10">
          <table:table-cell table:number-columns-repeated="1024"/>
        </table:table-row>
      </table:table>
      <table:table table:name="Xango" table:style-name="ta4">
        <office:forms form:automatic-focus="false" form:apply-design-mode="false"/>
        <table:table-column table:style-name="co86" table:default-cell-style-name="ce819"/>
        <table:table-column table:style-name="co9" table:default-cell-style-name="ce839"/>
        <table:table-column table:style-name="co87" table:default-cell-style-name="ce839"/>
        <table:table-column table:style-name="co19" table:number-columns-repeated="16" table:default-cell-style-name="ce839"/>
        <table:table-column table:style-name="co33" table:default-cell-style-name="ce819"/>
        <table:table-column table:style-name="co31" table:default-cell-style-name="ce819"/>
        <table:table-column table:style-name="co88" table:default-cell-style-name="ce819"/>
        <table:table-column table:style-name="co31" table:default-cell-style-name="ce819"/>
        <table:table-column table:style-name="co89" table:default-cell-style-name="ce819"/>
        <table:table-column table:style-name="co31" table:number-columns-repeated="233" table:default-cell-style-name="ce819"/>
        <table:table-column table:style-name="co31" table:number-columns-repeated="767" table:default-cell-style-name="Default"/>
        <table:table-row table:style-name="ro24">
          <table:table-cell table:style-name="ce882" office:value-type="string" calcext:value-type="string">
            <text:p>Xango</text:p>
          </table:table-cell>
          <table:table-cell table:number-columns-repeated="2"/>
          <table:table-cell table:style-name="ce1522" office:value-type="string" calcext:value-type="string">
            <text:p>tune sign : rain trickling down, with 10 fingers</text:p>
          </table:table-cell>
          <table:table-cell/>
          <table:table-cell table:style-name="ce1528" table:number-columns-repeated="5"/>
          <table:table-cell table:number-columns-repeated="1014"/>
        </table:table-row>
        <table:table-row table:style-name="ro25">
          <table:table-cell table:style-name="ce1517"/>
          <table:table-cell table:number-columns-repeated="2"/>
          <table:table-cell table:style-name="ce1522"/>
          <table:table-cell/>
          <table:table-cell table:style-name="ce1528" table:number-columns-repeated="5"/>
          <table:table-cell table:number-columns-repeated="1014"/>
        </table:table-row>
        <table:table-row table:style-name="ro2">
          <table:table-cell table:style-name="ce998" office:value-type="string" calcext:value-type="string">
            <text:p>Groove</text:p>
          </table:table-cell>
          <table:table-cell table:style-name="ce1518"/>
          <table:table-cell table:style-name="ce819"/>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7"/>
        </table:table-row>
        <table:table-row table:style-name="ro2">
          <table:table-cell table:style-name="ce884"/>
          <table:table-cell table:style-name="ce1518" table:number-columns-repeated="2"/>
          <table:table-cell table:style-name="ce814" table:number-columns-repeated="17"/>
          <table:table-cell table:style-name="ce1416" table:number-columns-repeated="3"/>
          <table:table-cell table:style-name="ce814"/>
          <table:table-cell table:number-columns-repeated="1000"/>
        </table:table-row>
        <table:table-row table:style-name="ro2">
          <table:table-cell table:style-name="ce815" office:value-type="string" calcext:value-type="string">
            <text:p>Low Surdo</text:p>
          </table:table-cell>
          <table:table-cell table:style-name="ce831" office:value-type="float" office:value="1" calcext:value-type="float">
            <text:p>1</text:p>
          </table:table-cell>
          <table:table-cell table:style-name="ce831"/>
          <table:table-cell table:style-name="ce921" office:value-type="string" calcext:value-type="string">
            <text:p>sil</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Mid Surdo</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text:s/></text:p>
          </table:table-cell>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High Surdo</text:p>
          </table:table-cell>
          <table:table-cell table:style-name="Default"/>
          <table:table-cell table:style-name="ce831"/>
          <table:table-cell table:style-name="ce921" office:value-type="string" calcext:value-type="string">
            <text:p><text:s/></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1000"/>
        </table:table-row>
        <table:table-row table:style-name="ro2">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Repinique</text:p>
          </table:table-cell>
          <table:table-cell table:style-name="ce831" table:number-columns-repeated="2"/>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0" office:value-type="string" calcext:value-type="string">
            <text:p>if too hard play tamb. Part</text:p>
          </table:table-cell>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Snare</text:p>
          </table:table-cell>
          <table:table-cell table:style-name="ce831" table:number-columns-repeated="2"/>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100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90"/>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office:value-type="float" office:value="2" calcext:value-type="float">
            <text:p>2</text:p>
          </table:table-cell>
          <table:table-cell table:style-name="ce831"/>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7"/>
        </table:table-row>
        <table:table-row table:style-name="ro4">
          <table:table-cell table:style-name="ce814" table:number-columns-repeated="3"/>
          <table:table-cell table:style-name="ce863"/>
          <table:table-cell table:style-name="ce814" table:number-columns-repeated="19"/>
          <table:table-cell table:style-name="ce1148" table:number-columns-repeated="2"/>
          <table:table-cell table:style-name="ce1518"/>
          <table:table-cell table:number-columns-repeated="998"/>
        </table:table-row>
        <table:table-row table:style-name="ro4">
          <table:table-cell table:style-name="ce884" office:value-type="string" calcext:value-type="string">
            <text:p>Intro</text:p>
          </table:table-cell>
          <table:table-cell table:number-columns-repeated="2"/>
          <table:table-cell table:style-name="ce819"/>
          <table:table-cell/>
          <table:table-cell table:style-name="ce1528" table:number-columns-repeated="5"/>
          <table:table-cell table:number-columns-repeated="10"/>
          <table:table-cell table:style-name="ce1416" table:number-columns-repeated="3"/>
          <table:table-cell/>
          <table:table-cell table:style-name="ce1148" table:number-columns-repeated="3"/>
          <table:table-cell table:number-columns-repeated="997"/>
        </table:table-row>
        <table:table-row table:style-name="ro5">
          <table:table-cell table:style-name="ce810" office:value-type="string" calcext:value-type="string">
            <text:p>building a tower with fists</text:p>
          </table:table-cell>
          <table:table-cell table:style-name="ce815"/>
          <table:table-cell table:style-name="ce831"/>
          <table:table-cell table:style-name="ce814" office:value-type="string" calcext:value-type="string">
            <text:p>Everyone except surdos hits the rims</text:p>
          </table:table-cell>
          <table:table-cell table:style-name="ce814" table:number-columns-repeated="17"/>
          <table:table-cell table:style-name="ce815"/>
          <table:table-cell table:number-columns-repeated="2"/>
          <table:table-cell table:style-name="ce1148" table:number-columns-repeated="3"/>
          <table:table-cell table:number-columns-repeated="997"/>
        </table:table-row>
        <table:table-row table:style-name="ro5">
          <table:table-cell table:style-name="ce810" office:value-type="string" calcext:value-type="string">
            <text:p>on top of each other,</text:p>
          </table:table-cell>
          <table:table-cell table:style-name="ce831" table:number-columns-repeated="2"/>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office:value-type="string" calcext:value-type="string">
            <text:p>ri</text:p>
          </table:table-cell>
          <table:table-cell table:style-name="ce917" office:value-type="string" calcext:value-type="string">
            <text:p>ri</text:p>
          </table:table-cell>
          <table:table-cell table:style-name="ce2282"/>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81"/>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upwards</text:p>
          </table:table-cell>
          <table:table-cell table:style-name="ce831" table:number-columns-repeated="2"/>
          <table:table-cell table:style-name="ce814" table:number-columns-repeated="15"/>
          <table:table-cell table:style-name="ce1400" office:value-type="string" calcext:value-type="string">
            <text:p>repeat until cut</text:p>
          </table:table-cell>
          <table:table-cell table:style-name="ce81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5"/>
          <table:table-cell table:number-columns-repeated="2"/>
          <table:table-cell table:style-name="ce819"/>
          <table:table-cell/>
          <table:table-cell table:style-name="ce2016" table:number-columns-repeated="5"/>
          <table:table-cell table:number-columns-repeated="14"/>
          <table:table-cell table:style-name="ce1148" table:number-columns-repeated="3"/>
          <table:table-cell table:number-columns-repeated="997"/>
        </table:table-row>
        <table:table-row table:style-name="ro20">
          <table:table-cell table:style-name="ce884" office:value-type="string" calcext:value-type="string">
            <text:p>Surdo Part of Intro</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number-columns-repeated="2" table:style-name="ce940" office:value-type="string" calcext:value-type="string">
            <text:p><text:s/></text:p>
          </table:table-cell>
          <table:table-cell table:style-name="ce956" office:value-type="string" calcext:value-type="string">
            <text:p><text:s/></text:p>
          </table:table-cell>
          <table:table-cell table:style-name="ce918" office:value-type="string" calcext:value-type="string">
            <text:p><text:s/></text:p>
          </table:table-cell>
          <table:table-cell table:number-columns-repeated="2" table:style-name="ce940" office:value-type="string" calcext:value-type="string">
            <text:p><text:s/></text:p>
          </table:table-cell>
          <table:table-cell table:style-name="ce982" office:value-type="string" calcext:value-type="string">
            <text:p><text: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20">
          <table:table-cell table:style-name="ce810" office:value-type="string" calcext:value-type="string">
            <text:p>flat hand on head</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number-columns-repeated="2"/>
          <table:table-cell table:number-columns-repeated="2"/>
          <table:table-cell table:style-name="ce1148" table:number-columns-repeated="3"/>
          <table:table-cell table:number-columns-repeated="997"/>
        </table:table-row>
        <table:table-row table:style-name="ro20">
          <table:table-cell table:style-name="ce810"/>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table-cell table:style-name="ce828"/>
          <table:table-cell table:style-name="ce829" table:number-columns-repeated="2"/>
          <table:table-cell table:style-name="ce1148" table:number-columns-repeated="3"/>
          <table:table-cell table:number-columns-repeated="997"/>
        </table:table-row>
        <table:table-row table:style-name="ro20">
          <table:table-cell table:style-name="ce815" office:value-type="string" calcext:value-type="string">
            <text:p>can be remembered by:</text:p>
          </table:table-cell>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78"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875"/>
          <table:table-cell table:style-name="ce815" table:number-columns-repeated="2"/>
          <table:table-cell/>
          <table:table-cell table:style-name="ce1148" table:number-columns-repeated="4"/>
          <table:table-cell table:number-columns-repeated="997"/>
        </table:table-row>
        <table:table-row table:style-name="ro20">
          <table:table-cell table:style-name="ce815" office:value-type="string" calcext:value-type="string">
            <text:p>start: 1 – 4 – 3 – 5</text:p>
          </table:table-cell>
          <table:table-cell table:style-name="ce815" table:number-columns-repeated="10"/>
          <table:table-cell table:style-name="ce828"/>
          <table:table-cell table:style-name="ce815" table:number-columns-repeated="3"/>
          <table:table-cell table:style-name="ce1400" office:value-type="string" calcext:value-type="string">
            <text:p>not before before Boum Shakala Break</text:p>
          </table:table-cell>
          <table:table-cell table:style-name="ce815" table:number-columns-repeated="2"/>
          <table:table-cell table:style-name="ce905" office:value-type="string" calcext:value-type="string">
            <text:p>repeat</text:p>
          </table:table-cell>
          <table:table-cell table:style-name="ce815" table:number-columns-repeated="3"/>
          <table:table-cell/>
          <table:table-cell table:style-name="ce1148" table:number-columns-repeated="4"/>
          <table:table-cell table:number-columns-repeated="997"/>
        </table:table-row>
        <table:table-row table:style-name="ro20">
          <table:table-cell table:style-name="ce815" office:value-type="string" calcext:value-type="string">
            <text:p>then: 2 – 4 – 3 – 5 <text:s/>:||</text:p>
          </table:table-cell>
          <table:table-cell table:style-name="ce815" table:number-columns-repeated="14"/>
          <table:table-cell table:style-name="ce814"/>
          <table:table-cell table:style-name="ce815" table:number-columns-repeated="6"/>
          <table:table-cell table:style-name="ce1416"/>
          <table:table-cell table:style-name="ce1148" table:number-columns-repeated="4"/>
          <table:table-cell table:number-columns-repeated="997"/>
        </table:table-row>
        <table:table-row table:style-name="ro20">
          <table:table-cell table:style-name="ce815"/>
          <table:table-cell table:style-name="ce819" table:number-columns-repeated="14"/>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7"/>
        </table:table-row>
        <table:table-row table:style-name="ro4">
          <table:table-cell table:style-name="ce884" office:value-type="string" calcext:value-type="string">
            <text:p>Boum Shakala Break</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Crossed fingers</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4" calcext:value-type="float">
            <text:p>4</text:p>
          </table:table-cell>
          <table:table-cell table:style-name="ce831"/>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sn</text:p>
          </table:table-cell>
          <table:table-cell table:style-name="ce919" office:value-type="string" calcext:value-type="string">
            <text:p>sn</text:p>
          </table:table-cell>
          <table:table-cell table:style-name="ce941" table:number-columns-repeated="2"/>
          <table:table-cell table:style-name="ce957"/>
          <table:table-cell table:style-name="ce919" office:value-type="string" calcext:value-type="string">
            <text:p>hs</text:p>
          </table:table-cell>
          <table:table-cell table:number-columns-repeated="2" table:style-name="ce941" office:value-type="string" calcext:value-type="string">
            <text:p>hs</text:p>
          </table:table-cell>
          <table:table-cell table:style-name="ce957" office:value-type="string" calcext:value-type="string">
            <text:p>h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table:table-cell table:style-name="ce815" table:number-columns-repeated="18"/>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number-columns-repeated="2"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style-name="ce942" table:number-columns-repeated="2"/>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text:s/></text:p>
          </table:table-cell>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5" calcext:value-type="float">
            <text:p>5</text:p>
          </table:table-cell>
          <table:table-cell table:style-name="ce815"/>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19" office:value-type="string" calcext:value-type="string">
            <text:p>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E</text:p>
          </table:table-cell>
          <table:table-cell table:style-name="ce941"/>
          <table:table-cell table:style-name="ce957" office:value-type="string" calcext:value-type="string">
            <text:p>E</text:p>
          </table:table-cell>
          <table:table-cell table:style-name="ce919" office:value-type="string" calcext:value-type="string">
            <text:p>E</text:p>
          </table:table-cell>
          <table:table-cell table:style-name="ce941"/>
          <table:table-cell table:style-name="ce941" office:value-type="string" calcext:value-type="string">
            <text:p>hs</text:p>
          </table:table-cell>
          <table:table-cell table:style-name="ce978" office:value-type="string" calcext:value-type="string">
            <text:p>hs</text:p>
          </table:table-cell>
          <table:table-cell table:style-name="ce1875" office:value-type="string" calcext:value-type="string">
            <text:p><text:s/></text:p>
          </table:table-cell>
          <table:table-cell table:style-name="ce815"/>
          <table:table-cell table:number-columns-repeated="3"/>
          <table:table-cell table:style-name="ce1148" table:number-columns-repeated="3"/>
          <table:table-cell table:number-columns-repeated="997"/>
        </table:table-row>
        <table:table-row table:style-name="ro5">
          <table:table-cell/>
          <table:table-cell table:style-name="ce831" table:number-columns-repeated="18"/>
          <table:table-cell table:style-name="ce815" table:number-columns-repeated="2"/>
          <table:table-cell table:number-columns-repeated="1003"/>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261">
          <table:table-cell table:number-columns-repeated="1024"/>
        </table:table-row>
        <table:table-row table:style-name="ro7" table:number-rows-repeated="1048170">
          <table:table-cell table:number-columns-repeated="1024"/>
        </table:table-row>
        <table:table-row table:style-name="ro10">
          <table:table-cell table:number-columns-repeated="1024"/>
        </table:table-row>
      </table:table>
      <table:table table:name="Żurav Love" table:style-name="ta3">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Żurav Love</text:p>
          </table:table-cell>
          <table:table-cell table:number-columns-repeated="2"/>
          <table:table-cell table:style-name="ce833" office:value-type="string" calcext:value-type="string">
            <text:p>tune sign : open and close the beak of a bird with your hand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Mid Surdo</text:p>
          </table:table-cell>
          <table:table-cell table:style-name="ce831"/>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table:table-cell table:style-name="ce921" office:value-type="string" calcext:value-type="string">
            <text:p>x</text:p>
          </table:table-cell>
          <table:table-cell table:style-name="ce942" table:number-columns-repeated="2"/>
          <table:table-cell table:style-name="ce1173" office:value-type="string" calcext:value-type="string">
            <text:p>x</text:p>
          </table:table-cell>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table:number-columns-repeated="2"/>
          <table:table-cell table:style-name="ce1173"/>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number-columns-repeated="2"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office:value-type="string" calcext:value-type="string">
            <text:p><text:s/></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office:value-type="string" calcext:value-type="string">
            <text:p>Shaker</text:p>
          </table:table-cell>
          <table:table-cell table:style-name="ce831"/>
          <table:table-cell table:style-name="ce815"/>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7">
          <table:table-cell table:style-name="ce884" office:value-type="string" calcext:value-type="string">
            <text:p>Bra Break</text:p>
          </table:table-cell>
          <table:table-cell table:style-name="ce831" office:value-type="string" calcext:value-type="string">
            <text:p>1–3</text:p>
          </table:table-cell>
          <table:table-cell table:style-name="ce909"/>
          <table:table-cell table:style-name="ce918" office:value-type="string" calcext:value-type="string">
            <text:p>fl</text:p>
          </table:table-cell>
          <table:table-cell table:style-name="ce940"/>
          <table:table-cell table:style-name="ce940" office:value-type="string" calcext:value-type="string">
            <text:p>hd</text:p>
          </table:table-cell>
          <table:table-cell table:style-name="ce982" office:value-type="string" calcext:value-type="string">
            <text:p>ri</text:p>
          </table:table-cell>
          <table:table-cell table:style-name="ce940"/>
          <table:table-cell table:style-name="ce940" office:value-type="string" calcext:value-type="string">
            <text:p>hd</text:p>
          </table:table-cell>
          <table:table-cell table:style-name="ce940" office:value-type="string" calcext:value-type="string">
            <text:p>ri</text:p>
          </table:table-cell>
          <table:table-cell table:style-name="ce982"/>
          <table:table-cell table:style-name="ce940" office:value-type="string" calcext:value-type="string">
            <text:p>S</text:p>
          </table:table-cell>
          <table:table-cell table:style-name="ce940" table:number-columns-repeated="2"/>
          <table:table-cell table:style-name="ce982" office:value-type="string" calcext:value-type="string">
            <text:p>A</text:p>
          </table:table-cell>
          <table:table-cell table:style-name="ce940" table:number-columns-repeated="2"/>
          <table:table-cell table:style-name="ce940" office:value-type="string" calcext:value-type="string">
            <text:p>A</text:p>
          </table:table-cell>
          <table:table-cell table:style-name="ce982"/>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2310" office:value-type="float" office:value="4" calcext:value-type="float">
            <text:p>4</text:p>
          </table:table-cell>
          <table:table-cell table:style-name="ce909"/>
          <table:table-cell table:style-name="ce921" office:value-type="string" calcext:value-type="string">
            <text:p>E</text:p>
          </table:table-cell>
          <table:table-cell table:style-name="ce942" table:number-columns-repeated="2"/>
          <table:table-cell table:style-name="ce983"/>
          <table:table-cell table:style-name="ce942" table:number-columns-repeated="2"/>
          <table:table-cell table:style-name="ce942" office:value-type="string" calcext:value-type="string">
            <text:p>E</text:p>
          </table:table-cell>
          <table:table-cell table:style-name="ce983"/>
          <table:table-cell table:style-name="ce942" office:value-type="string" calcext:value-type="string">
            <text:p>E</text:p>
          </table:table-cell>
          <table:table-cell table:style-name="ce942" table:number-columns-repeated="2"/>
          <table:table-cell table:style-name="ce983" office:value-type="string" calcext:value-type="string">
            <text:p>E</text:p>
          </table:table-cell>
          <table:table-cell table:style-name="ce942" table:number-columns-repeated="2"/>
          <table:table-cell table:style-name="ce942" office:value-type="string" calcext:value-type="string">
            <text:p>E</text:p>
          </table:table-cell>
          <table:table-cell table:style-name="ce98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831" office:value-type="float" office:value="4" calcext:value-type="float">
            <text:p>4</text:p>
          </table:table-cell>
          <table:table-cell table:style-name="ce909"/>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number-columns-repeated="3" table:style-name="ce941" office:value-type="string" calcext:value-type="string">
            <text:p>sn</text:p>
          </table:table-cell>
          <table:table-cell table:style-name="ce978" office:value-type="string" calcext:value-type="string">
            <text:p>.</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Kick Back 1</text:p>
          </table:table-cell>
          <table:table-cell table:style-name="ce831"/>
          <table:table-cell table:style-name="ce1145"/>
          <table:table-cell table:style-name="ce917"/>
          <table:table-cell table:style-name="ce939"/>
          <table:table-cell table:number-columns-repeated="2" table:style-name="ce939" office:value-type="string" calcext:value-type="string">
            <text:p>R</text:p>
          </table:table-cell>
          <table:table-cell table:style-name="ce917" office:value-type="string" calcext:value-type="string">
            <text:p>R</text:p>
          </table:table-cell>
          <table:table-cell table:style-name="ce939" table:number-columns-repeated="3"/>
          <table:table-cell table:style-name="ce917" office:value-type="string" calcext:value-type="string">
            <text:p>R</text:p>
          </table:table-cell>
          <table:table-cell table:number-columns-repeated="2" table:style-name="ce939" office:value-type="string" calcext:value-type="string">
            <text:p>R</text:p>
          </table:table-cell>
          <table:table-cell table:style-name="ce939"/>
          <table:table-cell table:style-name="ce917" office:value-type="string" calcext:value-type="string">
            <text:p>A</text:p>
          </table:table-cell>
          <table:table-cell table:style-name="ce939" table:number-columns-repeated="2"/>
          <table:table-cell table:style-name="ce981"/>
          <table:table-cell table:style-name="ce831" table:number-columns-repeated="16"/>
          <table:table-cell table:style-name="ce1407"/>
          <table:table-cell table:style-name="ce810"/>
          <table:table-cell table:number-columns-repeated="987"/>
        </table:table-row>
        <table:table-row table:style-name="ro5">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149" office:value-type="string" calcext:value-type="string">
            <text:p>Kick Back 2</text:p>
          </table:table-cell>
          <table:table-cell table:style-name="ce831"/>
          <table:table-cell table:style-name="ce1145"/>
          <table:table-cell table:style-name="ce918"/>
          <table:table-cell table:style-name="ce940"/>
          <table:table-cell table:number-columns-repeated="2" table:style-name="ce940" office:value-type="string" calcext:value-type="string">
            <text:p>R</text:p>
          </table:table-cell>
          <table:table-cell table:style-name="ce918" office:value-type="string" calcext:value-type="string">
            <text:p>R</text:p>
          </table:table-cell>
          <table:table-cell table:style-name="ce940" table:number-columns-repeated="3"/>
          <table:table-cell table:style-name="ce918" office:value-type="string" calcext:value-type="string">
            <text:p>R</text:p>
          </table:table-cell>
          <table:table-cell table:number-columns-repeated="2" table:style-name="ce940" office:value-type="string" calcext:value-type="string">
            <text:p>R</text:p>
          </table:table-cell>
          <table:table-cell table:style-name="ce940"/>
          <table:table-cell table:style-name="ce918"/>
          <table:table-cell table:style-name="ce940" table:number-columns-repeated="2"/>
          <table:table-cell table:style-name="ce982"/>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table:table-cell table:style-name="ce863" table:number-columns-repeated="2"/>
          <table:table-cell table:style-name="ce919"/>
          <table:table-cell table:style-name="ce941" table:number-columns-repeated="3"/>
          <table:table-cell table:style-name="ce919" office:value-type="string" calcext:value-type="string">
            <text:p>A</text:p>
          </table:table-cell>
          <table:table-cell table:style-name="ce941" table:number-columns-repeated="3"/>
          <table:table-cell table:style-name="ce919"/>
          <table:table-cell table:style-name="ce941" table:number-columns-repeated="3"/>
          <table:table-cell table:style-name="ce919" office:value-type="string" calcext:value-type="string">
            <text:p>A</text:p>
          </table:table-cell>
          <table:table-cell table:style-name="ce941" table:number-columns-repeated="2"/>
          <table:table-cell table:style-name="ce978"/>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number-rows-repeated="3">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table:table-cell table:style-name="ce830" table:number-columns-repeated="34"/>
          <table:table-cell table:style-name="ce909" table:number-columns-repeated="8"/>
          <table:table-cell table:number-columns-repeated="981"/>
        </table:table-row>
        <table:table-row table:style-name="ro5" table:number-rows-repeated="3">
          <table:table-cell table:style-name="ce909"/>
          <table:table-cell table:style-name="ce830" table:number-columns-repeated="34"/>
          <table:table-cell table:number-columns-repeated="989"/>
        </table:table-row>
        <table:table-row table:style-name="ro5" table:number-rows-repeated="2">
          <table:table-cell table:style-name="ce909"/>
          <table:table-cell table:style-name="ce883"/>
          <table:table-cell table:style-name="ce830" table:number-columns-repeated="33"/>
          <table:table-cell table:number-columns-repeated="989"/>
        </table:table-row>
        <table:table-row table:style-name="ro5" table:number-rows-repeated="6">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table-cell table:style-name="Default" table:number-columns-repeated="16"/>
          <table:table-cell table:number-columns-repeated="988"/>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3"/>
          <table:table-cell table:style-name="ce2312"/>
          <table:table-cell table:style-name="ce830" table:number-columns-repeated="13"/>
          <table:table-cell table:number-columns-repeated="1005"/>
        </table:table-row>
        <table:table-row table:style-name="ro5">
          <table:table-cell table:style-name="ce909"/>
          <table:table-cell table:style-name="ce883"/>
          <table:table-cell table:style-name="ce830"/>
          <table:table-cell table:style-name="ce2311" table:number-columns-repeated="16"/>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Dance 1" table:style-name="ta4">
        <office:forms form:automatic-focus="false" form:apply-design-mode="false"/>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1</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Mirror &amp; Rainbow &gt; Pizza &gt; Tutu &amp; Aeroplane &gt; Boundary</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5" office:value-type="string" calcext:value-type="string" table:number-columns-spanned="2" table:number-rows-spanned="1">
            <text:p>M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M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Rl</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5" office:value-type="string" calcext:value-type="string" table:number-columns-spanned="2" table:number-rows-spanned="1">
            <text:p>M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M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Rl</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7" office:value-type="string" calcext:value-type="string" table:number-columns-spanned="2" table:number-rows-spanned="1">
            <text:p>Pr</text:p>
          </table:table-cell>
          <table:covered-table-cell table:style-name="ce1417"/>
          <table:table-cell table:style-name="ce1417" table:number-columns-spanned="2" table:number-rows-spanned="1"/>
          <table:covered-table-cell table:style-name="ce1417"/>
          <table:table-cell table:style-name="ce1417" office:value-type="string" calcext:value-type="string" table:number-columns-spanned="2" table:number-rows-spanned="1">
            <text:p>Pr</text:p>
          </table:table-cell>
          <table:covered-table-cell table:style-name="ce1417"/>
          <table:table-cell table:style-name="ce1417" table:number-columns-spanned="2" table:number-rows-spanned="1"/>
          <table:covered-table-cell table:style-name="ce1417"/>
          <table:table-cell table:style-name="ce1417" office:value-type="string" calcext:value-type="string" table:number-columns-spanned="2" table:number-rows-spanned="1">
            <text:p>Pl</text:p>
          </table:table-cell>
          <table:covered-table-cell table:style-name="ce1417"/>
          <table:table-cell table:style-name="ce1417" table:number-columns-spanned="2" table:number-rows-spanned="1"/>
          <table:covered-table-cell table:style-name="ce1417"/>
          <table:table-cell table:style-name="ce1417" office:value-type="string" calcext:value-type="string" table:number-columns-spanned="2" table:number-rows-spanned="1">
            <text:p>Pl</text:p>
          </table:table-cell>
          <table:covered-table-cell table:style-name="ce1417"/>
          <table:table-cell table:style-name="ce1417" table:number-columns-spanned="2" table:number-rows-spanned="1"/>
          <table:covered-table-cell table:style-name="ce1417"/>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5" office:value-type="string" calcext:value-type="string" table:number-columns-spanned="2" table:number-rows-spanned="1">
            <text:p>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l</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l</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5" office:value-type="string" calcext:value-type="string" table:number-columns-spanned="2" table:number-rows-spanned="1">
            <text:p>T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T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l</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5" office:value-type="string" calcext:value-type="string" table:number-columns-spanned="2" table:number-rows-spanned="1">
            <text:p>T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T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l</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1"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7">
          <table:table-cell table:style-name="ce1359" office:value-type="string" calcext:value-type="string" table:number-columns-spanned="9" table:number-rows-spanned="1">
            <text:p><text:span text:style-name="T7">Mirror</text:span></text:p>
            <text:p><text:span text:style-name="T8">Hold your arms streched out to your left, your hands at right angels to your arms, the right hand on your left. Move the right hand to the front of your face. Look on it, it’s a mirror! </text:span></text:p>
            <text:p/>
            <text:p><text:span text:style-name="T9">Rainbow</text:span></text:p>
            <text:p><text:span text:style-name="T8">Turn 90° to the right. Draw a rainbow with your hands from the bottom over your head to the other side (starting point of mirror). You have to turn your body :-)</text:span></text:p>
            <text:p/>
            <text:p><text:span text:style-name="T9">Pizza</text:span></text:p>
            <text:p><text:span text:style-name="T8">Hold your arms at your waist, palms up. Step to a side and move one hand, as if you’d deliver a pizza. </text:span></text:p>
          </table:table-cell>
          <table:covered-table-cell table:number-columns-repeated="8" table:style-name="ce1411"/>
          <table:table-cell table:style-name="ce1411"/>
          <table:table-cell table:style-name="ce1364" office:value-type="string" calcext:value-type="string" table:number-columns-spanned="8" table:number-rows-spanned="1">
            <text:p><text:span text:style-name="T7">Tutu</text:span></text:p>
            <text:p><text:span text:style-name="T8">Hold your arms at your waist, palms down. Step to a side and move both hands, describing a tutu (skirt). (Similar to pizza)</text:span></text:p>
            <text:p/>
            <text:p><text:span text:style-name="T9">Aeroplane</text:span></text:p>
            <text:p><text:span text:style-name="T8">Hold your arms like wings of an aeroplane. Twist your body to a side. Each beat a step. </text:span></text:p>
            <text:p/>
            <text:p><text:span text:style-name="T9">Define a boundary</text:span></text:p>
            <text:p><text:span text:style-name="T8">Step to a side, each beat two steps. Hold the corresponding arm streched out to the front. (Define the boundary.) Hide the other arm behind your back. </text:span></text:p>
          </table:table-cell>
          <table:covered-table-cell table:number-columns-repeated="7" table:style-name="ce1411"/>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2"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2</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Push to sides &gt; Star &gt; Jump &amp; Aeroplane &gt; Quee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5" office:value-type="string" calcext:value-type="string" table:number-columns-spanned="2" table:number-rows-spanned="1">
            <text:p>S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l</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l</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5" office:value-type="string" calcext:value-type="string" table:number-columns-spanned="2" table:number-rows-spanned="1">
            <text:p>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l</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l</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7" office:value-type="string" calcext:value-type="string" table:number-columns-spanned="2" table:number-rows-spanned="1">
            <text:p>St</text:p>
          </table:table-cell>
          <table:covered-table-cell table:style-name="ce1417"/>
          <table:table-cell table:style-name="ce1417" table:number-columns-spanned="2" table:number-rows-spanned="1"/>
          <table:covered-table-cell table:style-name="ce1417"/>
          <table:table-cell table:style-name="ce1417" table:number-columns-spanned="2" table:number-rows-spanned="1"/>
          <table:covered-table-cell table:style-name="ce1417"/>
          <table:table-cell table:style-name="ce1417" table:number-columns-spanned="2" table:number-rows-spanned="1"/>
          <table:covered-table-cell table:style-name="ce1417"/>
          <table:table-cell table:style-name="ce1417" office:value-type="string" calcext:value-type="string" table:number-columns-spanned="2" table:number-rows-spanned="1">
            <text:p>St</text:p>
          </table:table-cell>
          <table:covered-table-cell table:style-name="ce1417"/>
          <table:table-cell table:style-name="ce1417" table:number-columns-spanned="2" table:number-rows-spanned="1"/>
          <table:covered-table-cell table:style-name="ce1417"/>
          <table:table-cell table:style-name="ce1417" table:number-columns-spanned="2" table:number-rows-spanned="1"/>
          <table:covered-table-cell table:style-name="ce1417"/>
          <table:table-cell table:style-name="ce1417" table:number-columns-spanned="2" table:number-rows-spanned="1"/>
          <table:covered-table-cell table:style-name="ce1417"/>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5" office:value-type="string" calcext:value-type="string" table:number-columns-spanned="2" table:number-rows-spanned="1">
            <text:p>St</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t</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5" office:value-type="string" calcext:value-type="string" table:number-columns-spanned="2" table:number-rows-spanned="1">
            <text:p>J &amp; Ar</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J &amp; Al</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5" office:value-type="string" calcext:value-type="string" table:number-columns-spanned="2" table:number-rows-spanned="1">
            <text:p>J &amp; Ar</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J &amp; Al</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5" office:value-type="string" calcext:value-type="string" table:number-columns-spanned="2" table:number-rows-spanned="1">
            <text:p>Qr</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Ql</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5" office:value-type="string" calcext:value-type="string" table:number-columns-spanned="2" table:number-rows-spanned="1">
            <text:p>Qr</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Ql</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1"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9">
          <table:table-cell table:style-name="ce1359" office:value-type="string" calcext:value-type="string" table:number-columns-spanned="9" table:number-rows-spanned="1">
            <text:p>Step</text:p>
            <text:p><text:span text:style-name="T10">Step to a side. (Every second beat a step)</text:span></text:p>
            <text:p/>
            <text:p>Push</text:p>
            <text:p><text:span text:style-name="T10">Step to a side, every second beat a step. Move both hands to the side, as if you’d give sth. a push.</text:span></text:p>
            <text:p/>
            <text:p>Star</text:p>
            <text:p><text:span text:style-name="T10">[1] Move your right leg to the front, across you left leg. Move your right arm to the upper right. [2] Move your left leg on the right side of your other leg (cross in the front). Move your left arm to the upper left. [3] Move your right leg behind your left leg. (initial point, you don’t have to cross) Move both arms</text:span></text:p>
          </table:table-cell>
          <table:covered-table-cell table:number-columns-repeated="8" table:style-name="ce1411"/>
          <table:table-cell table:style-name="ce1411"/>
          <table:table-cell table:style-name="ce1364" office:value-type="string" calcext:value-type="string" table:number-columns-spanned="8" table:number-rows-spanned="1">
            <text:p><text:span text:style-name="T10">to the lower right. [4] Move your left leg to the left side of your other. (initial point). Move both arms to the lower left. Comment: Your feet draw a square.</text:span></text:p>
            <text:p/>
            <text:p>Jump</text:p>
            <text:p><text:span text:style-name="T10">Jump with both feet.</text:span></text:p>
            <text:p/>
            <text:p>Aeroplane</text:p>
            <text:p><text:span text:style-name="T10">See Dance 1</text:span></text:p>
            <text:p/>
            <text:p>Queen</text:p>
            <text:p><text:span text:style-name="T10">Hold your arms streched out to both sides. [1] Touch with one streched out leg the ground in front of you. (Don’t step) [2] Now step with that leg and walk side- wards. (3 steps, cross behind the leg.) </text:span></text:p>
          </table:table-cell>
          <table:covered-table-cell table:number-columns-repeated="7" table:style-name="ce1411"/>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3"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3</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hower &gt; Afro Pump &gt; Wheels &gt; Seeds &amp; Su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5" office:value-type="string" calcext:value-type="string" table:number-columns-spanned="2" table:number-rows-spanned="1">
            <text:p>G</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T</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G</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T</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5" office:value-type="string" calcext:value-type="string" table:number-columns-spanned="2" table:number-rows-spanned="1">
            <text:p>G</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T</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G</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T</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7" office:value-type="string" calcext:value-type="string" table:number-columns-spanned="2" table:number-rows-spanned="1">
            <text:p>APr</text:p>
          </table:table-cell>
          <table:covered-table-cell table:style-name="ce1417"/>
          <table:table-cell table:style-name="ce1417" table:number-columns-spanned="2" table:number-rows-spanned="1"/>
          <table:covered-table-cell table:style-name="ce1417"/>
          <table:table-cell table:style-name="ce1417" office:value-type="string" calcext:value-type="string" table:number-columns-spanned="2" table:number-rows-spanned="1">
            <text:p>APl</text:p>
          </table:table-cell>
          <table:covered-table-cell table:style-name="ce1417"/>
          <table:table-cell table:style-name="ce1417" table:number-columns-spanned="2" table:number-rows-spanned="1"/>
          <table:covered-table-cell table:style-name="ce1417"/>
          <table:table-cell table:style-name="ce1417" office:value-type="string" calcext:value-type="string" table:number-columns-spanned="2" table:number-rows-spanned="1">
            <text:p>APr</text:p>
          </table:table-cell>
          <table:covered-table-cell table:style-name="ce1417"/>
          <table:table-cell table:style-name="ce1417" table:number-columns-spanned="2" table:number-rows-spanned="1"/>
          <table:covered-table-cell table:style-name="ce1417"/>
          <table:table-cell table:style-name="ce1417" office:value-type="string" calcext:value-type="string" table:number-columns-spanned="2" table:number-rows-spanned="1">
            <text:p>APl</text:p>
          </table:table-cell>
          <table:covered-table-cell table:style-name="ce1417"/>
          <table:table-cell table:style-name="ce1417" table:number-columns-spanned="2" table:number-rows-spanned="1"/>
          <table:covered-table-cell table:style-name="ce1417"/>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7" office:value-type="string" calcext:value-type="string" table:number-columns-spanned="2" table:number-rows-spanned="1">
            <text:p>APr</text:p>
          </table:table-cell>
          <table:covered-table-cell table:style-name="ce1417"/>
          <table:table-cell table:style-name="ce1417" table:number-columns-spanned="2" table:number-rows-spanned="1"/>
          <table:covered-table-cell table:style-name="ce1417"/>
          <table:table-cell table:style-name="ce1417" office:value-type="string" calcext:value-type="string" table:number-columns-spanned="2" table:number-rows-spanned="1">
            <text:p>APl</text:p>
          </table:table-cell>
          <table:covered-table-cell table:style-name="ce1417"/>
          <table:table-cell table:style-name="ce1417" table:number-columns-spanned="2" table:number-rows-spanned="1"/>
          <table:covered-table-cell table:style-name="ce1417"/>
          <table:table-cell table:style-name="ce1417" office:value-type="string" calcext:value-type="string" table:number-columns-spanned="2" table:number-rows-spanned="1">
            <text:p>APr</text:p>
          </table:table-cell>
          <table:covered-table-cell table:style-name="ce1417"/>
          <table:table-cell table:style-name="ce1417" table:number-columns-spanned="2" table:number-rows-spanned="1"/>
          <table:covered-table-cell table:style-name="ce1417"/>
          <table:table-cell table:style-name="ce1417" office:value-type="string" calcext:value-type="string" table:number-columns-spanned="2" table:number-rows-spanned="1">
            <text:p>APl</text:p>
          </table:table-cell>
          <table:covered-table-cell table:style-name="ce1417"/>
          <table:table-cell table:style-name="ce1417" table:number-columns-spanned="2" table:number-rows-spanned="1"/>
          <table:covered-table-cell table:style-name="ce1417"/>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5" office:value-type="string" calcext:value-type="string" table:number-columns-spanned="2" table:number-rows-spanned="1">
            <text:p>Wr</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X</text:p>
          </table:table-cell>
          <table:covered-table-cell table:style-name="ce1415"/>
          <table:table-cell table:style-name="ce1415" office:value-type="string" calcext:value-type="string" table:number-columns-spanned="2" table:number-rows-spanned="1">
            <text:p>Wl</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X</text:p>
          </table:table-cell>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5" office:value-type="string" calcext:value-type="string" table:number-columns-spanned="2" table:number-rows-spanned="1">
            <text:p>Wr</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X</text:p>
          </table:table-cell>
          <table:covered-table-cell table:style-name="ce1415"/>
          <table:table-cell table:style-name="ce1415" office:value-type="string" calcext:value-type="string" table:number-columns-spanned="2" table:number-rows-spanned="1">
            <text:p>Wl</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X</text:p>
          </table:table-cell>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5" office:value-type="string" calcext:value-type="string" table:number-columns-spanned="2" table:number-rows-spanned="1">
            <text:p>Se</text:p>
          </table:table-cell>
          <table:covered-table-cell table:style-name="ce1415"/>
          <table:table-cell table:style-name="ce1415" office:value-type="string" calcext:value-type="string" table:number-columns-spanned="2" table:number-rows-spanned="1">
            <text:p>Se</text:p>
          </table:table-cell>
          <table:covered-table-cell table:style-name="ce1415"/>
          <table:table-cell table:style-name="ce1415" office:value-type="string" calcext:value-type="string" table:number-columns-spanned="2" table:number-rows-spanned="1">
            <text:p>Se</text:p>
          </table:table-cell>
          <table:covered-table-cell table:style-name="ce1415"/>
          <table:table-cell table:style-name="ce1415" office:value-type="string" calcext:value-type="string" table:number-columns-spanned="2" table:number-rows-spanned="1">
            <text:p>Se</text:p>
          </table:table-cell>
          <table:covered-table-cell table:style-name="ce1415"/>
          <table:table-cell table:style-name="ce1415" office:value-type="string" calcext:value-type="string" table:number-columns-spanned="2" table:number-rows-spanned="1">
            <text:p>Su</text:p>
          </table:table-cell>
          <table:covered-table-cell table:style-name="ce1415"/>
          <table:table-cell table:style-name="ce1415" office:value-type="string" calcext:value-type="string" table:number-columns-spanned="2" table:number-rows-spanned="1">
            <text:p>Su</text:p>
          </table:table-cell>
          <table:covered-table-cell table:style-name="ce1415"/>
          <table:table-cell table:style-name="ce1415" office:value-type="string" calcext:value-type="string" table:number-columns-spanned="2" table:number-rows-spanned="1">
            <text:p>Su</text:p>
          </table:table-cell>
          <table:covered-table-cell table:style-name="ce1415"/>
          <table:table-cell table:style-name="ce1415" office:value-type="string" calcext:value-type="string" table:number-columns-spanned="2" table:number-rows-spanned="1">
            <text:p>Su</text:p>
          </table:table-cell>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5" office:value-type="string" calcext:value-type="string" table:number-columns-spanned="2" table:number-rows-spanned="1">
            <text:p>Se</text:p>
          </table:table-cell>
          <table:covered-table-cell table:style-name="ce1415"/>
          <table:table-cell table:style-name="ce1415" office:value-type="string" calcext:value-type="string" table:number-columns-spanned="2" table:number-rows-spanned="1">
            <text:p>Se</text:p>
          </table:table-cell>
          <table:covered-table-cell table:style-name="ce1415"/>
          <table:table-cell table:style-name="ce1415" office:value-type="string" calcext:value-type="string" table:number-columns-spanned="2" table:number-rows-spanned="1">
            <text:p>Se</text:p>
          </table:table-cell>
          <table:covered-table-cell table:style-name="ce1415"/>
          <table:table-cell table:style-name="ce1415" office:value-type="string" calcext:value-type="string" table:number-columns-spanned="2" table:number-rows-spanned="1">
            <text:p>Se</text:p>
          </table:table-cell>
          <table:covered-table-cell table:style-name="ce1415"/>
          <table:table-cell table:style-name="ce1415" office:value-type="string" calcext:value-type="string" table:number-columns-spanned="2" table:number-rows-spanned="1">
            <text:p>Su</text:p>
          </table:table-cell>
          <table:covered-table-cell table:style-name="ce1415"/>
          <table:table-cell table:style-name="ce1415" office:value-type="string" calcext:value-type="string" table:number-columns-spanned="2" table:number-rows-spanned="1">
            <text:p>Su</text:p>
          </table:table-cell>
          <table:covered-table-cell table:style-name="ce1415"/>
          <table:table-cell table:style-name="ce1415" office:value-type="string" calcext:value-type="string" table:number-columns-spanned="2" table:number-rows-spanned="1">
            <text:p>Su</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1"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0">
          <table:table-cell table:style-name="ce1359" office:value-type="string" calcext:value-type="string" table:number-columns-spanned="9" table:number-rows-spanned="1">
            <text:p><text:span text:style-name="T11">Get the water</text:span></text:p>
            <text:p><text:span text:style-name="T10">Do a long step with your right leg to the front. Move your body down. Take bucket of water. Straighten yourself again and </text:span><text:span text:style-name="T11">Take a Shower</text:span><text:span text:style-name="T10">. (together 4 beats)</text:span></text:p>
            <text:p/>
            <text:p><text:span text:style-name="T11">Afro Pump</text:span></text:p>
            <text:p><text:span text:style-name="T10">Move one foot up and down (pump). Move your hands beside your knees.</text:span></text:p>
            <text:p/>
            <text:p><text:span text:style-name="T11">Wheels</text:span></text:p>
            <text:p><text:span text:style-name="T10">Move both arms in circles to a side. (Hold your hands down first and move them to the side.) [4] Move your hands fitfully to you chest. (X)</text:span></text:p>
          </table:table-cell>
          <table:covered-table-cell table:number-columns-repeated="8" table:style-name="ce1411"/>
          <table:table-cell table:style-name="ce1411"/>
          <table:table-cell table:style-name="ce1364" office:value-type="string" calcext:value-type="string" table:number-columns-spanned="8" table:number-rows-spanned="1">
            <text:p><text:span text:style-name="T11">Seeds</text:span></text:p>
            <text:p><text:span text:style-name="T10">Cross with your right foot to the left. Step from one foot to the other (each beat two steps). Move your hands down and shake them (you’re sowing seeds).</text:span></text:p>
            <text:p/>
            <text:p><text:span text:style-name="T11">Sun</text:span></text:p>
            <text:p><text:span text:style-name="T10">Cross with your left foot to the right. Step from one foot to the other. Move your hands to the top and shake them (you’re adoring the sun).</text:span></text:p>
          </table:table-cell>
          <table:covered-table-cell table:number-columns-repeated="7" table:style-name="ce1411"/>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4"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4</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Lead Pipe &gt; Puke &gt; Shower &gt; Sword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5" office:value-type="string" calcext:value-type="string" table:number-columns-spanned="2" table:number-rows-spanned="1">
            <text:p>L</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L</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5" office:value-type="string" calcext:value-type="string" table:number-columns-spanned="2" table:number-rows-spanned="1">
            <text:p>L</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L</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Go</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7" office:value-type="string" calcext:value-type="string" table:number-columns-spanned="2" table:number-rows-spanned="1">
            <text:p>P</text:p>
          </table:table-cell>
          <table:covered-table-cell table:style-name="ce1417"/>
          <table:table-cell table:style-name="ce1417" table:number-columns-spanned="2" table:number-rows-spanned="1"/>
          <table:covered-table-cell table:style-name="ce1417"/>
          <table:table-cell table:style-name="ce1417" table:number-columns-spanned="2" table:number-rows-spanned="1"/>
          <table:covered-table-cell table:style-name="ce1417"/>
          <table:table-cell table:style-name="ce1417" table:number-columns-spanned="2" table:number-rows-spanned="1"/>
          <table:covered-table-cell table:style-name="ce1417"/>
          <table:table-cell table:style-name="ce1417" office:value-type="string" calcext:value-type="string" table:number-columns-spanned="2" table:number-rows-spanned="1">
            <text:p>P</text:p>
          </table:table-cell>
          <table:covered-table-cell table:style-name="ce1417"/>
          <table:table-cell table:style-name="ce1417" table:number-columns-spanned="2" table:number-rows-spanned="1"/>
          <table:covered-table-cell table:style-name="ce1417"/>
          <table:table-cell table:style-name="ce1417" table:number-columns-spanned="2" table:number-rows-spanned="1"/>
          <table:covered-table-cell table:style-name="ce1417"/>
          <table:table-cell table:style-name="ce1417" table:number-columns-spanned="2" table:number-rows-spanned="1"/>
          <table:covered-table-cell table:style-name="ce1417"/>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7" office:value-type="string" calcext:value-type="string" table:number-columns-spanned="2" table:number-rows-spanned="1">
            <text:p>P</text:p>
          </table:table-cell>
          <table:covered-table-cell table:style-name="ce1417"/>
          <table:table-cell table:style-name="ce1417" table:number-columns-spanned="2" table:number-rows-spanned="1"/>
          <table:covered-table-cell table:style-name="ce1417"/>
          <table:table-cell table:style-name="ce1417" table:number-columns-spanned="2" table:number-rows-spanned="1"/>
          <table:covered-table-cell table:style-name="ce1417"/>
          <table:table-cell table:style-name="ce1417" table:number-columns-spanned="2" table:number-rows-spanned="1"/>
          <table:covered-table-cell table:style-name="ce1417"/>
          <table:table-cell table:style-name="ce1417" office:value-type="string" calcext:value-type="string" table:number-columns-spanned="2" table:number-rows-spanned="1">
            <text:p>P</text:p>
          </table:table-cell>
          <table:covered-table-cell table:style-name="ce1417"/>
          <table:table-cell table:style-name="ce1417" table:number-columns-spanned="2" table:number-rows-spanned="1"/>
          <table:covered-table-cell table:style-name="ce1417"/>
          <table:table-cell table:style-name="ce1417" table:number-columns-spanned="2" table:number-rows-spanned="1"/>
          <table:covered-table-cell table:style-name="ce1417"/>
          <table:table-cell table:style-name="ce1417" table:number-columns-spanned="2" table:number-rows-spanned="1"/>
          <table:covered-table-cell table:style-name="ce1417"/>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5" office:value-type="string" calcext:value-type="string" table:number-columns-spanned="2" table:number-rows-spanned="1">
            <text:p>G</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T</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G</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T</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5" office:value-type="string" calcext:value-type="string" table:number-columns-spanned="2" table:number-rows-spanned="1">
            <text:p>G</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T</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G</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T</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5" office:value-type="string" calcext:value-type="string" table:number-columns-spanned="2" table:number-rows-spanned="1">
            <text:p>SWl</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Wr</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Wl</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5" table:number-columns-spanned="2" table:number-rows-spanned="1"/>
          <table:covered-table-cell table:style-name="ce1415"/>
          <table:table-cell table:style-name="ce1415" office:value-type="string" calcext:value-type="string" table:number-columns-spanned="2" table:number-rows-spanned="1">
            <text:p>SWr</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Wl</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X</text:p>
          </table:table-cell>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1"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1">
          <table:table-cell table:style-name="ce1366" office:value-type="string" calcext:value-type="string" table:number-columns-spanned="9" table:number-rows-spanned="1">
            <text:p><text:span text:style-name="T11">Lead Pipe</text:span></text:p>
            <text:p><text:span text:style-name="T10">Hold your left arm to the front,</text:span></text:p>
            <text:p><text:span text:style-name="T10">the right to the back, palms up (as if you are carrying a big pipe). Move your right foot to the front and swing the pipe. Go back to your initial position (4 beats). At “Go” you throw the pipe away and twist around. Comment: After the move you stand a bit ahead of your initial position.</text:span></text:p>
            <text:p/>
            <text:p><text:span text:style-name="T11">Puke</text:span></text:p>
            <text:p><text:span text:style-name="T10">Hold your hand as if you’d catch a big ball in front of your face. [1] Jump with your right leg to the front. Twist your hands 360° to the front. (You end with your palms up, as if you’d carry a pile of paper). Move your body down. [2] Step back onto you left leg. Your hands to the same move as at beat 1 but reverse.</text:span></text:p>
            <text:p/>
          </table:table-cell>
          <table:covered-table-cell table:number-columns-repeated="8" table:style-name="ce1411"/>
          <table:table-cell table:style-name="ce1411"/>
          <table:table-cell table:style-name="ce1367" office:value-type="string" calcext:value-type="string" table:number-columns-spanned="8" table:number-rows-spanned="1">
            <text:p><text:span text:style-name="T10">(You </text:span><text:span text:style-name="T12">end this movement at beat 3.) [3] Jump with your right leg back. Your body seems to fall back. [4] Step to the front onto your left leg again.</text:span></text:p>
            <text:p/>
            <text:p><text:span text:style-name="T11">Swords</text:span></text:p>
            <text:p><text:span text:style-name="T12">[1] Move one leg in front of the other leg. Move the corresponding arm down (it’s a sword). The other arm is bowed. [2] Step on the other leg. Bow the streched out arm. Stech out the other down. [3] Step on the other leg (you’re now back on the initial position.) Bow the streched out arm. Strech out the other. [4] Here another swords-move starts, or in case of “X” you just step on the other leg. Comment: 16 beats are good for this move.</text:span></text:p>
            <text:p/>
          </table:table-cell>
          <table:covered-table-cell table:number-columns-repeated="7" table:style-name="ce1411"/>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5"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5</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nowboots &amp; Hips &gt; Step &amp; Kick &gt; Tiger &gt; Winding Plant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5" office:value-type="string" calcext:value-type="string" table:number-columns-spanned="2" table:number-rows-spanned="1">
            <text:p>Sn</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n</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n</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J</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377" office:value-type="string" calcext:value-type="string">
            <text:p>Hi</text:p>
          </table:table-cell>
          <table:table-cell table:style-name="ce1379" office:value-type="string" calcext:value-type="string">
            <text:p>J</text:p>
          </table:table-cell>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377" office:value-type="string" calcext:value-type="string">
            <text:p>Hi</text:p>
          </table:table-cell>
          <table:table-cell table:style-name="ce1379" office:value-type="string" calcext:value-type="string">
            <text:p>J</text:p>
          </table:table-cell>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7" office:value-type="string" calcext:value-type="string" table:number-columns-spanned="2" table:number-rows-spanned="1">
            <text:p>Sn</text:p>
          </table:table-cell>
          <table:covered-table-cell table:style-name="ce1417"/>
          <table:table-cell table:style-name="ce1417" table:number-columns-spanned="2" table:number-rows-spanned="1"/>
          <table:covered-table-cell table:style-name="ce1417"/>
          <table:table-cell table:style-name="ce1417" office:value-type="string" calcext:value-type="string" table:number-columns-spanned="2" table:number-rows-spanned="1">
            <text:p>Sn</text:p>
          </table:table-cell>
          <table:covered-table-cell table:style-name="ce1417"/>
          <table:table-cell table:style-name="ce1417" table:number-columns-spanned="2" table:number-rows-spanned="1"/>
          <table:covered-table-cell table:style-name="ce1417"/>
          <table:table-cell table:style-name="ce1417" office:value-type="string" calcext:value-type="string" table:number-columns-spanned="2" table:number-rows-spanned="1">
            <text:p>Sn</text:p>
          </table:table-cell>
          <table:covered-table-cell table:style-name="ce1417"/>
          <table:table-cell table:style-name="ce1417" table:number-columns-spanned="2" table:number-rows-spanned="1"/>
          <table:covered-table-cell table:style-name="ce1417"/>
          <table:table-cell table:style-name="ce1417" office:value-type="string" calcext:value-type="string" table:number-columns-spanned="2" table:number-rows-spanned="1">
            <text:p>J</text:p>
          </table:table-cell>
          <table:covered-table-cell table:style-name="ce1417"/>
          <table:table-cell table:style-name="ce1417" table:number-columns-spanned="2" table:number-rows-spanned="1"/>
          <table:covered-table-cell table:style-name="ce1417"/>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7" office:value-type="string" calcext:value-type="string" table:number-columns-spanned="2" table:number-rows-spanned="1">
            <text:p>Hi</text:p>
          </table:table-cell>
          <table:covered-table-cell table:style-name="ce1417"/>
          <table:table-cell table:style-name="ce1417" office:value-type="string" calcext:value-type="string" table:number-columns-spanned="2" table:number-rows-spanned="1">
            <text:p>Hi</text:p>
          </table:table-cell>
          <table:covered-table-cell table:style-name="ce1417"/>
          <table:table-cell table:style-name="ce1417" office:value-type="string" calcext:value-type="string" table:number-columns-spanned="2" table:number-rows-spanned="1">
            <text:p>Hi</text:p>
          </table:table-cell>
          <table:covered-table-cell table:style-name="ce1417"/>
          <table:table-cell table:style-name="ce1378" office:value-type="string" calcext:value-type="string">
            <text:p>Hi</text:p>
          </table:table-cell>
          <table:table-cell table:style-name="ce1380" office:value-type="string" calcext:value-type="string">
            <text:p>J</text:p>
          </table:table-cell>
          <table:table-cell table:style-name="ce1417" office:value-type="string" calcext:value-type="string" table:number-columns-spanned="2" table:number-rows-spanned="1">
            <text:p>Hi</text:p>
          </table:table-cell>
          <table:covered-table-cell table:style-name="ce1417"/>
          <table:table-cell table:style-name="ce1417" office:value-type="string" calcext:value-type="string" table:number-columns-spanned="2" table:number-rows-spanned="1">
            <text:p>Hi</text:p>
          </table:table-cell>
          <table:covered-table-cell table:style-name="ce1417"/>
          <table:table-cell table:style-name="ce1417" office:value-type="string" calcext:value-type="string" table:number-columns-spanned="2" table:number-rows-spanned="1">
            <text:p>Hi</text:p>
          </table:table-cell>
          <table:covered-table-cell table:style-name="ce1417"/>
          <table:table-cell table:style-name="ce1378" office:value-type="string" calcext:value-type="string">
            <text:p>Hi</text:p>
          </table:table-cell>
          <table:table-cell table:style-name="ce1380" office:value-type="string" calcext:value-type="string">
            <text:p>J</text:p>
          </table:table-cell>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5" office:value-type="string" calcext:value-type="string" table:number-columns-spanned="2" table:number-rows-spanned="1">
            <text:p>S</text:p>
          </table:table-cell>
          <table:covered-table-cell table:style-name="ce1415"/>
          <table:table-cell table:style-name="ce1415" office:value-type="string" calcext:value-type="string" table:number-columns-spanned="2" table:number-rows-spanned="1">
            <text:p>S</text:p>
          </table:table-cell>
          <table:covered-table-cell table:style-name="ce1415"/>
          <table:table-cell table:style-name="ce1415" office:value-type="string" calcext:value-type="string" table:number-columns-spanned="2" table:number-rows-spanned="1">
            <text:p>Ki</text:p>
          </table:table-cell>
          <table:covered-table-cell table:style-name="ce1415"/>
          <table:table-cell table:style-name="ce1415" office:value-type="string" calcext:value-type="string" table:number-columns-spanned="2" table:number-rows-spanned="1">
            <text:p>S</text:p>
          </table:table-cell>
          <table:covered-table-cell table:style-name="ce1415"/>
          <table:table-cell table:style-name="ce1415" office:value-type="string" calcext:value-type="string" table:number-columns-spanned="2" table:number-rows-spanned="1">
            <text:p>S</text:p>
          </table:table-cell>
          <table:covered-table-cell table:style-name="ce1415"/>
          <table:table-cell table:style-name="ce1415" office:value-type="string" calcext:value-type="string" table:number-columns-spanned="2" table:number-rows-spanned="1">
            <text:p>S</text:p>
          </table:table-cell>
          <table:covered-table-cell table:style-name="ce1415"/>
          <table:table-cell table:style-name="ce1415" office:value-type="string" calcext:value-type="string" table:number-columns-spanned="2" table:number-rows-spanned="1">
            <text:p>Ki</text:p>
          </table:table-cell>
          <table:covered-table-cell table:style-name="ce1415"/>
          <table:table-cell table:style-name="ce1415" office:value-type="string" calcext:value-type="string" table:number-columns-spanned="2" table:number-rows-spanned="1">
            <text:p>S</text:p>
          </table:table-cell>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5" office:value-type="string" calcext:value-type="string" table:number-columns-spanned="2" table:number-rows-spanned="1">
            <text:p>S</text:p>
          </table:table-cell>
          <table:covered-table-cell table:style-name="ce1415"/>
          <table:table-cell table:style-name="ce1415" office:value-type="string" calcext:value-type="string" table:number-columns-spanned="2" table:number-rows-spanned="1">
            <text:p>S</text:p>
          </table:table-cell>
          <table:covered-table-cell table:style-name="ce1415"/>
          <table:table-cell table:style-name="ce1415" office:value-type="string" calcext:value-type="string" table:number-columns-spanned="2" table:number-rows-spanned="1">
            <text:p>Ki</text:p>
          </table:table-cell>
          <table:covered-table-cell table:style-name="ce1415"/>
          <table:table-cell table:style-name="ce1415" office:value-type="string" calcext:value-type="string" table:number-columns-spanned="2" table:number-rows-spanned="1">
            <text:p>S</text:p>
          </table:table-cell>
          <table:covered-table-cell table:style-name="ce1415"/>
          <table:table-cell table:style-name="ce1415" office:value-type="string" calcext:value-type="string" table:number-columns-spanned="2" table:number-rows-spanned="1">
            <text:p>S</text:p>
          </table:table-cell>
          <table:covered-table-cell table:style-name="ce1415"/>
          <table:table-cell table:style-name="ce1415" office:value-type="string" calcext:value-type="string" table:number-columns-spanned="2" table:number-rows-spanned="1">
            <text:p>S</text:p>
          </table:table-cell>
          <table:covered-table-cell table:style-name="ce1415"/>
          <table:table-cell table:style-name="ce1415" office:value-type="string" calcext:value-type="string" table:number-columns-spanned="2" table:number-rows-spanned="1">
            <text:p>Ki</text:p>
          </table:table-cell>
          <table:covered-table-cell table:style-name="ce1415"/>
          <table:table-cell table:style-name="ce1415" office:value-type="string" calcext:value-type="string" table:number-columns-spanned="2" table:number-rows-spanned="1">
            <text:p>S</text:p>
          </table:table-cell>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5" office:value-type="string" calcext:value-type="string" table:number-columns-spanned="2" table:number-rows-spanned="1">
            <text:p>Ti</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Ti</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Ti</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Ti</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5" office:value-type="string" calcext:value-type="string" table:number-columns-spanned="2" table:number-rows-spanned="1">
            <text:p>Ti</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Ti</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Ti</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Ti</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5" calcext:value-type="float">
            <text:p>5</text:p>
          </table:table-cell>
          <table:table-cell table:style-name="ce831"/>
          <table:table-cell table:style-name="ce1415" office:value-type="string" calcext:value-type="string" table:number-columns-spanned="2" table:number-rows-spanned="1">
            <text:p>Wir</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Wil</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5" office:value-type="string" calcext:value-type="string" table:number-columns-spanned="2" table:number-rows-spanned="1">
            <text:p>Wir</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Wil</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1"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2">
          <table:table-cell table:style-name="ce1359" office:value-type="string" calcext:value-type="string" table:number-columns-spanned="9" table:number-rows-spanned="1">
            <text:p>Snowboots + Hips</text:p>
            <text:p><text:span text:style-name="T10">3 steps forward as if stumping through deep snow (half pace). Jump right on 4th step. Shake hips back and forth for 4 beats, jump left, shake hips for 4 beats, jump + turn 180° around. 3 snow steps backwards, jump, hips, jump, hips, jump. On last beat turn 180° around to face front again.</text:span></text:p>
            <text:p/>
            <text:p>Step Kick</text:p>
            <text:p><text:span text:style-name="T10">4 steps forward, kick forward on the 3rd step, then 4 steps backward, kick backward on the 7th step. Repeat.</text:span></text:p>
            <text:p/>
            <text:p>Tiger (with claws)</text:p>
            <text:p><text:span text:style-name="T10">Jump  forward. Arms  are stretched out front. hands form tiger claws and scratch.</text:span></text:p>
          </table:table-cell>
          <table:covered-table-cell table:number-columns-repeated="8" table:style-name="ce1411"/>
          <table:table-cell table:style-name="ce1411"/>
          <table:table-cell table:style-name="ce1367" office:value-type="string" calcext:value-type="string" table:number-columns-spanned="8" table:number-rows-spanned="1">
            <text:p>Jump to the right with claws, turn and jump back with claws, jump to the left with claws (should have jumped once around you to all 4 sides with claws). Repeat once</text:p>
            <text:p/>
            <text:p><text:span text:style-name="T11">Winding Plants</text:span></text:p>
            <text:p>Start with elegantily crossing your arms infront of your right hip. Then wind your arms up like climbing plants, forming waves within 4 beats. When you reach the top, open hands to a bowl. While you are doing that, take 2 steps forward and 2 steps backward. Then repeat winding up on the left side. Once again right side and left side. </text:p>
          </table:table-cell>
          <table:covered-table-cell table:number-columns-repeated="7" table:style-name="ce1411"/>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named-expressions>
        <table:named-range table:name="Drucken" table:base-cell-address="$Breaks.$A$1" table:cell-range-address="$'No Border Bossa'.$A$1:.$AM$3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GB"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text>.</number:text>
    </number:time-style>
    <number:number-style style:name="N119">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rd_5f_bhangra.xls" style:display-name="Standard_bhangr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ochabamba.xls" style:display-name="Standard_cochabamb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ustard.xls" style:display-name="Standard_custard.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jamesbrown.xls" style:display-name="Standard_jamesbrow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pardon.xls" style:display-name="Standard_pardo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ragga.xls" style:display-name="Standard_ragg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sambareggae.xls" style:display-name="Standard_sambaregga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148.01mm" fo:page-height="105mm" style:num-format="1" style:print-orientation="landscape" fo:margin-top="10mm" fo:margin-bottom="10mm" fo:margin-left="10mm" fo:margin-right="10mm" loext:scale-to-X="1" loext:scale-to-Y="4"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4">
      <style:page-layout-properties fo:page-width="105mm" fo:page-height="148.01mm" style:num-format="1" style:print-orientation="portrait" fo:margin-top="10mm" fo:margin-bottom="10mm" fo:margin-left="10mm" fo:margin-right="10mm" style:first-page-number="continue" loext:scale-to-X="1" loext:scale-to-Y="1"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5">
      <style:page-layout-properties fo:page-width="148.01mm" fo:page-height="105mm" style:num-format="1" style:print-orientation="landscape" fo:margin-top="10mm" fo:margin-bottom="10mm" fo:margin-left="10mm" fo:margin-right="10mm" style:shadow="none" loext:scale-to-X="1" loext:scale-to-Y="1"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6">
      <style:page-layout-properties fo:page-width="105mm" fo:page-height="148.01mm" style:num-format="1" style:print-orientation="portrait" fo:margin-top="10mm" fo:margin-bottom="10mm" fo:margin-left="10mm" fo:margin-right="10mm" loext:scale-to-X="1" loext:scale-to-Y="2" style:writing-mode="lr-tb"/>
      <style:header-style>
        <style:header-footer-properties fo:min-height="7.5mm" fo:margin-left="4mm" fo:margin-right="4mm" fo:margin-bottom="0mm"/>
      </style:header-style>
      <style:footer-style>
        <style:header-footer-properties fo:min-height="7.5mm" fo:margin-left="4mm" fo:margin-right="4mm" fo:margin-top="2.5mm"/>
      </style:footer-style>
    </style:page-layout>
    <style:page-layout style:name="Mpm7">
      <style:page-layout-properties fo:page-width="148.01mm" fo:page-height="105mm" style:num-format="1" style:print-orientation="landscape" fo:margin-top="10mm" fo:margin-bottom="10mm" fo:margin-left="10mm" fo:margin-right="10mm" style:shadow="none" style:first-page-number="continue" loext:scale-to-X="1" loext:scale-to-Y="2" style:writing-mode="lr-tb"/>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8">
      <style:page-layout-properties fo:page-width="105mm" fo:page-height="148.01mm" fo:margin-top="10mm" fo:margin-bottom="10mm" fo:margin-left="10mm" fo:margin-right="10mm" style:shadow="none" style:scale-to-pages="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100" style:font-size-asian="12pt" style:font-style-asian="normal" style:font-weight-asian="100" style:font-name-complex="Times New Roman" style:font-size-complex="12pt" style:font-style-complex="normal" style:font-weight-complex="100"/>
    </style:style>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18-05-14">00/00/0000</text:date>, <text:time style:data-style-name="N2" text:time-value="00:22:49.859575001">00:00:00</text:time></text:p>
        </style:region-right>
      </style:header>
      <style:header-left style:display="false"/>
      <style:footer style:display="false">
        <text:p>Page <text:page-number>1</text:page-number><text:s/>/ <text:page-count>99</text:page-count></text:p>
      </style:footer>
      <style:footer-left style:display="false"/>
    </style:master-page>
    <style:master-page style:name="Landscape_20_4_20_pages" style:display-name="Landscape 4 pages" style:page-layout-name="Mpm3">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left>
    </style:master-page>
    <style:master-page style:name="Portrait_20_1_20_page" style:display-name="Portrait 1 page" style:page-layout-name="Mpm4">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1_20_page" style:display-name="Landscape 1 page" style:page-layout-name="Mpm5">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Portrait_20_2_20_pages" style:display-name="Portrait 2 pages" style:page-layout-name="Mpm6">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2_20_pages" style:display-name="Landscape 2 pages" style:page-layout-name="Mpm7">
      <style:header style:display="false">
        <text:p><text:span text:style-name="MT2"><text:sheet-name>???</text:sheet-name></text:span></text:p>
      </style:header>
      <style:header-left style:display="false">
        <text:p><text:span text:style-name="MT2"><text:sheet-name>???</text:sheet-name></text:span></text:p>
      </style:header-left>
      <style:footer style:display="false">
        <text:p><text:span text:style-name="MT2">Seite </text:span><text:span text:style-name="MT2"><text:page-number>1</text:page-number></text:span></text:p>
      </style:footer>
      <style:footer-left style:display="false">
        <text:p><text:span text:style-name="MT2">Seite </text:span><text:span text:style-name="MT2"><text:page-number>1</text:page-number></text:span></text:p>
      </style:footer-left>
    </style:master-page>
    <style:master-page style:name="Portrait_20_3_20_pages" style:display-name="Portrait 3 pages" style:page-layout-name="Mpm8">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TT</meta:initial-creator>
    <meta:creation-date>2009-05-20T12:19:56</meta:creation-date>
    <dc:date>2018-05-14T02:33:22.542833508</dc:date>
    <meta:print-date>2011-06-12T10:16:13</meta:print-date>
    <meta:editing-cycles>227</meta:editing-cycles>
    <meta:editing-duration>P4DT4H51M21S</meta:editing-duration>
    <meta:generator>LibreOffice/6.0.3.2$Linux_X86_64 LibreOffice_project/00m0$Build-2</meta:generator>
    <meta:document-statistic meta:table-count="33" meta:cell-count="8614" meta:object-count="55"/>
  </office:meta>
</office:document-meta>
</file>